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TUR" svg:font-family="'Arial TUR'" style:font-family-generic="swiss" style:font-pitch="variable"/>
    <style:font-face style:name="Arial Tur" svg:font-family="'Arial Tur'"/>
    <style:font-face style:name="Arial Tur1" svg:font-family="'Arial Tur'" style:font-family-generic="swiss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4.491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3.434cm"/>
    </style:style>
    <style:style style:name="co5" style:family="table-column">
      <style:table-column-properties fo:break-before="auto" style:column-width="3.477cm"/>
    </style:style>
    <style:style style:name="co6" style:family="table-column">
      <style:table-column-properties fo:break-before="auto" style:column-width="3.147cm"/>
    </style:style>
    <style:style style:name="co7" style:family="table-column">
      <style:table-column-properties fo:break-before="auto" style:column-width="4.775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5.1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5.11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0.857cm"/>
    </style:style>
    <style:style style:name="co16" style:family="table-column">
      <style:table-column-properties fo:break-before="auto" style:column-width="0.843cm"/>
    </style:style>
    <style:style style:name="co17" style:family="table-column">
      <style:table-column-properties fo:break-before="auto" style:column-width="1.268cm"/>
    </style:style>
    <style:style style:name="co18" style:family="table-column">
      <style:table-column-properties fo:break-before="auto" style:column-width="1.79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1.901cm"/>
    </style:style>
    <style:style style:name="co22" style:family="table-column">
      <style:table-column-properties fo:break-before="auto" style:column-width="1.753cm"/>
    </style:style>
    <style:style style:name="co23" style:family="table-column">
      <style:table-column-properties fo:break-before="auto" style:column-width="5.907cm"/>
    </style:style>
    <style:style style:name="co24" style:family="table-column">
      <style:table-column-properties fo:break-before="auto" style:column-width="3.295cm"/>
    </style:style>
    <style:style style:name="co25" style:family="table-column">
      <style:table-column-properties fo:break-before="auto" style:column-width="0.954cm"/>
    </style:style>
    <style:style style:name="co26" style:family="table-column">
      <style:table-column-properties fo:break-before="auto" style:column-width="4.466cm"/>
    </style:style>
    <style:style style:name="co27" style:family="table-column">
      <style:table-column-properties fo:break-before="auto" style:column-width="2.669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1.124cm"/>
    </style:style>
    <style:style style:name="co30" style:family="table-column">
      <style:table-column-properties fo:break-before="auto" style:column-width="1.889cm"/>
    </style:style>
    <style:style style:name="co31" style:family="table-column">
      <style:table-column-properties fo:break-before="auto" style:column-width="1.605cm"/>
    </style:style>
    <style:style style:name="co32" style:family="table-column">
      <style:table-column-properties fo:break-before="auto" style:column-width="0.924cm"/>
    </style:style>
    <style:style style:name="co33" style:family="table-column">
      <style:table-column-properties fo:break-before="auto" style:column-width="2.26cm"/>
    </style:style>
    <style:style style:name="co34" style:family="table-column">
      <style:table-column-properties fo:break-before="auto" style:column-width="2.912cm"/>
    </style:style>
    <style:style style:name="co35" style:family="table-column">
      <style:table-column-properties fo:break-before="auto" style:column-width="2.395cm"/>
    </style:style>
    <style:style style:name="co36" style:family="table-column">
      <style:table-column-properties fo:break-before="auto" style:column-width="1.252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2.886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0.598cm"/>
    </style:style>
    <style:style style:name="co41" style:family="table-column">
      <style:table-column-properties fo:break-before="auto" style:column-width="2.559cm"/>
    </style:style>
    <style:style style:name="co42" style:family="table-column">
      <style:table-column-properties fo:break-before="auto" style:column-width="2.614cm"/>
    </style:style>
    <style:style style:name="ro1" style:family="table-row">
      <style:table-row-properties style:row-height="1.335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0.517cm" fo:break-before="auto" style:use-optimal-row-height="true"/>
    </style:style>
    <style:style style:name="ro10" style:family="table-row">
      <style:table-row-properties style:row-height="0.557cm" fo:break-before="auto" style:use-optimal-row-height="true"/>
    </style:style>
    <style:style style:name="ro11" style:family="table-row">
      <style:table-row-properties style:row-height="0.263cm" fo:break-before="auto" style:use-optimal-row-height="false"/>
    </style:style>
    <style:style style:name="ro12" style:family="table-row">
      <style:table-row-properties style:row-height="0.58cm" fo:break-before="auto" style:use-optimal-row-height="false"/>
    </style:style>
    <style:style style:name="ro13" style:family="table-row">
      <style:table-row-properties style:row-height="1.053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18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 Tur1" style:font-size-complex="12pt" style:font-style-complex="normal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fo:color="#000000" style:font-name="Times New Roman" fo:font-size="16pt" style:font-size-asian="16pt" style:font-size-complex="16pt"/>
    </style:style>
    <style:style style:name="ce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fo:color="#000000" style:font-name="Arial" fo:font-size="10pt" style:font-name-asian="DejaVu Sans" style:font-size-asian="10pt" style:font-name-complex="Arial" style:font-size-complex="10pt"/>
    </style:style>
    <style:style style:name="ce1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style:font-name="Times New Roman" fo:font-size="14pt" style:font-name-asian="DejaVu Sans" style:font-size-asian="14pt" style:font-name-complex="Times New Roman" style:font-size-complex="14pt"/>
    </style:style>
    <style:style style:name="ce17" style:family="table-cell" style:parent-style-name="Default">
      <style:table-cell-properties fo:background-color="#fffde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11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1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start" fo:margin-left="0cm"/>
      <style:text-properties fo:color="#000000" style:font-name="Times New Roman" fo:font-size="16pt" style:font-size-asian="16pt" style:font-size-complex="16pt"/>
    </style:style>
    <style:style style:name="ce1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start" fo:margin-left="0cm"/>
      <style:text-properties style:font-name="Times New Roman" fo:font-size="16pt" style:font-size-asian="16pt" style:font-size-complex="16pt"/>
    </style:style>
    <style:style style:name="ce2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start" fo:margin-left="0cm"/>
      <style:text-properties fo:color="#000000" style:font-name="Arial" fo:font-size="10pt" style:font-name-asian="DejaVu Sans" style:font-size-asian="10pt" style:font-name-complex="Arial" style:font-size-complex="10pt"/>
    </style:style>
    <style:style style:name="ce41" style:family="table-cell" style:parent-style-name="Default">
      <style:table-cell-properties fo:background-color="#fffde7" style:cell-protect="none" style:print-content="true" style:text-align-source="fix" style:repeat-content="false" fo:border="0.06pt solid #000000" style:shrink-to-fit="true" style:vertical-align="middle"/>
      <style:paragraph-properties fo:text-align="start" fo:margin-left="0cm"/>
      <style:text-properties style:font-name="Times New Roman" fo:font-size="16pt" style:font-size-asian="16pt" style:font-size-complex="16pt"/>
    </style:style>
    <style:style style:name="ce4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style:font-name="Times New Roman" fo:font-size="16pt" style:font-size-asian="16pt" style:font-size-complex="16pt"/>
    </style:style>
    <style:style style:name="ce71" style:family="table-cell" style:parent-style-name="Default">
      <style:table-cell-properties style:cell-protect="none" style:print-content="true"/>
      <style:text-properties style:font-name="Times New Roman" fo:font-size="16pt" style:font-size-asian="16pt" style:font-size-complex="16pt"/>
    </style:style>
    <style:style style:name="ce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18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 Tur1" style:font-size-complex="12pt" style:font-style-complex="normal" style:font-weight-complex="bold"/>
    </style:style>
    <style:style style:name="ce128" style:family="table-cell" style:parent-style-name="Default" style:data-style-name="N100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127" style:family="table-cell" style:parent-style-name="Default" style:data-style-name="N100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fo:color="#000000" style:font-name="Times New Roman" fo:font-size="16pt" style:font-size-asian="16pt" style:font-size-complex="16pt"/>
    </style:style>
    <style:style style:name="ce129" style:family="table-cell" style:parent-style-name="Default" style:data-style-name="N100">
      <style:table-cell-properties fo:background-color="#fffde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50" style:family="table-cell" style:parent-style-name="Default" style:data-style-name="N153">
      <style:table-cell-properties fo:background-color="#18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 Tur1" style:font-size-complex="12pt" style:font-style-complex="normal" style:font-weight-complex="bold"/>
    </style:style>
    <style:style style:name="ce151" style:family="table-cell" style:parent-style-name="Default" style:data-style-name="N153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153" style:family="table-cell" style:parent-style-name="Default" style:data-style-name="N153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fo:color="#000000" style:font-name="Times New Roman" fo:font-size="16pt" style:font-size-asian="16pt" style:font-size-complex="16pt"/>
    </style:style>
    <style:style style:name="ce143" style:family="table-cell" style:parent-style-name="Default" style:data-style-name="N153">
      <style:table-cell-properties fo:background-color="#fffde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144" style:family="table-cell" style:parent-style-name="Default" style:data-style-name="N153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145" style:family="table-cell" style:parent-style-name="Default" style:data-style-name="N153">
      <style:table-cell-properties style:cell-protect="none" style:print-content="true"/>
      <style:text-properties style:font-name="Times New Roman" fo:font-size="16pt" style:font-size-asian="16pt" style:font-size-complex="16pt"/>
    </style:style>
    <style:style style:name="ce131" style:family="table-cell" style:parent-style-name="Default">
      <style:table-cell-properties style:cell-protect="none" style:print-content="true"/>
      <style:text-properties style:font-name="Times New Roman" fo:font-size="12pt" style:font-size-asian="12pt" style:font-size-complex="12pt"/>
    </style:style>
    <style:style style:name="ce149" style:family="table-cell" style:parent-style-name="Default">
      <style:table-cell-properties fo:background-color="#fffde7" style:cell-protect="none" style:print-content="true" style:text-align-source="fix" style:repeat-content="false" fo:border="none" style:shrink-to-fit="tru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152" style:family="table-cell" style:parent-style-name="Default" style:data-style-name="N153">
      <style:table-cell-properties fo:background-color="#fffde7" style:cell-protect="none" style:print-content="true" style:text-align-source="fix" style:repeat-content="false" fo:border="none" style:shrink-to-fit="tru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135" style:family="table-cell" style:parent-style-name="Default">
      <style:text-properties fo:font-size="12pt" style:font-size-asian="12pt" style:font-size-complex="12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style:cell-protect="none" style:print-content="true" style:text-align-source="fix" style:repeat-content="false" style:rotation-angle="90" style:shrink-to-fit="true" style:vertical-align="middle"/>
      <style:paragraph-properties fo:text-align="center"/>
      <style:text-properties fo:font-size="6pt" style:font-size-asian="6pt" style:font-size-complex="6pt"/>
    </style:style>
    <style:style style:name="ce83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style:cell-protect="protected formula-hidden" style:print-content="true" style:shrink-to-fit="true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Arial2" fo:font-size="10pt" style:font-name-asian="Microsoft YaHei" style:font-name-complex="Arial2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start" fo:margin-left="0cm"/>
      <style:text-properties style:font-name="Arial2" fo:font-size="10pt" style:font-name-asian="Microsoft YaHei" style:font-name-complex="Arial2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2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 Tur" style:font-name-asian="Microsoft YaHei" style:font-size-asian="11pt" style:font-name-complex="Arial Tur" style:font-size-complex="11pt"/>
    </style:style>
    <style:style style:name="ce93" style:family="table-cell" style:parent-style-name="Default">
      <style:table-cell-properties style:cell-protect="protected formula-hidden" style:print-content="true" fo:border="0.06pt solid #000000"/>
    </style:style>
    <style:style style:name="ce21" style:family="table-cell" style:parent-style-name="Default">
      <style:table-cell-properties style:cell-protect="protected formula-hidden" style:print-content="true" fo:border="0.06pt solid #000000"/>
    </style:style>
    <style:style style:name="ce22" style:family="table-cell" style:parent-style-name="Default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2" fo:font-size="10pt" fo:font-weight="bold" style:font-name-asian="Microsoft YaHei" style:font-weight-asian="bold" style:font-name-complex="Arial2" style:font-weight-complex="bold"/>
    </style:style>
    <style:style style:name="ce102" style:family="table-cell" style:parent-style-name="Default">
      <style:table-cell-properties fo:border-bottom="none" style:cell-protect="protected formula-hidden" style:print-content="tru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cell-protect="protected formula-hidden" style:print-content="true" fo:border-left="0.74pt solid #000000" fo:border-right="none" fo:border-top="none"/>
    </style:style>
    <style:style style:name="ce137" style:family="table-cell" style:parent-style-name="Default">
      <style:table-cell-properties fo:border-bottom="none" style:cell-protect="protected formula-hidden" style:print-content="true" fo:border-left="0.74pt solid #000000" fo:border-right="none" style:shrink-to-fit="true" fo:border-top="none"/>
    </style:style>
    <style:style style:name="ce24" style:family="table-cell" style:parent-style-name="Default">
      <style:table-cell-properties fo:border-bottom="0.74pt solid #000000" style:cell-protect="protected formula-hidden" style:print-content="true" fo:border-left="0.74pt solid #000000" fo:border-right="none" fo:border-top="none"/>
    </style:style>
    <style:style style:name="ce25" style:family="table-cell" style:parent-style-name="Default">
      <style:table-cell-properties fo:border-bottom="0.74pt solid #000000" style:cell-protect="protected formula-hidden" style:print-content="true" style:text-align-source="fix" style:repeat-content="false" fo:border-left="0.74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f5000e" fo:font-weight="bold" style:font-weight-asian="bold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start" fo:margin-left="0cm"/>
    </style:style>
    <style:style style:name="ce28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start" fo:margin-left="0cm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style:font-name-asian="Microsoft YaHei" style:font-name-complex="Arial2"/>
    </style:style>
    <style:style style:name="ce206" style:family="table-cell" style:parent-style-name="Default">
      <style:table-cell-properties fo:background-color="#fff9c4" style:cell-protect="formula-hidden" style:print-content="true" fo:border="0.06pt solid #000000" style:shrink-to-fit="true" style:vertical-align="middle"/>
    </style:style>
    <style:style style:name="ce123" style:family="table-cell" style:parent-style-name="Default">
      <style:table-cell-properties fo:background-color="#fff9c4" style:cell-protect="none" style:print-content="true" fo:border="0.06pt solid #000000" style:shrink-to-fit="true"/>
    </style:style>
    <style:style style:name="ce196" style:family="table-cell" style:parent-style-name="Default">
      <style:table-cell-properties fo:background-color="#fff9c4" style:cell-protect="formula-hidden" style:print-content="true" fo:border="0.06pt solid #000000" style:shrink-to-fit="true"/>
    </style:style>
    <style:style style:name="ce31" style:family="table-cell" style:parent-style-name="Default">
      <style:table-cell-properties style:cell-protect="protected formula-hidden" style:print-content="true" fo:border="0.06pt solid #000000" style:shrink-to-fit="true" style:vertical-align="middle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fff9c4" style:cell-protect="formula-hidden" style:print-content="true" style:text-align-source="fix" style:repeat-content="false" style:vertical-align="top"/>
      <style:paragraph-properties fo:text-align="end" fo:margin-left="0cm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0.74pt solid #000000" style:cell-protect="protected formula-hidden" style:print-content="true" fo:border-left="none" fo:border-right="none" fo:border-top="none"/>
    </style:style>
    <style:style style:name="ce34" style:family="table-cell" style:parent-style-name="Default">
      <style:table-cell-properties fo:border-bottom="0.74pt solid #000000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/>
      <style:text-properties style:font-name="Arial2" fo:font-size="8pt" style:font-name-asian="Microsoft YaHei" style:font-size-asian="8pt" style:font-name-complex="Arial2" style:font-size-complex="8pt"/>
    </style:style>
    <style:style style:name="ce164" style:family="table-cell" style:parent-style-name="Default">
      <style:table-cell-properties fo:background-color="#fff9c4" style:cell-protect="formula-hidden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style:shrink-to-fit="tru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000000" fo:border-right="none" style:shrink-to-fit="tru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/>
    </style:style>
    <style:style style:name="ce218" style:family="table-cell" style:parent-style-name="Default">
      <style:table-cell-properties fo:background-color="#fff9c4" style:cell-protect="formula-hidden" style:print-content="true" style:text-align-source="fix" style:repeat-content="false" fo:border="0.06pt solid #000000" style:shrink-to-fit="true" style:vertical-align="middle"/>
      <style:paragraph-properties fo:text-align="center"/>
      <style:text-properties fo:font-size="10pt" style:font-size-asian="10pt" style:font-size-complex="10pt"/>
    </style:style>
    <style:style style:name="ce219" style:family="table-cell" style:parent-style-name="Default">
      <style:table-cell-properties fo:background-color="#fff9c4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fff9c4" style:cell-protect="formula-hidden" style:print-content="true" style:text-align-source="fix" style:repeat-content="false" fo:border="0.06pt solid #000000" style:shrink-to-fit="true" style:vertical-align="middle"/>
      <style:paragraph-properties fo:text-align="center"/>
    </style:style>
    <style:style style:name="ce172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/>
      <style:text-properties style:font-name="Arial2" fo:font-size="10pt" style:font-name-asian="Microsoft YaHei" style:font-name-complex="Arial2"/>
    </style:style>
    <style:style style:name="ce175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/>
      <style:text-properties style:font-name="Arial2" fo:font-size="8pt" style:font-name-asian="Microsoft YaHei" style:font-size-asian="8pt" style:font-name-complex="Arial2" style:font-size-complex="8pt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 fo:margin-left="0cm"/>
      <style:text-properties style:font-name="Arial2" fo:font-size="8pt" style:font-name-asian="Microsoft YaHei" style:font-size-asian="8pt" style:font-name-complex="Arial2" style:font-size-complex="8pt"/>
    </style:style>
    <style:style style:name="ce232" style:family="table-cell" style:parent-style-name="Default">
      <style:table-cell-properties fo:border-bottom="0.74pt solid #000000" style:cell-protect="protected formula-hidden" style:print-content="true" fo:border-left="none" fo:border-right="none" fo:border-top="none"/>
    </style:style>
    <style:style style:name="ce180" style:family="table-cell" style:parent-style-name="Default">
      <style:table-cell-properties fo:background-color="#fff59d"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style:shrink-to-fit="true" fo:border-top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23" style:family="table-cell" style:parent-style-name="Default">
      <style:table-cell-properties style:cell-protect="protected formula-hidden" style:print-content="true" fo:border="0.06pt solid #000000" style:shrink-to-fit="true"/>
    </style:style>
    <style:style style:name="ce188" style:family="table-cell" style:parent-style-name="Default">
      <style:table-cell-properties fo:background-color="#fff9c4" style:cell-protect="formula-hidden" style:print-content="true" fo:border="0.06pt solid #000000" style:shrink-to-fit="true"/>
    </style:style>
    <style:style style:name="ce170" style:family="table-cell" style:parent-style-name="Default" style:data-style-name="N36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cell-protect="protected formula-hidden" style:print-content="true" fo:border="none"/>
    </style:style>
    <style:style style:name="ce190" style:family="table-cell" style:parent-style-name="Default">
      <style:table-cell-properties style:cell-protect="protected formula-hidden" style:print-content="true" fo:border="0.06pt solid #000000" style:shrink-to-fit="true" style:vertical-align="middle"/>
      <style:text-properties fo:color="#000000" fo:font-weight="bold" style:font-weight-asian="bold" style:font-weight-complex="bold"/>
    </style:style>
    <style:style style:name="ce1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cm"/>
      <style:text-properties fo:color="#000000" fo:font-weight="bold" style:font-weight-asian="normal" style:font-weight-complex="normal"/>
    </style:style>
    <style:style style:name="ce1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order-left="none" fo:border-right="0.74pt solid #000000" style:shrink-to-fit="true" fo:border-top="none" style:vertical-align="middle"/>
      <style:paragraph-properties fo:text-align="start" fo:margin-left="0cm"/>
      <style:text-properties style:font-name="Arial2" style:font-name-asian="Microsoft YaHei" style:font-size-asian="11pt" style:font-name-complex="Arial2" style:font-size-complex="11pt"/>
    </style:style>
    <style:style style:name="ce195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style:shrink-to-fit="true" fo:border-top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8" style:family="table-cell" style:parent-style-name="Normal_5f_Sürekli_20_Görev_20_Yolluğu_20_Bild._28_e.kara_29_">
      <style:table-cell-properties fo:border-bottom="0.74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style:cell-protect="protected formula-hidden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000000" fo:border-right="0.06pt solid #000000" style:shrink-to-fit="true" fo:border-top="none" style:vertical-align="middle"/>
      <style:paragraph-properties fo:text-align="center" fo:margin-left="0cm"/>
      <style:text-properties style:font-name="Arial2" fo:font-size="11pt" fo:font-weight="bold" style:font-name-asian="Microsoft YaHei" style:font-size-asian="11pt" style:font-weight-asian="bold" style:font-name-complex="Arial2" style:font-size-complex="11pt" style:font-weight-complex="bold"/>
    </style:style>
    <style:style style:name="ce2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2" fo:font-size="10pt" fo:font-weight="bold" style:font-name-asian="Microsoft YaHei" style:font-weight-asian="bold" style:font-name-complex="Arial2" style:font-weight-complex="bold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2" fo:font-size="10pt" style:font-name-asian="Microsoft YaHei" style:font-name-complex="Arial2"/>
    </style:style>
    <style:style style:name="ce66" style:family="table-cell" style:parent-style-name="Default">
      <style:table-cell-properties fo:background-color="#fff9c4" style:cell-protect="formula-hidden" style:print-content="true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</style:style>
    <style:style style:name="ce211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0.74pt solid #000000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2" fo:font-size="10pt" style:font-name-asian="Microsoft YaHei" style:font-name-complex="Arial2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73" style:family="table-cell" style:parent-style-name="Default" style:data-style-name="N153">
      <style:table-cell-properties style:cell-protect="protected formula-hidden" style:print-content="true" fo:border="0.06pt solid #000000" style:shrink-to-fit="true" style:vertical-align="middle"/>
      <style:text-properties fo:font-weight="bold" style:font-weight-asian="bold" style:font-weight-complex="bold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 fo:margin-left="0cm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cm"/>
      <style:text-properties style:font-name="Arial2" style:font-name-asian="Microsoft YaHei" style:font-size-asian="11pt" style:font-name-complex="Arial2" style:font-size-complex="11pt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Microsoft YaHei" style:font-size-asian="11pt" style:font-name-complex="Arial2" style:font-size-complex="11pt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Arial2" fo:font-size="10pt" fo:font-weight="bold" style:font-name-asian="Microsoft YaHei" style:font-weight-asian="bold" style:font-name-complex="Arial2" style:font-weight-complex="bold"/>
    </style:style>
    <style:style style:name="ce78" style:family="table-cell" style:parent-style-name="Default">
      <style:table-cell-properties fo:background-color="#fff9c4" style:cell-protect="formula-hidden" style:print-content="true" style:text-align-source="fix" style:repeat-content="false" fo:border="0.06pt solid #000000" style:shrink-to-fit="true" style:vertical-align="middle"/>
      <style:paragraph-properties fo:text-align="start" fo:margin-left="0cm"/>
    </style:style>
    <style:style style:name="ce268" style:family="table-cell" style:parent-style-name="Default">
      <style:table-cell-properties fo:background-color="#fff9c4" style:cell-protect="none" style:print-content="true" style:text-align-source="fix" style:repeat-content="false" fo:border="0.06pt solid #000000" style:shrink-to-fit="true" style:vertical-align="middle"/>
      <style:paragraph-properties fo:text-align="start" fo:margin-left="0cm"/>
    </style:style>
    <style:style style:name="ce23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cm"/>
    </style:style>
    <style:style style:name="ce233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start" fo:margin-left="0cm"/>
    </style:style>
    <style:style style:name="ce234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start" fo:margin-left="0cm"/>
      <style:text-properties fo:color="#c9211e"/>
    </style:style>
    <style:style style:name="ce80" style:family="table-cell" style:parent-style-name="Default">
      <style:table-cell-properties fo:border-bottom="0.74pt solid #000000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bdbdbd"/>
    </style:style>
    <style:style style:name="ce23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end" fo:margin-left="0cm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2" fo:font-size="9pt" style:font-name-asian="Microsoft YaHei" style:font-size-asian="9pt" style:font-name-complex="Arial2" style:font-size-complex="9pt"/>
    </style:style>
    <style:style style:name="ce245" style:family="table-cell" style:parent-style-name="Default">
      <style:table-cell-properties fo:background-color="#fff9c4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248" style:family="table-cell" style:parent-style-name="Default" style:data-style-name="N153">
      <style:table-cell-properties style:cell-protect="protected formula-hidden" style:print-content="true" fo:border="none" style:vertical-align="middle"/>
      <style:text-properties fo:font-weight="bold" style:font-weight-asian="bold" style:font-weight-complex="bold"/>
    </style:style>
    <style:style style:name="ce24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end" fo:margin-left="0cm"/>
    </style:style>
    <style:style style:name="ce244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end" fo:margin-left="0cm"/>
    </style:style>
    <style:style style:name="ce87" style:family="table-cell" style:parent-style-name="Default">
      <style:table-cell-properties fo:border-bottom="0.74pt solid #000000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8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end" fo:margin-left="0cm"/>
      <style:text-properties fo:color="#bdbdbd"/>
    </style:style>
    <style:style style:name="ce256" style:family="table-cell" style:parent-style-name="Normal_5f_Rakamı_20_yazıya_20_çevirme_20_P.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2" style:family="table-cell" style:parent-style-name="Normal_5f_Rakamı_20_yazıya_20_çevirme_20_P." style:data-style-name="N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Tur" fo:font-size="10pt" fo:font-style="normal" fo:text-shadow="none" style:text-underline-style="none" fo:font-weight="normal" style:font-size-asian="10pt" style:font-style-asian="normal" style:font-weight-asian="normal" style:font-name-complex="Arial Tur" style:font-size-complex="10pt" style:font-style-complex="normal" style:font-weight-complex="normal"/>
    </style:style>
    <style:style style:name="ce253" style:family="table-cell" style:parent-style-name="Normal_5f_Rakamı_20_yazıya_20_çevirme_20_P." style:data-style-name="N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Tur" fo:font-size="10pt" fo:font-style="normal" fo:text-shadow="none" style:text-underline-style="none" fo:font-weight="normal" style:font-size-asian="10pt" style:font-style-asian="normal" style:font-weight-asian="normal" style:font-name-complex="Arial Tur" style:font-size-complex="10pt" style:font-style-complex="normal" style:font-weight-complex="normal"/>
    </style:style>
    <style:style style:name="ce254" style:family="table-cell" style:parent-style-name="Normal_5f_Rakamı_20_yazıya_20_çevirme_20_P.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Tur" fo:font-size="10pt" fo:font-style="normal" fo:text-shadow="none" style:text-underline-style="none" fo:font-weight="normal" style:font-size-asian="10pt" style:font-style-asian="normal" style:font-weight-asian="normal" style:font-name-complex="Arial Tur" style:font-size-complex="10pt" style:font-style-complex="normal" style:font-weight-complex="normal"/>
    </style:style>
    <style:style style:name="ce255" style:family="table-cell" style:parent-style-name="Normal_5f_Rakamı_20_yazıya_20_çevirme_20_P.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TUR" fo:font-size="12pt" fo:font-style="normal" fo:text-shadow="none" style:text-underline-style="none" fo:font-weight="bold" style:font-size-asian="12pt" style:font-style-asian="normal" style:font-weight-asian="bold" style:font-name-complex="Arial TUR" style:font-size-complex="12pt" style:font-style-complex="normal" style:font-weight-complex="bold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2" fo:font-size="10pt" fo:font-weight="bold" style:font-name-asian="Microsoft YaHei" style:font-weight-asian="bold" style:font-name-complex="Arial2" style:font-weight-complex="bold"/>
    </style:style>
    <style:style style:name="ce26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Microsoft YaHei" style:font-name-complex="Arial2"/>
    </style:style>
    <style:style style:name="ce96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2" fo:font-size="9pt" style:font-name-asian="Microsoft YaHei" style:font-size-asian="9pt" style:font-name-complex="Arial2" style:font-size-complex="9pt"/>
    </style:style>
    <style:style style:name="ce26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270" style:family="table-cell" style:parent-style-name="Default">
      <style:table-cell-properties style:cell-protect="protected formula-hidden" style:print-content="true" style:text-align-source="fix" style:repeat-content="false" fo:background-color="transparent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style:cell-protect="protected formula-hidden" style:print-content="true"/>
      <style:text-properties fo:color="#bdbdbd"/>
    </style:style>
    <style:style style:name="ce262" style:family="table-cell" style:parent-style-name="Normal_5f_Rakamı_20_yazıya_20_çevirme_20_P." style:data-style-name="N3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Tur" fo:font-size="10pt" fo:font-style="normal" fo:text-shadow="none" style:text-underline-style="none" fo:font-weight="normal" style:font-size-asian="10pt" style:font-style-asian="normal" style:font-weight-asian="normal" style:font-name-complex="Arial Tur" style:font-size-complex="10pt" style:font-style-complex="normal" style:font-weight-complex="normal"/>
    </style:style>
    <style:style style:name="ce263" style:family="table-cell" style:parent-style-name="Normal_5f_Rakamı_20_yazıya_20_çevirme_20_P.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Tur" fo:font-size="10pt" fo:font-style="normal" fo:text-shadow="none" style:text-underline-style="none" fo:font-weight="normal" style:font-size-asian="10pt" style:font-style-asian="normal" style:font-weight-asian="normal" style:font-name-complex="Arial Tur" style:font-size-complex="10pt" style:font-style-complex="normal" style:font-weight-complex="normal"/>
    </style:style>
    <style:style style:name="ce264" style:family="table-cell" style:parent-style-name="Normal_5f_Rakamı_20_yazıya_20_çevirme_20_P.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TUR" fo:font-size="12pt" fo:font-style="normal" fo:text-shadow="none" style:text-underline-style="none" fo:font-weight="bold" style:font-size-asian="12pt" style:font-style-asian="normal" style:font-weight-asian="bold" style:font-name-complex="Arial TUR" style:font-size-complex="12pt" style:font-style-complex="normal" style:font-weight-complex="bold"/>
    </style:style>
    <style:style style:name="ce27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/>
      <style:text-properties style:font-name="Arial2" fo:font-size="10pt" style:font-name-asian="Microsoft YaHei" style:font-name-complex="Arial2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2" fo:font-size="7pt" style:font-name-asian="Microsoft YaHei" style:font-size-asian="7pt" style:font-name-complex="Arial2" style:font-size-complex="7pt"/>
    </style:style>
    <style:style style:name="ce48" style:family="table-cell" style:parent-style-name="Default">
      <style:table-cell-properties style:cell-protect="protected formula-hidden" style:print-content="true" fo:border="0.06pt solid #000000" style:shrink-to-fit="true"/>
    </style:style>
    <style:style style:name="ce271" style:family="table-cell" style:parent-style-name="Default">
      <style:table-cell-properties fo:background-color="#fff9c4" style:cell-protect="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9c4" style:cell-protect="formula-hidden" style:print-content="true"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 style:data-style-name="N134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end" fo:margin-left="0cm"/>
    </style:style>
    <style:style style:name="ce184" style:family="table-cell" style:parent-style-name="Default">
      <style:table-cell-properties style:cell-protect="protected formula-hidden" style:print-content="true" fo:background-color="transparent" style:shrink-to-fit="true"/>
      <style:text-properties fo:font-weight="bold" style:font-weight-asian="bold" style:font-weight-complex="bold"/>
    </style:style>
    <style:style style:name="ce289" style:family="table-cell" style:parent-style-name="Normal_5f_Rakamı_20_yazıya_20_çevirme_20_P.">
      <style:table-cell-properties style:glyph-orientation-vertical="0" fo:background-color="#ffff00" style:cell-protect="protected formula-hidden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Tur" fo:font-size="10pt" fo:font-style="normal" fo:text-shadow="none" style:text-underline-style="none" fo:font-weight="normal" style:font-size-asian="10pt" style:font-style-asian="normal" style:font-weight-asian="normal" style:font-name-complex="Arial Tur" style:font-size-complex="10pt" style:font-style-complex="normal" style:font-weight-complex="normal"/>
    </style:style>
    <style:style style:name="ce2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normal" style:font-name-asian="Microsoft YaHei" style:font-weight-asian="normal" style:font-name-complex="Arial2" style:font-weight-complex="normal"/>
    </style:style>
    <style:style style:name="ce2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Microsoft YaHei" style:font-weight-asian="bold" style:font-name-complex="Arial2" style:font-weight-complex="bold"/>
    </style:style>
    <style:style style:name="ce294" style:family="table-cell" style:parent-style-name="Default" style:data-style-name="N100">
      <style:table-cell-properties fo:background-color="#fff9c4" style:cell-protect="formula-hidden" style:print-content="true" style:text-align-source="fix" style:repeat-content="false" fo:border="0.06pt solid #000000" style:vertical-align="middle"/>
      <style:paragraph-properties fo:text-align="center"/>
    </style:style>
    <style:style style:name="ce278" style:family="table-cell" style:parent-style-name="Default">
      <style:table-cell-properties fo:background-color="#fff9c4" style:cell-protect="formula-hidden" style:print-content="true" fo:border="0.06pt solid #000000"/>
    </style:style>
    <style:style style:name="ce1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Microsoft YaHei" style:font-size-asian="10pt" style:font-name-complex="Arial2" style:font-size-complex="10pt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3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74pt solid #000000" style:cell-protect="protected formula-hidden" style:print-content="true" fo:border-left="none" fo:border-right="none" fo:border-top="none"/>
      <style:text-properties fo:color="#f57f17"/>
    </style:style>
    <style:style style:name="ce114" style:family="table-cell" style:parent-style-name="Default">
      <style:table-cell-properties fo:border-bottom="0.74pt solid #000000" style:cell-protect="protected formula-hidden" style:print-content="true" fo:background-color="transparent" fo:border-left="none" fo:border-right="none" fo:border-top="none"/>
      <style:text-properties fo:color="#f57f17"/>
    </style:style>
    <style:style style:name="ce285" style:family="table-cell" style:parent-style-name="Normal_5f_Rakamı_20_yazıya_20_çevirme_20_P." style:data-style-name="N0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Tur" fo:font-size="10pt" fo:font-style="normal" fo:text-shadow="none" style:text-underline-style="none" fo:font-weight="normal" style:font-size-asian="10pt" style:font-style-asian="normal" style:font-weight-asian="normal" style:font-name-complex="Arial Tur" style:font-size-complex="10pt" style:font-style-complex="normal" style:font-weight-complex="normal"/>
    </style:style>
    <style:style style:name="ce292" style:family="table-cell" style:parent-style-name="Default" style:data-style-name="N153">
      <style:table-cell-properties style:cell-protect="protected formula-hidden" style:print-content="true" fo:border="none"/>
    </style:style>
    <style:style style:name="ce309" style:family="table-cell" style:parent-style-name="Default" style:data-style-name="N153">
      <style:table-cell-properties style:cell-protect="protected formula-hidden" style:print-content="true" fo:border="0.06pt solid #000000"/>
    </style:style>
    <style:style style:name="ce325" style:family="table-cell" style:parent-style-name="Default" style:data-style-name="N36">
      <style:table-cell-properties fo:background-color="#fff9c4" style:cell-protect="formula-hidden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314" style:family="table-cell" style:parent-style-name="Default" style:data-style-name="N153">
      <style:table-cell-properties fo:background-color="#fff9c4" style:cell-protect="formula-hidden" style:print-content="true" fo:border="0.06pt solid #000000"/>
    </style:style>
    <style:style style:name="ce119" style:family="table-cell" style:parent-style-name="Default" style:data-style-name="N15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Microsoft YaHei" style:font-size-asian="12pt" style:font-weight-asian="bold" style:font-name-complex="Arial2" style:font-size-complex="12pt" style:font-weight-complex="bold"/>
    </style:style>
    <style:style style:name="ce120" style:family="table-cell" style:parent-style-name="Default" style:data-style-name="N15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/>
    </style:style>
    <style:style style:name="ce121" style:family="table-cell" style:parent-style-name="Default" style:data-style-name="N15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ize="10pt"/>
    </style:style>
    <style:style style:name="ce155" style:family="table-cell" style:parent-style-name="Default" style:data-style-name="N153">
      <style:table-cell-properties style:cell-protect="protected formula-hidden" style:print-content="true" fo:border="0.06pt solid #000000" style:shrink-to-fit="true"/>
      <style:text-properties fo:font-weight="bold" style:font-weight-asian="bold" style:font-weight-complex="bold"/>
    </style:style>
    <style:style style:name="ce122" style:family="table-cell" style:parent-style-name="Default" style:data-style-name="N153">
      <style:table-cell-properties style:cell-protect="protected formula-hidden" style:print-content="true" fo:border="0.06pt solid #000000" style:shrink-to-fit="true"/>
    </style:style>
    <style:style style:name="ce324" style:family="table-cell" style:parent-style-name="Default" style:data-style-name="N153">
      <style:table-cell-properties fo:border-bottom="none" style:cell-protect="protected formula-hidden" style:print-content="true" fo:border-left="none" fo:border-right="0.74pt solid #000000" fo:border-top="none"/>
    </style:style>
    <style:style style:name="ce301" style:family="table-cell" style:parent-style-name="Default" style:data-style-name="N153">
      <style:table-cell-properties fo:border-bottom="none" style:cell-protect="protected formula-hidden" style:print-content="true" fo:border-left="none" fo:border-right="0.74pt solid #000000" style:shrink-to-fit="true" fo:border-top="none"/>
    </style:style>
    <style:style style:name="ce124" style:family="table-cell" style:parent-style-name="Default" style:data-style-name="N153">
      <style:table-cell-properties fo:border-bottom="0.74pt solid #000000" style:cell-protect="protected formula-hidden" style:print-content="true" fo:border-left="none" fo:border-right="0.74pt solid #000000" fo:border-top="none"/>
    </style:style>
    <style:style style:name="ce15" style:family="table-cell" style:parent-style-name="Default" style:data-style-name="N153">
      <style:table-cell-properties style:cell-protect="protected formula-hidden" style:print-content="true"/>
    </style:style>
    <style:style style:name="ce125" style:family="table-cell" style:parent-style-name="Default" style:data-style-name="N153">
      <style:table-cell-properties style:cell-protect="protected formula-hidden" style:print-content="true"/>
      <style:text-properties fo:color="#bdbdbd"/>
    </style:style>
    <style:style style:name="ce299" style:family="table-cell" style:parent-style-name="Normal_5f_Rakamı_20_yazıya_20_çevirme_20_P.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>
      <style:table-cell-properties style:cell-protect="protected formula-hidden" style:print-content="true" style:vertical-align="middle"/>
    </style:style>
    <style:style style:name="ce303" style:family="table-cell" style:parent-style-name="Default">
      <style:table-cell-properties style:cell-protect="none" style:print-content="true" style:text-align-source="fix" style:repeat-content="false" style:shrink-to-fit="true" style:vertical-align="middle"/>
      <style:paragraph-properties fo:text-align="center" fo:margin-left="0cm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0" style:family="table-cell" style:parent-style-name="Default">
      <style:table-cell-properties fo:border-bottom="none" style:cell-protect="protected formula-hidden" style:print-content="tru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0000"/>
    </style:style>
    <style:style style:name="ce317" style:family="table-cell" style:parent-style-name="Default">
      <style:table-cell-properties fo:border-bottom="none" style:cell-protect="protected formula-hidden" style:print-content="tru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21" style:family="table-cell" style:parent-style-name="Default">
      <style:table-cell-properties fo:border-bottom="none" style:cell-protect="protected formula-hidden" style:print-content="true" style:text-align-source="fix" style:repeat-content="false" fo:border-left="0.74pt solid #000000" fo:border-right="none" style:shrink-to-fit="true" fo:border-top="none" style:vertical-align="middle"/>
      <style:paragraph-properties fo:text-align="center" fo:margin-left="0cm"/>
    </style:style>
    <style:style style:name="ce31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0.74pt solid #000000" style:cell-protect="protected formula-hidden" style:print-content="tru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5000e" fo:font-weight="bold" style:font-weight-asian="bold" style:font-weight-complex="bold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57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311" style:family="table-cell" style:parent-style-name="Default" style:data-style-name="N172">
      <style:table-cell-properties fo:background-color="#ffffd7" style:cell-protect="formula-hidden" style:print-content="true" style:text-align-source="fix" style:repeat-content="false" fo:border="0.06pt solid #000000" style:shrink-to-fit="true" style:vertical-align="middle"/>
      <style:paragraph-properties fo:text-align="start" fo:margin-left="0cm"/>
    </style:style>
    <style:style style:name="ce355" style:family="table-cell" style:parent-style-name="Default">
      <style:table-cell-properties style:cell-protect="protected formula-hidden" style:print-content="true" fo:border="0.06pt solid #000000" style:shrink-to-fit="true"/>
      <style:text-properties fo:font-weight="bold" style:font-weight-asian="bold" style:font-weight-complex="bold"/>
    </style:style>
    <style:style style:name="ce328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end" fo:margin-left="0cm"/>
    </style:style>
    <style:style style:name="ce329" style:family="table-cell" style:parent-style-name="Default">
      <style:table-cell-properties fo:border-bottom="0.06pt solid #000000" style:cell-protect="protected formula-hidden" style:print-content="true" fo:border-left="none" fo:border-right="none" fo:border-top="none"/>
    </style:style>
    <style:style style:name="ce330" style:family="table-cell" style:parent-style-name="Default">
      <style:table-cell-properties fo:border-bottom="0.74pt solid #000000" style:cell-protect="protected formula-hidden" style:print-content="true" fo:border-left="none" fo:border-right="none" fo:border-top="none" style:vertical-align="middle"/>
    </style:style>
    <style:style style:name="ce349" style:family="table-cell" style:parent-style-name="Default">
      <style:table-cell-properties fo:background-color="#ffffd7" style:cell-protect="formula-hidden" style:print-content="true" style:text-align-source="fix" style:repeat-content="false" fo:border="0.06pt solid #000000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351" style:family="table-cell" style:parent-style-name="Default" style:data-style-name="N1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363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332" style:family="table-cell" style:parent-style-name="Default">
      <style:table-cell-properties fo:background-color="#ffffd7" style:cell-protect="formula-hidden" style:print-content="true" style:text-align-source="fix" style:repeat-content="false" fo:border="0.06pt solid #000000" style:shrink-to-fit="true" style:vertical-align="middle"/>
      <style:paragraph-properties fo:text-align="center"/>
    </style:style>
    <style:style style:name="ce368" style:family="table-cell" style:parent-style-name="Default">
      <style:table-cell-properties fo:border-bottom="0.74pt solid #000000" style:cell-protect="protected formula-hidden" style:print-content="tru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336" style:family="table-cell" style:parent-style-name="Default">
      <style:table-cell-properties fo:background-color="#ffffd7" style:cell-protect="formula-hidden" style:print-content="true" fo:border="0.06pt solid #000000" style:shrink-to-fit="true"/>
    </style:style>
    <style:style style:name="ce376" style:family="table-cell" style:parent-style-name="Default">
      <style:table-cell-properties fo:background-color="#ffffd7" style:cell-protect="none" style:print-content="true" style:text-align-source="fix" style:repeat-content="false" fo:border="none" style:shrink-to-fit="true" style:vertical-align="middle"/>
      <style:paragraph-properties fo:text-align="center"/>
    </style:style>
    <style:style style:name="ce392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 fo:margin-left="0cm"/>
      <style:text-properties style:font-name="Arial2" fo:font-size="10pt" style:font-name-asian="Microsoft YaHei" style:font-name-complex="Arial2"/>
    </style:style>
    <style:style style:name="ce375" style:family="table-cell" style:parent-style-name="Default">
      <style:table-cell-properties fo:border-bottom="0.74pt solid #000000" style:cell-protect="protected formula-hidden" style:print-content="tru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color="#000000"/>
    </style:style>
    <style:style style:name="ce397" style:family="table-cell" style:parent-style-name="Normal_5f_GEÇİCİ_20__20_GÖREV_20__20_YOLLUĞU_20__20_BİLDİRİMİ_20__28__20_M.ÖZTÜRK_29_" style:data-style-name="N171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9211e"/>
    </style:style>
    <style:style style:name="ce378" style:family="table-cell" style:parent-style-name="Default" style:data-style-name="N0">
      <style:table-cell-properties fo:border-bottom="0.06pt solid #000000" style:cell-protect="protected formula-hidden" style:print-content="true" fo:border-left="none" fo:border-right="0.06pt solid #000000" style:shrink-to-fit="true" fo:border-top="0.06pt solid #000000" style:vertical-align="middle"/>
      <style:text-properties fo:font-weight="bold" style:font-weight-asian="bold" style:font-weight-complex="bold"/>
    </style:style>
    <style:style style:name="ce366" style:family="table-cell" style:parent-style-name="Default">
      <style:table-cell-properties fo:background-color="#ffffd7" style:cell-protect="protected formula-hidden" style:print-content="true" fo:border="0.06pt solid #000000" style:shrink-to-fit="true"/>
    </style:style>
    <style:style style:name="ce410" style:family="table-cell" style:parent-style-name="Default">
      <style:table-cell-properties style:cell-protect="protected formula-hidden" style:print-content="true"/>
      <style:text-properties fo:font-size="11pt" style:font-size-asian="11pt" style:font-size-complex="11pt"/>
    </style:style>
    <style:style style:name="ce383" style:family="table-cell" style:parent-style-name="Default">
      <style:table-cell-properties fo:border-bottom="none" style:cell-protect="formula-hidden" style:print-content="true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95" style:family="table-cell" style:parent-style-name="Default">
      <style:table-cell-properties style:cell-protect="protected formula-hidden" style:print-content="true" fo:border="none"/>
      <style:text-properties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401" style:family="table-cell" style:parent-style-name="Default">
      <style:table-cell-properties style:cell-protect="protected formula-hidden" style:print-content="true" fo:border="0.06pt solid #000000"/>
      <style:text-properties fo:font-size="11pt" style:font-size-asian="11pt" style:font-size-complex="11pt"/>
    </style:style>
    <style:style style:name="ce402" style:family="table-cell" style:parent-style-name="Default">
      <style:table-cell-properties fo:background-color="#ffffd7" style:cell-protect="formula-hidden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17" style:family="table-cell" style:parent-style-name="Default">
      <style:table-cell-properties style:cell-protect="protected formula-hidden" style:print-content="true" fo:border="0.06pt solid #000000" style:shrink-to-fit="true"/>
      <style:text-properties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ackground-color="#ffffd7" style:cell-protect="protected formula-hidden" style:print-content="true" fo:border="0.06pt solid #000000" style:shrink-to-fit="true"/>
      <style:text-properties fo:font-size="11pt" style:font-size-asian="11pt" style:font-size-complex="11pt"/>
    </style:style>
    <style:style style:name="ce405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 fo:margin-left="0cm"/>
      <style:text-properties fo:font-size="11pt" style:font-size-asian="11pt" style:font-size-complex="11pt"/>
    </style:style>
    <style:style style:name="ce406" style:family="table-cell" style:parent-style-name="Default">
      <style:table-cell-properties style:cell-protect="protected formula-hidden" style:print-content="true" style:text-align-source="fix" style:repeat-content="false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06pt solid #000000" style:cell-protect="protected formula-hidden" style:print-content="true" fo:border-left="none" fo:border-right="none" fo:border-top="none"/>
      <style:text-properties fo:font-size="11pt" style:font-size-asian="11pt" style:font-size-complex="11pt"/>
    </style:style>
    <style:style style:name="ce408" style:family="table-cell" style:parent-style-name="Default">
      <style:table-cell-properties fo:border-bottom="0.74pt solid #000000" style:cell-protect="protected formula-hidden" style:print-content="true" fo:border-left="none" fo:border-right="none" fo:border-top="none"/>
      <style:text-properties fo:font-size="11pt" style:font-size-asian="11pt" style:font-size-complex="11pt"/>
    </style:style>
    <style:style style:name="ce430" style:family="table-cell" style:parent-style-name="Default">
      <style:table-cell-properties style:cell-protect="protected formula-hidden" style:print-content="true" fo:wrap-option="no-wrap" style:shrink-to-fit="true"/>
    </style:style>
    <style:style style:name="ce390" style:family="table-cell" style:parent-style-name="Default">
      <style:table-cell-properties fo:border-bottom="none" style:cell-protect="protected formula-hidden" style:print-content="true" style:text-align-source="fix" style:repeat-content="false" fo:wrap-option="no-wrap" fo:border-left="0.06pt solid #000000" fo:border-right="0.06pt solid #000000" style:shrink-to-fit="true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91" style:family="table-cell" style:parent-style-name="Default">
      <style:table-cell-properties fo:border-bottom="none" style:cell-protect="protected formula-hidden" style:print-content="true" style:text-align-source="fix" style:repeat-content="false" fo:wrap-option="no-wrap" fo:border-left="0.06pt solid #000000" fo:border-right="0.06pt solid #000000" style:shrink-to-fit="tru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3" style:family="table-cell" style:parent-style-name="Default">
      <style:table-cell-properties fo:border-bottom="0.06pt solid #000000" style:cell-protect="protected formula-hidden" style:print-content="true" style:text-align-source="fix" style:repeat-content="false" fo:wrap-option="no-wrap" fo:border-left="0.06pt solid #000000" fo:border-right="0.06pt solid #000000" style:shrink-to-fit="true" fo:border-top="none" style:vertical-align="middle"/>
      <style:paragraph-properties fo:text-align="center"/>
    </style:style>
    <style:style style:name="ce394" style:family="table-cell" style:parent-style-name="Default">
      <style:table-cell-properties style:cell-protect="protected formula-hidden" style:print-content="true" style:text-align-source="fix" style:repeat-content="false" fo:wrap-option="no-wrap" fo:border="0.06pt solid #000000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413" style:family="table-cell" style:parent-style-name="Default">
      <style:table-cell-properties style:cell-protect="protected formula-hidden" style:print-content="true" style:text-align-source="fix" style:repeat-content="false" fo:wrap-option="no-wrap" fo:border="0.06pt solid #000000" style:shrink-to-fit="true" style:vertical-align="middle"/>
      <style:paragraph-properties fo:text-align="center"/>
    </style:style>
    <style:style style:name="ce414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shrink-to-fit="true" style:vertical-align="top"/>
      <style:paragraph-properties fo:text-align="center"/>
      <style:text-properties fo:font-size="7pt" style:font-size-asian="7pt" style:font-size-complex="7pt"/>
    </style:style>
    <style:style style:name="ce380" style:family="table-cell" style:parent-style-name="Default" style:data-style-name="N100">
      <style:table-cell-properties fo:background-color="#ffffd7" style:cell-protect="formula-hidden" style:print-content="true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439" style:family="table-cell" style:parent-style-name="Default">
      <style:table-cell-properties style:cell-protect="protected formula-hidden" style:print-content="true" fo:wrap-option="no-wrap" fo:border="0.06pt solid #000000" style:shrink-to-fit="true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#ffffd7" style:cell-protect="protected formula-hidden" style:print-content="true" fo:wrap-option="no-wrap" fo:border="0.06pt solid #000000" style:shrink-to-fit="true"/>
    </style:style>
    <style:style style:name="ce441" style:family="table-cell" style:parent-style-name="Default">
      <style:table-cell-properties style:cell-protect="protected formula-hidden" style:print-content="true" style:text-align-source="fix" style:repeat-content="false" fo:wrap-option="no-wrap" style:shrink-to-fit="true" style:vertical-align="middle"/>
      <style:paragraph-properties fo:text-align="center" fo:margin-left="0cm"/>
    </style:style>
    <style:style style:name="ce361" style:family="table-cell" style:parent-style-name="Default">
      <style:table-cell-properties fo:border-bottom="0.06pt solid #000000" style:cell-protect="protected formula-hidden" style:print-content="true" fo:wrap-option="no-wrap" fo:border-left="none" fo:border-right="none" style:shrink-to-fit="true" fo:border-top="none"/>
    </style:style>
    <style:style style:name="ce416" style:family="table-cell" style:parent-style-name="Default">
      <style:table-cell-properties fo:border-bottom="0.74pt solid #000000" style:cell-protect="protected formula-hidden" style:print-content="true" fo:wrap-option="no-wrap" fo:border-left="none" fo:border-right="none" style:shrink-to-fit="true" fo:border-top="none"/>
    </style:style>
    <style:style style:name="ce445" style:family="table-cell" style:parent-style-name="Default">
      <style:table-cell-properties style:cell-protect="protected formula-hidden" style:print-content="true" fo:wrap-option="no-wrap" fo:border="0.06pt solid #000000" style:shrink-to-fit="true"/>
    </style:style>
    <style:style style:name="ce418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wrap-option="no-wrap" fo:border-left="none" fo:border-right="0.74pt solid #000000" style:shrink-to-fit="true" fo:border-top="none" style:vertical-align="middle"/>
      <style:paragraph-properties fo:text-align="start" fo:margin-left="0cm"/>
    </style:style>
    <style:style style:name="ce36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4" style:family="table-cell" style:parent-style-name="Default">
      <style:table-cell-properties style:cell-protect="protected formula-hidden" style:print-content="true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4" style:family="table-cell" style:parent-style-name="Default" style:data-style-name="N100">
      <style:table-cell-properties fo:background-color="#ffffd7" style:cell-protect="formula-hidden" style:print-content="true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wrap-option="no-wrap" fo:border-left="none" fo:border-right="0.74pt solid #000000" style:shrink-to-fit="true" fo:border-top="none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0.06pt solid #000000" style:cell-protect="protected formula-hidden" style:print-content="true" style:text-align-source="fix" style:repeat-content="false" fo:wrap-option="no-wrap" fo:border-left="none" fo:border-right="none" style:shrink-to-fit="true" fo:border-top="none" style:vertical-align="middle"/>
      <style:paragraph-properties fo:text-align="center" fo:margin-left="0cm"/>
    </style:style>
    <style:style style:name="ce471" style:family="table-cell" style:parent-style-name="Default">
      <style:table-cell-properties fo:border-bottom="0.74pt solid #000000" style:cell-protect="protected formula-hidden" style:print-content="true" style:text-align-source="fix" style:repeat-content="false" fo:wrap-option="no-wrap" fo:border-left="none" fo:border-right="none" style:shrink-to-fit="true" fo:border-top="none" style:vertical-align="middle"/>
      <style:paragraph-properties fo:text-align="center" fo:margin-left="0cm"/>
    </style:style>
    <style:style style:name="ce466" style:family="table-cell" style:parent-style-name="Default" style:data-style-name="N100">
      <style:table-cell-properties style:cell-protect="protected formula-hidden" style:print-content="true" style:text-align-source="fix" style:repeat-content="false" fo:wrap-option="no-wrap" style:shrink-to-fit="true" style:vertical-align="middle"/>
      <style:paragraph-properties fo:text-align="center" fo:margin-left="0cm"/>
    </style:style>
    <style:style style:name="ce467" style:family="table-cell" style:parent-style-name="Default" style:data-style-name="N100">
      <style:table-cell-properties style:cell-protect="protected formula-hidden" style:print-content="true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469" style:family="table-cell" style:parent-style-name="Default" style:data-style-name="N100">
      <style:table-cell-properties style:cell-protect="protected formula-hidden" style:print-content="true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7" style:family="table-cell" style:parent-style-name="Default" style:data-style-name="N100">
      <style:table-cell-properties fo:background-color="#ffffd7" style:cell-protect="formula-hidden" style:print-content="true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8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wrap-option="no-wrap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2" style:family="table-cell" style:parent-style-name="Default" style:data-style-name="N100">
      <style:table-cell-properties fo:border-bottom="0.06pt solid #000000" style:cell-protect="protected formula-hidden" style:print-content="true" style:text-align-source="fix" style:repeat-content="false" fo:wrap-option="no-wrap" fo:border-left="none" fo:border-right="none" style:shrink-to-fit="true" fo:border-top="none" style:vertical-align="middle"/>
      <style:paragraph-properties fo:text-align="center" fo:margin-left="0cm"/>
    </style:style>
    <style:style style:name="ce463" style:family="table-cell" style:parent-style-name="Default" style:data-style-name="N100">
      <style:table-cell-properties fo:border-bottom="0.74pt solid #000000" style:cell-protect="protected formula-hidden" style:print-content="true" style:text-align-source="fix" style:repeat-content="false" fo:wrap-option="no-wrap" fo:border-left="none" fo:border-right="none" style:shrink-to-fit="true" fo:border-top="none" style:vertical-align="middle"/>
      <style:paragraph-properties fo:text-align="center" fo:margin-left="0cm"/>
    </style:style>
    <style:style style:name="ce373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2" style:family="table-cell" style:parent-style-name="Default">
      <style:table-cell-properties fo:background-color="#ffffd7" style:cell-protect="formula-hidden" style:print-content="true" style:text-align-source="fix" style:repeat-content="false" fo:wrap-option="no-wrap" fo:border="0.74pt solid #000000" style:shrink-to-fit="true" style:vertical-align="middle"/>
      <style:paragraph-properties fo:text-align="center" fo:margin-left="0cm"/>
    </style:style>
    <style:style style:name="ce468" style:family="table-cell" style:parent-style-name="Default">
      <style:table-cell-properties fo:background-color="#ffffd7" style:cell-protect="none" style:print-content="true" style:text-align-source="fix" style:repeat-content="false" fo:wrap-option="no-wrap" fo:border="0.74pt solid #000000" style:shrink-to-fit="true" style:vertical-align="middle"/>
      <style:paragraph-properties fo:text-align="center" fo:margin-left="0cm"/>
    </style:style>
    <style:style style:name="ce435" style:family="table-cell" style:parent-style-name="Default" style:data-style-name="N4">
      <style:table-cell-properties style:cell-protect="protected formula-hidden" style:print-content="true" style:text-align-source="fix" style:repeat-content="false" fo:background-color="transparent" fo:wrap-option="no-wrap" style:shrink-to-fit="true" style:vertical-align="middle"/>
      <style:paragraph-properties fo:text-align="center" fo:margin-left="0cm"/>
    </style:style>
    <style:style style:name="ce473" style:family="table-cell" style:parent-style-name="Default" style:data-style-name="N171">
      <style:table-cell-properties fo:background-color="#ff0000" style:cell-protect="protected formula-hidden" style:print-content="true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75" style:family="table-cell" style:parent-style-name="Default" style:data-style-name="N171">
      <style:table-cell-properties style:cell-protect="protected formula-hidden" style:print-content="true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476" style:family="table-cell" style:parent-style-name="Default" style:data-style-name="N0">
      <style:table-cell-properties style:cell-protect="protected formula-hidden" style:print-content="true" style:text-align-source="fix" style:repeat-content="false" fo:border="0.74pt solid #000000" style:vertical-align="middle"/>
      <style:paragraph-properties fo:text-align="center" fo:margin-left="0cm"/>
    </style:style>
    <style:style style:name="ce48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1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style:font-name="Arial2" style:font-name-complex="Arial2"/>
    </style:style>
    <style:style style:name="ce37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43" style:family="table-cell" style:parent-style-name="Default" style:data-style-name="N176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Arial Tur" style:font-name-complex="Arial Tur"/>
    </style:style>
    <style:style style:name="ce381" style:family="table-cell" style:parent-style-name="Default" style:data-style-name="N4">
      <style:table-cell-properties style:cell-protect="protected formula-hidden" style:print-content="true" style:text-align-source="fix" style:repeat-content="false" fo:background-color="transparent" fo:border="0.06pt solid #000000" style:shrink-to-fit="true" style:vertical-align="middle"/>
      <style:paragraph-properties fo:text-align="center" fo:margin-left="0cm"/>
    </style:style>
    <style:style style:name="ce489" style:family="table-cell" style:parent-style-name="Default" style:data-style-name="N176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0" style:family="table-cell" style:parent-style-name="Default">
      <style:table-cell-properties style:cell-protect="protected formula-hidden" style:print-content="true" fo:border="0.06pt solid #000000"/>
      <style:text-properties fo:font-weight="bold" style:font-weight-asian="bold" style:font-weight-complex="bold"/>
    </style:style>
    <style:style style:name="ce4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4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style:font-name="Arial1" style:font-name-asian="DejaVu Sans" style:font-name-complex="Arial1"/>
    </style:style>
    <style:style style:name="ce50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91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98" style:family="table-cell" style:parent-style-name="Default" style:data-style-name="N4">
      <style:table-cell-properties fo:background-color="#ffffd7" style:cell-protect="none" style:print-content="true" style:text-align-source="fix" style:repeat-content="false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6" style:family="table-cell" style:parent-style-name="Default">
      <style:table-cell-properties style:cell-protect="protected formula-hidden" style:print-content="true" style:text-align-source="fix" style:repeat-content="false" fo:background-color="transparent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style:shrink-to-fit="true" style:vertical-align="middle"/>
      <style:paragraph-properties fo:text-align="center" fo:margin-left="0cm"/>
    </style:style>
    <style:style style:name="ce504" style:family="table-cell" style:parent-style-name="Normal_5f_Rakamı_20_yazıya_20_çevirme_20_P.">
      <style:table-cell-properties style:glyph-orientation-vertical="0" fo:background-color="#ffff00" style:cell-protect="protected formula-hidden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Tur" fo:font-size="10pt" fo:font-style="normal" fo:text-shadow="none" style:text-underline-style="none" fo:font-weight="normal" style:font-size-asian="10pt" style:font-style-asian="normal" style:font-weight-asian="normal" style:font-name-complex="Arial Tur" style:font-size-complex="10pt" style:font-style-complex="normal" style:font-weight-complex="normal"/>
    </style:style>
    <style:style style:name="ce505" style:family="table-cell" style:parent-style-name="Normal_5f_Rakamı_20_yazıya_20_çevirme_20_P.">
      <style:table-cell-properties style:glyph-orientation-vertical="0" fo:background-color="#ffff00" style:cell-protect="protected formula-hidden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Tur" fo:font-size="10pt" fo:font-style="normal" fo:text-shadow="none" style:text-underline-style="none" fo:font-weight="normal" style:font-size-asian="10pt" style:font-style-asian="normal" style:font-weight-asian="normal" style:font-name-complex="Arial Tur" style:font-size-complex="10pt" style:font-style-complex="normal" style:font-weight-complex="normal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0.74pt solid #000000" style:vertical-align="middle"/>
      <style:paragraph-properties fo:text-align="center"/>
    </style:style>
    <style:style style:name="ce450" style:family="table-cell" style:parent-style-name="Default">
      <style:table-cell-properties style:cell-protect="protected formula-hidden" style:print-content="true" fo:background-color="transparent" fo:border="0.74pt solid #000000" style:vertical-align="middle"/>
    </style:style>
    <style:style style:name="ce45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ffffd7" style:cell-protect="none" style:print-content="true" fo:border="0.06pt solid #000000" style:shrink-to-fit="true" style:vertical-align="middle"/>
    </style:style>
    <style:style style:name="ce453" style:family="table-cell" style:parent-style-name="Default">
      <style:table-cell-properties fo:background-color="#ffffd7" style:cell-protect="none" style:print-content="true" fo:border="0.06pt solid #000000" style:shrink-to-fit="true"/>
    </style:style>
    <style:style style:name="ce519" style:family="table-cell" style:parent-style-name="Default" style:data-style-name="N176">
      <style:table-cell-properties style:cell-protect="protected formula-hidden" style:print-content="true" style:text-align-source="fix" style:repeat-content="false" fo:border="0.06pt solid #000000" style:shrink-to-fit="tru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55" style:family="table-cell" style:parent-style-name="Default">
      <style:table-cell-properties fo:background-color="#ffffd7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3" style:family="table-cell" style:parent-style-name="Default">
      <style:table-cell-properties fo:border-bottom="0.74pt solid #000000" style:cell-protect="protected formula-hidden" style:print-content="tru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524" style:family="table-cell" style:parent-style-name="Default" style:data-style-name="N153">
      <style:table-cell-properties style:cell-protect="protected formula-hidden" style:print-content="true" style:text-align-source="fix" style:repeat-content="false"/>
      <style:paragraph-properties fo:text-align="end" fo:margin-left="0cm"/>
    </style:style>
    <style:style style:name="ce532" style:family="table-cell" style:parent-style-name="Default" style:data-style-name="N153">
      <style:table-cell-properties style:cell-protect="protected formula-hidden" style:print-content="true" style:text-align-source="fix" style:repeat-content="false" fo:border="0.06pt solid #000000"/>
      <style:paragraph-properties fo:text-align="end" fo:margin-left="0cm"/>
    </style:style>
    <style:style style:name="ce527" style:family="table-cell" style:parent-style-name="Default" style:data-style-name="N153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 style:data-style-name="N15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529" style:family="table-cell" style:parent-style-name="Default" style:data-style-name="N153">
      <style:table-cell-properties style:cell-protect="protected formula-hidden" style:print-content="true" style:text-align-source="fix" style:repeat-content="false" fo:background-color="transparent" fo:border="0.06pt solid #000000" style:shrink-to-fit="tru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35" style:family="table-cell" style:parent-style-name="Default" style:data-style-name="N153">
      <style:table-cell-properties style:cell-protect="protected formula-hidden" style:print-content="true" style:text-align-source="fix" style:repeat-content="false" fo:background-color="transparent" fo:border="0.06pt solid #000000" style:shrink-to-fit="tru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50" style:family="table-cell" style:parent-style-name="Default" style:data-style-name="N153">
      <style:table-cell-properties fo:border-bottom="none" style:cell-protect="protected formula-hidden" style:print-content="true" style:text-align-source="fix" style:repeat-content="false" fo:border-left="none" fo:border-right="0.74pt solid #000000" fo:border-top="none"/>
      <style:paragraph-properties fo:text-align="end" fo:margin-left="0cm"/>
    </style:style>
    <style:style style:name="ce533" style:family="table-cell" style:parent-style-name="Default" style:data-style-name="N153">
      <style:table-cell-properties fo:border-bottom="none" style:cell-protect="protected formula-hidden" style:print-content="true" style:text-align-source="fix" style:repeat-content="false" fo:border-left="none" fo:border-right="0.74pt solid #000000" style:shrink-to-fit="true" fo:border-top="none"/>
      <style:paragraph-properties fo:text-align="end" fo:margin-left="0cm"/>
    </style:style>
    <style:style style:name="ce536" style:family="table-cell" style:parent-style-name="Default" style:data-style-name="N153">
      <style:table-cell-properties fo:border-bottom="0.06pt solid #000000" style:cell-protect="protected formula-hidden" style:print-content="true" style:text-align-source="fix" style:repeat-content="false" fo:border-left="none" fo:border-right="0.74pt solid #000000" fo:border-top="none"/>
      <style:paragraph-properties fo:text-align="end" fo:margin-left="0cm"/>
    </style:style>
    <style:style style:name="ce537" style:family="table-cell" style:parent-style-name="Default" style:data-style-name="N153">
      <style:table-cell-properties fo:border-bottom="0.74pt solid #000000" style:cell-protect="protected formula-hidden" style:print-content="true" style:text-align-source="fix" style:repeat-content="false" fo:border-left="none" fo:border-right="0.74pt solid #000000" fo:border-top="none"/>
      <style:paragraph-properties fo:text-align="end" fo:margin-left="0cm"/>
    </style:style>
    <style:style style:name="ce539" style:family="table-cell" style:parent-style-name="Normal_5f_Rakamı_20_yazıya_20_çevirme_20_P." style:data-style-name="N15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0" style:family="table-cell" style:parent-style-name="Normal_5f_Rakamı_20_yazıya_20_çevirme_20_P." style:data-style-name="N15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 Tur" fo:font-size="10pt" fo:font-style="normal" fo:text-shadow="none" style:text-underline-style="none" fo:font-weight="normal" style:font-size-asian="10pt" style:font-style-asian="normal" style:font-weight-asian="normal" style:font-name-complex="Arial Tur" style:font-size-complex="10pt" style:font-style-complex="normal" style:font-weight-complex="normal"/>
    </style:style>
    <style:style style:name="ce542" style:family="table-cell" style:parent-style-name="Normal_5f_Rakamı_20_yazıya_20_çevirme_20_P." style:data-style-name="N15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Normal_5f_Rakamı_20_yazıya_20_çevirme_20_P." style:data-style-name="N15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 TUR" fo:font-size="12pt" fo:font-style="normal" fo:text-shadow="none" style:text-underline-style="none" fo:font-weight="bold" style:font-size-asian="12pt" style:font-style-asian="normal" style:font-weight-asian="bold" style:font-name-complex="Arial TUR" style:font-size-complex="12pt" style:font-style-complex="normal" style:font-weight-complex="bold"/>
    </style:style>
    <style:style style:name="ce560" style:family="table-cell" style:parent-style-name="Default">
      <style:table-cell-properties style:cell-protect="protected formula-hidden" style:print-content="true" fo:background-color="transparent"/>
      <style:text-properties fo:color="#ffffff"/>
    </style:style>
    <style:style style:name="ce546" style:family="table-cell" style:parent-style-name="Default">
      <style:table-cell-properties fo:background-color="#ff0000" style:cell-protect="formula-hidden" style:print-content="true" style:text-align-source="fix" style:repeat-content="false" fo:wrap-option="wrap" fo:border="0.74pt solid #000000" style:vertical-align="top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 style:data-style-name="N0">
      <style:table-cell-properties style:cell-protect="protected formula-hidden" style:print-content="true" fo:background-color="transparent" style:vertical-align="middle"/>
      <style:text-properties fo:color="#ffffff"/>
    </style:style>
    <style:style style:name="ce548" style:family="table-cell" style:parent-style-name="Default">
      <style:table-cell-properties style:cell-protect="protected formula-hidden" style:print-content="true"/>
      <style:text-properties fo:color="#ffffff"/>
    </style:style>
    <style:style style:name="ce545" style:family="table-cell" style:parent-style-name="Default">
      <style:table-cell-properties style:cell-protect="protected formula-hidden" style:print-content="true" style:vertical-align="middle"/>
      <style:text-properties fo:font-weight="bold" style:font-weight-asian="bold" style:font-weight-complex="bold"/>
    </style:style>
    <style:style style:name="ce479" style:family="table-cell" style:parent-style-name="Default">
      <style:table-cell-properties style:cell-protect="protected formula-hidden" style:print-content="true"/>
      <style:text-properties fo:color="#c9211e"/>
    </style:style>
    <style:style style:name="ce543" style:family="table-cell" style:parent-style-name="Default">
      <style:table-cell-properties fo:background-color="#81d41a" style:cell-protect="protected formula-hidden" style:print-content="true" style:text-align-source="fix" style:repeat-content="false" fo:wrap-option="wrap" fo:border="0.74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</style:style>
    <style:style style:name="ce507" style:family="table-cell" style:parent-style-name="Default">
      <style:table-cell-properties style:cell-protect="protected formula-hidden" style:print-content="tru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2" style:family="table-cell" style:parent-style-name="Default">
      <style:table-cell-properties fo:background-color="#ffffd7" style:cell-protect="formula-hidden" style:print-content="true" style:text-align-source="fix" style:repeat-content="false" fo:border="0.74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571" style:family="table-cell" style:parent-style-name="Default">
      <style:text-properties fo:color="#c9211e"/>
    </style:style>
    <style:style style:name="ce509" style:family="table-cell" style:parent-style-name="Default">
      <style:table-cell-properties style:cell-protect="protected formula-hidden" style:print-content="true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 style:data-style-name="N4">
      <style:table-cell-properties style:cell-protect="protected formula-hidden" style:print-content="tru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6" style:family="table-cell" style:parent-style-name="Default" style:data-style-name="N4">
      <style:table-cell-properties fo:background-color="#ffffd7" style:cell-protect="formula-hidden" style:print-content="true" style:text-align-source="fix" style:repeat-content="false" fo:border="0.74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51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581" style:family="table-cell" style:parent-style-name="Default" style:data-style-name="N100">
      <style:table-cell-properties fo:background-color="#ffff00"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fo:color="#c9211e"/>
    </style:style>
    <style:style style:name="ce514" style:family="table-cell" style:parent-style-name="Default" style:data-style-name="N4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583" style:family="table-cell" style:parent-style-name="Default" style:data-style-name="N171">
      <style:table-cell-properties fo:background-color="#ffff00"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fo:color="#c9211e"/>
    </style:style>
    <style:style style:name="ce580" style:family="table-cell" style:parent-style-name="Default">
      <style:table-cell-properties style:cell-protect="protected formula-hidden" style:print-content="true" fo:border="0.74pt solid #000000"/>
    </style:style>
    <style:style style:name="gr1" style:family="graphic">
      <style:graphic-properties draw:stroke="none" svg:stroke-color="#000000" draw:fill="none" draw:fill-color="#ffffff" fo:min-height="21.997cm"/>
      <style:paragraph-properties fo:text-align="center" style:text-autospace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2" style:family="graphic">
      <style:graphic-properties draw:stroke="none" svg:stroke-color="#000000" draw:fill="none" draw:fill-color="#ffffff" fo:min-height="18.105cm"/>
      <style:paragraph-properties fo:text-align="center" style:text-autospace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3" style:family="graphic">
      <style:graphic-properties draw:stroke="none" svg:stroke-color="#000000" draw:fill="none" draw:fill-color="#ffffff" fo:min-height="8.501cm"/>
      <style:paragraph-properties fo:text-align="center" style:text-autospace="non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gr4" style:family="graphic">
      <style:graphic-properties draw:stroke="none" svg:stroke-color="#000000" draw:fill="solid" draw:fill-color="#cccccc" draw:textarea-vertical-align="middle" fo:min-height="2.341cm"/>
      <style:paragraph-properties fo:text-align="center"/>
      <style:text-properties fo:font-size="11pt" style:font-size-asian="11pt" style:font-size-complex="11pt"/>
    </style:style>
    <style:style style:name="gr5" style:family="graphic">
      <style:graphic-properties draw:stroke="none" svg:stroke-color="#000000" draw:fill="none" draw:fill-color="#ffffff" fo:min-height="5.752cm"/>
      <style:paragraph-properties fo:text-align="center" style:text-autospace="non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1" style:family="paragraph">
      <style:paragraph-properties fo:text-align="center" style:text-autospace="none" style:writing-mode="lr-tb"/>
    </style:style>
    <style:style style:name="P2" style:family="paragraph">
      <style:paragraph-properties style:text-autospace="none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text-autospace="none" style:line-break="normal" style:writing-mode="page"/>
      <style:text-properties fo:hyphenate="false"/>
    </style:style>
    <style:style style:name="P5" style:family="paragraph">
      <loext:graphic-properties draw:fill="none" draw:fill-color="#ffffff"/>
      <style:paragraph-properties fo:text-align="center" style:text-autospace="non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="solid" draw:fill-color="#cccccc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color="#c9211e" loext:opacity="100%" style:font-name="Times New Roman" fo:font-size="12pt" fo:font-weight="bold" style:font-size-asian="12pt" style:font-weight-asian="bold" style:font-family-complex="Calibri" style:font-size-complex="12pt" style:font-weight-complex="bold"/>
    </style:style>
    <style:style style:name="T2" style:family="text">
      <style:text-properties fo:color="#ff0000" loext:opacity="100%" style:font-name="Times New Roman" fo:font-size="12pt" fo:font-weight="bold" style:font-size-asian="12pt" style:font-weight-asian="bold" style:font-family-complex="Calibri" style:font-size-complex="12pt" style:font-weight-complex="bold"/>
    </style:style>
    <style:style style:name="T3" style:family="text">
      <style:text-properties fo:color="#000000" loext:opacity="100%" style:font-name="Times New Roman" fo:font-size="12pt" fo:font-weight="bold" style:font-size-asian="12pt" style:font-weight-asian="bold" style:font-family-complex="Calibri" style:font-size-complex="12pt" style:font-weight-complex="bold"/>
    </style:style>
    <style:style style:name="T4" style:family="text">
      <style:text-properties fo:color="#c9211e" loext:opacity="100%"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5000e" loext:opacity="100%" style:text-outline="false" style:text-line-through-style="none" style:text-line-through-type="none" style:font-name="Times New Roman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0000" loext:opacity="100%" style:font-name="Times New Roman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loext:opacity="100%"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0000" loext:opacity="100%" style:font-name="Times New Roman" fo:font-size="9pt" fo:font-weight="bold" style:font-size-asian="9pt" style:font-weight-asian="bold" style:font-family-complex="Calibri" style:font-size-complex="9pt" style:font-weight-complex="bold"/>
    </style:style>
    <style:style style:name="T11" style:family="text">
      <style:text-properties fo:color="#000000" loext:opacity="100%" style:font-name="Times New Roman" fo:font-size="9pt" fo:font-weight="bold" style:font-size-asian="9pt" style:font-weight-asian="bold" style:font-family-complex="Calibri" style:font-size-complex="9pt" style:font-weight-complex="bold"/>
    </style:style>
    <style:style style:name="T12" style:family="text">
      <style:text-properties fo:color="#000000" loext:opacity="100%" style:font-name="Times New Roman" fo:font-size="10pt" fo:font-weight="bold" style:font-size-asian="10pt" style:font-weight-asian="bold" style:font-family-complex="Calibri" style:font-size-complex="10pt" style:font-weight-complex="bold"/>
    </style:style>
    <style:style style:name="T13" style:family="text">
      <style:text-properties fo:color="#3465a4" loext:opacity="100%" style:text-outline="false" style:text-line-through-style="none" style:text-line-through-type="none" style:font-name="Times New Roman" fo:font-size="9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Mang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0000" loext:opacity="100%" fo:font-size="11pt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font-name="Times New Roman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family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2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rial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2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rial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2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2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0pt" fo:font-weight="bold" style:font-size-asian="10pt" style:font-size-complex="10pt" style:font-weight-asian="bold" style:font-weight-complex="bold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eri_Giriş.$C$2:$Veri_Giriş.$C$287])" table:allow-empty-cell="true" table:display-list="unsorted" table:base-cell-address="'Sürekli Görev Yolluğu Bildirimi'.D2">
          <table:error-message table:message-type="stop" table:display="true"/>
        </table:content-validation>
        <table:content-validation table:name="val2" table:condition="of:cell-content-is-in-list([$'Sürekli Görev Yolluğu Bildirimi'.$B$2:$'Sürekli Görev Yolluğu Bildirimi'.$B$61])" table:allow-empty-cell="true" table:display-list="unsorted" table:base-cell-address="'Sürekli Görev Yolluğu Bildirimi'.E2">
          <table:error-message table:message-type="stop" table:display="true"/>
        </table:content-validation>
        <table:content-validation table:name="val3" table:condition="of:cell-content-is-in-list(&quot;5&quot;;&quot;2,5&quot;)" table:allow-empty-cell="true" table:display-list="unsorted" table:base-cell-address="'Sürekli Görev Yolluğu Bildirimi'.O8">
          <table:error-message table:message-type="stop" table:display="true"/>
        </table:content-validation>
        <table:content-validation table:name="val4" table:condition="of:cell-content-is-in-list([$Veri_Giriş.$C$2:$Veri_Giriş.$C$287])" table:allow-empty-cell="true" table:display-list="unsorted" table:base-cell-address="'Geçici Görev Yolluğu Bildirimi'.D2">
          <table:error-message table:message-type="stop" table:display="true"/>
        </table:content-validation>
        <table:content-validation table:name="val5" table:condition="of:cell-content-is-in-list(&quot;DEVLET MEMURLARI YURT İÇİ / YURT DIŞI GEÇİCİ GÖREV YOLLUĞU BİLDİRİMİ&quot;;&quot;Devlet Memurları Yurt İçi / Yurt Dışı SÜREKLİ GÖREV YOLLUĞU BİLDİRİMİ&quot;)" table:allow-empty-cell="true" table:display-list="unsorted" table:base-cell-address="'Geçici Görev Yolluğu Bildirimi'.G2">
          <table:error-message table:message-type="stop" table:display="true"/>
        </table:content-validation>
        <table:content-validation table:name="val6" table:condition="of:cell-content-is-in-list(&quot;ULAŞIM&quot;;&quot;YEVMİYE&quot;;&quot;KONAKLAMA&quot;;&quot;Ulaşım+Yevmiye&quot;)" table:allow-empty-cell="true" table:display-list="unsorted" table:base-cell-address="'Geçici Görev Yolluğu Bildirimi'.G9">
          <table:error-message table:message-type="stop" table:display="true"/>
        </table:content-validation>
        <table:content-validation table:name="val7" table:condition="of:cell-content-is-in-list([$'Geçici Görev Yolluğu Bildirimi'.$AB$12:.$AB$102])" table:allow-empty-cell="true" table:display-list="unsorted" table:base-cell-address="'Geçici Görev Yolluğu Bildirimi'.J9">
          <table:error-message table:message-type="stop" table:display="true"/>
        </table:content-validation>
        <table:content-validation table:name="val8" table:condition="of:cell-content-is-in-list([$'Geçici Görev Yolluğu Bildirimi'.$Z$13:.$Z$25])" table:allow-empty-cell="true" table:display-list="unsorted" table:base-cell-address="'Geçici Görev Yolluğu Bildirimi'.K9">
          <table:error-message table:message-type="stop" table:display="true"/>
        </table:content-validation>
      </table:content-validations>
      <table:table table:name="Veri_Giriş" table:style-name="ta1" table:protected="true" table:protection-key="yxwMNk1muom0uwMyrRp4eAcP/MI=" table:protection-key-digest-algorithm="http://www.w3.org/2000/09/xmldsig#sha1" table:print-ranges="Veri_Giriş.B1:Veri_Giriş.J287">
        <loext:table-protection loext:select-protected-cells="true" loext:select-unprotected-cells="true"/>
        <office:forms form:automatic-focus="false" form:apply-design-mode="false"/>
        <table:shapes>
          <draw:frame draw:z-index="0" draw:style-name="gr1" draw:text-style-name="P5" svg:width="4.674cm" svg:height="21.997cm" svg:x="38.001cm" svg:y="0.179cm">
            <draw:text-box>
              <text:p text:style-name="P1"><text:span text:style-name="T1">DİKKAT:</text:span></text:p>
              <text:p text:style-name="P2"><text:span text:style-name="T2"><text:s/></text:span><text:span text:style-name="T2">1- </text:span><text:span text:style-name="T3">Sarı renkli hücreler dışında hiç bir </text:span><text:span text:style-name="T3">yere veri girişi yapmayınız. </text:span></text:p>
              <text:p text:style-name="P2"><text:span text:style-name="T3"/></text:p>
              <text:p text:style-name="P2"><text:span text:style-name="T2">2-</text:span><text:span text:style-name="T3"> Bir yerden veri kopyalayıp </text:span><text:span text:style-name="T3">yapıştıracağımız zaman mausa şağ tıayıp </text:span><text:span text:style-name="T3">ÖZEL YAPIŞTIR/ açılan pencereden </text:span><text:span text:style-name="T3">tekrar ÖZEL YAPIŞTIR seçip Tamam </text:span><text:span text:style-name="T3">yaparak işlem yapınız.</text:span></text:p>
              <text:p text:style-name="P2"><text:span text:style-name="T3"/></text:p>
              <text:p text:style-name="P2"><text:span text:style-name="T3">Yukarıdaki talımatlara uyulmaması </text:span><text:span text:style-name="T3">halinde </text:span><text:span text:style-name="T2">program düzgün çalışmayabilir.</text:span></text:p>
              <text:p text:style-name="P2"><text:span text:style-name="T3"/></text:p>
              <text:p text:style-name="P3"><text:span text:style-name="T4">KULLANIM KILAVUZU</text:span></text:p>
              <text:p text:style-name="P3"><text:span text:style-name="T4"/></text:p>
              <text:p><text:span text:style-name="T5">1- <text:s/>Önce </text:span><text:span text:style-name="T4">VERİ GİRİŞ</text:span><text:span text:style-name="T5"> sayfasından ilgili </text:span><text:span text:style-name="T5">personelin bilgilerini giriniz.</text:span></text:p>
              <text:p><text:span text:style-name="T5"/></text:p>
              <text:p><text:span text:style-name="T5">2- Hangi yolluk bildirimi yapılacaksa o </text:span><text:span text:style-name="T5">sayfaya geçiniz.</text:span></text:p>
              <text:p><text:span text:style-name="T5"/></text:p>
              <text:p><text:span text:style-name="T5">3- Sayfanın sol üst tarafında bulunan </text:span><text:span text:style-name="T4">İSİM</text:span><text:span text:style-name="T5"> hücresine tıklayarak beliren OK </text:span><text:span text:style-name="T5">işaretine tekrar tıklayınız ve </text:span><text:span text:style-name="T4">ilgili </text:span><text:span text:style-name="T4">personelin İSMİNİ</text:span><text:span text:style-name="T5"> seçiniz.</text:span></text:p>
              <text:p><text:span text:style-name="T5"/></text:p>
              <text:p><text:span text:style-name="T5">4- Ve aşağıdaki </text:span><text:span text:style-name="T4">SARI</text:span><text:span text:style-name="T5"> renkli hücrelere </text:span><text:span text:style-name="T5">gerekli bilgileri girerek hesaplama </text:span><text:span text:style-name="T5">yapınız.</text:span></text:p>
              <text:p><text:span text:style-name="T5"/></text:p>
              <text:p text:style-name="P4"><text:span text:style-name="T6">Yardım İçin İletişim: Yusuf SARICI / </text:span><text:span text:style-name="T6">0542 623 79 07</text:span></text:p>
            </draw:text-box>
          </draw:frame>
        </table:shapes>
        <table:table-column table:style-name="co1" table:default-cell-style-name="ce3"/>
        <table:table-column table:style-name="co2" table:default-cell-style-name="ce11"/>
        <table:table-column table:style-name="co3" table:default-cell-style-name="ce71"/>
        <table:table-column table:style-name="co4" table:number-columns-repeated="2" table:default-cell-style-name="ce71"/>
        <table:table-column table:style-name="co5" table:default-cell-style-name="ce71"/>
        <table:table-column table:style-name="co4" table:default-cell-style-name="ce145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9" table:default-cell-style-name="ce71"/>
        <table:table-column table:style-name="co10" table:visibility="collapse" table:number-columns-repeated="1008" table:default-cell-style-name="ce71"/>
        <table:table-column table:style-name="co10" table:visibility="collapse" table:number-columns-repeated="4" table:default-cell-style-name="Default"/>
        <table:table-row table:style-name="ro1"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TC KİMLİK NO</text:p>
          </table:table-cell>
          <table:table-cell table:style-name="ce1" office:value-type="string" calcext:value-type="string">
            <text:p>ADI-SOYADI</text:p>
          </table:table-cell>
          <table:table-cell table:style-name="ce1" office:value-type="string" calcext:value-type="string">
            <text:p>ÜNVANI</text:p>
          </table:table-cell>
          <table:table-cell table:style-name="ce43" office:value-type="string" calcext:value-type="string">
            <text:p>KADRO DERECESİ</text:p>
          </table:table-cell>
          <table:table-cell table:style-name="ce1" office:value-type="string" calcext:value-type="string">
            <text:p>EK GÖSTERGE</text:p>
          </table:table-cell>
          <table:table-cell table:style-name="ce50" office:value-type="string" office:string-value="YEVMİYESİ" calcext:value-type="string">
            <text:p><text:s/>YEVMİYESİ </text:p>
          </table:table-cell>
          <table:table-cell table:style-name="ce1" office:value-type="string" calcext:value-type="string">
            <text:p>YOLLUK BÜTÇE YILI</text:p>
          </table:table-cell>
          <table:table-cell table:style-name="ce43" office:value-type="string" calcext:value-type="string">
            <text:p>*HARCAMA YETKİLİSİ*</text:p>
          </table:table-cell>
          <table:table-cell table:style-name="ce43" office:value-type="string" calcext:value-type="string">
            <text:p>UNVANI</text:p>
          </table:table-cell>
          <table:table-cell table:style-name="ce131" table:number-columns-repeated="1009"/>
          <table:table-cell table:style-name="ce135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1755679555</text:p>
          </table:table-cell>
          <table:table-cell table:style-name="ce14" office:value-type="string" calcext:value-type="string">
            <text:p><text:s/>Ali GERGİ</text:p>
          </table:table-cell>
          <table:table-cell table:style-name="ce5" office:value-type="string" calcext:value-type="string">
            <text:p>V.H.K.İ.</text:p>
          </table:table-cell>
          <table:table-cell table:style-name="ce128" office:value-type="string" calcext:value-type="string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51" office:value-type="float" office:value="600" calcext:value-type="float">
            <text:p><text:s/>600,00 ₺ </text:p>
          </table:table-cell>
          <table:table-cell table:style-name="ce5" office:value-type="float" office:value="2025" calcext:value-type="float">
            <text:p>2025</text:p>
          </table:table-cell>
          <table:table-cell table:style-name="ce4" office:value-type="string" calcext:value-type="string">
            <text:p>Halil İbrahim KÖMÜRCÜ</text:p>
          </table:table-cell>
          <table:table-cell table:style-name="ce5" office:value-type="string" calcext:value-type="string">
            <text:p>İlçe Müftüsü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/>
          <table:table-cell table:style-name="ce14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/>
          <table:table-cell table:style-name="ce14"/>
          <table:table-cell table:style-name="ce4"/>
          <table:table-cell table:style-name="ce127"/>
          <table:table-cell table:style-name="ce5"/>
          <table:table-cell table:style-name="ce151"/>
          <table:table-cell table:style-name="ce4" table:number-columns-repeated="2"/>
          <table:table-cell table:style-name="ce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/>
          <table:table-cell table:style-name="ce14"/>
          <table:table-cell table:style-name="ce4"/>
          <table:table-cell table:style-name="ce127"/>
          <table:table-cell table:style-name="ce4"/>
          <table:table-cell table:style-name="ce153"/>
          <table:table-cell table:style-name="ce4" table:number-columns-repeated="2"/>
          <table:table-cell table:style-name="ce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/>
          <table:table-cell table:style-name="ce14"/>
          <table:table-cell table:style-name="ce4"/>
          <table:table-cell table:style-name="ce127"/>
          <table:table-cell table:style-name="ce5"/>
          <table:table-cell table:style-name="ce151"/>
          <table:table-cell table:style-name="ce4" table:number-columns-repeated="2"/>
          <table:table-cell table:style-name="ce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/>
          <table:table-cell table:style-name="ce14"/>
          <table:table-cell table:style-name="ce4"/>
          <table:table-cell table:style-name="ce127"/>
          <table:table-cell table:style-name="ce4"/>
          <table:table-cell table:style-name="ce153"/>
          <table:table-cell table:style-name="ce4" table:number-columns-repeated="2"/>
          <table:table-cell table:style-name="ce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/>
          <table:table-cell table:style-name="ce14"/>
          <table:table-cell table:style-name="ce4"/>
          <table:table-cell table:style-name="ce127"/>
          <table:table-cell table:style-name="ce5"/>
          <table:table-cell table:style-name="ce151"/>
          <table:table-cell table:style-name="ce4" table:number-columns-repeated="2"/>
          <table:table-cell table:style-name="ce5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/>
          <table:table-cell table:style-name="ce14"/>
          <table:table-cell table:style-name="ce4"/>
          <table:table-cell table:style-name="ce127"/>
          <table:table-cell table:style-name="ce4"/>
          <table:table-cell table:style-name="ce153"/>
          <table:table-cell table:style-name="ce4" table:number-columns-repeated="2"/>
          <table:table-cell table:style-name="ce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/>
          <table:table-cell table:style-name="ce14"/>
          <table:table-cell table:style-name="ce4"/>
          <table:table-cell table:style-name="ce127"/>
          <table:table-cell table:style-name="ce5"/>
          <table:table-cell table:style-name="ce151"/>
          <table:table-cell table:style-name="ce4" table:number-columns-repeated="2"/>
          <table:table-cell table:style-name="ce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/>
          <table:table-cell table:style-name="ce14"/>
          <table:table-cell table:style-name="ce4"/>
          <table:table-cell table:style-name="ce127"/>
          <table:table-cell table:style-name="ce4"/>
          <table:table-cell table:style-name="ce153"/>
          <table:table-cell table:style-name="ce4" table:number-columns-repeated="2"/>
          <table:table-cell table:style-name="ce5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/>
          <table:table-cell table:style-name="ce14"/>
          <table:table-cell table:style-name="ce4"/>
          <table:table-cell table:style-name="ce127"/>
          <table:table-cell table:style-name="ce5"/>
          <table:table-cell table:style-name="ce151"/>
          <table:table-cell table:style-name="ce4" table:number-columns-repeated="2"/>
          <table:table-cell table:style-name="ce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/>
          <table:table-cell table:style-name="ce14"/>
          <table:table-cell table:style-name="ce4"/>
          <table:table-cell table:style-name="ce127"/>
          <table:table-cell table:style-name="ce4"/>
          <table:table-cell table:style-name="ce151"/>
          <table:table-cell table:style-name="ce4" table:number-columns-repeated="2"/>
          <table:table-cell table:style-name="ce5"/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style-name="ce149"/>
          <table:table-cell table:style-name="ce152"/>
          <table:table-cell table:style-name="ce149" table:number-columns-repeated="2"/>
          <table:table-cell table:number-columns-repeated="100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/>
          <table:table-cell table:style-name="ce16"/>
          <table:table-cell table:style-name="ce98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/>
          <table:table-cell table:style-name="ce29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3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/>
          <table:table-cell table:style-name="ce16"/>
          <table:table-cell table:style-name="ce5"/>
          <table:table-cell table:style-name="ce128"/>
          <table:table-cell table:style-name="ce5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7"/>
          <table:table-cell table:style-name="ce41"/>
          <table:table-cell table:style-name="ce17"/>
          <table:table-cell table:style-name="ce5" table:number-columns-repeated="2"/>
          <table:table-cell table:style-name="ce151"/>
          <table:table-cell table:style-name="ce5"/>
          <table:table-cell table:style-name="ce17" table:number-columns-repeated="2"/>
          <table:table-cell table:number-columns-repeated="101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7"/>
          <table:table-cell table:style-name="ce41"/>
          <table:table-cell table:style-name="ce17"/>
          <table:table-cell table:style-name="ce129"/>
          <table:table-cell table:style-name="ce17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17"/>
          <table:table-cell table:style-name="ce41"/>
          <table:table-cell table:style-name="ce17" table:number-columns-repeated="3"/>
          <table:table-cell table:style-name="ce143"/>
          <table:table-cell table:style-name="ce17" table:number-columns-repeated="3"/>
          <table:table-cell table:number-columns-repeated="1013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4"/>
          <table:table-cell table:style-name="ce14"/>
          <table:table-cell table:style-name="ce4"/>
          <table:table-cell table:style-name="ce127"/>
          <table:table-cell table:style-name="ce4"/>
          <table:table-cell table:style-name="ce151"/>
          <table:table-cell table:style-name="ce4" table:number-columns-repeated="2"/>
          <table:table-cell table:style-name="ce5"/>
          <table:table-cell table:number-columns-repeated="1013"/>
        </table:table-row>
        <table:table-row table:style-name="ro3" table:visibility="collapse">
          <table:table-cell table:number-columns-repeated="2"/>
          <table:table-cell table:style-name="ce49"/>
          <table:table-cell table:style-name="ce11" table:number-columns-repeated="3"/>
          <table:table-cell table:style-name="ce144"/>
          <table:table-cell table:style-name="ce11" table:number-columns-repeated="3"/>
          <table:table-cell table:number-columns-repeated="1013"/>
        </table:table-row>
        <table:table-row table:style-name="ro3" table:visibility="collapse" table:number-rows-repeated="1048287">
          <table:table-cell table:number-columns-repeated="1023"/>
        </table:table-row>
        <table:table-row table:style-name="ro3" table:visibility="collapse">
          <table:table-cell table:number-columns-repeated="1023"/>
        </table:table-row>
      </table:table>
      <table:table table:name="Sürekli Görev Yolluğu Bildirimi" table:style-name="ta1" table:protected="true" table:protection-key="yxwMNk1muom0uwMyrRp4eAcP/MI=" table:protection-key-digest-algorithm="http://www.w3.org/2000/09/xmldsig#sha1" table:print-ranges="'Sürekli Görev Yolluğu Bildirimi'.B2:'Sürekli Görev Yolluğu Bildirimi'.R36">
        <loext:table-protection loext:select-unprotected-cells="true"/>
        <office:forms form:automatic-focus="false" form:apply-design-mode="false"/>
        <table:shapes>
          <draw:frame draw:z-index="0" draw:style-name="gr2" draw:text-style-name="P5" svg:width="5.122cm" svg:height="18.105cm" svg:x="33.875cm" svg:y="0.458cm">
            <draw:text-box>
              <text:p text:style-name="P1"><text:span text:style-name="T1">DİKKAT:</text:span></text:p>
              <text:p text:style-name="P2"><text:span text:style-name="T3"><text:s/></text:span><text:span text:style-name="T3">Sarı renkli hücreler dışında hiç bir yere </text:span><text:span text:style-name="T3">veri girişi yapmayınız. Bu talımata </text:span><text:span text:style-name="T3">uyulmaması halinde program düzgün </text:span><text:span text:style-name="T3">çalışmayabilir.</text:span></text:p>
              <text:p text:style-name="P2"><text:span text:style-name="T3"/></text:p>
              <text:p text:style-name="P3"><text:span text:style-name="T4">KULLANIM KILAVUZU</text:span></text:p>
              <text:p text:style-name="P3"><text:span text:style-name="T4"/></text:p>
              <text:p><text:span text:style-name="T5">1- <text:s/>Önce </text:span><text:span text:style-name="T4">VERİ GİRİŞ</text:span><text:span text:style-name="T5"> sayfasından ilgili </text:span><text:span text:style-name="T5">personelin bilgilerini giriniz.</text:span></text:p>
              <text:p><text:span text:style-name="T5"/></text:p>
              <text:p><text:span text:style-name="T5">2- Hangi yolluk bildirimi yapılacaksa o </text:span><text:span text:style-name="T5">sayfaya geçiniz.</text:span></text:p>
              <text:p><text:span text:style-name="T5"/></text:p>
              <text:p><text:span text:style-name="T5">3- Sayfanın sol üst tarafında bulunan </text:span><text:span text:style-name="T4">İSİM</text:span><text:span text:style-name="T5"> hücresine tıklayarak beliren OK </text:span><text:span text:style-name="T5">işaretine tekrar tıklayınız ve </text:span><text:span text:style-name="T4">ilgili </text:span><text:span text:style-name="T4">personelin İSMİNİ</text:span><text:span text:style-name="T5"> seçiniz.</text:span></text:p>
              <text:p><text:span text:style-name="T5"/></text:p>
              <text:p><text:span text:style-name="T5">4- Ve aşağıdaki </text:span><text:span text:style-name="T4">SARI</text:span><text:span text:style-name="T5"> renkli hücrelere </text:span><text:span text:style-name="T5">gerekli bilgileri girerek hesaplama </text:span><text:span text:style-name="T5">yapınız.</text:span></text:p>
              <text:p><text:span text:style-name="T5"/></text:p>
              <text:p><text:span text:style-name="T7">Not:</text:span><text:span text:style-name="T8"> Sürekli Görev Yolluğu olarak verilen </text:span><text:span text:style-name="T7">bir </text:span><text:span text:style-name="T7">yevmiye ve gidiş ulaşım ücreti </text:span><text:span text:style-name="T9">hesaplaması </text:span><text:span text:style-name="T9">yapılmak için</text:span><text:span text:style-name="T7"> Geçici Görev Yolluğu sayfasına </text:span><text:span text:style-name="T7">geçiş yapınız</text:span><text:span text:style-name="T9"> ve</text:span><text:span text:style-name="T8"> Yollık Bildirimi başlığına </text:span><text:span text:style-name="T8">tıklayarak </text:span><text:span text:style-name="T7">bildirimin adını değişiniz.</text:span></text:p>
              <text:p><text:span text:style-name="T5"/></text:p>
              <text:p text:style-name="P4"><text:span text:style-name="T6">Yardım İçin İletişim: Yusuf SARICI / </text:span><text:span text:style-name="T6">0542 623 79 07</text:span></text:p>
            </draw:text-box>
          </draw:frame>
        </table:shapes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10" table:default-cell-style-name="ce83"/>
        <table:table-column table:style-name="co14" table:default-cell-style-name="ce83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10" table:number-columns-repeated="3" table:default-cell-style-name="ce83"/>
        <table:table-column table:style-name="co20" table:default-cell-style-name="ce83"/>
        <table:table-column table:style-name="co10" table:default-cell-style-name="ce83"/>
        <table:table-column table:style-name="co21" table:default-cell-style-name="ce83"/>
        <table:table-column table:style-name="co22" table:default-cell-style-name="ce83"/>
        <table:table-column table:style-name="co10" table:default-cell-style-name="ce83"/>
        <table:table-column table:style-name="co23" table:default-cell-style-name="ce83"/>
        <table:table-column table:style-name="co24" table:visibility="collapse" table:default-cell-style-name="ce83"/>
        <table:table-column table:style-name="co10" table:visibility="collapse" table:number-columns-repeated="1004" table:default-cell-style-name="ce83"/>
        <table:table-row table:style-name="ro4">
          <table:table-cell table:style-name="ce76"/>
          <table:table-cell table:style-name="ce86"/>
          <table:table-cell table:style-name="ce107" table:number-columns-repeated="2"/>
          <table:table-cell table:style-name="Default"/>
          <table:table-cell table:style-name="ce174" table:number-columns-repeated="2"/>
          <table:table-cell table:style-name="ce194" table:number-columns-repeated="3"/>
          <table:table-cell table:style-name="ce222"/>
          <table:table-cell table:style-name="ce239"/>
          <table:table-cell table:style-name="ce174"/>
          <table:table-cell table:style-name="ce272"/>
          <table:table-cell table:style-name="Default"/>
          <table:table-cell table:style-name="ce174" table:number-columns-repeated="2"/>
          <table:table-cell table:style-name="ce292"/>
          <table:table-cell table:number-columns-repeated="1006"/>
        </table:table-row>
        <table:table-row table:style-name="ro5">
          <table:table-cell table:style-name="ce57" office:value-type="string" calcext:value-type="string" table:number-columns-spanned="1" table:number-rows-spanned="3">
            <text:p>Yusar2000tr</text:p>
          </table:table-cell>
          <table:table-cell table:style-name="ce18" office:value-type="string" calcext:value-type="string" table:number-columns-spanned="2" table:number-rows-spanned="1">
            <text:p><text:s text:c="3"/>Adı Soyadı</text:p>
          </table:table-cell>
          <table:covered-table-cell table:style-name="ce28"/>
          <table:table-cell table:style-name="ce164" table:content-validation-name="val1" office:value-type="string" calcext:value-type="string" table:number-columns-spanned="4" table:number-rows-spanned="1">
            <text:p><text:s/>Ali GERGİ</text:p>
          </table:table-cell>
          <table:covered-table-cell table:style-name="ce180" table:content-validation-name="val2"/>
          <table:covered-table-cell table:number-columns-repeated="2" table:style-name="ce223"/>
          <table:table-cell table:style-name="ce60" office:value-type="string" calcext:value-type="string" table:number-columns-spanned="6" table:number-rows-spanned="4">
            <text:p>DEVLET MEMURLARI YURT İÇİ / YURT DIŞI SÜREKLİ GÖREV YOLLUĞU BİLDİRİMİ</text:p>
          </table:table-cell>
          <table:covered-table-cell table:number-columns-repeated="2" table:style-name="ce201"/>
          <table:covered-table-cell table:style-name="ce75"/>
          <table:covered-table-cell table:style-name="ce241"/>
          <table:covered-table-cell table:style-name="ce93"/>
          <table:table-cell table:style-name="ce266" office:value-type="string" calcext:value-type="string">
            <text:p>Dairesi</text:p>
          </table:table-cell>
          <table:table-cell table:style-name="ce271" office:value-type="string" calcext:value-type="string" table:number-columns-spanned="4" table:number-rows-spanned="1">
            <text:p>Arsin Malmüdürlüğü</text:p>
          </table:table-cell>
          <table:covered-table-cell table:number-columns-repeated="2" table:style-name="ce93"/>
          <table:covered-table-cell table:style-name="ce309"/>
          <table:table-cell table:number-columns-repeated="1006"/>
        </table:table-row>
        <table:table-row table:style-name="ro5">
          <table:covered-table-cell/>
          <table:table-cell table:style-name="ce18" office:value-type="string" calcext:value-type="string" table:number-columns-spanned="2" table:number-rows-spanned="1">
            <text:p><text:s text:c="3"/>Unvanı</text:p>
          </table:table-cell>
          <table:covered-table-cell table:style-name="ce28"/>
          <table:table-cell table:style-name="ce165" table:formula="of:=VLOOKUP([.D2];[$Veri_Giriş.C:$Veri_Giriş.G];2;0)" office:value-type="string" office:string-value="V.H.K.İ." calcext:value-type="string" table:number-columns-spanned="4" table:number-rows-spanned="1">
            <text:p>V.H.K.İ.</text:p>
          </table:table-cell>
          <table:covered-table-cell table:style-name="ce181"/>
          <table:covered-table-cell table:number-columns-repeated="2" table:style-name="ce190"/>
          <table:covered-table-cell table:style-name="ce61"/>
          <table:covered-table-cell table:number-columns-repeated="2" table:style-name="ce201"/>
          <table:covered-table-cell table:style-name="ce226"/>
          <table:covered-table-cell table:style-name="ce241"/>
          <table:covered-table-cell table:style-name="ce93"/>
          <table:table-cell table:style-name="ce266" office:value-type="string" calcext:value-type="string">
            <text:p>Bütçe Yılı</text:p>
          </table:table-cell>
          <table:table-cell table:style-name="ce274" table:formula="of:=VLOOKUP([.D2];[$Veri_Giriş.C:$Veri_Giriş.H];6;0)" office:value-type="float" office:value="2025" calcext:value-type="float">
            <text:p>2025</text:p>
          </table:table-cell>
          <table:table-cell table:style-name="ce291" office:value-type="string" calcext:value-type="string" table:number-columns-spanned="2" table:number-rows-spanned="1">
            <text:p>Atama Tarihi</text:p>
          </table:table-cell>
          <table:covered-table-cell table:style-name="ce93"/>
          <table:table-cell table:style-name="ce325" office:value-type="date" office:date-value="2025-01-03" calcext:value-type="date">
            <text:p>03.01.2025</text:p>
          </table:table-cell>
          <table:table-cell table:number-columns-repeated="1006"/>
        </table:table-row>
        <table:table-row table:style-name="ro5">
          <table:covered-table-cell/>
          <table:table-cell table:style-name="ce19" office:value-type="string" calcext:value-type="string" table:number-columns-spanned="2" table:number-rows-spanned="1">
            <text:p><text:s text:c="3"/>Kadro Derecesi / Ek Göstergesi</text:p>
          </table:table-cell>
          <table:covered-table-cell table:style-name="ce28"/>
          <table:table-cell table:style-name="ce215" table:formula="of:=VLOOKUP([.D2];[$Veri_Giriş.C:$Veri_Giriş.G];3;0)" office:value-type="string" office:string-value="6" calcext:value-type="string">
            <text:p>6</text:p>
          </table:table-cell>
          <table:table-cell table:style-name="ce182" office:value-type="string" calcext:value-type="string">
            <text:p>/</text:p>
          </table:table-cell>
          <table:table-cell table:style-name="ce191" table:formula="of:=VLOOKUP([.D2];[$Veri_Giriş.C:$Veri_Giriş.G];4;0)" office:value-type="float" office:value="0" calcext:value-type="float" table:number-columns-spanned="2" table:number-rows-spanned="1">
            <text:p>0</text:p>
          </table:table-cell>
          <table:covered-table-cell table:style-name="ce197"/>
          <table:covered-table-cell table:number-columns-repeated="3" table:style-name="ce201"/>
          <table:covered-table-cell table:style-name="ce226"/>
          <table:covered-table-cell table:style-name="ce241"/>
          <table:covered-table-cell table:style-name="ce93"/>
          <table:table-cell table:style-name="ce103" office:value-type="string" calcext:value-type="string" table:number-columns-spanned="2" table:number-rows-spanned="2">
            <text:p>Önceden Avans Almışsa Aldığı Muhasebe Birimi ve Tarihi</text:p>
          </table:table-cell>
          <table:covered-table-cell table:style-name="ce93"/>
          <table:table-cell table:style-name="ce293" office:value-type="string" calcext:value-type="string" table:number-columns-spanned="2" table:number-rows-spanned="1">
            <text:p>Ayrılış Tarihi</text:p>
          </table:table-cell>
          <table:covered-table-cell table:style-name="ce93"/>
          <table:table-cell table:style-name="ce325" office:value-type="date" office:date-value="2025-01-20" calcext:value-type="date">
            <text:p>20.01.2025</text:p>
          </table:table-cell>
          <table:table-cell table:number-columns-repeated="1006"/>
        </table:table-row>
        <table:table-row table:style-name="ro5">
          <table:table-cell/>
          <table:table-cell table:style-name="ce18" office:value-type="string" calcext:value-type="string" table:number-columns-spanned="2" table:number-rows-spanned="1">
            <text:p><text:s text:c="3"/>Gündeliği</text:p>
          </table:table-cell>
          <table:covered-table-cell table:style-name="ce28"/>
          <table:table-cell table:style-name="ce167" table:formula="of:=VLOOKUP([.D2];[$Veri_Giriş.C:$Veri_Giriş.G];5;0)" office:value-type="float" office:value="600" calcext:value-type="float" table:number-columns-spanned="2" table:number-rows-spanned="1">
            <text:p>600,00</text:p>
          </table:table-cell>
          <table:covered-table-cell table:style-name="ce82"/>
          <table:table-cell table:style-name="ce192" table:formula="of:=IF([.D5]&gt;0;&quot; TL&quot;;&quot;&quot;)" office:value-type="string" office:string-value=" TL" calcext:value-type="string" table:number-columns-spanned="2" table:number-rows-spanned="1">
            <text:p><text:s/>TL</text:p>
          </table:table-cell>
          <table:covered-table-cell table:style-name="ce190"/>
          <table:covered-table-cell table:style-name="ce63"/>
          <table:covered-table-cell table:number-columns-repeated="2" table:style-name="ce201"/>
          <table:covered-table-cell table:style-name="ce226"/>
          <table:covered-table-cell table:style-name="ce241"/>
          <table:covered-table-cell table:number-columns-repeated="3" table:style-name="ce93"/>
          <table:table-cell table:style-name="ce294" table:number-columns-spanned="3" table:number-rows-spanned="1"/>
          <table:covered-table-cell table:style-name="ce278"/>
          <table:covered-table-cell table:style-name="ce314"/>
          <table:table-cell table:number-columns-repeated="1006"/>
        </table:table-row>
        <table:table-row table:style-name="ro5">
          <table:table-cell/>
          <table:table-cell table:style-name="ce20" office:value-type="string" calcext:value-type="string" table:number-columns-spanned="1" table:number-rows-spanned="5">
            <text:p>Sıra No </text:p>
          </table:table-cell>
          <table:table-cell table:style-name="ce117" office:value-type="string" calcext:value-type="string" table:number-columns-spanned="1" table:number-rows-spanned="5">
            <text:p>Nereden Nereye Gidildiği</text:p>
          </table:table-cell>
          <table:table-cell table:style-name="ce117" office:value-type="string" calcext:value-type="string" table:number-columns-spanned="2" table:number-rows-spanned="5">
            <text:p>Adı Soyadı</text:p>
          </table:table-cell>
          <table:covered-table-cell table:style-name="ce93"/>
          <table:table-cell table:style-name="ce117" office:value-type="string" calcext:value-type="string" table:number-columns-spanned="2" table:number-rows-spanned="5">
            <text:p>Akrabalık Derecesi</text:p>
          </table:table-cell>
          <table:covered-table-cell table:style-name="ce93"/>
          <table:table-cell table:style-name="ce64" office:value-type="string" calcext:value-type="string" table:number-columns-spanned="3" table:number-rows-spanned="1">
            <text:p>GÜNDELİKLER </text:p>
          </table:table-cell>
          <table:covered-table-cell table:number-columns-repeated="2" table:style-name="ce201"/>
          <table:table-cell table:style-name="ce77" office:value-type="string" calcext:value-type="string" table:number-columns-spanned="2" table:number-rows-spanned="3">
            <text:p>ULAŞIM YAPILAN TAŞITIN</text:p>
          </table:table-cell>
          <table:covered-table-cell table:style-name="ce241"/>
          <table:table-cell table:style-name="ce94" office:value-type="string" calcext:value-type="string" table:number-columns-spanned="3" table:number-rows-spanned="1">
            <text:p>YER DEĞİŞTİRME GİDERİ</text:p>
          </table:table-cell>
          <table:covered-table-cell table:number-columns-repeated="2" table:style-name="ce93"/>
          <table:table-cell table:style-name="ce266" office:value-type="string" calcext:value-type="string" table:number-columns-spanned="2" table:number-rows-spanned="2">
            <text:p>Dövizin</text:p>
          </table:table-cell>
          <table:covered-table-cell table:style-name="ce93"/>
          <table:table-cell table:style-name="ce119" office:value-type="string" calcext:value-type="string" table:number-columns-spanned="1" table:number-rows-spanned="4">
            <text:p><text:span text:style-name="T23">Toplam </text:span></text:p>
            <text:p><text:span text:style-name="T23">Brüt</text:span></text:p>
            <text:p><text:span text:style-name="T23">Tutar </text:span></text:p>
          </table:table-cell>
          <table:table-cell table:number-columns-repeated="1006"/>
        </table:table-row>
        <table:table-row table:style-name="ro5">
          <table:table-cell/>
          <table:covered-table-cell table:number-columns-repeated="6" table:style-name="ce93"/>
          <table:table-cell table:style-name="ce204" office:value-type="string" calcext:value-type="string" table:number-columns-spanned="1" table:number-rows-spanned="4">
            <text:p>Gün Sayısı</text:p>
          </table:table-cell>
          <table:table-cell table:style-name="ce214" office:value-type="string" calcext:value-type="string" table:number-columns-spanned="1" table:number-rows-spanned="2">
            <text:p>Yevmiye</text:p>
          </table:table-cell>
          <table:table-cell table:style-name="ce214" office:value-type="string" calcext:value-type="string" table:number-columns-spanned="1" table:number-rows-spanned="2">
            <text:p>Tutarı</text:p>
          </table:table-cell>
          <table:covered-table-cell table:style-name="ce226"/>
          <table:covered-table-cell table:style-name="ce241"/>
          <table:table-cell table:style-name="ce266" office:value-type="string" calcext:value-type="string" table:number-columns-spanned="1" table:number-rows-spanned="3">
            <text:p><text:span text:style-name="T18">Sabit</text:span></text:p>
            <text:p><text:span text:style-name="T18"> Unsur</text:span></text:p>
          </table:table-cell>
          <table:table-cell table:style-name="ce266" office:value-type="string" calcext:value-type="string" table:number-columns-spanned="2" table:number-rows-spanned="1">
            <text:p>Değişken Unsur</text:p>
          </table:table-cell>
          <table:covered-table-cell table:number-columns-repeated="3" table:style-name="ce93"/>
          <table:covered-table-cell table:style-name="ce309"/>
          <table:table-cell table:number-columns-repeated="1006"/>
        </table:table-row>
        <table:table-row table:style-name="ro5">
          <table:table-cell/>
          <table:covered-table-cell table:number-columns-repeated="6" table:style-name="ce93"/>
          <table:covered-table-cell table:number-columns-repeated="3" table:style-name="ce201"/>
          <table:covered-table-cell table:style-name="ce226"/>
          <table:covered-table-cell table:style-name="ce241"/>
          <table:covered-table-cell table:style-name="ce93"/>
          <table:table-cell table:style-name="ce117" office:value-type="string" calcext:value-type="string" table:number-columns-spanned="1" table:number-rows-spanned="2">
            <text:p>Gündelik Yüzdesi</text:p>
          </table:table-cell>
          <table:table-cell table:style-name="ce108" table:content-validation-name="val3" office:value-type="float" office:value="5" calcext:value-type="float" table:number-columns-spanned="1" table:number-rows-spanned="2">
            <text:p>5</text:p>
          </table:table-cell>
          <table:table-cell table:style-name="ce266" office:value-type="string" calcext:value-type="string" table:number-columns-spanned="1" table:number-rows-spanned="3">
            <text:p>Cinsi</text:p>
          </table:table-cell>
          <table:table-cell table:style-name="ce111" office:value-type="string" calcext:value-type="string" table:number-columns-spanned="1" table:number-rows-spanned="2">
            <text:p>Kuru</text:p>
          </table:table-cell>
          <table:covered-table-cell table:style-name="ce120"/>
          <table:table-cell table:number-columns-repeated="1006"/>
        </table:table-row>
        <table:table-row table:style-name="ro5">
          <table:table-cell/>
          <table:covered-table-cell table:number-columns-repeated="6" table:style-name="ce93"/>
          <table:covered-table-cell table:style-name="ce201"/>
          <table:table-cell table:style-name="ce204" office:value-type="string" calcext:value-type="string" table:number-columns-spanned="1" table:number-rows-spanned="2">
            <text:p><text:span text:style-name="T18">TL / </text:span></text:p>
            <text:p><text:span text:style-name="T18">Yabancı Para</text:span></text:p>
          </table:table-cell>
          <table:table-cell table:style-name="ce204" office:value-type="string" calcext:value-type="string" table:number-columns-spanned="1" table:number-rows-spanned="2">
            <text:p><text:span text:style-name="T18">TL / </text:span></text:p>
            <text:p><text:span text:style-name="T18">Yabancı Para</text:span></text:p>
          </table:table-cell>
          <table:table-cell table:style-name="ce204" office:value-type="string" calcext:value-type="string" table:number-columns-spanned="1" table:number-rows-spanned="2">
            <text:p>Çeşidi / Mevki</text:p>
          </table:table-cell>
          <table:table-cell table:style-name="ce214" office:value-type="string" calcext:value-type="string">
            <text:p>Ücreti</text:p>
          </table:table-cell>
          <table:covered-table-cell table:number-columns-repeated="5" table:style-name="ce93"/>
          <table:covered-table-cell table:style-name="ce309"/>
          <table:table-cell table:number-columns-repeated="1006"/>
        </table:table-row>
        <table:table-row table:style-name="ro6">
          <table:table-cell/>
          <table:covered-table-cell table:number-columns-repeated="6" table:style-name="ce93"/>
          <table:covered-table-cell table:number-columns-repeated="4" table:style-name="ce201"/>
          <table:table-cell table:style-name="ce84" office:value-type="string" calcext:value-type="string">
            <text:p><text:span text:style-name="T19">TL / </text:span></text:p>
            <text:p><text:span text:style-name="T19">Yabancı Para</text:span></text:p>
          </table:table-cell>
          <table:table-cell table:style-name="ce96" office:value-type="string" calcext:value-type="string">
            <text:p><text:span text:style-name="T20">TL / </text:span></text:p>
            <text:p><text:span text:style-name="T20">Yabancı Para</text:span></text:p>
          </table:table-cell>
          <table:table-cell table:style-name="ce96" office:value-type="string" calcext:value-type="string">
            <text:p><text:span text:style-name="T21">Mesafe </text:span><text:span text:style-name="T22">KM / Mil</text:span></text:p>
          </table:table-cell>
          <table:table-cell table:style-name="ce84" office:value-type="string" calcext:value-type="string">
            <text:p><text:span text:style-name="T20">TL / </text:span></text:p>
            <text:p><text:span text:style-name="T20">Yabancı Para</text:span></text:p>
          </table:table-cell>
          <table:covered-table-cell table:style-name="ce93"/>
          <table:table-cell table:style-name="ce112" office:value-type="string" calcext:value-type="string">
            <text:p>TL</text:p>
          </table:table-cell>
          <table:table-cell table:style-name="ce121" office:value-type="string" office:string-value="TL" calcext:value-type="string">
            <text:p><text:s/>TL 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1" calcext:value-type="float">
            <text:p>1</text:p>
          </table:table-cell>
          <table:table-cell table:style-name="ce206" office:value-type="string" calcext:value-type="string">
            <text:p>Çardaklı Mah.-Arsin/ Ortahisar- Trabzon</text:p>
          </table:table-cell>
          <table:table-cell table:style-name="ce39" table:formula="of:=[.D2]" office:value-type="string" office:string-value=" Ali GERGİ" calcext:value-type="string" table:number-columns-spanned="2" table:number-rows-spanned="1">
            <text:p><text:s/>Ali GERGİ</text:p>
          </table:table-cell>
          <table:covered-table-cell table:style-name="ce223"/>
          <table:table-cell table:style-name="ce40" office:value-type="string" calcext:value-type="string" table:number-columns-spanned="2" table:number-rows-spanned="1">
            <text:p>KENDİSİ</text:p>
          </table:table-cell>
          <table:covered-table-cell table:style-name="ce188"/>
          <table:table-cell table:style-name="ce66" office:value-type="float" office:value="1" calcext:value-type="float">
            <text:p>1</text:p>
          </table:table-cell>
          <table:table-cell table:style-name="ce72" table:formula="of:=IF([.H11]&gt;0;[.$D$5];&quot;&quot;)" office:value-type="float" office:value="600" calcext:value-type="float">
            <text:p>600</text:p>
          </table:table-cell>
          <table:table-cell table:style-name="ce72" table:formula="of:=IF([.H11]&lt;1;&quot;&quot;;[.H11]*[.$D$5])" office:value-type="float" office:value="600" calcext:value-type="float">
            <text:p>600</text:p>
          </table:table-cell>
          <table:table-cell table:style-name="ce78" office:value-type="string" calcext:value-type="string">
            <text:p>Domuş</text:p>
          </table:table-cell>
          <table:table-cell table:style-name="ce66" office:value-type="float" office:value="75" calcext:value-type="float">
            <text:p>75</text:p>
          </table:table-cell>
          <table:table-cell table:style-name="ce72" table:formula="of:=IFERROR(ROUND([.I11]*20;2);&quot;&quot;)" office:value-type="float" office:value="12000" calcext:value-type="float">
            <text:p>12000</text:p>
          </table:table-cell>
          <table:table-cell table:style-name="ce66" office:value-type="float" office:value="28" calcext:value-type="float">
            <text:p>28</text:p>
          </table:table-cell>
          <table:table-cell table:style-name="ce109" table:formula="of:=ROUND(([.D5]*[.O8]/100)*[.N11];2)" office:value-type="float" office:value="840" calcext:value-type="float">
            <text:p>840,00 <text:s text:c="4"/></text:p>
          </table:table-cell>
          <table:table-cell table:style-name="ce196" table:number-columns-repeated="2"/>
          <table:table-cell table:style-name="ce155" table:formula="of:=IFERROR([.J11]+[.L11]+[.M11]+[.O11];&quot;&quot;)" office:value-type="float" office:value="13515" calcext:value-type="float">
            <text:p><text:s/>13.515,00 ₺ 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2" calcext:value-type="float">
            <text:p>2</text:p>
          </table:table-cell>
          <table:table-cell table:style-name="ce206" office:value-type="string" calcext:value-type="string">
            <text:p>Çardaklı Mah.-Arsin/ Ortahisar- Trabzon</text:p>
          </table:table-cell>
          <table:table-cell table:style-name="ce218" office:value-type="string" calcext:value-type="string" table:number-columns-spanned="2" table:number-rows-spanned="1">
            <text:p>Habibe ÇELİK</text:p>
          </table:table-cell>
          <table:covered-table-cell table:style-name="ce188"/>
          <table:table-cell table:style-name="ce40" office:value-type="string" calcext:value-type="string" table:number-columns-spanned="2" table:number-rows-spanned="1">
            <text:p>EŞİ</text:p>
          </table:table-cell>
          <table:covered-table-cell table:style-name="ce188"/>
          <table:table-cell table:style-name="ce66" office:value-type="float" office:value="1" calcext:value-type="float">
            <text:p>1</text:p>
          </table:table-cell>
          <table:table-cell table:style-name="ce72" table:formula="of:=IF([.H12]&gt;0;[.$D$5];&quot;&quot;)" office:value-type="float" office:value="600" calcext:value-type="float">
            <text:p>600</text:p>
          </table:table-cell>
          <table:table-cell table:style-name="ce72" table:formula="of:=IF([.H12]&lt;1;&quot;&quot;;[.H12]*[.$D$5])" office:value-type="float" office:value="600" calcext:value-type="float">
            <text:p>600</text:p>
          </table:table-cell>
          <table:table-cell table:style-name="ce268" office:value-type="string" calcext:value-type="string">
            <text:p>Otobüs</text:p>
          </table:table-cell>
          <table:table-cell table:style-name="ce245" office:value-type="float" office:value="75" calcext:value-type="float">
            <text:p>75</text:p>
          </table:table-cell>
          <table:table-cell table:style-name="ce72" table:formula="of:=IFERROR(ROUND([.I12]*10;2);&quot;&quot;)" office:value-type="float" office:value="6000" calcext:value-type="float">
            <text:p>6000</text:p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12]+[.L12]+[.M12]+[.O12];&quot;&quot;)" office:value-type="float" office:value="6675" calcext:value-type="float">
            <text:p><text:s/>6.675,00 ₺ 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3" calcext:value-type="float">
            <text:p>3</text:p>
          </table:table-cell>
          <table:table-cell table:style-name="ce206" office:value-type="string" calcext:value-type="string">
            <text:p>Çardaklı Mah.-Arsin/ Ortahisar- Trabzon</text:p>
          </table:table-cell>
          <table:table-cell table:style-name="ce219" office:value-type="string" calcext:value-type="string" table:number-columns-spanned="2" table:number-rows-spanned="1">
            <text:p>Zeynep Hafsa ÇELİK</text:p>
          </table:table-cell>
          <table:covered-table-cell table:style-name="ce123"/>
          <table:table-cell table:style-name="ce40" office:value-type="string" calcext:value-type="string" table:number-columns-spanned="2" table:number-rows-spanned="1">
            <text:p><text:s text:c="2"/></text:p>
          </table:table-cell>
          <table:covered-table-cell table:style-name="ce188"/>
          <table:table-cell table:style-name="ce66" office:value-type="float" office:value="1" calcext:value-type="float">
            <text:p>1</text:p>
          </table:table-cell>
          <table:table-cell table:style-name="ce72" table:formula="of:=IF([.H13]&gt;0;[.$D$5];&quot;&quot;)" office:value-type="float" office:value="600" calcext:value-type="float">
            <text:p>600</text:p>
          </table:table-cell>
          <table:table-cell table:style-name="ce72" table:formula="of:=IF([.H13]&lt;1;&quot;&quot;;[.H13]*[.$D$5])" office:value-type="float" office:value="600" calcext:value-type="float">
            <text:p>600</text:p>
          </table:table-cell>
          <table:table-cell table:style-name="ce78" office:value-type="string" calcext:value-type="string">
            <text:p>Otobüs</text:p>
          </table:table-cell>
          <table:table-cell table:style-name="ce66" office:value-type="float" office:value="75" calcext:value-type="float">
            <text:p>75</text:p>
          </table:table-cell>
          <table:table-cell table:style-name="ce72" table:formula="of:=IFERROR(ROUND([.I13]*10;2);&quot;&quot;)" office:value-type="float" office:value="6000" calcext:value-type="float">
            <text:p>6000</text:p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13]+[.L13]+[.M13]+[.O13];&quot;&quot;)" office:value-type="float" office:value="6675" calcext:value-type="float">
            <text:p><text:s/>6.675,00 ₺ 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4" calcext:value-type="float">
            <text:p>4</text:p>
          </table:table-cell>
          <table:table-cell table:style-name="ce206" office:value-type="string" calcext:value-type="string">
            <text:p>Çardaklı Mah.-Arsin/ Ortahisar- Trabzon</text:p>
          </table:table-cell>
          <table:table-cell table:style-name="ce218" office:value-type="string" calcext:value-type="string" table:number-columns-spanned="2" table:number-rows-spanned="1">
            <text:p>Muhammet Fatih ÇELİK</text:p>
          </table:table-cell>
          <table:covered-table-cell table:style-name="ce188"/>
          <table:table-cell table:style-name="ce40" office:value-type="string" calcext:value-type="string" table:number-columns-spanned="2" table:number-rows-spanned="1">
            <text:p>ÇOCUĞU</text:p>
          </table:table-cell>
          <table:covered-table-cell table:style-name="ce188"/>
          <table:table-cell table:style-name="ce66" office:value-type="float" office:value="1" calcext:value-type="float">
            <text:p>1</text:p>
          </table:table-cell>
          <table:table-cell table:style-name="ce72" table:formula="of:=IF([.H14]&gt;0;[.$D$5];&quot;&quot;)" office:value-type="float" office:value="600" calcext:value-type="float">
            <text:p>600</text:p>
          </table:table-cell>
          <table:table-cell table:style-name="ce72" table:formula="of:=IF([.H14]&lt;1;&quot;&quot;;[.H14]*[.$D$5])" office:value-type="float" office:value="600" calcext:value-type="float">
            <text:p>600</text:p>
          </table:table-cell>
          <table:table-cell table:style-name="ce268" office:value-type="string" calcext:value-type="string">
            <text:p>Otobüs</text:p>
          </table:table-cell>
          <table:table-cell table:style-name="ce245" office:value-type="float" office:value="75" calcext:value-type="float">
            <text:p>75</text:p>
          </table:table-cell>
          <table:table-cell table:style-name="ce72" table:formula="of:=IFERROR(ROUND([.I14]*10;2);&quot;&quot;)" office:value-type="float" office:value="6000" calcext:value-type="float">
            <text:p>6000</text:p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14]+[.L14]+[.M14]+[.O14];&quot;&quot;)" office:value-type="float" office:value="6675" calcext:value-type="float">
            <text:p><text:s/>6.675,00 ₺ 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5" calcext:value-type="float">
            <text:p>5</text:p>
          </table:table-cell>
          <table:table-cell table:style-name="ce123"/>
          <table:table-cell table:style-name="ce218" table:number-columns-spanned="2" table:number-rows-spanned="1"/>
          <table:covered-table-cell table:style-name="ce188"/>
          <table:table-cell table:style-name="ce40" table:number-columns-spanned="2" table:number-rows-spanned="1"/>
          <table:covered-table-cell table:style-name="ce188"/>
          <table:table-cell table:style-name="ce66"/>
          <table:table-cell table:style-name="ce72" table:formula="of:=IF([.H15]&gt;0;[.$D$5];&quot;&quot;)">
            <text:p/>
          </table:table-cell>
          <table:table-cell table:style-name="ce72" table:formula="of:=IF([.H15]&lt;1;&quot;&quot;;[.H15]*[.$D$5])">
            <text:p/>
          </table:table-cell>
          <table:table-cell table:style-name="ce78"/>
          <table:table-cell table:style-name="ce66"/>
          <table:table-cell table:style-name="ce72" table:formula="of:=IFERROR(ROUND([.I15]*10;2);&quot;&quot;)">
            <text:p/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15]+[.L15]+[.M15]+[.O15];&quot;&quot;)">
            <text:p><text:s text:c="2"/>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6" calcext:value-type="float">
            <text:p>6</text:p>
          </table:table-cell>
          <table:table-cell table:style-name="ce196"/>
          <table:table-cell table:style-name="ce40" table:number-columns-spanned="2" table:number-rows-spanned="1"/>
          <table:covered-table-cell table:style-name="ce188"/>
          <table:table-cell table:style-name="ce40" table:number-columns-spanned="2" table:number-rows-spanned="1"/>
          <table:covered-table-cell table:style-name="ce188"/>
          <table:table-cell table:style-name="ce66"/>
          <table:table-cell table:style-name="ce72" table:formula="of:=IF([.H16]&gt;0;[.$D$5];&quot;&quot;)">
            <text:p/>
          </table:table-cell>
          <table:table-cell table:style-name="ce72" table:formula="of:=IF([.H16]&lt;1;&quot;&quot;;[.H16]*[.$D$5])">
            <text:p/>
          </table:table-cell>
          <table:table-cell table:style-name="ce268"/>
          <table:table-cell table:style-name="ce66"/>
          <table:table-cell table:style-name="ce261" table:formula="of:=IFERROR(ROUND([.I16]*0;2);&quot;&quot;)">
            <text:p/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16]+[.L16]+[.M16]+[.O16];&quot;&quot;)">
            <text:p><text:s text:c="2"/>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7" calcext:value-type="float">
            <text:p>7</text:p>
          </table:table-cell>
          <table:table-cell table:style-name="ce196"/>
          <table:table-cell table:style-name="ce40" table:number-columns-spanned="2" table:number-rows-spanned="1"/>
          <table:covered-table-cell table:style-name="ce188"/>
          <table:table-cell table:style-name="ce40" table:number-columns-spanned="2" table:number-rows-spanned="1"/>
          <table:covered-table-cell table:style-name="ce188"/>
          <table:table-cell table:style-name="ce66"/>
          <table:table-cell table:style-name="ce72" table:formula="of:=IF([.H17]&gt;0;[.$D$5];&quot;&quot;)">
            <text:p/>
          </table:table-cell>
          <table:table-cell table:style-name="ce72" table:formula="of:=IF([.H17]&lt;1;&quot;&quot;;[.H17]*[.$D$5])">
            <text:p/>
          </table:table-cell>
          <table:table-cell table:style-name="ce78"/>
          <table:table-cell table:style-name="ce66"/>
          <table:table-cell table:style-name="ce261" table:formula="of:=IFERROR(ROUND([.I17]*0;2);&quot;&quot;)">
            <text:p/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17]+[.L17]+[.M17]+[.O17];&quot;&quot;)">
            <text:p><text:s text:c="2"/>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8" calcext:value-type="float">
            <text:p>8</text:p>
          </table:table-cell>
          <table:table-cell table:style-name="ce196"/>
          <table:table-cell table:style-name="ce40" table:number-columns-spanned="2" table:number-rows-spanned="1"/>
          <table:covered-table-cell table:style-name="ce188"/>
          <table:table-cell table:style-name="ce40" table:number-columns-spanned="2" table:number-rows-spanned="1"/>
          <table:covered-table-cell table:style-name="ce188"/>
          <table:table-cell table:style-name="ce66"/>
          <table:table-cell table:style-name="ce72" table:formula="of:=IF([.H18]&gt;0;[.$D$5];&quot;&quot;)">
            <text:p/>
          </table:table-cell>
          <table:table-cell table:style-name="ce72" table:formula="of:=IF([.H18]&lt;1;&quot;&quot;;[.H18]*[.$D$5])">
            <text:p/>
          </table:table-cell>
          <table:table-cell table:style-name="ce268"/>
          <table:table-cell table:style-name="ce66"/>
          <table:table-cell table:style-name="ce261" table:formula="of:=IFERROR(ROUND([.I18]*0;2);&quot;&quot;)">
            <text:p/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18]+[.L18]+[.M18]+[.O18];&quot;&quot;)">
            <text:p><text:s text:c="2"/>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9" calcext:value-type="float">
            <text:p>9</text:p>
          </table:table-cell>
          <table:table-cell table:style-name="ce196"/>
          <table:table-cell table:style-name="ce40" table:number-columns-spanned="2" table:number-rows-spanned="1"/>
          <table:covered-table-cell table:style-name="ce188"/>
          <table:table-cell table:style-name="ce40" table:number-columns-spanned="2" table:number-rows-spanned="1"/>
          <table:covered-table-cell table:style-name="ce188"/>
          <table:table-cell table:style-name="ce66"/>
          <table:table-cell table:style-name="ce72" table:formula="of:=IF([.H19]&gt;0;[.$D$5];&quot;&quot;)">
            <text:p/>
          </table:table-cell>
          <table:table-cell table:style-name="ce72" table:formula="of:=IF([.H19]&lt;1;&quot;&quot;;[.H19]*[.$D$5])">
            <text:p/>
          </table:table-cell>
          <table:table-cell table:style-name="ce78"/>
          <table:table-cell table:style-name="ce66"/>
          <table:table-cell table:style-name="ce261" table:formula="of:=IFERROR(ROUND([.I19]*0;2);&quot;&quot;)">
            <text:p/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19]+[.L19]+[.M19]+[.O19];&quot;&quot;)">
            <text:p><text:s text:c="2"/>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10" calcext:value-type="float">
            <text:p>10</text:p>
          </table:table-cell>
          <table:table-cell table:style-name="ce196"/>
          <table:table-cell table:style-name="ce40" table:number-columns-spanned="2" table:number-rows-spanned="1"/>
          <table:covered-table-cell table:style-name="ce188"/>
          <table:table-cell table:style-name="ce40" table:number-columns-spanned="2" table:number-rows-spanned="1"/>
          <table:covered-table-cell table:style-name="ce188"/>
          <table:table-cell table:style-name="ce66"/>
          <table:table-cell table:style-name="ce72" table:formula="of:=IF([.H20]&gt;0;[.$D$5];&quot;&quot;)">
            <text:p/>
          </table:table-cell>
          <table:table-cell table:style-name="ce72" table:formula="of:=IF([.H20]&lt;1;&quot;&quot;;[.H20]*[.$D$5])">
            <text:p/>
          </table:table-cell>
          <table:table-cell table:style-name="ce268"/>
          <table:table-cell table:style-name="ce66"/>
          <table:table-cell table:style-name="ce261" table:formula="of:=IFERROR(ROUND([.I20]*0;2);&quot;&quot;)">
            <text:p/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20]+[.L20]+[.M20]+[.O20];&quot;&quot;)">
            <text:p><text:s text:c="2"/>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11" calcext:value-type="float">
            <text:p>11</text:p>
          </table:table-cell>
          <table:table-cell table:style-name="ce196"/>
          <table:table-cell table:style-name="ce40" table:number-columns-spanned="2" table:number-rows-spanned="1"/>
          <table:covered-table-cell table:style-name="ce188"/>
          <table:table-cell table:style-name="ce40" table:number-columns-spanned="2" table:number-rows-spanned="1"/>
          <table:covered-table-cell table:style-name="ce188"/>
          <table:table-cell table:style-name="ce66"/>
          <table:table-cell table:style-name="ce72" table:formula="of:=IF([.H21]&gt;0;[.$D$5];&quot;&quot;)">
            <text:p/>
          </table:table-cell>
          <table:table-cell table:style-name="ce72" table:formula="of:=IF([.H21]&lt;1;&quot;&quot;;[.H21]*[.$D$5])">
            <text:p/>
          </table:table-cell>
          <table:table-cell table:style-name="ce78"/>
          <table:table-cell table:style-name="ce66"/>
          <table:table-cell table:style-name="ce261" table:formula="of:=IFERROR(ROUND([.I21]*0;2);&quot;&quot;)">
            <text:p/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21]+[.L21]+[.M21]+[.O21];&quot;&quot;)">
            <text:p><text:s text:c="2"/>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12" calcext:value-type="float">
            <text:p>12</text:p>
          </table:table-cell>
          <table:table-cell table:style-name="ce196"/>
          <table:table-cell table:style-name="ce40" table:number-columns-spanned="2" table:number-rows-spanned="1"/>
          <table:covered-table-cell table:style-name="ce188"/>
          <table:table-cell table:style-name="ce40" table:number-columns-spanned="2" table:number-rows-spanned="1"/>
          <table:covered-table-cell table:style-name="ce188"/>
          <table:table-cell table:style-name="ce66"/>
          <table:table-cell table:style-name="ce72" table:formula="of:=IF([.H22]&gt;0;[.$D$5];&quot;&quot;)">
            <text:p/>
          </table:table-cell>
          <table:table-cell table:style-name="ce72" table:formula="of:=IF([.H22]&lt;1;&quot;&quot;;[.H22]*[.$D$5])">
            <text:p/>
          </table:table-cell>
          <table:table-cell table:style-name="ce268"/>
          <table:table-cell table:style-name="ce66"/>
          <table:table-cell table:style-name="ce261" table:formula="of:=IFERROR(ROUND([.I22]*0;2);&quot;&quot;)">
            <text:p/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22]+[.L22]+[.M22]+[.O22];&quot;&quot;)">
            <text:p><text:s text:c="2"/>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13" calcext:value-type="float">
            <text:p>13</text:p>
          </table:table-cell>
          <table:table-cell table:style-name="ce196"/>
          <table:table-cell table:style-name="ce40" table:number-columns-spanned="2" table:number-rows-spanned="1"/>
          <table:covered-table-cell table:style-name="ce188"/>
          <table:table-cell table:style-name="ce40" table:number-columns-spanned="2" table:number-rows-spanned="1"/>
          <table:covered-table-cell table:style-name="ce188"/>
          <table:table-cell table:style-name="ce66"/>
          <table:table-cell table:style-name="ce72" table:formula="of:=IF([.H23]&gt;0;[.$D$5];&quot;&quot;)">
            <text:p/>
          </table:table-cell>
          <table:table-cell table:style-name="ce72" table:formula="of:=IF([.H23]&lt;1;&quot;&quot;;[.H23]*[.$D$5])">
            <text:p/>
          </table:table-cell>
          <table:table-cell table:style-name="ce78"/>
          <table:table-cell table:style-name="ce66"/>
          <table:table-cell table:style-name="ce261" table:formula="of:=IFERROR(ROUND([.I23]*0;2);&quot;&quot;)">
            <text:p/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23]+[.L23]+[.M23]+[.O23];&quot;&quot;)">
            <text:p><text:s text:c="2"/>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14" calcext:value-type="float">
            <text:p>14</text:p>
          </table:table-cell>
          <table:table-cell table:style-name="ce196"/>
          <table:table-cell table:style-name="ce40" table:number-columns-spanned="2" table:number-rows-spanned="1"/>
          <table:covered-table-cell table:style-name="ce188"/>
          <table:table-cell table:style-name="ce40" table:number-columns-spanned="2" table:number-rows-spanned="1"/>
          <table:covered-table-cell table:style-name="ce188"/>
          <table:table-cell table:style-name="ce66"/>
          <table:table-cell table:style-name="ce72" table:formula="of:=IF([.H24]&gt;0;[.$D$5];&quot;&quot;)">
            <text:p/>
          </table:table-cell>
          <table:table-cell table:style-name="ce72" table:formula="of:=IF([.H24]&lt;1;&quot;&quot;;[.H24]*[.$D$5])">
            <text:p/>
          </table:table-cell>
          <table:table-cell table:style-name="ce268"/>
          <table:table-cell table:style-name="ce66"/>
          <table:table-cell table:style-name="ce261" table:formula="of:=IFERROR(ROUND([.I24]*0;2);&quot;&quot;)">
            <text:p/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24]+[.L24]+[.M24]+[.O24];&quot;&quot;)">
            <text:p><text:s text:c="2"/></text:p>
          </table:table-cell>
          <table:table-cell table:number-columns-repeated="1006"/>
        </table:table-row>
        <table:table-row table:style-name="ro5">
          <table:table-cell/>
          <table:table-cell table:style-name="ce21" office:value-type="float" office:value="15" calcext:value-type="float">
            <text:p>15</text:p>
          </table:table-cell>
          <table:table-cell table:style-name="ce196"/>
          <table:table-cell table:style-name="ce40" table:number-columns-spanned="2" table:number-rows-spanned="1"/>
          <table:covered-table-cell table:style-name="ce188"/>
          <table:table-cell table:style-name="ce40" table:number-columns-spanned="2" table:number-rows-spanned="1"/>
          <table:covered-table-cell table:style-name="ce188"/>
          <table:table-cell table:style-name="ce66"/>
          <table:table-cell table:style-name="ce72" table:formula="of:=IF([.H25]&gt;0;[.$D$5];&quot;&quot;)">
            <text:p/>
          </table:table-cell>
          <table:table-cell table:style-name="ce72" table:formula="of:=IF([.H25]&lt;1;&quot;&quot;;[.H25]*[.$D$5])">
            <text:p/>
          </table:table-cell>
          <table:table-cell table:style-name="ce78"/>
          <table:table-cell table:style-name="ce66"/>
          <table:table-cell table:style-name="ce261" table:formula="of:=IFERROR(ROUND([.I25]*0;2);&quot;&quot;)">
            <text:p/>
          </table:table-cell>
          <table:table-cell table:style-name="ce48" table:number-columns-repeated="2"/>
          <table:table-cell table:style-name="ce196" table:number-columns-repeated="2"/>
          <table:table-cell table:style-name="ce122" table:formula="of:=IFERROR([.J25]+[.L25]+[.M25]+[.O25];&quot;&quot;)">
            <text:p><text:s text:c="2"/></text:p>
          </table:table-cell>
          <table:table-cell table:number-columns-repeated="1006"/>
        </table:table-row>
        <table:table-row table:style-name="ro5">
          <table:table-cell/>
          <table:table-cell table:style-name="ce22" office:value-type="string" calcext:value-type="string" table:number-columns-spanned="6" table:number-rows-spanned="1">
            <text:p>G <text:s/>E <text:s/>N <text:s/>E <text:s/>L <text:s text:c="5"/>T <text:s/>O <text:s/>P <text:s/>L <text:s/>A <text:s/>M</text:p>
          </table:table-cell>
          <table:covered-table-cell table:number-columns-repeated="5" table:style-name="ce31"/>
          <table:table-cell table:style-name="ce67" table:number-columns-repeated="2"/>
          <table:table-cell table:style-name="ce73" table:formula="of:=SUM([.J11:.J25])" office:value-type="float" office:value="2400" calcext:value-type="float">
            <text:p><text:s/>2.400,00 ₺ </text:p>
          </table:table-cell>
          <table:table-cell table:style-name="ce67"/>
          <table:table-cell table:style-name="ce73" table:formula="of:=SUM([.L11:.L25])" office:value-type="float" office:value="300" calcext:value-type="float">
            <text:p><text:s/>300,00 ₺ </text:p>
          </table:table-cell>
          <table:table-cell table:style-name="ce73" table:formula="of:=SUM([.M11:.M25])" office:value-type="float" office:value="30000" calcext:value-type="float">
            <text:p><text:s/>30.000,00 ₺ </text:p>
          </table:table-cell>
          <table:table-cell table:style-name="ce67"/>
          <table:table-cell table:style-name="ce73" table:formula="of:=SUM([.O11:.O25])" office:value-type="float" office:value="840" calcext:value-type="float">
            <text:p><text:s/>840,00 ₺ </text:p>
          </table:table-cell>
          <table:table-cell table:style-name="ce67" table:number-columns-repeated="2"/>
          <table:table-cell table:style-name="ce73" table:formula="of:=SUM([.R11:.R25])" office:value-type="float" office:value="33540" calcext:value-type="float">
            <text:p><text:s/>33.540,00 ₺ </text:p>
          </table:table-cell>
          <table:table-cell/>
          <table:table-cell table:style-name="ce308"/>
          <table:table-cell table:number-columns-repeated="1004"/>
        </table:table-row>
        <table:table-row table:style-name="ro7">
          <table:table-cell/>
          <table:table-cell table:style-name="ce102" table:formula="of:=IF([.O8]=5;&quot;&quot;;&quot;Not: İlgili personel eş durumundan tayin olduğu için Yer Değiştirme Gideri % 2,5 üzerinden hesaplanmıştır.&quot;)" table:number-columns-spanned="17" table:number-rows-spanned="1">
            <text:p/>
          </table:table-cell>
          <table:covered-table-cell table:style-name="ce76"/>
          <table:covered-table-cell table:number-columns-repeated="4"/>
          <table:covered-table-cell table:number-columns-repeated="3" table:style-name="ce209"/>
          <table:covered-table-cell table:style-name="ce230"/>
          <table:covered-table-cell table:style-name="ce248"/>
          <table:covered-table-cell table:number-columns-repeated="5"/>
          <table:covered-table-cell table:style-name="ce324"/>
          <table:table-cell table:number-columns-repeated="1006"/>
        </table:table-row>
        <table:table-row table:style-name="ro7">
          <table:table-cell/>
          <table:table-cell table:style-name="ce23"/>
          <table:table-cell table:style-name="ce207" office:value-type="string" calcext:value-type="string" table:number-columns-spanned="3" table:number-rows-spanned="1">
            <text:p>Ortahisar- Trabzon’a</text:p>
          </table:table-cell>
          <table:covered-table-cell table:number-columns-repeated="2"/>
          <table:table-cell table:style-name="ce55" table:formula="of:=CONCATENATE(&quot; atanan&quot;;&quot; &quot;;[.D2];&quot; &quot;;&quot;ve aile fertleri için sürekli görev yolluğu olarak tahakkuk eden&quot;;&quot; &quot;;[.L118];&quot; &quot;;&quot;gösterir bildirimdir. &quot;)" office:value-type="string" office:string-value=" atanan  Ali GERGİ ve aile fertleri için sürekli görev yolluğu olarak tahakkuk eden otuzüçbinbeşyüzkırk TL sıfır Krş. gösterir bildirimdir. " calcext:value-type="string" table:number-columns-spanned="13" table:number-rows-spanned="1">
            <text:p><text:s/>atanan <text:s/>Ali GERGİ ve aile fertleri için sürekli görev yolluğu olarak tahakkuk eden otuzüçbinbeşyüzkırk TL sıfır Krş. gösterir bildirimdir. </text:p>
          </table:table-cell>
          <table:covered-table-cell/>
          <table:covered-table-cell table:number-columns-repeated="3" table:style-name="ce209"/>
          <table:covered-table-cell table:style-name="ce230"/>
          <table:covered-table-cell table:style-name="ce247"/>
          <table:covered-table-cell table:number-columns-repeated="5"/>
          <table:covered-table-cell table:style-name="ce324"/>
          <table:table-cell table:number-columns-repeated="1006"/>
        </table:table-row>
        <table:table-row table:style-name="ro7">
          <table:table-cell/>
          <table:table-cell table:style-name="ce23"/>
          <table:table-cell table:number-columns-repeated="5"/>
          <table:table-cell table:style-name="ce209" table:number-columns-repeated="3"/>
          <table:table-cell table:style-name="ce230"/>
          <table:table-cell table:style-name="ce247"/>
          <table:table-cell table:number-columns-repeated="5"/>
          <table:table-cell table:style-name="ce324"/>
          <table:table-cell table:number-columns-repeated="1006"/>
        </table:table-row>
        <table:table-row table:style-name="ro7">
          <table:table-cell table:style-name="ce82"/>
          <table:table-cell table:style-name="ce137"/>
          <table:table-cell table:style-name="ce82"/>
          <table:table-cell table:style-name="ce172"/>
          <table:table-cell table:style-name="ce170" table:formula="of:=CONCATENATE(&quot;…../ &quot;;MONTH(TODAY());&quot; / &quot;;YEAR(TODAY()))" office:value-type="string" office:string-value="…../ 5 / 2025" calcext:value-type="string" table:number-columns-spanned="5" table:number-rows-spanned="1">
            <text:p>…../ 5 / 2025</text:p>
          </table:table-cell>
          <table:covered-table-cell table:number-columns-repeated="2" table:style-name="ce82"/>
          <table:covered-table-cell table:number-columns-repeated="2" table:style-name="ce211"/>
          <table:table-cell table:style-name="ce216"/>
          <table:table-cell table:style-name="ce233"/>
          <table:table-cell table:style-name="ce244"/>
          <table:table-cell table:style-name="ce172"/>
          <table:table-cell table:style-name="ce170" table:formula="of:=CONCATENATE(&quot;…../ &quot;;MONTH(TODAY());&quot; / &quot;;YEAR(TODAY()))" office:value-type="string" office:string-value="…../ 5 / 2025" calcext:value-type="string" table:number-columns-spanned="4" table:number-rows-spanned="1">
            <text:p>…../ 5 / 2025</text:p>
          </table:table-cell>
          <table:covered-table-cell table:number-columns-repeated="3" table:style-name="ce82"/>
          <table:table-cell table:style-name="ce301"/>
          <table:table-cell table:style-name="ce82" table:number-columns-repeated="1006"/>
        </table:table-row>
        <table:table-row table:style-name="ro7">
          <table:table-cell table:style-name="ce82"/>
          <table:table-cell table:style-name="ce137"/>
          <table:table-cell table:style-name="ce82"/>
          <table:table-cell table:style-name="ce154"/>
          <table:table-cell table:style-name="ce154" office:value-type="string" calcext:value-type="string" table:number-columns-spanned="5" table:number-rows-spanned="1">
            <text:p>Harcama Yetkilisi <text:s/>(*)</text:p>
          </table:table-cell>
          <table:covered-table-cell table:number-columns-repeated="2" table:style-name="ce82"/>
          <table:covered-table-cell table:number-columns-repeated="2" table:style-name="ce211"/>
          <table:table-cell table:style-name="ce216"/>
          <table:table-cell table:style-name="ce234"/>
          <table:table-cell table:style-name="ce244"/>
          <table:table-cell table:style-name="ce154"/>
          <table:table-cell table:style-name="ce154" office:value-type="string" calcext:value-type="string" table:number-columns-spanned="4" table:number-rows-spanned="1">
            <text:p>Bildirim Sahibi</text:p>
          </table:table-cell>
          <table:covered-table-cell table:number-columns-repeated="3" table:style-name="ce82"/>
          <table:table-cell table:style-name="ce301"/>
          <table:table-cell table:style-name="ce82" table:number-columns-repeated="1006"/>
        </table:table-row>
        <table:table-row table:style-name="ro7">
          <table:table-cell table:style-name="ce82"/>
          <table:table-cell table:style-name="ce137"/>
          <table:table-cell table:style-name="ce82"/>
          <table:table-cell table:style-name="ce175" office:value-type="string" calcext:value-type="string">
            <text:p>Adı Soyadı:</text:p>
          </table:table-cell>
          <table:table-cell table:style-name="ce187" table:formula="of:=VLOOKUP([.D2];[$Veri_Giriş.C:$Veri_Giriş.J];7;0)" office:value-type="string" office:string-value="Halil İbrahim KÖMÜRCÜ" calcext:value-type="string" table:number-columns-spanned="5" table:number-rows-spanned="1">
            <text:p>Halil İbrahim KÖMÜRCÜ</text:p>
          </table:table-cell>
          <table:covered-table-cell table:number-columns-repeated="4" table:style-name="ce195"/>
          <table:table-cell table:style-name="ce216"/>
          <table:table-cell table:style-name="ce233"/>
          <table:table-cell table:style-name="ce244"/>
          <table:table-cell table:style-name="ce270"/>
          <table:table-cell table:style-name="ce270" table:formula="of:=[.D2]" office:value-type="string" office:string-value=" Ali GERGİ" calcext:value-type="string" table:number-columns-spanned="4" table:number-rows-spanned="1">
            <text:p><text:s/>Ali GERGİ</text:p>
          </table:table-cell>
          <table:covered-table-cell table:number-columns-repeated="3" table:style-name="ce184"/>
          <table:table-cell table:style-name="ce301"/>
          <table:table-cell table:style-name="ce82" table:number-columns-repeated="1006"/>
        </table:table-row>
        <table:table-row table:style-name="ro7">
          <table:table-cell table:style-name="ce82"/>
          <table:table-cell table:style-name="ce137"/>
          <table:table-cell table:style-name="ce82"/>
          <table:table-cell table:style-name="ce176" office:value-type="string" calcext:value-type="string">
            <text:p>Unvanı <text:s text:c="4"/>:</text:p>
          </table:table-cell>
          <table:table-cell table:style-name="ce187" table:formula="of:=VLOOKUP([.D2];[$Veri_Giriş.C:$Veri_Giriş.J];8;0)" office:value-type="string" office:string-value="İlçe Müftüsü" calcext:value-type="string" table:number-columns-spanned="5" table:number-rows-spanned="1">
            <text:p>İlçe Müftüsü</text:p>
          </table:table-cell>
          <table:covered-table-cell table:number-columns-repeated="4" table:style-name="ce195"/>
          <table:table-cell table:style-name="ce216"/>
          <table:table-cell table:style-name="ce233"/>
          <table:table-cell table:style-name="ce244"/>
          <table:table-cell table:style-name="ce270"/>
          <table:table-cell table:style-name="ce270" table:formula="of:=[.D3]" office:value-type="string" office:string-value="V.H.K.İ." calcext:value-type="string" table:number-columns-spanned="4" table:number-rows-spanned="1">
            <text:p>V.H.K.İ.</text:p>
          </table:table-cell>
          <table:covered-table-cell table:number-columns-repeated="3" table:style-name="ce184"/>
          <table:table-cell table:style-name="ce301"/>
          <table:table-cell table:style-name="ce82" table:number-columns-repeated="1006"/>
        </table:table-row>
        <table:table-row table:style-name="ro7">
          <table:table-cell/>
          <table:table-cell table:style-name="ce23"/>
          <table:table-cell table:number-columns-repeated="5"/>
          <table:table-cell table:style-name="ce209" table:number-columns-repeated="3"/>
          <table:table-cell table:style-name="ce230"/>
          <table:table-cell table:style-name="ce247"/>
          <table:table-cell table:number-columns-repeated="5"/>
          <table:table-cell table:style-name="ce324"/>
          <table:table-cell table:number-columns-repeated="1006"/>
        </table:table-row>
        <table:table-row table:style-name="ro7">
          <table:table-cell/>
          <table:table-cell table:style-name="ce24"/>
          <table:table-cell table:style-name="ce179" table:number-columns-repeated="5"/>
          <table:table-cell table:style-name="ce69" table:number-columns-repeated="3"/>
          <table:table-cell table:style-name="ce80"/>
          <table:table-cell table:style-name="ce87"/>
          <table:table-cell table:style-name="ce179" table:number-columns-repeated="4"/>
          <table:table-cell table:style-name="ce113"/>
          <table:table-cell table:style-name="ce124"/>
          <table:table-cell table:number-columns-repeated="1006"/>
        </table:table-row>
        <table:table-row table:style-name="ro7">
          <table:table-cell/>
          <table:table-cell table:style-name="ce25" office:value-type="string" calcext:value-type="string" table:number-columns-spanned="3" table:number-rows-spanned="1">
            <text:p>M.Y.H.B.Y. Örnek No: 28</text:p>
          </table:table-cell>
          <table:covered-table-cell table:style-name="ce34"/>
          <table:covered-table-cell table:style-name="ce232"/>
          <table:table-cell table:style-name="ce179" table:number-columns-repeated="2"/>
          <table:table-cell table:style-name="ce58" office:value-type="string" calcext:value-type="string">
            <text:p>(*) Bu kısım bildirim sahibinin atama işleminden bilgisi olan amir tarafından imzalanacaktır.</text:p>
          </table:table-cell>
          <table:table-cell table:style-name="ce69" table:number-columns-repeated="3"/>
          <table:table-cell table:style-name="ce80"/>
          <table:table-cell table:style-name="ce87"/>
          <table:table-cell table:style-name="ce179" table:number-columns-repeated="4"/>
          <table:table-cell table:style-name="ce114"/>
          <table:table-cell table:style-name="ce124"/>
          <table:table-cell table:number-columns-repeated="1006"/>
        </table:table-row>
        <table:table-row table:style-name="ro7">
          <table:table-cell table:number-columns-repeated="7"/>
          <table:table-cell table:style-name="ce209" table:number-columns-repeated="3"/>
          <table:table-cell table:style-name="ce230"/>
          <table:table-cell table:style-name="ce247"/>
          <table:table-cell table:number-columns-repeated="5"/>
          <table:table-cell table:style-name="ce15"/>
          <table:table-cell table:number-columns-repeated="1006"/>
        </table:table-row>
        <table:table-row table:style-name="ro7">
          <table:table-cell/>
          <table:table-cell table:style-name="ce26" office:value-type="string" calcext:value-type="string" table:number-columns-spanned="6" table:number-rows-spanned="1">
            <text:p>Yardım İçin İletişim: Yusuf SARICI / 0542 623 79 07</text:p>
          </table:table-cell>
          <table:covered-table-cell table:number-columns-repeated="5"/>
          <table:table-cell table:style-name="ce209" table:number-columns-repeated="3"/>
          <table:table-cell table:style-name="ce230"/>
          <table:table-cell table:style-name="ce247"/>
          <table:table-cell table:number-columns-repeated="5"/>
          <table:table-cell table:style-name="ce15"/>
          <table:table-cell table:number-columns-repeated="1006"/>
        </table:table-row>
        <table:table-row table:style-name="ro7" table:visibility="collapse">
          <table:table-cell table:number-columns-repeated="7"/>
          <table:table-cell table:style-name="ce209" table:number-columns-repeated="3"/>
          <table:table-cell table:style-name="ce230"/>
          <table:table-cell table:style-name="ce247"/>
          <table:table-cell table:number-columns-repeated="5"/>
          <table:table-cell table:style-name="ce15"/>
          <table:table-cell table:number-columns-repeated="1006"/>
        </table:table-row>
        <table:table-row table:style-name="ro7" table:visibility="collapse">
          <table:table-cell table:number-columns-repeated="7"/>
          <table:table-cell table:style-name="ce209" table:number-columns-repeated="3"/>
          <table:table-cell table:style-name="ce230"/>
          <table:table-cell table:style-name="ce247"/>
          <table:table-cell table:number-columns-repeated="4"/>
          <table:table-cell table:style-name="ce99"/>
          <table:table-cell table:style-name="ce15"/>
          <table:table-cell table:number-columns-repeated="1006"/>
        </table:table-row>
        <table:table-row table:style-name="ro7" table:visibility="collapse" table:number-rows-repeated="51">
          <table:table-cell table:number-columns-repeated="7"/>
          <table:table-cell table:style-name="ce209" table:number-columns-repeated="3"/>
          <table:table-cell table:style-name="ce230"/>
          <table:table-cell table:style-name="ce247"/>
          <table:table-cell table:number-columns-repeated="5"/>
          <table:table-cell table:style-name="ce15"/>
          <table:table-cell table:number-columns-repeated="1006"/>
        </table:table-row>
        <table:table-row table:style-name="ro7" table:visibility="collapse">
          <table:table-cell table:number-columns-repeated="7"/>
          <table:table-cell table:style-name="ce70"/>
          <table:table-cell table:style-name="ce209" table:number-columns-repeated="2"/>
          <table:table-cell table:style-name="ce230"/>
          <table:table-cell table:style-name="ce247"/>
          <table:table-cell table:number-columns-repeated="5"/>
          <table:table-cell table:style-name="ce15"/>
          <table:table-cell table:number-columns-repeated="1006"/>
        </table:table-row>
        <table:table-row table:style-name="ro7" table:visibility="collapse" table:number-rows-repeated="6">
          <table:table-cell table:number-columns-repeated="7"/>
          <table:table-cell table:style-name="ce209" table:number-columns-repeated="3"/>
          <table:table-cell table:style-name="ce230"/>
          <table:table-cell table:style-name="ce247"/>
          <table:table-cell table:number-columns-repeated="5"/>
          <table:table-cell table:style-name="ce15"/>
          <table:table-cell table:number-columns-repeated="1006"/>
        </table:table-row>
        <table:table-row table:style-name="ro7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88"/>
          <table:table-cell table:style-name="ce99" table:number-columns-repeated="5"/>
          <table:table-cell table:style-name="ce125"/>
          <table:table-cell table:number-columns-repeated="1006"/>
        </table:table-row>
        <table:table-row table:style-name="ro8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6" office:value-type="string" calcext:value-type="string" table:number-columns-spanned="7" table:number-rows-spanned="1">
            <text:p>YÜZ milyona kadar RAKAMLARI YAZIYA ÇEVİRME (makrosuz) </text:p>
          </table:table-cell>
          <table:covered-table-cell table:number-columns-repeated="6" table:style-name="ce256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[.R26]" office:value-type="float" office:value="33540" calcext:value-type="float">
            <text:p>33.540,00</text:p>
          </table:table-cell>
          <table:table-cell table:style-name="ce262" table:number-columns-repeated="2"/>
          <table:table-cell table:style-name="ce253" table:number-columns-repeated="4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MOD([.L101];100000000)" office:value-type="float" office:value="33540" calcext:value-type="float">
            <text:p>33.540,00</text:p>
          </table:table-cell>
          <table:table-cell table:style-name="ce263" table:number-columns-repeated="2"/>
          <table:table-cell table:style-name="ce263" table:formula="of:=IF([.L102]&lt;10000000;&quot;&quot;;IF([.L102]&lt;20000000;&quot;on&quot;;IF([.L102]&lt;30000000;&quot; yirmi&quot;;IF([.L102]&lt;40000000;&quot;otuz&quot;;IF([.L102]&lt;50000000;&quot;kırk&quot;;IF([.L102]&lt;60000000;&quot;elli&quot;;&quot;&quot;))))))">
            <text:p/>
          </table:table-cell>
          <table:table-cell table:style-name="ce263" table:formula="of:=IF([.L102]&gt;=100000000;&quot;&quot;;IF([.L102]&gt;=90000000;&quot;doksan&quot;;IF([.L102]&gt;=80000000;&quot;seksen&quot;;IF([.L102]&gt;=70000000;&quot;yetmiş&quot;;IF([.L102]&gt;=60000000;&quot;altmış&quot;;&quot;&quot;)))))">
            <text:p/>
          </table:table-cell>
          <table:table-cell table:style-name="ce285" table:formula="of:=IF([.L102]&lt;10000000;&quot;&quot;;[.O102]&amp;[.P102])">
            <text:p/>
          </table:table-cell>
          <table:table-cell table:style-name="ce262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MOD([.L101];10000000)" office:value-type="float" office:value="33540" calcext:value-type="float">
            <text:p>33.540,00</text:p>
          </table:table-cell>
          <table:table-cell table:style-name="ce263" table:number-columns-repeated="2"/>
          <table:table-cell table:style-name="ce263" table:formula="of:=IF([.L103]&lt;1000000;&quot;milyon&quot;;IF([.L103]&lt;2000000;&quot;birmilyon&quot;;IF([.L103]&lt;3000000;&quot;ikimilyon&quot;;IF([.L103]&lt;4000000;&quot;üçmilyon&quot;;IF([.L103]&lt;5000000;&quot;dörtmilyon&quot;;IF([.L103]&lt;6000000;&quot;beşmilyon&quot;;&quot;&quot;))))))" office:value-type="string" office:string-value="milyon" calcext:value-type="string">
            <text:p>milyon</text:p>
          </table:table-cell>
          <table:table-cell table:style-name="ce263" table:formula="of:=IF([.L103]&gt;=10000000;&quot;&quot;;IF([.L103]&gt;=9000000;&quot;dokuzmilyon&quot;;IF([.L103]&gt;=8000000;&quot;sekizmilyon&quot;;IF([.L103]&gt;=7000000;&quot;yedimilyon&quot;;IF([.L103]&gt;=6000000;&quot;altımilyon&quot;;&quot;&quot;)))))">
            <text:p/>
          </table:table-cell>
          <table:table-cell table:style-name="ce285" table:formula="of:=IF([.L101]&lt;1000000;&quot;&quot;;[.O103]&amp;[.P103])">
            <text:p/>
          </table:table-cell>
          <table:table-cell table:style-name="ce262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MOD([.L103];1000000)" office:value-type="float" office:value="33540" calcext:value-type="float">
            <text:p>33.540,00</text:p>
          </table:table-cell>
          <table:table-cell table:style-name="ce263" table:number-columns-repeated="2"/>
          <table:table-cell table:style-name="ce263" table:formula="of:=IF([.L104]&lt;100000;&quot;&quot;;IF([.L104]&lt;200000;&quot;yüz&quot;;IF([.L104]&lt;300000;&quot;ikiyüz&quot;;IF([.L104]&lt;400000;&quot;üçyüz&quot;;IF([.L104]&lt;500000;&quot;dörtyüz&quot;;IF([.L104]&lt;600000;&quot;beşyüz&quot;;&quot;&quot;))))))">
            <text:p/>
          </table:table-cell>
          <table:table-cell table:style-name="ce263" table:formula="of:=IF([.L104]&gt;=1000000;&quot;&quot;;IF([.L104]&gt;=900000;&quot;dokuzyüz&quot;;IF([.L104]&gt;=800000;&quot;sekizyüz&quot;;IF([.L104]&gt;=700000;&quot;yediyüz&quot;;IF([.L104]&gt;=600000;&quot;altıyüz&quot;;&quot;&quot;)))))">
            <text:p/>
          </table:table-cell>
          <table:table-cell table:style-name="ce285" table:formula="of:=[.O104]&amp;[.P104]">
            <text:p/>
          </table:table-cell>
          <table:table-cell table:style-name="ce263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MOD([.L104];100000)" office:value-type="float" office:value="33540" calcext:value-type="float">
            <text:p>33.540,00</text:p>
          </table:table-cell>
          <table:table-cell table:style-name="ce263" table:number-columns-repeated="2"/>
          <table:table-cell table:style-name="ce263" table:formula="of:=IF([.L105]&lt;10000;&quot;&quot;;IF([.L105]&lt;20000;&quot;on&quot;;IF([.L105]&lt;30000;&quot;yirmi&quot;;IF([.L105]&lt;40000;&quot;otuz&quot;;IF([.L105]&lt;50000;&quot;kırk&quot;;IF([.L105]&lt;60000;&quot;elli&quot;;&quot;&quot;))))))" office:value-type="string" office:string-value="otuz" calcext:value-type="string">
            <text:p>otuz</text:p>
          </table:table-cell>
          <table:table-cell table:style-name="ce263" table:formula="of:=IF([.L105]&gt;=100000;&quot;&quot;;IF([.L105]&gt;=90000;&quot;doksan&quot;;IF([.L105]&gt;=80000;&quot;seksen&quot;;IF([.L105]&gt;=70000;&quot;yetmiş&quot;;IF([.L105]&gt;=60000;&quot;altmış&quot;;&quot;&quot;)))))">
            <text:p/>
          </table:table-cell>
          <table:table-cell table:style-name="ce285" table:formula="of:=[.O105]&amp;[.P105]&amp;IF([.Q106]=&quot;&quot;;[.R105];&quot;&quot;)" office:value-type="string" office:string-value="otuz" calcext:value-type="string">
            <text:p>otuz</text:p>
          </table:table-cell>
          <table:table-cell table:style-name="ce263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MOD([.L105];10000)" office:value-type="float" office:value="3540" calcext:value-type="float">
            <text:p>3.540,00</text:p>
          </table:table-cell>
          <table:table-cell table:style-name="ce263" table:number-columns-repeated="2"/>
          <table:table-cell table:style-name="ce289" table:formula="of:=IF([.L106]&lt;1000;&quot;bin&quot;;IF([.L106]&lt;2000;&quot;birbin&quot;;IF([.L106]&lt;3000;&quot;ikibin&quot;;IF([.L106]&lt;4000;&quot;üçbin&quot;;IF([.L106]&lt;5000;&quot;dörtbin&quot;;IF([.L106]&lt;6000;&quot;beşbin&quot;;&quot;&quot;))))))" office:value-type="string" office:string-value="üçbin" calcext:value-type="string">
            <text:p>üçbin</text:p>
          </table:table-cell>
          <table:table-cell table:style-name="ce263" table:formula="of:=IF([.L106]&gt;=10000;&quot;&quot;;IF([.L106]&gt;=9000;&quot;dokuzbin&quot;;IF([.L106]&gt;=8000;&quot;sekizbin&quot;;IF([.L106]&gt;=7000;&quot;yedibin&quot;;IF([.L106]&gt;=6000;&quot;altıbin&quot;;&quot;&quot;)))))">
            <text:p/>
          </table:table-cell>
          <table:table-cell table:style-name="ce285" table:formula="of:=IF([.L105]&lt;1000;&quot;&quot;;[.O106]&amp;[.P106])" office:value-type="string" office:string-value="üçbin" calcext:value-type="string">
            <text:p>üçbin</text:p>
          </table:table-cell>
          <table:table-cell table:style-name="ce263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MOD([.L106];1000)" office:value-type="float" office:value="540" calcext:value-type="float">
            <text:p>540,00</text:p>
          </table:table-cell>
          <table:table-cell table:style-name="ce263" table:number-columns-repeated="2"/>
          <table:table-cell table:style-name="ce263" table:formula="of:=IF([.L107]&lt;100;&quot;&quot;;IF([.L107]&lt;200;&quot;yüz&quot;;IF([.L107]&lt;300;&quot;ikiyüz&quot;;IF([.L107]&lt;400;&quot;üçyüz&quot;;IF([.L107]&lt;500;&quot;dörtyüz&quot;;IF([.L107]&lt;600;&quot;beşyüz&quot;;&quot;&quot;))))))" office:value-type="string" office:string-value="beşyüz" calcext:value-type="string">
            <text:p>beşyüz</text:p>
          </table:table-cell>
          <table:table-cell table:style-name="ce263" table:formula="of:=IF([.L107]&gt;=1000;&quot;&quot;;IF([.L107]&gt;=900;&quot;dokuzyüz&quot;;IF([.L107]&gt;=800;&quot;sekizyüz&quot;;IF([.L107]&gt;=700;&quot;yediyüz&quot;;IF([.L107]&gt;=600;&quot;altıyüz&quot;;&quot;&quot;)))))">
            <text:p/>
          </table:table-cell>
          <table:table-cell table:style-name="ce263" table:formula="of:=[.O107]&amp;[.P107]" office:value-type="string" office:string-value="beşyüz" calcext:value-type="string">
            <text:p>beşyüz</text:p>
          </table:table-cell>
          <table:table-cell table:style-name="ce263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MOD([.L107];100)" office:value-type="float" office:value="40" calcext:value-type="float">
            <text:p>40,00</text:p>
          </table:table-cell>
          <table:table-cell table:style-name="ce263" table:number-columns-repeated="2"/>
          <table:table-cell table:style-name="ce263" table:formula="of:=IF([.L108]&lt;10;&quot;&quot;;IF([.L108]&lt;20;&quot;on&quot;;IF([.L108]&lt;30;&quot;yirmi&quot;;IF([.L108]&lt;40;&quot;otuz&quot;;IF([.L108]&lt;50;&quot;kırk&quot;;IF([.L108]&lt;60;&quot;elli&quot;;&quot;&quot;))))))" office:value-type="string" office:string-value="kırk" calcext:value-type="string">
            <text:p>kırk</text:p>
          </table:table-cell>
          <table:table-cell table:style-name="ce263" table:formula="of:=IF([.L108]&gt;=100;&quot;&quot;;IF([.L108]&gt;=90;&quot;doksan&quot;;IF([.L108]&gt;=80;&quot;seksen&quot;;IF([.L108]&gt;=70;&quot;yetmiş&quot;;IF([.L108]&gt;=60;&quot;altmış&quot;;&quot;&quot;)))))">
            <text:p/>
          </table:table-cell>
          <table:table-cell table:style-name="ce263" table:formula="of:=[.O108]&amp;[.P108]" office:value-type="string" office:string-value="kırk" calcext:value-type="string">
            <text:p>kırk</text:p>
          </table:table-cell>
          <table:table-cell table:style-name="ce263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MOD([.L108];10)" office:value-type="float" office:value="0" calcext:value-type="float">
            <text:p>0,00</text:p>
          </table:table-cell>
          <table:table-cell table:style-name="ce263" table:number-columns-repeated="2"/>
          <table:table-cell table:style-name="ce263" table:formula="of:=IF([.L109]&lt;1;&quot;&quot;;IF([.L109]&lt;2;&quot;bir&quot;;IF([.L109]&lt;3;&quot;iki&quot;;IF([.L109]&lt;4;&quot;üç&quot;;IF([.L109]&lt;5;&quot;dört&quot;;IF([.L109]&lt;6;&quot;beş&quot;;&quot;&quot;))))))">
            <text:p/>
          </table:table-cell>
          <table:table-cell table:style-name="ce263" table:formula="of:=IF([.L109]&gt;=10;&quot;&quot;;IF([.L109]&gt;=9;&quot;dokuz&quot;;IF([.L109]&gt;=8;&quot;sekiz&quot;;IF([.L109]&gt;=7;&quot;yedi&quot;;IF([.L109]&gt;=6;&quot;altı&quot;;&quot;&quot;)))))">
            <text:p/>
          </table:table-cell>
          <table:table-cell table:style-name="ce285" table:formula="of:=IF([.L108]&lt;1;&quot;&quot;;[.O109]&amp;[.P109])">
            <text:p/>
          </table:table-cell>
          <table:table-cell table:style-name="ce263"/>
          <table:table-cell table:number-columns-repeated="1006"/>
        </table:table-row>
        <table:table-row table:style-name="ro10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ROUND(MOD([.L109];1);2)" office:value-type="float" office:value="0" calcext:value-type="float">
            <text:p>0,00</text:p>
          </table:table-cell>
          <table:table-cell table:style-name="ce263" table:number-columns-repeated="2"/>
          <table:table-cell table:style-name="ce289" table:formula="of:=IF([.L110]&lt;0.1;&quot;sıfır&quot;;IF([.L110]&lt;0.2;&quot;on&quot;;IF([.L110]&lt;0.3;&quot;yirmi&quot;;IF([.L110]&lt;0.4;&quot;otuz&quot;;IF([.L110]&lt;0.5;&quot;kırk&quot;;IF([.L110]&lt;0.6;&quot;elli&quot;;&quot;&quot;))))))" office:value-type="string" office:string-value="sıfır" calcext:value-type="string">
            <text:p>sıfır</text:p>
          </table:table-cell>
          <table:table-cell table:style-name="ce263" table:formula="of:=IF([.L110]&gt;=1;&quot;&quot;;IF([.L110]&gt;=0.9;&quot;doksan&quot;;IF([.L110]&gt;=0.8;&quot;seksen&quot;;IF([.L110]&gt;=0.7;&quot;yetmiş&quot;;IF([.L110]&gt;=0.6;&quot;altmış&quot;;&quot;&quot;)))))">
            <text:p/>
          </table:table-cell>
          <table:table-cell table:style-name="ce263" table:formula="of:=[.O110]&amp;[.P110]" office:value-type="string" office:string-value="sıfır" calcext:value-type="string">
            <text:p>sıfır</text:p>
          </table:table-cell>
          <table:table-cell table:style-name="ce299" office:value-type="string" calcext:value-type="string">
            <text:p>TL</text:p>
          </table:table-cell>
          <table:table-cell table:number-columns-repeated="1006"/>
        </table:table-row>
        <table:table-row table:style-name="ro10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ROUND(MOD([.L110];0.1);2)" office:value-type="float" office:value="0" calcext:value-type="float">
            <text:p>0,00</text:p>
          </table:table-cell>
          <table:table-cell table:style-name="ce263" table:number-columns-repeated="2"/>
          <table:table-cell table:style-name="ce263" table:formula="of:=IF([.L111]&lt;0.01;&quot;&quot;;IF([.L111]&lt;0.02;&quot;bir&quot;;IF([.L111]&lt;0.03;&quot;iki&quot;;IF([.L111]&lt;0.04;&quot;üç&quot;;IF([.L111]&lt;0.05;&quot;dört&quot;;IF([.L111]&lt;0.06;&quot;beş&quot;;&quot;&quot;))))))">
            <text:p/>
          </table:table-cell>
          <table:table-cell table:style-name="ce263" table:formula="of:=IF([.L111]&gt;=0.1;&quot;&quot;;IF([.L111]&gt;=0.09;&quot;dokuz&quot;;IF([.L111]&gt;=0.08;&quot;sekiz&quot;;IF([.L111]&gt;=0.07;&quot;yedi&quot;;IF([.L111]&gt;=0.06;&quot;altı&quot;;&quot;&quot;)))))">
            <text:p/>
          </table:table-cell>
          <table:table-cell table:style-name="ce263" table:formula="of:=[.O111]&amp;[.P111]">
            <text:p/>
          </table:table-cell>
          <table:table-cell table:style-name="ce299" office:value-type="string" calcext:value-type="string">
            <text:p>Krş.</text:p>
          </table:table-cell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2" table:formula="of:=MOD([.L111];0.01)" office:value-type="float" office:value="0" calcext:value-type="float">
            <text:p>0,00</text:p>
          </table:table-cell>
          <table:table-cell table:style-name="ce263" table:number-columns-repeated="6"/>
          <table:table-cell table:number-columns-repeated="1006"/>
        </table:table-row>
        <table:table-row table:style-name="ro9" table:visibility="collapse" table:number-rows-repeated="2">
          <table:table-cell table:number-columns-repeated="7"/>
          <table:table-cell table:style-name="ce209" table:number-columns-repeated="3"/>
          <table:table-cell table:style-name="ce81"/>
          <table:table-cell table:style-name="ce252"/>
          <table:table-cell table:style-name="ce263" table:number-columns-repeated="6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3"/>
          <table:table-cell table:style-name="ce263" table:number-columns-repeated="2"/>
          <table:table-cell table:style-name="ce263" table:formula="of:=IF([.L115]&lt;0.001;&quot;&quot;;IF([.L115]&lt;0.002;&quot;bir&quot;;IF([.L115]&lt;0.003;&quot;iki&quot;;IF([.L115]&lt;0.004;&quot;üç&quot;;IF([.L115]&lt;0.005;&quot;dört&quot;;IF([.L115]&lt;0.006;&quot;beş&quot;;&quot;&quot;))))))">
            <text:p/>
          </table:table-cell>
          <table:table-cell table:style-name="ce263" table:formula="of:=IF([.L115]&gt;=0.01;&quot;&quot;;IF([.L115]&gt;=0.009;&quot;dokuz&quot;;IF([.L115]&gt;=0.008;&quot;sekiz&quot;;IF([.L115]&gt;=0.007;&quot;yedi&quot;;IF([.L115]&gt;=0.006;&quot;altı&quot;;&quot;&quot;)))))">
            <text:p/>
          </table:table-cell>
          <table:table-cell table:style-name="ce263" table:formula="of:=[.O115]&amp;[.P115]">
            <text:p/>
          </table:table-cell>
          <table:table-cell table:style-name="ce263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4"/>
          <table:table-cell table:style-name="ce263" table:number-columns-repeated="6"/>
          <table:table-cell table:number-columns-repeated="1006"/>
        </table:table-row>
        <table:table-row table:style-name="ro9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4" table:formula="of:=CONCATENATE([.Q102];[.Q103];[.Q104];[.Q105];[.Q106];[.Q107];[.Q108];[.Q109])" office:value-type="string" office:string-value="otuzüçbinbeşyüzkırk" calcext:value-type="string">
            <text:p>otuzüçbinbeşyüzkırk</text:p>
          </table:table-cell>
          <table:table-cell table:style-name="ce263" table:formula="of:=CONCATENATE([.Q110];[.Q111])" office:value-type="string" office:string-value="sıfır" calcext:value-type="string">
            <text:p>sıfır</text:p>
          </table:table-cell>
          <table:table-cell table:style-name="ce263"/>
          <table:table-cell table:style-name="ce263" table:formula="of:=IF([.L117]=&quot;&quot;;&quot;sıfır&quot;;[.L117])" office:value-type="string" office:string-value="otuzüçbinbeşyüzkırk" calcext:value-type="string">
            <text:p>otuzüçbinbeşyüzkırk</text:p>
          </table:table-cell>
          <table:table-cell table:style-name="ce263" table:formula="of:=IF([.M117]=&quot;&quot;;&quot;sıfır&quot;;[.M117])" office:value-type="string" office:string-value="sıfır" calcext:value-type="string">
            <text:p>sıfır</text:p>
          </table:table-cell>
          <table:table-cell table:style-name="ce263" table:number-columns-repeated="2"/>
          <table:table-cell table:number-columns-repeated="1006"/>
        </table:table-row>
        <table:table-row table:style-name="ro8" table:visibility="collapse">
          <table:table-cell table:number-columns-repeated="7"/>
          <table:table-cell table:style-name="ce209" table:number-columns-repeated="3"/>
          <table:table-cell table:style-name="ce81"/>
          <table:table-cell table:style-name="ce255" table:formula="of:=CONCATENATE([.O117];&quot; &quot;;[.R110];&quot; &quot;;[.P117];&quot; &quot;;[.R111])" office:value-type="string" office:string-value="otuzüçbinbeşyüzkırk TL sıfır Krş." calcext:value-type="string" table:number-columns-spanned="7" table:number-rows-spanned="1">
            <text:p>otuzüçbinbeşyüzkırk TL sıfır Krş.</text:p>
          </table:table-cell>
          <table:covered-table-cell table:number-columns-repeated="6" table:style-name="ce264"/>
          <table:table-cell table:number-columns-repeated="1006"/>
        </table:table-row>
        <table:table-row table:style-name="ro7" table:visibility="collapse" table:number-rows-repeated="1048457">
          <table:table-cell table:number-columns-repeated="1024"/>
        </table:table-row>
        <table:table-row table:style-name="ro7" table:visibility="collapse">
          <table:table-cell table:number-columns-repeated="1024"/>
        </table:table-row>
      </table:table>
      <table:table table:name="Geçici Görev Yolluğu Bildirimi" table:style-name="ta1" table:protected="true" table:protection-key="yxwMNk1muom0uwMyrRp4eAcP/MI=" table:protection-key-digest-algorithm="http://www.w3.org/2000/09/xmldsig#sha1" table:print-ranges="'Geçici Görev Yolluğu Bildirimi'.B2:'Geçici Görev Yolluğu Bildirimi'.T219">
        <loext:table-protection loext:select-protected-cells="true" loext:select-unprotected-cells="true"/>
        <office:forms form:automatic-focus="false" form:apply-design-mode="false"/>
        <table:shapes>
          <draw:frame draw:z-index="0" draw:style-name="gr3" draw:text-style-name="P6" svg:width="7.37cm" svg:height="8.501cm" svg:x="37.896cm" svg:y="6.877cm">
            <draw:text-box>
              <text:p text:style-name="P1"><text:span text:style-name="T10">DİKKAT:</text:span></text:p>
              <text:p text:style-name="P2"><text:span text:style-name="T11"><text:s/></text:span><text:span text:style-name="T12">Sarı renkli hücreler dışında hiç bir yere veri </text:span><text:span text:style-name="T12">girişi yapmayınız. Bu talımata uyulmaması </text:span><text:span text:style-name="T12">halinde program düzgün çalışmayabilir.</text:span></text:p>
              <text:p text:style-name="P3"><text:span text:style-name="T7">KULLANIM KILAVUZU</text:span></text:p>
              <text:p><text:span text:style-name="T8">1- <text:s/>Önce </text:span><text:span text:style-name="T7">VERİ GİRİŞ</text:span><text:span text:style-name="T8"> sayfasından ilgili </text:span><text:span text:style-name="T8">personelin bilgilerini giriniz.</text:span></text:p>
              <text:p><text:span text:style-name="T8">2- Hangi yolluk bildirimi yapılacaksa o sayfaya </text:span><text:span text:style-name="T8">geçiniz.</text:span></text:p>
              <text:p><text:span text:style-name="T8">3- Sayfanın sol üst tarafında bulunan </text:span><text:span text:style-name="T7">İSİM</text:span><text:span text:style-name="T8"> </text:span><text:span text:style-name="T8">hücresine tıklayarak beliren OK işaretine tekrar </text:span><text:span text:style-name="T8">tıklayınız ve</text:span><text:span text:style-name="T7"> ilgili personelin İSMİNİ</text:span><text:span text:style-name="T8"> seçiniz.</text:span></text:p>
              <text:p><text:span text:style-name="T8">4- Ve aşağıdaki </text:span><text:span text:style-name="T7">SARI</text:span><text:span text:style-name="T8"> renkli hücrelere gerekli </text:span><text:span text:style-name="T8">bilgileri girerek hesaplama yapınız.</text:span></text:p>
              <text:p><text:span text:style-name="T8"/></text:p>
              <text:p><text:span text:style-name="T7">Not:</text:span><text:span text:style-name="T8"> Bu sayfada Sürekli Görev Yolluğu olarak </text:span><text:span text:style-name="T8">verilen </text:span><text:span text:style-name="T7">bir yevmiye ve gidiş ulaşım ücreti </text:span><text:span text:style-name="T7">hesaplaması yapılmaktadır.</text:span><text:span text:style-name="T8"> Bunun için Yollık </text:span><text:span text:style-name="T8">Bildirimi başlığına tıklayarak </text:span><text:span text:style-name="T7">bildirimin adını </text:span><text:span text:style-name="T7">değişiniz.</text:span></text:p>
              <text:p text:style-name="P4"><text:span text:style-name="T13">Yardım İçin İletişim: Yusuf SARICI / 0542 623 79 07</text:span></text:p>
            </draw:text-box>
          </draw:frame>
          <draw:frame draw:z-index="1" draw:name="Metin Çerçevesi 1" draw:style-name="gr4" draw:text-style-name="P7" svg:width="7.459cm" svg:height="2.341cm" svg:x="37.988cm" svg:y="0.065cm">
            <draw:text-box>
              <text:p text:style-name="P3"><text:span text:style-name="T14">Dikkat: </text:span><text:span text:style-name="T15">Boş satırları gizlemek için </text:span><text:span text:style-name="T14">BOŞ </text:span><text:span text:style-name="T14">SATIRLARI GİZLE</text:span><text:span text:style-name="T15"> butonundaki ok </text:span><text:span text:style-name="T15">işaretine tıklayınız ve açılan menüden </text:span><text:span text:style-name="T15">aşağıdaki sadece </text:span><text:span text:style-name="T14">GEREKLİ</text:span><text:span text:style-name="T15"> kelimesinin </text:span><text:span text:style-name="T15">yanındaki kutucuğunu </text:span><text:span text:style-name="T16">işaretleyiniz</text:span><text:span text:style-name="T15"> ve </text:span><text:span text:style-name="T14">TAMAM </text:span><text:span text:style-name="T15">a tıklayınız.</text:span></text:p>
            </draw:text-box>
          </draw:frame>
        </table:shapes>
        <table:table-column table:style-name="co11" table:default-cell-style-name="ce83"/>
        <table:table-column table:style-name="co25" table:default-cell-style-name="ce209"/>
        <table:table-column table:style-name="co26" table:default-cell-style-name="ce83"/>
        <table:table-column table:style-name="co10" table:number-columns-repeated="3" table:default-cell-style-name="ce83"/>
        <table:table-column table:style-name="co27" table:default-cell-style-name="ce410"/>
        <table:table-column table:style-name="co28" table:number-columns-repeated="2" table:default-cell-style-name="ce430"/>
        <table:table-column table:style-name="co29" table:default-cell-style-name="ce441"/>
        <table:table-column table:style-name="co30" table:default-cell-style-name="ce466"/>
        <table:table-column table:style-name="co31" table:default-cell-style-name="ce441"/>
        <table:table-column table:style-name="co32" table:visibility="collapse" table:default-cell-style-name="ce441"/>
        <table:table-column table:style-name="co10" table:default-cell-style-name="ce209"/>
        <table:table-column table:style-name="co33" table:default-cell-style-name="ce209"/>
        <table:table-column table:style-name="co34" table:default-cell-style-name="ce83"/>
        <table:table-column table:style-name="co35" table:default-cell-style-name="ce209"/>
        <table:table-column table:style-name="co36" table:default-cell-style-name="ce83"/>
        <table:table-column table:style-name="co37" table:default-cell-style-name="ce83"/>
        <table:table-column table:style-name="co38" table:default-cell-style-name="ce524"/>
        <table:table-column table:style-name="co39" table:default-cell-style-name="ce560"/>
        <table:table-column table:style-name="co40" table:default-cell-style-name="ce83"/>
        <table:table-column table:style-name="co41" table:default-cell-style-name="ce83"/>
        <table:table-column table:style-name="co42" table:default-cell-style-name="ce83"/>
        <table:table-column table:style-name="co10" table:visibility="collapse" table:number-columns-repeated="1000" table:default-cell-style-name="ce83"/>
        <table:table-row table:style-name="ro11">
          <table:table-cell/>
          <table:table-cell table:style-name="ce303" office:value-type="string" calcext:value-type="string">
            <text:p>Yusar2000tr</text:p>
          </table:table-cell>
          <table:table-cell table:number-columns-repeated="1022"/>
        </table:table-row>
        <table:table-header-rows>
          <table:table-row table:style-name="ro12">
            <table:table-cell/>
            <table:table-cell table:style-name="ce126" office:value-type="string" calcext:value-type="string" table:number-columns-spanned="2" table:number-rows-spanned="1">
              <text:p><text:s text:c="3"/>Adı Soyadı</text:p>
            </table:table-cell>
            <table:covered-table-cell table:style-name="ce130"/>
            <table:table-cell table:style-name="ce349" table:content-validation-name="val4" office:value-type="string" calcext:value-type="string" table:number-columns-spanned="3" table:number-rows-spanned="1">
              <text:p><text:s/>Ali GERGİ</text:p>
            </table:table-cell>
            <table:covered-table-cell table:number-columns-repeated="2" table:style-name="ce355"/>
            <table:table-cell table:style-name="ce383" table:content-validation-name="val5" office:value-type="string" calcext:value-type="string" table:number-columns-spanned="11" table:number-rows-spanned="4">
              <text:p>DEVLET MEMURLARI YURT İÇİ / YURT DIŞI GEÇİCİ GÖREV YOLLUĞU BİLDİRİMİ</text:p>
            </table:table-cell>
            <table:covered-table-cell table:style-name="ce390"/>
            <table:covered-table-cell table:style-name="ce445"/>
            <table:covered-table-cell table:style-name="ce454"/>
            <table:covered-table-cell table:style-name="ce467"/>
            <table:covered-table-cell table:number-columns-repeated="2" table:style-name="ce454"/>
            <table:covered-table-cell table:number-columns-repeated="2" table:style-name="ce201"/>
            <table:covered-table-cell table:style-name="ce93"/>
            <table:covered-table-cell table:style-name="ce501"/>
            <table:table-cell table:style-name="ce449" office:value-type="string" calcext:value-type="string" table:number-columns-spanned="1" table:number-rows-spanned="2">
              <text:p>Dairesi</text:p>
            </table:table-cell>
            <table:table-cell table:style-name="ce455" office:value-type="string" calcext:value-type="string" table:number-columns-spanned="2" table:number-rows-spanned="2">
              <text:p><text:s/>Arsin Malmüdürlüğü</text:p>
            </table:table-cell>
            <table:covered-table-cell table:style-name="ce532"/>
            <table:table-cell table:number-columns-repeated="3"/>
            <table:table-cell table:style-name="ce509"/>
            <table:table-cell table:number-columns-repeated="1000"/>
          </table:table-row>
          <table:table-row table:style-name="ro12">
            <table:table-cell/>
            <table:table-cell table:style-name="ce126" office:value-type="string" calcext:value-type="string" table:number-columns-spanned="2" table:number-rows-spanned="1">
              <text:p><text:s text:c="3"/>Ünvanı</text:p>
            </table:table-cell>
            <table:covered-table-cell table:style-name="ce130"/>
            <table:table-cell table:style-name="ce350" table:formula="of:=VLOOKUP([.D2];[$Veri_Giriş.C:$Veri_Giriş.G];2;0)" office:value-type="string" office:string-value="V.H.K.İ." calcext:value-type="string" table:number-columns-spanned="3" table:number-rows-spanned="1">
              <text:p>V.H.K.İ.</text:p>
            </table:table-cell>
            <table:covered-table-cell table:number-columns-repeated="2" table:style-name="ce355"/>
            <table:covered-table-cell table:style-name="ce395"/>
            <table:covered-table-cell table:style-name="ce391"/>
            <table:covered-table-cell table:style-name="ce439"/>
            <table:covered-table-cell table:style-name="ce456"/>
            <table:covered-table-cell table:style-name="ce469"/>
            <table:covered-table-cell table:number-columns-repeated="2" table:style-name="ce456"/>
            <table:covered-table-cell table:number-columns-repeated="2" table:style-name="ce486"/>
            <table:covered-table-cell table:style-name="ce490"/>
            <table:covered-table-cell table:style-name="ce274"/>
            <table:covered-table-cell table:style-name="ce450"/>
            <table:covered-table-cell table:style-name="ce93"/>
            <table:covered-table-cell table:style-name="ce532"/>
            <table:table-cell table:number-columns-repeated="1004"/>
          </table:table-row>
          <table:table-row table:style-name="ro12">
            <table:table-cell/>
            <table:table-cell table:style-name="ce126" office:value-type="string" calcext:value-type="string" table:number-columns-spanned="2" table:number-rows-spanned="1">
              <text:p><text:s text:c="3"/>Kadro Derecesi </text:p>
            </table:table-cell>
            <table:covered-table-cell table:style-name="ce130"/>
            <table:table-cell table:style-name="ce351" table:formula="of:=VLOOKUP([.D2];[$Veri_Giriş.C:$Veri_Giriş.G];3;0)" office:value-type="string" office:string-value="6" calcext:value-type="string" table:number-columns-spanned="3" table:number-rows-spanned="1">
              <text:p>6</text:p>
            </table:table-cell>
            <table:covered-table-cell table:number-columns-repeated="2" table:style-name="ce355"/>
            <table:covered-table-cell table:style-name="ce395"/>
            <table:covered-table-cell table:style-name="ce391"/>
            <table:covered-table-cell table:style-name="ce439"/>
            <table:covered-table-cell table:style-name="ce456"/>
            <table:covered-table-cell table:style-name="ce469"/>
            <table:covered-table-cell table:number-columns-repeated="2" table:style-name="ce456"/>
            <table:covered-table-cell table:number-columns-repeated="2" table:style-name="ce486"/>
            <table:covered-table-cell table:style-name="ce490"/>
            <table:covered-table-cell table:style-name="ce274"/>
            <table:table-cell table:style-name="ce451" office:value-type="string" calcext:value-type="string" table:number-columns-spanned="1" table:number-rows-spanned="2">
              <text:p>Bütçe Yılı</text:p>
            </table:table-cell>
            <table:table-cell table:style-name="ce496" table:formula="of:=VLOOKUP([.D2];[$Veri_Giriş.C:$Veri_Giriş.H];6;0)" office:value-type="float" office:value="2025" calcext:value-type="float" table:number-columns-spanned="2" table:number-rows-spanned="2">
              <text:p>2025</text:p>
            </table:table-cell>
            <table:covered-table-cell table:style-name="ce532"/>
            <table:table-cell table:number-columns-repeated="1004"/>
          </table:table-row>
          <table:table-row table:style-name="ro12">
            <table:table-cell/>
            <table:table-cell table:style-name="ce126" office:value-type="string" calcext:value-type="string" table:number-columns-spanned="2" table:number-rows-spanned="1">
              <text:p><text:s text:c="3"/>Ek Göstergesi</text:p>
            </table:table-cell>
            <table:covered-table-cell table:style-name="ce130"/>
            <table:table-cell table:style-name="ce372" table:formula="of:=VLOOKUP([.D2];[$Veri_Giriş.C:$Veri_Giriş.G];4;0)" office:value-type="float" office:value="0" calcext:value-type="float" table:number-columns-spanned="3" table:number-rows-spanned="1">
              <text:p>0</text:p>
            </table:table-cell>
            <table:covered-table-cell table:number-columns-repeated="2" table:style-name="ce355"/>
            <table:covered-table-cell table:style-name="ce395"/>
            <table:covered-table-cell table:style-name="ce393"/>
            <table:covered-table-cell table:style-name="ce445"/>
            <table:covered-table-cell table:style-name="ce454"/>
            <table:covered-table-cell table:style-name="ce467"/>
            <table:covered-table-cell table:number-columns-repeated="2" table:style-name="ce454"/>
            <table:covered-table-cell table:number-columns-repeated="2" table:style-name="ce201"/>
            <table:covered-table-cell table:style-name="ce93"/>
            <table:covered-table-cell table:style-name="ce501"/>
            <table:covered-table-cell table:style-name="ce450"/>
            <table:covered-table-cell table:style-name="ce93"/>
            <table:covered-table-cell table:style-name="ce532"/>
            <table:table-cell table:number-columns-repeated="1004"/>
          </table:table-row>
          <table:table-row table:style-name="ro12">
            <table:table-cell/>
            <table:table-cell table:style-name="ce126" office:value-type="string" calcext:value-type="string" table:number-columns-spanned="2" table:number-rows-spanned="1">
              <text:p><text:s text:c="3"/>Gündeliği</text:p>
            </table:table-cell>
            <table:covered-table-cell table:style-name="ce130"/>
            <table:table-cell table:style-name="ce167" table:formula="of:=VLOOKUP([.D2];[$Veri_Giriş.C:$Veri_Giriş.G];5;0)" office:value-type="float" office:value="600" calcext:value-type="float" table:number-columns-spanned="2" table:number-rows-spanned="1">
              <text:p>600,00</text:p>
            </table:table-cell>
            <table:covered-table-cell table:style-name="ce355"/>
            <table:table-cell table:style-name="ce378" table:formula="of:=IF([.D6]&gt;0;&quot;₺&quot;;&quot;&quot;)" office:value-type="string" office:string-value="₺" calcext:value-type="string">
              <text:p>₺</text:p>
            </table:table-cell>
            <table:table-cell table:style-name="ce399" office:value-type="string" calcext:value-type="string" table:number-columns-spanned="9" table:number-rows-spanned="1">
              <text:p>GÜNDELİKLER</text:p>
            </table:table-cell>
            <table:covered-table-cell table:style-name="ce394"/>
            <table:covered-table-cell table:style-name="ce445"/>
            <table:covered-table-cell table:style-name="ce454"/>
            <table:covered-table-cell table:style-name="ce467"/>
            <table:covered-table-cell table:number-columns-repeated="2" table:style-name="ce454"/>
            <table:covered-table-cell table:number-columns-repeated="2" table:style-name="ce201"/>
            <table:table-cell table:style-name="ce372" office:value-type="string" calcext:value-type="string" table:number-columns-spanned="2" table:number-rows-spanned="1">
              <text:p>TAŞIT VE ZORUNLU GİDERLER</text:p>
            </table:table-cell>
            <table:covered-table-cell table:style-name="ce486"/>
            <table:table-cell table:style-name="ce499" office:value-type="string" calcext:value-type="string" table:number-columns-spanned="2" table:number-rows-spanned="1">
              <text:p><text:s/>Dövizin</text:p>
            </table:table-cell>
            <table:covered-table-cell table:style-name="ce93"/>
            <table:table-cell table:style-name="ce527" office:value-type="string" calcext:value-type="string" table:number-columns-spanned="1" table:number-rows-spanned="3">
              <text:p>Toplam Brüt</text:p>
              <text:p>Tutar TL</text:p>
            </table:table-cell>
            <table:table-cell table:style-name="ce546" office:value-type="string" calcext:value-type="string" table:number-columns-spanned="1" table:number-rows-spanned="3">
              <text:p>Boş Satırları Gizle</text:p>
            </table:table-cell>
            <table:table-cell/>
            <table:table-cell table:style-name="ce543" office:value-type="string" calcext:value-type="string" table:number-columns-spanned="2" table:number-rows-spanned="1">
              <text:p>Farklı Yıllara Ait de Ödeme yapılacaksa</text:p>
            </table:table-cell>
            <table:covered-table-cell/>
            <table:table-cell table:number-columns-repeated="1000"/>
          </table:table-row>
          <table:table-row table:style-name="ro12">
            <table:table-cell/>
            <table:table-cell table:style-name="ce304" office:value-type="string" calcext:value-type="string" table:number-columns-spanned="1" table:number-rows-spanned="2">
              <text:p>Sıra No </text:p>
            </table:table-cell>
            <table:table-cell table:style-name="ce357" office:value-type="string" calcext:value-type="string" table:number-columns-spanned="1" table:number-rows-spanned="2">
              <text:p>Oturma ve Yolculuk Tarihleri</text:p>
            </table:table-cell>
            <table:table-cell table:style-name="ce363" office:value-type="string" calcext:value-type="string" table:number-columns-spanned="3" table:number-rows-spanned="2">
              <text:p><text:s/>Nereden Nereye Yolculuk Edildiği veya Nerede Oturduğu</text:p>
            </table:table-cell>
            <table:covered-table-cell table:number-columns-repeated="2" table:style-name="ce93"/>
            <table:table-cell table:style-name="ce400" office:value-type="string" calcext:value-type="string" table:number-columns-spanned="1" table:number-rows-spanned="2">
              <text:p>Harcırahın Türü</text:p>
            </table:table-cell>
            <table:table-cell table:style-name="ce413" office:value-type="string" calcext:value-type="string" table:number-columns-spanned="2" table:number-rows-spanned="1">
              <text:p>Hareket Saatleri</text:p>
            </table:table-cell>
            <table:covered-table-cell table:style-name="ce445"/>
            <table:table-cell table:style-name="ce454" office:value-type="string" calcext:value-type="string" table:number-columns-spanned="1" table:number-rows-spanned="2">
              <text:p><text:span text:style-name="T26">Gün</text:span></text:p>
              <text:p><text:span text:style-name="T26"> Sayısı</text:span></text:p>
            </table:table-cell>
            <table:table-cell table:style-name="ce467" office:value-type="string" calcext:value-type="string" table:number-columns-spanned="1" table:number-rows-spanned="2">
              <text:p>Gündelik</text:p>
              <text:p>Oranı</text:p>
            </table:table-cell>
            <table:table-cell table:style-name="ce373" office:value-type="string" calcext:value-type="string" table:number-columns-spanned="1" table:number-rows-spanned="2">
              <text:p>Görevin <text:span text:style-name="T27">Gerçek leştiği</text:span> YIL</text:p>
            </table:table-cell>
            <table:table-cell table:style-name="ce473" office:value-type="string" calcext:value-type="string" table:number-columns-spanned="1" table:number-rows-spanned="2">
              <text:p>GİZLE</text:p>
            </table:table-cell>
            <table:table-cell table:style-name="ce237" office:value-type="string" calcext:value-type="string">
              <text:p>Bir Günlüğü</text:p>
            </table:table-cell>
            <table:table-cell table:style-name="ce237" office:value-type="string" calcext:value-type="string">
              <text:p>Tutarı</text:p>
            </table:table-cell>
            <table:table-cell table:style-name="ce499" office:value-type="string" calcext:value-type="string" table:number-columns-spanned="1" table:number-rows-spanned="2">
              <text:p><text:span text:style-name="T26">Çeşidi ve</text:span></text:p>
              <text:p><text:span text:style-name="T26"> Mevkii</text:span></text:p>
            </table:table-cell>
            <table:table-cell table:style-name="ce491" office:value-type="string" calcext:value-type="string" table:number-columns-spanned="1" table:number-rows-spanned="2">
              <text:p>Tutar <text:span text:style-name="T28">(Toplam)</text:span> TL veya Yabancı Para</text:p>
            </table:table-cell>
            <table:table-cell table:style-name="ce499" office:value-type="string" calcext:value-type="string" table:number-columns-spanned="1" table:number-rows-spanned="2">
              <text:p>Cinsi</text:p>
            </table:table-cell>
            <table:table-cell table:style-name="ce499" office:value-type="string" calcext:value-type="string">
              <text:p>Kuru</text:p>
            </table:table-cell>
            <table:covered-table-cell table:style-name="ce532"/>
            <table:covered-table-cell/>
            <table:table-cell/>
            <table:table-cell table:style-name="ce507" office:value-type="string" calcext:value-type="string">
              <text:p>YIL</text:p>
            </table:table-cell>
            <table:table-cell table:style-name="ce507" office:value-type="string" calcext:value-type="string">
              <text:p>GÜNDELİK</text:p>
            </table:table-cell>
            <table:table-cell table:number-columns-repeated="1000"/>
          </table:table-row>
          <table:table-row table:style-name="ro13">
            <table:table-cell/>
            <table:covered-table-cell table:style-name="ce201"/>
            <table:covered-table-cell table:style-name="ce133"/>
            <table:covered-table-cell table:number-columns-repeated="3" table:style-name="ce93"/>
            <table:covered-table-cell table:style-name="ce401"/>
            <table:table-cell table:style-name="ce414" office:value-type="string" calcext:value-type="string">
              <text:p><text:span text:style-name="T24">Gidiş</text:span><text:span text:style-name="T25"> </text:span>(Yolculuk Başlangıç)</text:p>
            </table:table-cell>
            <table:table-cell table:style-name="ce414" office:value-type="string" calcext:value-type="string">
              <text:p><text:span text:style-name="T24">Dönüş</text:span><text:span text:style-name="T25"> </text:span>(Yolculuk Bitiş)</text:p>
            </table:table-cell>
            <table:covered-table-cell table:style-name="ce454"/>
            <table:covered-table-cell table:style-name="ce467"/>
            <table:covered-table-cell table:style-name="ce454"/>
            <table:covered-table-cell table:style-name="ce475"/>
            <table:table-cell table:number-columns-repeated="2" table:style-name="ce357" office:value-type="string" calcext:value-type="string">
              <text:p>TL / Yabancı Para</text:p>
            </table:table-cell>
            <table:covered-table-cell table:style-name="ce93"/>
            <table:covered-table-cell table:style-name="ce357"/>
            <table:covered-table-cell table:style-name="ce93"/>
            <table:table-cell table:style-name="ce499" office:value-type="string" calcext:value-type="string">
              <text:p>TL</text:p>
            </table:table-cell>
            <table:covered-table-cell table:style-name="ce528"/>
            <table:covered-table-cell/>
            <table:table-cell/>
            <table:table-cell table:style-name="ce507" table:formula="of:=[.S4]" office:value-type="float" office:value="2025" calcext:value-type="float">
              <text:p>2025</text:p>
            </table:table-cell>
            <table:table-cell table:style-name="ce510" table:formula="of:=[.D6]" office:value-type="float" office:value="600" calcext:value-type="float">
              <text:p>600,00</text:p>
            </table:table-cell>
            <table:table-cell table:number-columns-repeated="1000"/>
          </table:table-row>
        </table:table-header-rows>
        <table:table-row table:style-name="ro12">
          <table:table-cell table:style-name="ce327"/>
          <table:table-cell table:style-name="ce237" office:value-type="float" office:value="1" calcext:value-type="float">
            <text:p>1</text:p>
          </table:table-cell>
          <table:table-cell table:style-name="ce311" office:value-type="date" office:date-value="2025-12-01" calcext:value-type="date">
            <text:p>01.Aralık.2025 Pazartesi </text:p>
          </table:table-cell>
          <table:table-cell table:style-name="ce332" office:value-type="string" calcext:value-type="string" table:number-columns-spanned="3" table:number-rows-spanned="1">
            <text:p>Arsin/ Trabzon</text:p>
          </table:table-cell>
          <table:covered-table-cell table:number-columns-repeated="2" table:style-name="ce336"/>
          <table:table-cell table:style-name="ce402" table:content-validation-name="val6" office:value-type="string" calcext:value-type="string">
            <text:p>Ulaşım+Yevmiye</text:p>
          </table:table-cell>
          <table:table-cell table:style-name="ce380" office:value-type="string" calcext:value-type="string">
            <text:p>07.30</text:p>
          </table:table-cell>
          <table:table-cell table:style-name="ce380" office:value-type="string" calcext:value-type="string">
            <text:p>17.50</text:p>
          </table:table-cell>
          <table:table-cell table:style-name="ce464" table:content-validation-name="val7"/>
          <table:table-cell table:style-name="ce447" table:content-validation-name="val8" office:value-type="string" calcext:value-type="string">
            <text:p>1/3</text:p>
          </table:table-cell>
          <table:table-cell table:style-name="ce412" office:value-type="float" office:value="2025" calcext:value-type="float">
            <text:p>2025</text:p>
          </table:table-cell>
          <table:table-cell table:style-name="ce476" table:formula="of:=IFERROR(VLOOKUP([.K9];[.$Z$13:.$AA$25];2;0);&quot;&quot;)" office:value-type="float" office:value="0.333333333333333" calcext:value-type="float">
            <text:p>0,333333333333333</text:p>
          </table:table-cell>
          <table:table-cell table:style-name="ce461" table:formula="of:=IFERROR(VLOOKUP([.L9];[.$W$8:.$X$11];2;0);&quot;&quot;)" office:value-type="float" office:value="600" calcext:value-type="float">
            <text:p>600,00</text:p>
          </table:table-cell>
          <table:table-cell table:style-name="ce381" table:formula="of:=IFERROR(ROUND(IF([.M9]=&quot;Tam&quot;;1;[.M9])*[.N9];2);&quot;&quot;)" office:value-type="float" office:value="200" calcext:value-type="float">
            <text:p>200,00</text:p>
          </table:table-cell>
          <table:table-cell table:style-name="ce448" office:value-type="string" calcext:value-type="string">
            <text:p>Dolmuş</text:p>
          </table:table-cell>
          <table:table-cell table:style-name="ce498" office:value-type="float" office:value="50" calcext:value-type="float">
            <text:p>50,00</text:p>
          </table:table-cell>
          <table:table-cell table:style-name="ce494" table:number-columns-repeated="2"/>
          <table:table-cell table:style-name="ce529" table:formula="of:=IFERROR(ROUND(IF([.J9]=&quot;&quot;;1;[.J9])*[.O9];2);&quot;0&quot;)+[.Q9]" office:value-type="float" office:value="250" calcext:value-type="float">
            <text:p><text:s/>250,00 ₺ </text:p>
          </table:table-cell>
          <table:table-cell table:style-name="ce534" table:formula="of:=IF([.T9]&gt;0;&quot;Gerekli&quot;;&quot;&quot;)" office:value-type="string" office:string-value="Gerekli" calcext:value-type="string">
            <text:p>Gerekli</text:p>
          </table:table-cell>
          <table:table-cell table:style-name="ce545"/>
          <table:table-cell table:style-name="ce552" office:value-type="float" office:value="0" calcext:value-type="float">
            <text:p>0</text:p>
          </table:table-cell>
          <table:table-cell table:style-name="ce556" office:value-type="float" office:value="0" calcext:value-type="float">
            <text:p>0,00</text:p>
          </table:table-cell>
          <table:table-cell table:style-name="ce327" table:number-columns-repeated="1000"/>
        </table:table-row>
        <table:table-row table:style-name="ro12">
          <table:table-cell/>
          <table:table-cell table:style-name="ce237" office:value-type="float" office:value="2" calcext:value-type="float">
            <text:p>2</text:p>
          </table:table-cell>
          <table:table-cell table:style-name="ce311" office:value-type="date" office:date-value="2025-12-02" calcext:value-type="date">
            <text:p>02.Aralık.2025 Salı </text:p>
          </table:table-cell>
          <table:table-cell table:style-name="ce332" office:value-type="string" calcext:value-type="string" table:number-columns-spanned="3" table:number-rows-spanned="1">
            <text:p>Arsin/ Trabzon</text:p>
          </table:table-cell>
          <table:covered-table-cell table:number-columns-repeated="2" table:style-name="ce336"/>
          <table:table-cell table:style-name="ce402" table:content-validation-name="val6" office:value-type="string" calcext:value-type="string">
            <text:p>Ulaşım+Yevmiye</text:p>
          </table:table-cell>
          <table:table-cell table:style-name="ce380" office:value-type="string" calcext:value-type="string">
            <text:p>07.30</text:p>
          </table:table-cell>
          <table:table-cell table:style-name="ce380" office:value-type="string" calcext:value-type="string">
            <text:p>17.50</text:p>
          </table:table-cell>
          <table:table-cell table:style-name="ce464" table:content-validation-name="val7"/>
          <table:table-cell table:style-name="ce447" table:content-validation-name="val8" office:value-type="string" calcext:value-type="string">
            <text:p>1/3</text:p>
          </table:table-cell>
          <table:table-cell table:style-name="ce412" office:value-type="float" office:value="2025" calcext:value-type="float">
            <text:p>2025</text:p>
          </table:table-cell>
          <table:table-cell table:style-name="ce476" table:formula="of:=IFERROR(VLOOKUP([.K10];[.$Z$13:.$AA$25];2;0);&quot;&quot;)" office:value-type="float" office:value="0.333333333333333" calcext:value-type="float">
            <text:p>0,333333333333333</text:p>
          </table:table-cell>
          <table:table-cell table:style-name="ce461" table:formula="of:=IFERROR(VLOOKUP([.L10];[.$W$8:.$X$11];2;0);&quot;&quot;)" office:value-type="float" office:value="600" calcext:value-type="float">
            <text:p>600,00</text:p>
          </table:table-cell>
          <table:table-cell table:style-name="ce381" table:formula="of:=IFERROR(ROUND(IF([.M10]=&quot;Tam&quot;;1;[.M10])*[.N10];2);&quot;&quot;)" office:value-type="float" office:value="200" calcext:value-type="float">
            <text:p>200,00</text:p>
          </table:table-cell>
          <table:table-cell table:style-name="ce448" office:value-type="string" calcext:value-type="string">
            <text:p>Dolmuş</text:p>
          </table:table-cell>
          <table:table-cell table:style-name="ce498" office:value-type="float" office:value="50" calcext:value-type="float">
            <text:p>50,00</text:p>
          </table:table-cell>
          <table:table-cell table:style-name="ce453" table:number-columns-repeated="2"/>
          <table:table-cell table:style-name="ce529" table:formula="of:=IFERROR(ROUND(IF([.J10]=&quot;&quot;;1;[.J10])*[.O10];2);&quot;0&quot;)+[.Q10]" office:value-type="float" office:value="250" calcext:value-type="float">
            <text:p><text:s/>250,00 ₺ </text:p>
          </table:table-cell>
          <table:table-cell table:style-name="ce534" table:formula="of:=IF([.T10]&gt;0;&quot;Gerekli&quot;;&quot;&quot;)" office:value-type="string" office:string-value="Gerekli" calcext:value-type="string">
            <text:p>Gerekli</text:p>
          </table:table-cell>
          <table:table-cell/>
          <table:table-cell table:style-name="ce552" office:value-type="float" office:value="0" calcext:value-type="float">
            <text:p>0</text:p>
          </table:table-cell>
          <table:table-cell table:style-name="ce556" office:value-type="float" office:value="0" calcext:value-type="float">
            <text:p>0,00</text:p>
          </table:table-cell>
          <table:table-cell table:number-columns-repeated="1000"/>
        </table:table-row>
        <table:table-row table:style-name="ro12">
          <table:table-cell/>
          <table:table-cell table:style-name="ce237" office:value-type="float" office:value="3" calcext:value-type="float">
            <text:p>3</text:p>
          </table:table-cell>
          <table:table-cell table:style-name="ce311" office:value-type="date" office:date-value="2025-12-03" calcext:value-type="date">
            <text:p>03.Aralık.2025 Çarşamba </text:p>
          </table:table-cell>
          <table:table-cell table:style-name="ce332" office:value-type="string" calcext:value-type="string" table:number-columns-spanned="3" table:number-rows-spanned="1">
            <text:p>Arsin/ Trabzon</text:p>
          </table:table-cell>
          <table:covered-table-cell table:number-columns-repeated="2" table:style-name="ce336"/>
          <table:table-cell table:style-name="ce402" table:content-validation-name="val6" office:value-type="string" calcext:value-type="string">
            <text:p>Ulaşım+Yevmiye</text:p>
          </table:table-cell>
          <table:table-cell table:style-name="ce380" office:value-type="string" calcext:value-type="string">
            <text:p>07.30</text:p>
          </table:table-cell>
          <table:table-cell table:style-name="ce380" office:value-type="string" calcext:value-type="string">
            <text:p>17.50</text:p>
          </table:table-cell>
          <table:table-cell table:style-name="ce464" table:content-validation-name="val7"/>
          <table:table-cell table:style-name="ce447" table:content-validation-name="val8" office:value-type="string" calcext:value-type="string">
            <text:p>1/3</text:p>
          </table:table-cell>
          <table:table-cell table:style-name="ce412" office:value-type="float" office:value="2025" calcext:value-type="float">
            <text:p>2025</text:p>
          </table:table-cell>
          <table:table-cell table:style-name="ce476" table:formula="of:=IFERROR(VLOOKUP([.K11];[.$Z$13:.$AA$25];2;0);&quot;&quot;)" office:value-type="float" office:value="0.333333333333333" calcext:value-type="float">
            <text:p>0,333333333333333</text:p>
          </table:table-cell>
          <table:table-cell table:style-name="ce461" table:formula="of:=IFERROR(VLOOKUP([.L11];[.$W$8:.$X$11];2;0);&quot;&quot;)" office:value-type="float" office:value="600" calcext:value-type="float">
            <text:p>600,00</text:p>
          </table:table-cell>
          <table:table-cell table:style-name="ce381" table:formula="of:=IFERROR(ROUND(IF([.M11]=&quot;Tam&quot;;1;[.M11])*[.N11];2);&quot;&quot;)" office:value-type="float" office:value="200" calcext:value-type="float">
            <text:p>200,00</text:p>
          </table:table-cell>
          <table:table-cell table:style-name="ce448" office:value-type="string" calcext:value-type="string">
            <text:p>Dolmuş</text:p>
          </table:table-cell>
          <table:table-cell table:style-name="ce498" office:value-type="float" office:value="50" calcext:value-type="float">
            <text:p>50,00</text:p>
          </table:table-cell>
          <table:table-cell table:style-name="ce453" table:number-columns-repeated="2"/>
          <table:table-cell table:style-name="ce529" table:formula="of:=IFERROR(ROUND(IF([.J11]=&quot;&quot;;1;[.J11])*[.O11];2);&quot;0&quot;)+[.Q11]" office:value-type="float" office:value="250" calcext:value-type="float">
            <text:p><text:s/>250,00 ₺ </text:p>
          </table:table-cell>
          <table:table-cell table:style-name="ce534" table:formula="of:=IF([.T11]&gt;0;&quot;Gerekli&quot;;&quot;&quot;)" office:value-type="string" office:string-value="Gerekli" calcext:value-type="string">
            <text:p>Gerekli</text:p>
          </table:table-cell>
          <table:table-cell/>
          <table:table-cell table:style-name="ce552" office:value-type="float" office:value="0" calcext:value-type="float">
            <text:p>0</text:p>
          </table:table-cell>
          <table:table-cell table:style-name="ce556" office:value-type="float" office:value="0" calcext:value-type="float">
            <text:p>0,00</text:p>
          </table:table-cell>
          <table:table-cell/>
          <table:table-cell table:style-name="ce512" table:number-columns-repeated="2"/>
          <table:table-cell table:number-columns-repeated="997"/>
        </table:table-row>
        <table:table-row table:style-name="ro12">
          <table:table-cell/>
          <table:table-cell table:style-name="ce237" office:value-type="float" office:value="4" calcext:value-type="float">
            <text:p>4</text:p>
          </table:table-cell>
          <table:table-cell table:style-name="ce311" office:value-type="date" office:date-value="2025-12-04" calcext:value-type="date">
            <text:p>04.Aralık.2025 Perşembe </text:p>
          </table:table-cell>
          <table:table-cell table:style-name="ce332" office:value-type="string" calcext:value-type="string" table:number-columns-spanned="3" table:number-rows-spanned="1">
            <text:p>Arsin/ Trabzon</text:p>
          </table:table-cell>
          <table:covered-table-cell table:number-columns-repeated="2" table:style-name="ce336"/>
          <table:table-cell table:style-name="ce402" table:content-validation-name="val6" office:value-type="string" calcext:value-type="string">
            <text:p>Ulaşım+Yevmiye</text:p>
          </table:table-cell>
          <table:table-cell table:style-name="ce380" office:value-type="string" calcext:value-type="string">
            <text:p>07.30</text:p>
          </table:table-cell>
          <table:table-cell table:style-name="ce380" office:value-type="string" calcext:value-type="string">
            <text:p>17.50</text:p>
          </table:table-cell>
          <table:table-cell table:style-name="ce464" table:content-validation-name="val7"/>
          <table:table-cell table:style-name="ce447" table:content-validation-name="val8" office:value-type="string" calcext:value-type="string">
            <text:p>1/3</text:p>
          </table:table-cell>
          <table:table-cell table:style-name="ce412" office:value-type="float" office:value="2025" calcext:value-type="float">
            <text:p>2025</text:p>
          </table:table-cell>
          <table:table-cell table:style-name="ce476" table:formula="of:=IFERROR(VLOOKUP([.K12];[.$Z$13:.$AA$25];2;0);&quot;&quot;)" office:value-type="float" office:value="0.333333333333333" calcext:value-type="float">
            <text:p>0,333333333333333</text:p>
          </table:table-cell>
          <table:table-cell table:style-name="ce461" table:formula="of:=IFERROR(VLOOKUP([.L12];[.$W$8:.$X$11];2;0);&quot;&quot;)" office:value-type="float" office:value="600" calcext:value-type="float">
            <text:p>600,00</text:p>
          </table:table-cell>
          <table:table-cell table:style-name="ce381" table:formula="of:=IFERROR(ROUND(IF([.M12]=&quot;Tam&quot;;1;[.M12])*[.N12];2);&quot;&quot;)" office:value-type="float" office:value="200" calcext:value-type="float">
            <text:p>200,00</text:p>
          </table:table-cell>
          <table:table-cell table:style-name="ce448" office:value-type="string" calcext:value-type="string">
            <text:p>Dolmuş</text:p>
          </table:table-cell>
          <table:table-cell table:style-name="ce498" office:value-type="float" office:value="50" calcext:value-type="float">
            <text:p>50,00</text:p>
          </table:table-cell>
          <table:table-cell table:style-name="ce453" table:number-columns-repeated="2"/>
          <table:table-cell table:style-name="ce529" table:formula="of:=IFERROR(ROUND(IF([.J12]=&quot;&quot;;1;[.J12])*[.O12];2);&quot;0&quot;)+[.Q12]" office:value-type="float" office:value="250" calcext:value-type="float">
            <text:p><text:s/>250,00 ₺ </text:p>
          </table:table-cell>
          <table:table-cell table:style-name="ce534" table:formula="of:=IF([.T12]&gt;0;&quot;Gerekli&quot;;&quot;&quot;)" office:value-type="string" office:string-value="Gerekli" calcext:value-type="string">
            <text:p>Gerekli</text:p>
          </table:table-cell>
          <table:table-cell/>
          <table:table-cell table:style-name="ce479" table:number-columns-repeated="2"/>
          <table:table-cell/>
          <table:table-cell table:style-name="ce513"/>
          <table:table-cell table:style-name="ce514"/>
          <table:table-cell table:style-name="ce580"/>
          <table:table-cell table:number-columns-repeated="996"/>
        </table:table-row>
        <table:table-row table:style-name="ro12">
          <table:table-cell/>
          <table:table-cell table:style-name="ce237" office:value-type="float" office:value="5" calcext:value-type="float">
            <text:p>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12"/>
          <table:table-cell table:style-name="ce476" table:formula="of:=IFERROR(VLOOKUP([.K13];[.$Z$13:.$AA$25];2;0);&quot;&quot;)">
            <text:p/>
          </table:table-cell>
          <table:table-cell table:style-name="ce461" table:formula="of:=IFERROR(VLOOKUP([.L13];[.$W$8:.$X$11];2;0);&quot;&quot;)">
            <text:p/>
          </table:table-cell>
          <table:table-cell table:style-name="ce381" table:formula="of:=IFERROR(ROUND(IF([.M13]=&quot;Tam&quot;;1;[.M13])*[.N1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3]=&quot;&quot;;1;[.J13])*[.O13];2);&quot;0&quot;)+[.Q13]" office:value-type="float" office:value="0" calcext:value-type="float">
            <text:p><text:s/>- ₺ </text:p>
          </table:table-cell>
          <table:table-cell table:style-name="ce534" table:formula="of:=IF([.T13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/>
          <table:table-cell table:style-name="ce583"/>
          <table:table-cell table:style-name="ce580" office:value-type="float" office:value="1" calcext:value-type="float">
            <text:p>1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6" calcext:value-type="float">
            <text:p>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4];[.$Z$13:.$AA$25];2;0);&quot;&quot;)">
            <text:p/>
          </table:table-cell>
          <table:table-cell table:style-name="ce461" table:formula="of:=IFERROR(VLOOKUP([.L14];[.$W$8:.$X$11];2;0);&quot;&quot;)">
            <text:p/>
          </table:table-cell>
          <table:table-cell table:style-name="ce381" table:formula="of:=IFERROR(ROUND(IF([.M14]=&quot;Tam&quot;;1;[.M14])*[.N1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4]=&quot;&quot;;1;[.J14])*[.O14];2);&quot;0&quot;)+[.Q14]" office:value-type="float" office:value="0" calcext:value-type="float">
            <text:p><text:s/>- ₺ </text:p>
          </table:table-cell>
          <table:table-cell table:style-name="ce534" table:formula="of:=IF([.T14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1/3</text:p>
          </table:table-cell>
          <table:table-cell table:style-name="ce583" office:value-type="float" office:value="0.333333333333333" calcext:value-type="float">
            <text:p><text:s/>1/3</text:p>
          </table:table-cell>
          <table:table-cell table:style-name="ce580" office:value-type="float" office:value="2" calcext:value-type="float">
            <text:p>2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7" calcext:value-type="float">
            <text:p>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5];[.$Z$13:.$AA$25];2;0);&quot;&quot;)">
            <text:p/>
          </table:table-cell>
          <table:table-cell table:style-name="ce461" table:formula="of:=IFERROR(VLOOKUP([.L15];[.$W$8:.$X$11];2;0);&quot;&quot;)">
            <text:p/>
          </table:table-cell>
          <table:table-cell table:style-name="ce381" table:formula="of:=IFERROR(ROUND(IF([.M15]=&quot;Tam&quot;;1;[.M15])*[.N1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5]=&quot;&quot;;1;[.J15])*[.O15];2);&quot;0&quot;)+[.Q15]" office:value-type="float" office:value="0" calcext:value-type="float">
            <text:p><text:s/>- ₺ </text:p>
          </table:table-cell>
          <table:table-cell table:style-name="ce534" table:formula="of:=IF([.T15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2/3</text:p>
          </table:table-cell>
          <table:table-cell table:style-name="ce583" office:value-type="float" office:value="0.666666666666667" calcext:value-type="float">
            <text:p><text:s/>2/3</text:p>
          </table:table-cell>
          <table:table-cell table:style-name="ce580" office:value-type="float" office:value="3" calcext:value-type="float">
            <text:p>3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8" calcext:value-type="float">
            <text:p>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6];[.$Z$13:.$AA$25];2;0);&quot;&quot;)">
            <text:p/>
          </table:table-cell>
          <table:table-cell table:style-name="ce461" table:formula="of:=IFERROR(VLOOKUP([.L16];[.$W$8:.$X$11];2;0);&quot;&quot;)">
            <text:p/>
          </table:table-cell>
          <table:table-cell table:style-name="ce381" table:formula="of:=IFERROR(ROUND(IF([.M16]=&quot;Tam&quot;;1;[.M16])*[.N1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6]=&quot;&quot;;1;[.J16])*[.O16];2);&quot;0&quot;)+[.Q16]" office:value-type="float" office:value="0" calcext:value-type="float">
            <text:p><text:s/>- ₺ </text:p>
          </table:table-cell>
          <table:table-cell table:style-name="ce534" table:formula="of:=IF([.T16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Tam</text:p>
          </table:table-cell>
          <table:table-cell table:style-name="ce583" office:value-type="string" calcext:value-type="string">
            <text:p>Tam</text:p>
          </table:table-cell>
          <table:table-cell table:style-name="ce580" office:value-type="float" office:value="4" calcext:value-type="float">
            <text:p>4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9" calcext:value-type="float">
            <text:p>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7];[.$Z$13:.$AA$25];2;0);&quot;&quot;)">
            <text:p/>
          </table:table-cell>
          <table:table-cell table:style-name="ce461" table:formula="of:=IFERROR(VLOOKUP([.L17];[.$W$8:.$X$11];2;0);&quot;&quot;)">
            <text:p/>
          </table:table-cell>
          <table:table-cell table:style-name="ce381" table:formula="of:=IFERROR(ROUND(IF([.M17]=&quot;Tam&quot;;1;[.M17])*[.N1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7]=&quot;&quot;;1;[.J17])*[.O17];2);&quot;0&quot;)+[.Q17]" office:value-type="float" office:value="0" calcext:value-type="float">
            <text:p><text:s/>- ₺ </text:p>
          </table:table-cell>
          <table:table-cell table:style-name="ce534" table:formula="of:=IF([.T17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1,5</text:p>
          </table:table-cell>
          <table:table-cell table:style-name="ce583" office:value-type="float" office:value="1.5" calcext:value-type="float">
            <text:p>1 1/2</text:p>
          </table:table-cell>
          <table:table-cell table:style-name="ce580" office:value-type="float" office:value="5" calcext:value-type="float">
            <text:p>5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10" calcext:value-type="float">
            <text:p>1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8];[.$Z$13:.$AA$25];2;0);&quot;&quot;)">
            <text:p/>
          </table:table-cell>
          <table:table-cell table:style-name="ce461" table:formula="of:=IFERROR(VLOOKUP([.L18];[.$W$8:.$X$11];2;0);&quot;&quot;)">
            <text:p/>
          </table:table-cell>
          <table:table-cell table:style-name="ce381" table:formula="of:=IFERROR(ROUND(IF([.M18]=&quot;Tam&quot;;1;[.M18])*[.N1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8]=&quot;&quot;;1;[.J18])*[.O18];2);&quot;0&quot;)+[.Q18]" office:value-type="float" office:value="0" calcext:value-type="float">
            <text:p><text:s/>- ₺ </text:p>
          </table:table-cell>
          <table:table-cell table:style-name="ce534" table:formula="of:=IF([.T18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0,5</text:p>
          </table:table-cell>
          <table:table-cell table:style-name="ce583" office:value-type="float" office:value="0.5" calcext:value-type="float">
            <text:p><text:s/>1/2</text:p>
          </table:table-cell>
          <table:table-cell table:style-name="ce580" office:value-type="float" office:value="6" calcext:value-type="float">
            <text:p>6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11" calcext:value-type="float">
            <text:p>1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9];[.$Z$13:.$AA$25];2;0);&quot;&quot;)">
            <text:p/>
          </table:table-cell>
          <table:table-cell table:style-name="ce461" table:formula="of:=IFERROR(VLOOKUP([.L19];[.$W$8:.$X$11];2;0);&quot;&quot;)">
            <text:p/>
          </table:table-cell>
          <table:table-cell table:style-name="ce381" table:formula="of:=IFERROR(ROUND(IF([.M19]=&quot;Tam&quot;;1;[.M19])*[.N1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9]=&quot;&quot;;1;[.J19])*[.O19];2);&quot;0&quot;)+[.Q19]" office:value-type="float" office:value="0" calcext:value-type="float">
            <text:p><text:s/>- ₺ </text:p>
          </table:table-cell>
          <table:table-cell table:style-name="ce534" table:formula="of:=IF([.T19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0,4</text:p>
          </table:table-cell>
          <table:table-cell table:style-name="ce583" office:value-type="float" office:value="0.4" calcext:value-type="float">
            <text:p><text:s/>2/5</text:p>
          </table:table-cell>
          <table:table-cell table:style-name="ce580" office:value-type="float" office:value="7" calcext:value-type="float">
            <text:p>7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12" calcext:value-type="float">
            <text:p>1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0];[.$Z$13:.$AA$25];2;0);&quot;&quot;)">
            <text:p/>
          </table:table-cell>
          <table:table-cell table:style-name="ce461" table:formula="of:=IFERROR(VLOOKUP([.L20];[.$W$8:.$X$11];2;0);&quot;&quot;)">
            <text:p/>
          </table:table-cell>
          <table:table-cell table:style-name="ce381" table:formula="of:=IFERROR(ROUND(IF([.M20]=&quot;Tam&quot;;1;[.M20])*[.N2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0]=&quot;&quot;;1;[.J20])*[.O20];2);&quot;0&quot;)+[.Q20]" office:value-type="float" office:value="0" calcext:value-type="float">
            <text:p><text:s/>- ₺ </text:p>
          </table:table-cell>
          <table:table-cell table:style-name="ce534" table:formula="of:=IF([.T20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3</text:p>
          </table:table-cell>
          <table:table-cell table:style-name="ce583" office:value-type="float" office:value="3" calcext:value-type="float">
            <text:p>3 <text:s text:c="3"/></text:p>
          </table:table-cell>
          <table:table-cell table:style-name="ce580" office:value-type="float" office:value="8" calcext:value-type="float">
            <text:p>8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13" calcext:value-type="float">
            <text:p>1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1];[.$Z$13:.$AA$25];2;0);&quot;&quot;)">
            <text:p/>
          </table:table-cell>
          <table:table-cell table:style-name="ce461" table:formula="of:=IFERROR(VLOOKUP([.L21];[.$W$8:.$X$11];2;0);&quot;&quot;)">
            <text:p/>
          </table:table-cell>
          <table:table-cell table:style-name="ce381" table:formula="of:=IFERROR(ROUND(IF([.M21]=&quot;Tam&quot;;1;[.M21])*[.N2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1]=&quot;&quot;;1;[.J21])*[.O21];2);&quot;0&quot;)+[.Q21]" office:value-type="float" office:value="0" calcext:value-type="float">
            <text:p><text:s/>- ₺ </text:p>
          </table:table-cell>
          <table:table-cell table:style-name="ce534" table:formula="of:=IF([.T21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%75 Fazla</text:p>
          </table:table-cell>
          <table:table-cell table:style-name="ce583" office:value-type="float" office:value="1.75" calcext:value-type="float">
            <text:p>1 3/4</text:p>
          </table:table-cell>
          <table:table-cell table:style-name="ce580" office:value-type="float" office:value="9" calcext:value-type="float">
            <text:p>9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14" calcext:value-type="float">
            <text:p>1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2];[.$Z$13:.$AA$25];2;0);&quot;&quot;)">
            <text:p/>
          </table:table-cell>
          <table:table-cell table:style-name="ce461" table:formula="of:=IFERROR(VLOOKUP([.L22];[.$W$8:.$X$11];2;0);&quot;&quot;)">
            <text:p/>
          </table:table-cell>
          <table:table-cell table:style-name="ce381" table:formula="of:=IFERROR(ROUND(IF([.M22]=&quot;Tam&quot;;1;[.M22])*[.N2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2]=&quot;&quot;;1;[.J22])*[.O22];2);&quot;0&quot;)+[.Q22]" office:value-type="float" office:value="0" calcext:value-type="float">
            <text:p><text:s/>- ₺ </text:p>
          </table:table-cell>
          <table:table-cell table:style-name="ce534" table:formula="of:=IF([.T22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%60 Fazla</text:p>
          </table:table-cell>
          <table:table-cell table:style-name="ce583" office:value-type="float" office:value="1.6" calcext:value-type="float">
            <text:p>1 3/5</text:p>
          </table:table-cell>
          <table:table-cell table:style-name="ce580" office:value-type="float" office:value="10" calcext:value-type="float">
            <text:p>10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15" calcext:value-type="float">
            <text:p>1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3];[.$Z$13:.$AA$25];2;0);&quot;&quot;)">
            <text:p/>
          </table:table-cell>
          <table:table-cell table:style-name="ce461" table:formula="of:=IFERROR(VLOOKUP([.L23];[.$W$8:.$X$11];2;0);&quot;&quot;)">
            <text:p/>
          </table:table-cell>
          <table:table-cell table:style-name="ce381" table:formula="of:=IFERROR(ROUND(IF([.M23]=&quot;Tam&quot;;1;[.M23])*[.N2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3]=&quot;&quot;;1;[.J23])*[.O23];2);&quot;0&quot;)+[.Q23]" office:value-type="float" office:value="0" calcext:value-type="float">
            <text:p><text:s/>- ₺ </text:p>
          </table:table-cell>
          <table:table-cell table:style-name="ce534" table:formula="of:=IF([.T23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%50 Fazla</text:p>
          </table:table-cell>
          <table:table-cell table:style-name="ce583" office:value-type="float" office:value="1.5" calcext:value-type="float">
            <text:p>1 1/2</text:p>
          </table:table-cell>
          <table:table-cell table:style-name="ce580" office:value-type="float" office:value="11" calcext:value-type="float">
            <text:p>11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16" calcext:value-type="float">
            <text:p>1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4];[.$Z$13:.$AA$25];2;0);&quot;&quot;)">
            <text:p/>
          </table:table-cell>
          <table:table-cell table:style-name="ce461" table:formula="of:=IFERROR(VLOOKUP([.L24];[.$W$8:.$X$11];2;0);&quot;&quot;)">
            <text:p/>
          </table:table-cell>
          <table:table-cell table:style-name="ce381" table:formula="of:=IFERROR(ROUND(IF([.M24]=&quot;Tam&quot;;1;[.M24])*[.N2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4]=&quot;&quot;;1;[.J24])*[.O24];2);&quot;0&quot;)+[.Q24]" office:value-type="float" office:value="0" calcext:value-type="float">
            <text:p><text:s/>- ₺ </text:p>
          </table:table-cell>
          <table:table-cell table:style-name="ce534" table:formula="of:=IF([.T24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%50’si</text:p>
          </table:table-cell>
          <table:table-cell table:style-name="ce583" office:value-type="float" office:value="0.5" calcext:value-type="float">
            <text:p><text:s/>1/2</text:p>
          </table:table-cell>
          <table:table-cell table:style-name="ce580" office:value-type="float" office:value="12" calcext:value-type="float">
            <text:p>12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17" calcext:value-type="float">
            <text:p>1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5];[.$Z$13:.$AA$25];2;0);&quot;&quot;)">
            <text:p/>
          </table:table-cell>
          <table:table-cell table:style-name="ce461" table:formula="of:=IFERROR(VLOOKUP([.L25];[.$W$8:.$X$11];2;0);&quot;&quot;)">
            <text:p/>
          </table:table-cell>
          <table:table-cell table:style-name="ce381" table:formula="of:=IFERROR(ROUND(IF([.M25]=&quot;Tam&quot;;1;[.M25])*[.N2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5]=&quot;&quot;;1;[.J25])*[.O25];2);&quot;0&quot;)+[.Q25]" office:value-type="float" office:value="0" calcext:value-type="float">
            <text:p><text:s/>- ₺ </text:p>
          </table:table-cell>
          <table:table-cell table:style-name="ce534" table:formula="of:=IF([.T25]&gt;0;&quot;Gerekli&quot;;&quot;&quot;)">
            <text:p/>
          </table:table-cell>
          <table:table-cell/>
          <table:table-cell table:style-name="ce571" table:number-columns-repeated="2"/>
          <table:table-cell table:style-name="ce479"/>
          <table:table-cell table:style-name="ce581" office:value-type="string" calcext:value-type="string">
            <text:p>%40’ı</text:p>
          </table:table-cell>
          <table:table-cell table:style-name="ce583" office:value-type="float" office:value="0.4" calcext:value-type="float">
            <text:p><text:s/>2/5</text:p>
          </table:table-cell>
          <table:table-cell table:style-name="ce580" office:value-type="float" office:value="13" calcext:value-type="float">
            <text:p>13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18" calcext:value-type="float">
            <text:p>1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6];[.$Z$13:.$AA$25];2;0);&quot;&quot;)">
            <text:p/>
          </table:table-cell>
          <table:table-cell table:style-name="ce461" table:formula="of:=IFERROR(VLOOKUP([.L26];[.$W$8:.$X$11];2;0);&quot;&quot;)">
            <text:p/>
          </table:table-cell>
          <table:table-cell table:style-name="ce381" table:formula="of:=IFERROR(ROUND(IF([.M26]=&quot;Tam&quot;;1;[.M26])*[.N2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6]=&quot;&quot;;1;[.J26])*[.O26];2);&quot;0&quot;)+[.Q26]" office:value-type="float" office:value="0" calcext:value-type="float">
            <text:p><text:s/>- ₺ </text:p>
          </table:table-cell>
          <table:table-cell table:style-name="ce534" table:formula="of:=IF([.T26]&gt;0;&quot;Gerekli&quot;;&quot;&quot;)">
            <text:p/>
          </table:table-cell>
          <table:table-cell/>
          <table:table-cell table:style-name="ce479" table:number-columns-repeated="3"/>
          <table:table-cell table:number-columns-repeated="2"/>
          <table:table-cell table:style-name="ce580" office:value-type="float" office:value="14" calcext:value-type="float">
            <text:p>14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19" calcext:value-type="float">
            <text:p>1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7];[.$Z$13:.$AA$25];2;0);&quot;&quot;)">
            <text:p/>
          </table:table-cell>
          <table:table-cell table:style-name="ce461" table:formula="of:=IFERROR(VLOOKUP([.L27];[.$W$8:.$X$11];2;0);&quot;&quot;)">
            <text:p/>
          </table:table-cell>
          <table:table-cell table:style-name="ce381" table:formula="of:=IFERROR(ROUND(IF([.M27]=&quot;Tam&quot;;1;[.M27])*[.N2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7]=&quot;&quot;;1;[.J27])*[.O27];2);&quot;0&quot;)+[.Q27]" office:value-type="float" office:value="0" calcext:value-type="float">
            <text:p><text:s/>- ₺ </text:p>
          </table:table-cell>
          <table:table-cell table:style-name="ce534" table:formula="of:=IF([.T27]&gt;0;&quot;Gerekli&quot;;&quot;&quot;)">
            <text:p/>
            <draw:frame draw:z-index="2" draw:style-name="gr5" draw:text-style-name="P6" svg:width="7.37cm" svg:height="5.752cm" svg:x="0.143cm" svg:y="0.054cm">
              <draw:text-box>
                <text:p text:style-name="P1"><text:span text:style-name="T2">PRATİK BİLGİLER:</text:span></text:p>
                <text:p text:style-name="P2"><text:span text:style-name="T11"><text:s/></text:span><text:span text:style-name="T3">1-Günü birlik görevlerde 1/3 2/3 hesabı yapılır. </text:span><text:span text:style-name="T11">(Harcırah kanunu 39. madde)</text:span></text:p>
                <text:p text:style-name="P2"><text:span text:style-name="T11"/></text:p>
                <text:p text:style-name="P2"><text:span text:style-name="T3">2-Gidiş başlangıç <text:s/>ve dönüş bitiş saati aralığı 24 saati geçen geçici görevlendirmelerde kısmi (yani 1/3 ve 2/3) yevmiye olmaz. </text:span><text:span text:style-name="T11">(Harcırah kanunu 43. madde)</text:span></text:p>
                <text:p text:style-name="P2"><text:span text:style-name="T11"/></text:p>
                <text:p text:style-name="P2"><text:span text:style-name="T17">3-Dönüş sati olarak: Dönüş için ulaşım aracına bindiği saat değil, Asli görev yerine ulaştığı saat yazılacaktır.</text:span></text:p>
              </draw:text-box>
            </draw:frame>
          </table:table-cell>
          <table:table-cell/>
          <table:table-cell table:style-name="ce479" table:number-columns-repeated="3"/>
          <table:table-cell table:number-columns-repeated="2"/>
          <table:table-cell table:style-name="ce580" office:value-type="float" office:value="15" calcext:value-type="float">
            <text:p>15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20" calcext:value-type="float">
            <text:p>2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8];[.$Z$13:.$AA$25];2;0);&quot;&quot;)">
            <text:p/>
          </table:table-cell>
          <table:table-cell table:style-name="ce461" table:formula="of:=IFERROR(VLOOKUP([.L28];[.$W$8:.$X$11];2;0);&quot;&quot;)">
            <text:p/>
          </table:table-cell>
          <table:table-cell table:style-name="ce381" table:formula="of:=IFERROR(ROUND(IF([.M28]=&quot;Tam&quot;;1;[.M28])*[.N2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8]=&quot;&quot;;1;[.J28])*[.O28];2);&quot;0&quot;)+[.Q28]" office:value-type="float" office:value="0" calcext:value-type="float">
            <text:p><text:s/>- ₺ </text:p>
          </table:table-cell>
          <table:table-cell table:style-name="ce534" table:formula="of:=IF([.T28]&gt;0;&quot;Gerekli&quot;;&quot;&quot;)">
            <text:p/>
          </table:table-cell>
          <table:table-cell/>
          <table:table-cell table:style-name="ce479" table:number-columns-repeated="3"/>
          <table:table-cell table:number-columns-repeated="2"/>
          <table:table-cell table:style-name="ce580" office:value-type="float" office:value="16" calcext:value-type="float">
            <text:p>16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21" calcext:value-type="float">
            <text:p>2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9];[.$Z$13:.$AA$25];2;0);&quot;&quot;)">
            <text:p/>
          </table:table-cell>
          <table:table-cell table:style-name="ce461" table:formula="of:=IFERROR(VLOOKUP([.L29];[.$W$8:.$X$11];2;0);&quot;&quot;)">
            <text:p/>
          </table:table-cell>
          <table:table-cell table:style-name="ce381" table:formula="of:=IFERROR(ROUND(IF([.M29]=&quot;Tam&quot;;1;[.M29])*[.N2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9]=&quot;&quot;;1;[.J29])*[.O29];2);&quot;0&quot;)+[.Q29]" office:value-type="float" office:value="0" calcext:value-type="float">
            <text:p><text:s/>- ₺ </text:p>
          </table:table-cell>
          <table:table-cell table:style-name="ce534" table:formula="of:=IF([.T29]&gt;0;&quot;Gerekli&quot;;&quot;&quot;)">
            <text:p/>
          </table:table-cell>
          <table:table-cell/>
          <table:table-cell table:style-name="ce479" table:number-columns-repeated="3"/>
          <table:table-cell table:number-columns-repeated="2"/>
          <table:table-cell table:style-name="ce580" office:value-type="float" office:value="17" calcext:value-type="float">
            <text:p>17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22" calcext:value-type="float">
            <text:p>2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30];[.$Z$13:.$AA$25];2;0);&quot;&quot;)">
            <text:p/>
          </table:table-cell>
          <table:table-cell table:style-name="ce461" table:formula="of:=IFERROR(VLOOKUP([.L30];[.$W$8:.$X$11];2;0);&quot;&quot;)">
            <text:p/>
          </table:table-cell>
          <table:table-cell table:style-name="ce381" table:formula="of:=IFERROR(ROUND(IF([.M30]=&quot;Tam&quot;;1;[.M30])*[.N3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30]=&quot;&quot;;1;[.J30])*[.O30];2);&quot;0&quot;)+[.Q30]" office:value-type="float" office:value="0" calcext:value-type="float">
            <text:p><text:s/>- ₺ </text:p>
          </table:table-cell>
          <table:table-cell table:style-name="ce534" table:formula="of:=IF([.T30]&gt;0;&quot;Gerekli&quot;;&quot;&quot;)">
            <text:p/>
          </table:table-cell>
          <table:table-cell/>
          <table:table-cell table:style-name="ce479" table:number-columns-repeated="3"/>
          <table:table-cell table:number-columns-repeated="2"/>
          <table:table-cell table:style-name="ce580" office:value-type="float" office:value="18" calcext:value-type="float">
            <text:p>18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23" calcext:value-type="float">
            <text:p>2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31];[.$Z$13:.$AA$25];2;0);&quot;&quot;)">
            <text:p/>
          </table:table-cell>
          <table:table-cell table:style-name="ce461" table:formula="of:=IFERROR(VLOOKUP([.L31];[.$W$8:.$X$11];2;0);&quot;&quot;)">
            <text:p/>
          </table:table-cell>
          <table:table-cell table:style-name="ce381" table:formula="of:=IFERROR(ROUND(IF([.M31]=&quot;Tam&quot;;1;[.M31])*[.N3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31]=&quot;&quot;;1;[.J31])*[.O31];2);&quot;0&quot;)+[.Q31]" office:value-type="float" office:value="0" calcext:value-type="float">
            <text:p><text:s/>- ₺ </text:p>
          </table:table-cell>
          <table:table-cell table:style-name="ce534" table:formula="of:=IF([.T31]&gt;0;&quot;Gerekli&quot;;&quot;&quot;)">
            <text:p/>
          </table:table-cell>
          <table:table-cell/>
          <table:table-cell table:style-name="ce479" table:number-columns-repeated="3"/>
          <table:table-cell table:number-columns-repeated="2"/>
          <table:table-cell table:style-name="ce580" office:value-type="float" office:value="19" calcext:value-type="float">
            <text:p>19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24" calcext:value-type="float">
            <text:p>2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32];[.$Z$13:.$AA$25];2;0);&quot;&quot;)">
            <text:p/>
          </table:table-cell>
          <table:table-cell table:style-name="ce461" table:formula="of:=IFERROR(VLOOKUP([.L32];[.$W$8:.$X$11];2;0);&quot;&quot;)">
            <text:p/>
          </table:table-cell>
          <table:table-cell table:style-name="ce381" table:formula="of:=IFERROR(ROUND(IF([.M32]=&quot;Tam&quot;;1;[.M32])*[.N3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32]=&quot;&quot;;1;[.J32])*[.O32];2);&quot;0&quot;)+[.Q32]" office:value-type="float" office:value="0" calcext:value-type="float">
            <text:p><text:s/>- ₺ </text:p>
          </table:table-cell>
          <table:table-cell table:style-name="ce534" table:formula="of:=IF([.T32]&gt;0;&quot;Gerekli&quot;;&quot;&quot;)">
            <text:p/>
          </table:table-cell>
          <table:table-cell/>
          <table:table-cell table:style-name="ce479" table:number-columns-repeated="3"/>
          <table:table-cell table:number-columns-repeated="2"/>
          <table:table-cell table:style-name="ce580" office:value-type="float" office:value="20" calcext:value-type="float">
            <text:p>20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25" calcext:value-type="float">
            <text:p>2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33];[.$Z$13:.$AA$25];2;0);&quot;&quot;)">
            <text:p/>
          </table:table-cell>
          <table:table-cell table:style-name="ce461" table:formula="of:=IFERROR(VLOOKUP([.L33];[.$W$8:.$X$11];2;0);&quot;&quot;)">
            <text:p/>
          </table:table-cell>
          <table:table-cell table:style-name="ce381" table:formula="of:=IFERROR(ROUND(IF([.M33]=&quot;Tam&quot;;1;[.M33])*[.N3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33]=&quot;&quot;;1;[.J33])*[.O33];2);&quot;0&quot;)+[.Q33]" office:value-type="float" office:value="0" calcext:value-type="float">
            <text:p><text:s/>- ₺ </text:p>
          </table:table-cell>
          <table:table-cell table:style-name="ce534" table:formula="of:=IF([.T33]&gt;0;&quot;Gerekli&quot;;&quot;&quot;)">
            <text:p/>
          </table:table-cell>
          <table:table-cell/>
          <table:table-cell table:style-name="ce479" table:number-columns-repeated="2"/>
          <table:table-cell table:number-columns-repeated="3"/>
          <table:table-cell table:style-name="ce580" office:value-type="float" office:value="21" calcext:value-type="float">
            <text:p>21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26" calcext:value-type="float">
            <text:p>2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34];[.$Z$13:.$AA$25];2;0);&quot;&quot;)">
            <text:p/>
          </table:table-cell>
          <table:table-cell table:style-name="ce461" table:formula="of:=IFERROR(VLOOKUP([.L34];[.$W$8:.$X$11];2;0);&quot;&quot;)">
            <text:p/>
          </table:table-cell>
          <table:table-cell table:style-name="ce381" table:formula="of:=IFERROR(ROUND(IF([.M34]=&quot;Tam&quot;;1;[.M34])*[.N3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34]=&quot;&quot;;1;[.J34])*[.O34];2);&quot;0&quot;)+[.Q34]" office:value-type="float" office:value="0" calcext:value-type="float">
            <text:p><text:s/>- ₺ </text:p>
          </table:table-cell>
          <table:table-cell table:style-name="ce534" table:formula="of:=IF([.T34]&gt;0;&quot;Gerekli&quot;;&quot;&quot;)">
            <text:p/>
          </table:table-cell>
          <table:table-cell/>
          <table:table-cell table:style-name="ce479" table:number-columns-repeated="2"/>
          <table:table-cell table:number-columns-repeated="3"/>
          <table:table-cell table:style-name="ce580" office:value-type="float" office:value="22" calcext:value-type="float">
            <text:p>22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27" calcext:value-type="float">
            <text:p>2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35];[.$Z$13:.$AA$25];2;0);&quot;&quot;)">
            <text:p/>
          </table:table-cell>
          <table:table-cell table:style-name="ce461" table:formula="of:=IFERROR(VLOOKUP([.L35];[.$W$8:.$X$11];2;0);&quot;&quot;)">
            <text:p/>
          </table:table-cell>
          <table:table-cell table:style-name="ce381" table:formula="of:=IFERROR(ROUND(IF([.M35]=&quot;Tam&quot;;1;[.M35])*[.N3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35]=&quot;&quot;;1;[.J35])*[.O35];2);&quot;0&quot;)+[.Q35]" office:value-type="float" office:value="0" calcext:value-type="float">
            <text:p><text:s/>- ₺ </text:p>
          </table:table-cell>
          <table:table-cell table:style-name="ce534" table:formula="of:=IF([.T35]&gt;0;&quot;Gerekli&quot;;&quot;&quot;)">
            <text:p/>
          </table:table-cell>
          <table:table-cell/>
          <table:table-cell table:style-name="ce479" table:number-columns-repeated="2"/>
          <table:table-cell table:number-columns-repeated="3"/>
          <table:table-cell table:style-name="ce580" office:value-type="float" office:value="23" calcext:value-type="float">
            <text:p>23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28" calcext:value-type="float">
            <text:p>2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36];[.$Z$13:.$AA$25];2;0);&quot;&quot;)">
            <text:p/>
          </table:table-cell>
          <table:table-cell table:style-name="ce461" table:formula="of:=IFERROR(VLOOKUP([.L36];[.$W$8:.$X$11];2;0);&quot;&quot;)">
            <text:p/>
          </table:table-cell>
          <table:table-cell table:style-name="ce381" table:formula="of:=IFERROR(ROUND(IF([.M36]=&quot;Tam&quot;;1;[.M36])*[.N3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36]=&quot;&quot;;1;[.J36])*[.O36];2);&quot;0&quot;)+[.Q36]" office:value-type="float" office:value="0" calcext:value-type="float">
            <text:p><text:s/>- ₺ </text:p>
          </table:table-cell>
          <table:table-cell table:style-name="ce534" table:formula="of:=IF([.T36]&gt;0;&quot;Gerekli&quot;;&quot;&quot;)">
            <text:p/>
          </table:table-cell>
          <table:table-cell/>
          <table:table-cell table:style-name="ce479" table:number-columns-repeated="2"/>
          <table:table-cell table:number-columns-repeated="3"/>
          <table:table-cell table:style-name="ce580" office:value-type="float" office:value="24" calcext:value-type="float">
            <text:p>24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29" calcext:value-type="float">
            <text:p>2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37];[.$Z$13:.$AA$25];2;0);&quot;&quot;)">
            <text:p/>
          </table:table-cell>
          <table:table-cell table:style-name="ce461" table:formula="of:=IFERROR(VLOOKUP([.L37];[.$W$8:.$X$11];2;0);&quot;&quot;)">
            <text:p/>
          </table:table-cell>
          <table:table-cell table:style-name="ce381" table:formula="of:=IFERROR(ROUND(IF([.M37]=&quot;Tam&quot;;1;[.M37])*[.N3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37]=&quot;&quot;;1;[.J37])*[.O37];2);&quot;0&quot;)+[.Q37]" office:value-type="float" office:value="0" calcext:value-type="float">
            <text:p><text:s/>- ₺ </text:p>
          </table:table-cell>
          <table:table-cell table:style-name="ce534" table:formula="of:=IF([.T37]&gt;0;&quot;Gerekli&quot;;&quot;&quot;)">
            <text:p/>
          </table:table-cell>
          <table:table-cell/>
          <table:table-cell table:style-name="ce479" table:number-columns-repeated="2"/>
          <table:table-cell table:number-columns-repeated="3"/>
          <table:table-cell table:style-name="ce580" office:value-type="float" office:value="25" calcext:value-type="float">
            <text:p>25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30" calcext:value-type="float">
            <text:p>3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38];[.$Z$13:.$AA$25];2;0);&quot;&quot;)">
            <text:p/>
          </table:table-cell>
          <table:table-cell table:style-name="ce461" table:formula="of:=IFERROR(VLOOKUP([.L38];[.$W$8:.$X$11];2;0);&quot;&quot;)">
            <text:p/>
          </table:table-cell>
          <table:table-cell table:style-name="ce381" table:formula="of:=IFERROR(ROUND(IF([.M38]=&quot;Tam&quot;;1;[.M38])*[.N3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38]=&quot;&quot;;1;[.J38])*[.O38];2);&quot;0&quot;)+[.Q38]" office:value-type="float" office:value="0" calcext:value-type="float">
            <text:p><text:s/>- ₺ </text:p>
          </table:table-cell>
          <table:table-cell table:style-name="ce534" table:formula="of:=IF([.T38]&gt;0;&quot;Gerekli&quot;;&quot;&quot;)">
            <text:p/>
          </table:table-cell>
          <table:table-cell/>
          <table:table-cell table:style-name="ce479" table:number-columns-repeated="2"/>
          <table:table-cell table:number-columns-repeated="3"/>
          <table:table-cell table:style-name="ce580" office:value-type="float" office:value="26" calcext:value-type="float">
            <text:p>26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31" calcext:value-type="float">
            <text:p>3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39];[.$Z$13:.$AA$25];2;0);&quot;&quot;)">
            <text:p/>
          </table:table-cell>
          <table:table-cell table:style-name="ce461" table:formula="of:=IFERROR(VLOOKUP([.L39];[.$W$8:.$X$11];2;0);&quot;&quot;)">
            <text:p/>
          </table:table-cell>
          <table:table-cell table:style-name="ce381" table:formula="of:=IFERROR(ROUND(IF([.M39]=&quot;Tam&quot;;1;[.M39])*[.N3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39]=&quot;&quot;;1;[.J39])*[.O39];2);&quot;0&quot;)+[.Q39]" office:value-type="float" office:value="0" calcext:value-type="float">
            <text:p><text:s/>- ₺ </text:p>
          </table:table-cell>
          <table:table-cell table:style-name="ce534" table:formula="of:=IF([.T39]&gt;0;&quot;Gerekli&quot;;&quot;&quot;)">
            <text:p/>
          </table:table-cell>
          <table:table-cell/>
          <table:table-cell table:style-name="ce479" table:number-columns-repeated="2"/>
          <table:table-cell table:number-columns-repeated="3"/>
          <table:table-cell table:style-name="ce580" office:value-type="float" office:value="27" calcext:value-type="float">
            <text:p>27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32" calcext:value-type="float">
            <text:p>3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40];[.$Z$13:.$AA$25];2;0);&quot;&quot;)">
            <text:p/>
          </table:table-cell>
          <table:table-cell table:style-name="ce461" table:formula="of:=IFERROR(VLOOKUP([.L40];[.$W$8:.$X$11];2;0);&quot;&quot;)">
            <text:p/>
          </table:table-cell>
          <table:table-cell table:style-name="ce381" table:formula="of:=IFERROR(ROUND(IF([.M40]=&quot;Tam&quot;;1;[.M40])*[.N4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40]=&quot;&quot;;1;[.J40])*[.O40];2);&quot;0&quot;)+[.Q40]" office:value-type="float" office:value="0" calcext:value-type="float">
            <text:p><text:s/>- ₺ </text:p>
          </table:table-cell>
          <table:table-cell table:style-name="ce534" table:formula="of:=IF([.T40]&gt;0;&quot;Gerekli&quot;;&quot;&quot;)">
            <text:p/>
          </table:table-cell>
          <table:table-cell/>
          <table:table-cell table:style-name="ce479" table:number-columns-repeated="2"/>
          <table:table-cell table:number-columns-repeated="3"/>
          <table:table-cell table:style-name="ce580" office:value-type="float" office:value="28" calcext:value-type="float">
            <text:p>28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33" calcext:value-type="float">
            <text:p>3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41];[.$Z$13:.$AA$25];2;0);&quot;&quot;)">
            <text:p/>
          </table:table-cell>
          <table:table-cell table:style-name="ce461" table:formula="of:=IFERROR(VLOOKUP([.L41];[.$W$8:.$X$11];2;0);&quot;&quot;)">
            <text:p/>
          </table:table-cell>
          <table:table-cell table:style-name="ce381" table:formula="of:=IFERROR(ROUND(IF([.M41]=&quot;Tam&quot;;1;[.M41])*[.N4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41]=&quot;&quot;;1;[.J41])*[.O41];2);&quot;0&quot;)+[.Q41]" office:value-type="float" office:value="0" calcext:value-type="float">
            <text:p><text:s/>- ₺ </text:p>
          </table:table-cell>
          <table:table-cell table:style-name="ce534" table:formula="of:=IF([.T41]&gt;0;&quot;Gerekli&quot;;&quot;&quot;)">
            <text:p/>
          </table:table-cell>
          <table:table-cell table:number-columns-repeated="6"/>
          <table:table-cell table:style-name="ce580" office:value-type="float" office:value="29" calcext:value-type="float">
            <text:p>29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34" calcext:value-type="float">
            <text:p>3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42];[.$Z$13:.$AA$25];2;0);&quot;&quot;)">
            <text:p/>
          </table:table-cell>
          <table:table-cell table:style-name="ce461" table:formula="of:=IFERROR(VLOOKUP([.L42];[.$W$8:.$X$11];2;0);&quot;&quot;)">
            <text:p/>
          </table:table-cell>
          <table:table-cell table:style-name="ce381" table:formula="of:=IFERROR(ROUND(IF([.M42]=&quot;Tam&quot;;1;[.M42])*[.N4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42]=&quot;&quot;;1;[.J42])*[.O42];2);&quot;0&quot;)+[.Q42]" office:value-type="float" office:value="0" calcext:value-type="float">
            <text:p><text:s/>- ₺ </text:p>
          </table:table-cell>
          <table:table-cell table:style-name="ce534" table:formula="of:=IF([.T42]&gt;0;&quot;Gerekli&quot;;&quot;&quot;)">
            <text:p/>
          </table:table-cell>
          <table:table-cell table:number-columns-repeated="6"/>
          <table:table-cell table:style-name="ce580" office:value-type="float" office:value="30" calcext:value-type="float">
            <text:p>30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35" calcext:value-type="float">
            <text:p>3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43];[.$Z$13:.$AA$25];2;0);&quot;&quot;)">
            <text:p/>
          </table:table-cell>
          <table:table-cell table:style-name="ce461" table:formula="of:=IFERROR(VLOOKUP([.L43];[.$W$8:.$X$11];2;0);&quot;&quot;)">
            <text:p/>
          </table:table-cell>
          <table:table-cell table:style-name="ce381" table:formula="of:=IFERROR(ROUND(IF([.M43]=&quot;Tam&quot;;1;[.M43])*[.N4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43]=&quot;&quot;;1;[.J43])*[.O43];2);&quot;0&quot;)+[.Q43]" office:value-type="float" office:value="0" calcext:value-type="float">
            <text:p><text:s/>- ₺ </text:p>
          </table:table-cell>
          <table:table-cell table:style-name="ce534" table:formula="of:=IF([.T43]&gt;0;&quot;Gerekli&quot;;&quot;&quot;)">
            <text:p/>
          </table:table-cell>
          <table:table-cell table:number-columns-repeated="6"/>
          <table:table-cell table:style-name="ce580" office:value-type="float" office:value="31" calcext:value-type="float">
            <text:p>31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36" calcext:value-type="float">
            <text:p>3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44];[.$Z$13:.$AA$25];2;0);&quot;&quot;)">
            <text:p/>
          </table:table-cell>
          <table:table-cell table:style-name="ce461" table:formula="of:=IFERROR(VLOOKUP([.L44];[.$W$8:.$X$11];2;0);&quot;&quot;)">
            <text:p/>
          </table:table-cell>
          <table:table-cell table:style-name="ce381" table:formula="of:=IFERROR(ROUND(IF([.M44]=&quot;Tam&quot;;1;[.M44])*[.N4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44]=&quot;&quot;;1;[.J44])*[.O44];2);&quot;0&quot;)+[.Q44]" office:value-type="float" office:value="0" calcext:value-type="float">
            <text:p><text:s/>- ₺ </text:p>
          </table:table-cell>
          <table:table-cell table:style-name="ce534" table:formula="of:=IF([.T44]&gt;0;&quot;Gerekli&quot;;&quot;&quot;)">
            <text:p/>
          </table:table-cell>
          <table:table-cell table:number-columns-repeated="6"/>
          <table:table-cell table:style-name="ce580" office:value-type="float" office:value="32" calcext:value-type="float">
            <text:p>32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37" calcext:value-type="float">
            <text:p>3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45];[.$Z$13:.$AA$25];2;0);&quot;&quot;)">
            <text:p/>
          </table:table-cell>
          <table:table-cell table:style-name="ce461" table:formula="of:=IFERROR(VLOOKUP([.L45];[.$W$8:.$X$11];2;0);&quot;&quot;)">
            <text:p/>
          </table:table-cell>
          <table:table-cell table:style-name="ce381" table:formula="of:=IFERROR(ROUND(IF([.M45]=&quot;Tam&quot;;1;[.M45])*[.N4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45]=&quot;&quot;;1;[.J45])*[.O45];2);&quot;0&quot;)+[.Q45]" office:value-type="float" office:value="0" calcext:value-type="float">
            <text:p><text:s/>- ₺ </text:p>
          </table:table-cell>
          <table:table-cell table:style-name="ce534" table:formula="of:=IF([.T45]&gt;0;&quot;Gerekli&quot;;&quot;&quot;)">
            <text:p/>
          </table:table-cell>
          <table:table-cell table:number-columns-repeated="6"/>
          <table:table-cell table:style-name="ce580" office:value-type="float" office:value="33" calcext:value-type="float">
            <text:p>33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38" calcext:value-type="float">
            <text:p>3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46];[.$Z$13:.$AA$25];2;0);&quot;&quot;)">
            <text:p/>
          </table:table-cell>
          <table:table-cell table:style-name="ce461" table:formula="of:=IFERROR(VLOOKUP([.L46];[.$W$8:.$X$11];2;0);&quot;&quot;)">
            <text:p/>
          </table:table-cell>
          <table:table-cell table:style-name="ce381" table:formula="of:=IFERROR(ROUND(IF([.M46]=&quot;Tam&quot;;1;[.M46])*[.N4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46]=&quot;&quot;;1;[.J46])*[.O46];2);&quot;0&quot;)+[.Q46]" office:value-type="float" office:value="0" calcext:value-type="float">
            <text:p><text:s/>- ₺ </text:p>
          </table:table-cell>
          <table:table-cell table:style-name="ce534" table:formula="of:=IF([.T46]&gt;0;&quot;Gerekli&quot;;&quot;&quot;)">
            <text:p/>
          </table:table-cell>
          <table:table-cell table:number-columns-repeated="6"/>
          <table:table-cell table:style-name="ce580" office:value-type="float" office:value="34" calcext:value-type="float">
            <text:p>34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39" calcext:value-type="float">
            <text:p>3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47];[.$Z$13:.$AA$25];2;0);&quot;&quot;)">
            <text:p/>
          </table:table-cell>
          <table:table-cell table:style-name="ce461" table:formula="of:=IFERROR(VLOOKUP([.L47];[.$W$8:.$X$11];2;0);&quot;&quot;)">
            <text:p/>
          </table:table-cell>
          <table:table-cell table:style-name="ce381" table:formula="of:=IFERROR(ROUND(IF([.M47]=&quot;Tam&quot;;1;[.M47])*[.N4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47]=&quot;&quot;;1;[.J47])*[.O47];2);&quot;0&quot;)+[.Q47]" office:value-type="float" office:value="0" calcext:value-type="float">
            <text:p><text:s/>- ₺ </text:p>
          </table:table-cell>
          <table:table-cell table:style-name="ce534" table:formula="of:=IF([.T47]&gt;0;&quot;Gerekli&quot;;&quot;&quot;)">
            <text:p/>
          </table:table-cell>
          <table:table-cell table:number-columns-repeated="6"/>
          <table:table-cell table:style-name="ce580" office:value-type="float" office:value="35" calcext:value-type="float">
            <text:p>35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40" calcext:value-type="float">
            <text:p>4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48];[.$Z$13:.$AA$25];2;0);&quot;&quot;)">
            <text:p/>
          </table:table-cell>
          <table:table-cell table:style-name="ce461" table:formula="of:=IFERROR(VLOOKUP([.L48];[.$W$8:.$X$11];2;0);&quot;&quot;)">
            <text:p/>
          </table:table-cell>
          <table:table-cell table:style-name="ce381" table:formula="of:=IFERROR(ROUND(IF([.M48]=&quot;Tam&quot;;1;[.M48])*[.N4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48]=&quot;&quot;;1;[.J48])*[.O48];2);&quot;0&quot;)+[.Q48]" office:value-type="float" office:value="0" calcext:value-type="float">
            <text:p><text:s/>- ₺ </text:p>
          </table:table-cell>
          <table:table-cell table:style-name="ce534" table:formula="of:=IF([.T48]&gt;0;&quot;Gerekli&quot;;&quot;&quot;)">
            <text:p/>
          </table:table-cell>
          <table:table-cell table:number-columns-repeated="6"/>
          <table:table-cell table:style-name="ce580" office:value-type="float" office:value="36" calcext:value-type="float">
            <text:p>36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41" calcext:value-type="float">
            <text:p>4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49];[.$Z$13:.$AA$25];2;0);&quot;&quot;)">
            <text:p/>
          </table:table-cell>
          <table:table-cell table:style-name="ce461" table:formula="of:=IFERROR(VLOOKUP([.L49];[.$W$8:.$X$11];2;0);&quot;&quot;)">
            <text:p/>
          </table:table-cell>
          <table:table-cell table:style-name="ce381" table:formula="of:=IFERROR(ROUND(IF([.M49]=&quot;Tam&quot;;1;[.M49])*[.N4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49]=&quot;&quot;;1;[.J49])*[.O49];2);&quot;0&quot;)+[.Q49]" office:value-type="float" office:value="0" calcext:value-type="float">
            <text:p><text:s/>- ₺ </text:p>
          </table:table-cell>
          <table:table-cell table:style-name="ce534" table:formula="of:=IF([.T49]&gt;0;&quot;Gerekli&quot;;&quot;&quot;)">
            <text:p/>
          </table:table-cell>
          <table:table-cell table:number-columns-repeated="6"/>
          <table:table-cell table:style-name="ce580" office:value-type="float" office:value="37" calcext:value-type="float">
            <text:p>37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42" calcext:value-type="float">
            <text:p>4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50];[.$Z$13:.$AA$25];2;0);&quot;&quot;)">
            <text:p/>
          </table:table-cell>
          <table:table-cell table:style-name="ce461" table:formula="of:=IFERROR(VLOOKUP([.L50];[.$W$8:.$X$11];2;0);&quot;&quot;)">
            <text:p/>
          </table:table-cell>
          <table:table-cell table:style-name="ce381" table:formula="of:=IFERROR(ROUND(IF([.M50]=&quot;Tam&quot;;1;[.M50])*[.N5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50]=&quot;&quot;;1;[.J50])*[.O50];2);&quot;0&quot;)+[.Q50]" office:value-type="float" office:value="0" calcext:value-type="float">
            <text:p><text:s/>- ₺ </text:p>
          </table:table-cell>
          <table:table-cell table:style-name="ce534" table:formula="of:=IF([.T50]&gt;0;&quot;Gerekli&quot;;&quot;&quot;)">
            <text:p/>
          </table:table-cell>
          <table:table-cell table:number-columns-repeated="6"/>
          <table:table-cell table:style-name="ce580" office:value-type="float" office:value="38" calcext:value-type="float">
            <text:p>38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43" calcext:value-type="float">
            <text:p>4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51];[.$Z$13:.$AA$25];2;0);&quot;&quot;)">
            <text:p/>
          </table:table-cell>
          <table:table-cell table:style-name="ce461" table:formula="of:=IFERROR(VLOOKUP([.L51];[.$W$8:.$X$11];2;0);&quot;&quot;)">
            <text:p/>
          </table:table-cell>
          <table:table-cell table:style-name="ce381" table:formula="of:=IFERROR(ROUND(IF([.M51]=&quot;Tam&quot;;1;[.M51])*[.N5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51]=&quot;&quot;;1;[.J51])*[.O51];2);&quot;0&quot;)+[.Q51]" office:value-type="float" office:value="0" calcext:value-type="float">
            <text:p><text:s/>- ₺ </text:p>
          </table:table-cell>
          <table:table-cell table:style-name="ce534" table:formula="of:=IF([.T51]&gt;0;&quot;Gerekli&quot;;&quot;&quot;)">
            <text:p/>
          </table:table-cell>
          <table:table-cell table:number-columns-repeated="6"/>
          <table:table-cell table:style-name="ce580" office:value-type="float" office:value="39" calcext:value-type="float">
            <text:p>39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44" calcext:value-type="float">
            <text:p>4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52];[.$Z$13:.$AA$25];2;0);&quot;&quot;)">
            <text:p/>
          </table:table-cell>
          <table:table-cell table:style-name="ce461" table:formula="of:=IFERROR(VLOOKUP([.L52];[.$W$8:.$X$11];2;0);&quot;&quot;)">
            <text:p/>
          </table:table-cell>
          <table:table-cell table:style-name="ce381" table:formula="of:=IFERROR(ROUND(IF([.M52]=&quot;Tam&quot;;1;[.M52])*[.N5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52]=&quot;&quot;;1;[.J52])*[.O52];2);&quot;0&quot;)+[.Q52]" office:value-type="float" office:value="0" calcext:value-type="float">
            <text:p><text:s/>- ₺ </text:p>
          </table:table-cell>
          <table:table-cell table:style-name="ce534" table:formula="of:=IF([.T52]&gt;0;&quot;Gerekli&quot;;&quot;&quot;)">
            <text:p/>
          </table:table-cell>
          <table:table-cell table:number-columns-repeated="6"/>
          <table:table-cell table:style-name="ce580" office:value-type="float" office:value="40" calcext:value-type="float">
            <text:p>40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45" calcext:value-type="float">
            <text:p>4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53];[.$Z$13:.$AA$25];2;0);&quot;&quot;)">
            <text:p/>
          </table:table-cell>
          <table:table-cell table:style-name="ce461" table:formula="of:=IFERROR(VLOOKUP([.L53];[.$W$8:.$X$11];2;0);&quot;&quot;)">
            <text:p/>
          </table:table-cell>
          <table:table-cell table:style-name="ce381" table:formula="of:=IFERROR(ROUND(IF([.M53]=&quot;Tam&quot;;1;[.M53])*[.N5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53]=&quot;&quot;;1;[.J53])*[.O53];2);&quot;0&quot;)+[.Q53]" office:value-type="float" office:value="0" calcext:value-type="float">
            <text:p><text:s/>- ₺ </text:p>
          </table:table-cell>
          <table:table-cell table:style-name="ce534" table:formula="of:=IF([.T53]&gt;0;&quot;Gerekli&quot;;&quot;&quot;)">
            <text:p/>
          </table:table-cell>
          <table:table-cell table:number-columns-repeated="6"/>
          <table:table-cell table:style-name="ce580" office:value-type="float" office:value="41" calcext:value-type="float">
            <text:p>41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46" calcext:value-type="float">
            <text:p>4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54];[.$Z$13:.$AA$25];2;0);&quot;&quot;)">
            <text:p/>
          </table:table-cell>
          <table:table-cell table:style-name="ce461" table:formula="of:=IFERROR(VLOOKUP([.L54];[.$W$8:.$X$11];2;0);&quot;&quot;)">
            <text:p/>
          </table:table-cell>
          <table:table-cell table:style-name="ce381" table:formula="of:=IFERROR(ROUND(IF([.M54]=&quot;Tam&quot;;1;[.M54])*[.N5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54]=&quot;&quot;;1;[.J54])*[.O54];2);&quot;0&quot;)+[.Q54]" office:value-type="float" office:value="0" calcext:value-type="float">
            <text:p><text:s/>- ₺ </text:p>
          </table:table-cell>
          <table:table-cell table:style-name="ce534" table:formula="of:=IF([.T54]&gt;0;&quot;Gerekli&quot;;&quot;&quot;)">
            <text:p/>
          </table:table-cell>
          <table:table-cell table:number-columns-repeated="6"/>
          <table:table-cell table:style-name="ce580" office:value-type="float" office:value="42" calcext:value-type="float">
            <text:p>42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47" calcext:value-type="float">
            <text:p>4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55];[.$Z$13:.$AA$25];2;0);&quot;&quot;)">
            <text:p/>
          </table:table-cell>
          <table:table-cell table:style-name="ce461" table:formula="of:=IFERROR(VLOOKUP([.L55];[.$W$8:.$X$11];2;0);&quot;&quot;)">
            <text:p/>
          </table:table-cell>
          <table:table-cell table:style-name="ce381" table:formula="of:=IFERROR(ROUND(IF([.M55]=&quot;Tam&quot;;1;[.M55])*[.N5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55]=&quot;&quot;;1;[.J55])*[.O55];2);&quot;0&quot;)+[.Q55]" office:value-type="float" office:value="0" calcext:value-type="float">
            <text:p><text:s/>- ₺ </text:p>
          </table:table-cell>
          <table:table-cell table:style-name="ce534" table:formula="of:=IF([.T55]&gt;0;&quot;Gerekli&quot;;&quot;&quot;)">
            <text:p/>
          </table:table-cell>
          <table:table-cell table:number-columns-repeated="6"/>
          <table:table-cell table:style-name="ce580" office:value-type="float" office:value="43" calcext:value-type="float">
            <text:p>43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48" calcext:value-type="float">
            <text:p>4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56];[.$Z$13:.$AA$25];2;0);&quot;&quot;)">
            <text:p/>
          </table:table-cell>
          <table:table-cell table:style-name="ce461" table:formula="of:=IFERROR(VLOOKUP([.L56];[.$W$8:.$X$11];2;0);&quot;&quot;)">
            <text:p/>
          </table:table-cell>
          <table:table-cell table:style-name="ce381" table:formula="of:=IFERROR(ROUND(IF([.M56]=&quot;Tam&quot;;1;[.M56])*[.N5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56]=&quot;&quot;;1;[.J56])*[.O56];2);&quot;0&quot;)+[.Q56]" office:value-type="float" office:value="0" calcext:value-type="float">
            <text:p><text:s/>- ₺ </text:p>
          </table:table-cell>
          <table:table-cell table:style-name="ce534" table:formula="of:=IF([.T56]&gt;0;&quot;Gerekli&quot;;&quot;&quot;)">
            <text:p/>
          </table:table-cell>
          <table:table-cell table:number-columns-repeated="6"/>
          <table:table-cell table:style-name="ce580" office:value-type="float" office:value="44" calcext:value-type="float">
            <text:p>44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49" calcext:value-type="float">
            <text:p>4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57];[.$Z$13:.$AA$25];2;0);&quot;&quot;)">
            <text:p/>
          </table:table-cell>
          <table:table-cell table:style-name="ce461" table:formula="of:=IFERROR(VLOOKUP([.L57];[.$W$8:.$X$11];2;0);&quot;&quot;)">
            <text:p/>
          </table:table-cell>
          <table:table-cell table:style-name="ce381" table:formula="of:=IFERROR(ROUND(IF([.M57]=&quot;Tam&quot;;1;[.M57])*[.N5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57]=&quot;&quot;;1;[.J57])*[.O57];2);&quot;0&quot;)+[.Q57]" office:value-type="float" office:value="0" calcext:value-type="float">
            <text:p><text:s/>- ₺ </text:p>
          </table:table-cell>
          <table:table-cell table:style-name="ce534" table:formula="of:=IF([.T57]&gt;0;&quot;Gerekli&quot;;&quot;&quot;)">
            <text:p/>
          </table:table-cell>
          <table:table-cell table:number-columns-repeated="6"/>
          <table:table-cell table:style-name="ce580" office:value-type="float" office:value="45" calcext:value-type="float">
            <text:p>45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50" calcext:value-type="float">
            <text:p>5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58];[.$Z$13:.$AA$25];2;0);&quot;&quot;)">
            <text:p/>
          </table:table-cell>
          <table:table-cell table:style-name="ce461" table:formula="of:=IFERROR(VLOOKUP([.L58];[.$W$8:.$X$11];2;0);&quot;&quot;)">
            <text:p/>
          </table:table-cell>
          <table:table-cell table:style-name="ce381" table:formula="of:=IFERROR(ROUND(IF([.M58]=&quot;Tam&quot;;1;[.M58])*[.N5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58]=&quot;&quot;;1;[.J58])*[.O58];2);&quot;0&quot;)+[.Q58]" office:value-type="float" office:value="0" calcext:value-type="float">
            <text:p><text:s/>- ₺ </text:p>
          </table:table-cell>
          <table:table-cell table:style-name="ce534" table:formula="of:=IF([.T58]&gt;0;&quot;Gerekli&quot;;&quot;&quot;)">
            <text:p/>
          </table:table-cell>
          <table:table-cell table:number-columns-repeated="6"/>
          <table:table-cell table:style-name="ce580" office:value-type="float" office:value="46" calcext:value-type="float">
            <text:p>46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51" calcext:value-type="float">
            <text:p>5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59];[.$Z$13:.$AA$25];2;0);&quot;&quot;)">
            <text:p/>
          </table:table-cell>
          <table:table-cell table:style-name="ce461" table:formula="of:=IFERROR(VLOOKUP([.L59];[.$W$8:.$X$11];2;0);&quot;&quot;)">
            <text:p/>
          </table:table-cell>
          <table:table-cell table:style-name="ce381" table:formula="of:=IFERROR(ROUND(IF([.M59]=&quot;Tam&quot;;1;[.M59])*[.N5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59]=&quot;&quot;;1;[.J59])*[.O59];2);&quot;0&quot;)+[.Q59]" office:value-type="float" office:value="0" calcext:value-type="float">
            <text:p><text:s/>- ₺ </text:p>
          </table:table-cell>
          <table:table-cell table:style-name="ce534" table:formula="of:=IF([.T59]&gt;0;&quot;Gerekli&quot;;&quot;&quot;)">
            <text:p/>
          </table:table-cell>
          <table:table-cell table:number-columns-repeated="6"/>
          <table:table-cell table:style-name="ce580" office:value-type="float" office:value="47" calcext:value-type="float">
            <text:p>47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52" calcext:value-type="float">
            <text:p>5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60];[.$Z$13:.$AA$25];2;0);&quot;&quot;)">
            <text:p/>
          </table:table-cell>
          <table:table-cell table:style-name="ce461" table:formula="of:=IFERROR(VLOOKUP([.L60];[.$W$8:.$X$11];2;0);&quot;&quot;)">
            <text:p/>
          </table:table-cell>
          <table:table-cell table:style-name="ce381" table:formula="of:=IFERROR(ROUND(IF([.M60]=&quot;Tam&quot;;1;[.M60])*[.N6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60]=&quot;&quot;;1;[.J60])*[.O60];2);&quot;0&quot;)+[.Q60]" office:value-type="float" office:value="0" calcext:value-type="float">
            <text:p><text:s/>- ₺ </text:p>
          </table:table-cell>
          <table:table-cell table:style-name="ce534" table:formula="of:=IF([.T60]&gt;0;&quot;Gerekli&quot;;&quot;&quot;)">
            <text:p/>
          </table:table-cell>
          <table:table-cell table:number-columns-repeated="6"/>
          <table:table-cell table:style-name="ce580" office:value-type="float" office:value="48" calcext:value-type="float">
            <text:p>48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53" calcext:value-type="float">
            <text:p>5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61];[.$Z$13:.$AA$25];2;0);&quot;&quot;)">
            <text:p/>
          </table:table-cell>
          <table:table-cell table:style-name="ce461" table:formula="of:=IFERROR(VLOOKUP([.L61];[.$W$8:.$X$11];2;0);&quot;&quot;)">
            <text:p/>
          </table:table-cell>
          <table:table-cell table:style-name="ce381" table:formula="of:=IFERROR(ROUND(IF([.M61]=&quot;Tam&quot;;1;[.M61])*[.N6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61]=&quot;&quot;;1;[.J61])*[.O61];2);&quot;0&quot;)+[.Q61]" office:value-type="float" office:value="0" calcext:value-type="float">
            <text:p><text:s/>- ₺ </text:p>
          </table:table-cell>
          <table:table-cell table:style-name="ce534" table:formula="of:=IF([.T61]&gt;0;&quot;Gerekli&quot;;&quot;&quot;)">
            <text:p/>
          </table:table-cell>
          <table:table-cell table:number-columns-repeated="6"/>
          <table:table-cell table:style-name="ce580" office:value-type="float" office:value="49" calcext:value-type="float">
            <text:p>49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54" calcext:value-type="float">
            <text:p>5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62];[.$Z$13:.$AA$25];2;0);&quot;&quot;)">
            <text:p/>
          </table:table-cell>
          <table:table-cell table:style-name="ce461" table:formula="of:=IFERROR(VLOOKUP([.L62];[.$W$8:.$X$11];2;0);&quot;&quot;)">
            <text:p/>
          </table:table-cell>
          <table:table-cell table:style-name="ce381" table:formula="of:=IFERROR(ROUND(IF([.M62]=&quot;Tam&quot;;1;[.M62])*[.N6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62]=&quot;&quot;;1;[.J62])*[.O62];2);&quot;0&quot;)+[.Q62]" office:value-type="float" office:value="0" calcext:value-type="float">
            <text:p><text:s/>- ₺ </text:p>
          </table:table-cell>
          <table:table-cell table:style-name="ce534" table:formula="of:=IF([.T62]&gt;0;&quot;Gerekli&quot;;&quot;&quot;)">
            <text:p/>
          </table:table-cell>
          <table:table-cell table:number-columns-repeated="6"/>
          <table:table-cell table:style-name="ce580" office:value-type="float" office:value="50" calcext:value-type="float">
            <text:p>50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55" calcext:value-type="float">
            <text:p>5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63];[.$Z$13:.$AA$25];2;0);&quot;&quot;)">
            <text:p/>
          </table:table-cell>
          <table:table-cell table:style-name="ce461" table:formula="of:=IFERROR(VLOOKUP([.L63];[.$W$8:.$X$11];2;0);&quot;&quot;)">
            <text:p/>
          </table:table-cell>
          <table:table-cell table:style-name="ce381" table:formula="of:=IFERROR(ROUND(IF([.M63]=&quot;Tam&quot;;1;[.M63])*[.N6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63]=&quot;&quot;;1;[.J63])*[.O63];2);&quot;0&quot;)+[.Q63]" office:value-type="float" office:value="0" calcext:value-type="float">
            <text:p><text:s/>- ₺ </text:p>
          </table:table-cell>
          <table:table-cell table:style-name="ce534" table:formula="of:=IF([.T63]&gt;0;&quot;Gerekli&quot;;&quot;&quot;)">
            <text:p/>
          </table:table-cell>
          <table:table-cell table:number-columns-repeated="6"/>
          <table:table-cell table:style-name="ce580" office:value-type="float" office:value="51" calcext:value-type="float">
            <text:p>51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56" calcext:value-type="float">
            <text:p>5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64];[.$Z$13:.$AA$25];2;0);&quot;&quot;)">
            <text:p/>
          </table:table-cell>
          <table:table-cell table:style-name="ce461" table:formula="of:=IFERROR(VLOOKUP([.L64];[.$W$8:.$X$11];2;0);&quot;&quot;)">
            <text:p/>
          </table:table-cell>
          <table:table-cell table:style-name="ce381" table:formula="of:=IFERROR(ROUND(IF([.M64]=&quot;Tam&quot;;1;[.M64])*[.N6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64]=&quot;&quot;;1;[.J64])*[.O64];2);&quot;0&quot;)+[.Q64]" office:value-type="float" office:value="0" calcext:value-type="float">
            <text:p><text:s/>- ₺ </text:p>
          </table:table-cell>
          <table:table-cell table:style-name="ce534" table:formula="of:=IF([.T64]&gt;0;&quot;Gerekli&quot;;&quot;&quot;)">
            <text:p/>
          </table:table-cell>
          <table:table-cell table:number-columns-repeated="6"/>
          <table:table-cell table:style-name="ce580" office:value-type="float" office:value="52" calcext:value-type="float">
            <text:p>52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57" calcext:value-type="float">
            <text:p>5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65];[.$Z$13:.$AA$25];2;0);&quot;&quot;)">
            <text:p/>
          </table:table-cell>
          <table:table-cell table:style-name="ce461" table:formula="of:=IFERROR(VLOOKUP([.L65];[.$W$8:.$X$11];2;0);&quot;&quot;)">
            <text:p/>
          </table:table-cell>
          <table:table-cell table:style-name="ce381" table:formula="of:=IFERROR(ROUND(IF([.M65]=&quot;Tam&quot;;1;[.M65])*[.N6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65]=&quot;&quot;;1;[.J65])*[.O65];2);&quot;0&quot;)+[.Q65]" office:value-type="float" office:value="0" calcext:value-type="float">
            <text:p><text:s/>- ₺ </text:p>
          </table:table-cell>
          <table:table-cell table:style-name="ce534" table:formula="of:=IF([.T65]&gt;0;&quot;Gerekli&quot;;&quot;&quot;)">
            <text:p/>
          </table:table-cell>
          <table:table-cell table:number-columns-repeated="6"/>
          <table:table-cell table:style-name="ce580" office:value-type="float" office:value="53" calcext:value-type="float">
            <text:p>53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58" calcext:value-type="float">
            <text:p>5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66];[.$Z$13:.$AA$25];2;0);&quot;&quot;)">
            <text:p/>
          </table:table-cell>
          <table:table-cell table:style-name="ce461" table:formula="of:=IFERROR(VLOOKUP([.L66];[.$W$8:.$X$11];2;0);&quot;&quot;)">
            <text:p/>
          </table:table-cell>
          <table:table-cell table:style-name="ce381" table:formula="of:=IFERROR(ROUND(IF([.M66]=&quot;Tam&quot;;1;[.M66])*[.N6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66]=&quot;&quot;;1;[.J66])*[.O66];2);&quot;0&quot;)+[.Q66]" office:value-type="float" office:value="0" calcext:value-type="float">
            <text:p><text:s/>- ₺ </text:p>
          </table:table-cell>
          <table:table-cell table:style-name="ce534" table:formula="of:=IF([.T66]&gt;0;&quot;Gerekli&quot;;&quot;&quot;)">
            <text:p/>
          </table:table-cell>
          <table:table-cell table:number-columns-repeated="6"/>
          <table:table-cell table:style-name="ce580" office:value-type="float" office:value="54" calcext:value-type="float">
            <text:p>54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59" calcext:value-type="float">
            <text:p>5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67];[.$Z$13:.$AA$25];2;0);&quot;&quot;)">
            <text:p/>
          </table:table-cell>
          <table:table-cell table:style-name="ce461" table:formula="of:=IFERROR(VLOOKUP([.L67];[.$W$8:.$X$11];2;0);&quot;&quot;)">
            <text:p/>
          </table:table-cell>
          <table:table-cell table:style-name="ce381" table:formula="of:=IFERROR(ROUND(IF([.M67]=&quot;Tam&quot;;1;[.M67])*[.N6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67]=&quot;&quot;;1;[.J67])*[.O67];2);&quot;0&quot;)+[.Q67]" office:value-type="float" office:value="0" calcext:value-type="float">
            <text:p><text:s/>- ₺ </text:p>
          </table:table-cell>
          <table:table-cell table:style-name="ce534" table:formula="of:=IF([.T67]&gt;0;&quot;Gerekli&quot;;&quot;&quot;)">
            <text:p/>
          </table:table-cell>
          <table:table-cell table:number-columns-repeated="6"/>
          <table:table-cell table:style-name="ce580" office:value-type="float" office:value="55" calcext:value-type="float">
            <text:p>55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60" calcext:value-type="float">
            <text:p>6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68];[.$Z$13:.$AA$25];2;0);&quot;&quot;)">
            <text:p/>
          </table:table-cell>
          <table:table-cell table:style-name="ce461" table:formula="of:=IFERROR(VLOOKUP([.L68];[.$W$8:.$X$11];2;0);&quot;&quot;)">
            <text:p/>
          </table:table-cell>
          <table:table-cell table:style-name="ce381" table:formula="of:=IFERROR(ROUND(IF([.M68]=&quot;Tam&quot;;1;[.M68])*[.N6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68]=&quot;&quot;;1;[.J68])*[.O68];2);&quot;0&quot;)+[.Q68]" office:value-type="float" office:value="0" calcext:value-type="float">
            <text:p><text:s/>- ₺ </text:p>
          </table:table-cell>
          <table:table-cell table:style-name="ce534" table:formula="of:=IF([.T68]&gt;0;&quot;Gerekli&quot;;&quot;&quot;)">
            <text:p/>
          </table:table-cell>
          <table:table-cell table:number-columns-repeated="6"/>
          <table:table-cell table:style-name="ce580" office:value-type="float" office:value="56" calcext:value-type="float">
            <text:p>56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61" calcext:value-type="float">
            <text:p>6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69];[.$Z$13:.$AA$25];2;0);&quot;&quot;)">
            <text:p/>
          </table:table-cell>
          <table:table-cell table:style-name="ce461" table:formula="of:=IFERROR(VLOOKUP([.L69];[.$W$8:.$X$11];2;0);&quot;&quot;)">
            <text:p/>
          </table:table-cell>
          <table:table-cell table:style-name="ce381" table:formula="of:=IFERROR(ROUND(IF([.M69]=&quot;Tam&quot;;1;[.M69])*[.N6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69]=&quot;&quot;;1;[.J69])*[.O69];2);&quot;0&quot;)+[.Q69]" office:value-type="float" office:value="0" calcext:value-type="float">
            <text:p><text:s/>- ₺ </text:p>
          </table:table-cell>
          <table:table-cell table:style-name="ce534" table:formula="of:=IF([.T69]&gt;0;&quot;Gerekli&quot;;&quot;&quot;)">
            <text:p/>
          </table:table-cell>
          <table:table-cell table:number-columns-repeated="6"/>
          <table:table-cell table:style-name="ce580" office:value-type="float" office:value="57" calcext:value-type="float">
            <text:p>57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62" calcext:value-type="float">
            <text:p>6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70];[.$Z$13:.$AA$25];2;0);&quot;&quot;)">
            <text:p/>
          </table:table-cell>
          <table:table-cell table:style-name="ce461" table:formula="of:=IFERROR(VLOOKUP([.L70];[.$W$8:.$X$11];2;0);&quot;&quot;)">
            <text:p/>
          </table:table-cell>
          <table:table-cell table:style-name="ce381" table:formula="of:=IFERROR(ROUND(IF([.M70]=&quot;Tam&quot;;1;[.M70])*[.N7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70]=&quot;&quot;;1;[.J70])*[.O70];2);&quot;0&quot;)+[.Q70]" office:value-type="float" office:value="0" calcext:value-type="float">
            <text:p><text:s/>- ₺ </text:p>
          </table:table-cell>
          <table:table-cell table:style-name="ce534" table:formula="of:=IF([.T70]&gt;0;&quot;Gerekli&quot;;&quot;&quot;)">
            <text:p/>
          </table:table-cell>
          <table:table-cell table:number-columns-repeated="6"/>
          <table:table-cell table:style-name="ce580" office:value-type="float" office:value="58" calcext:value-type="float">
            <text:p>58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63" calcext:value-type="float">
            <text:p>6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71];[.$Z$13:.$AA$25];2;0);&quot;&quot;)">
            <text:p/>
          </table:table-cell>
          <table:table-cell table:style-name="ce461" table:formula="of:=IFERROR(VLOOKUP([.L71];[.$W$8:.$X$11];2;0);&quot;&quot;)">
            <text:p/>
          </table:table-cell>
          <table:table-cell table:style-name="ce381" table:formula="of:=IFERROR(ROUND(IF([.M71]=&quot;Tam&quot;;1;[.M71])*[.N7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71]=&quot;&quot;;1;[.J71])*[.O71];2);&quot;0&quot;)+[.Q71]" office:value-type="float" office:value="0" calcext:value-type="float">
            <text:p><text:s/>- ₺ </text:p>
          </table:table-cell>
          <table:table-cell table:style-name="ce534" table:formula="of:=IF([.T71]&gt;0;&quot;Gerekli&quot;;&quot;&quot;)">
            <text:p/>
          </table:table-cell>
          <table:table-cell table:number-columns-repeated="6"/>
          <table:table-cell table:style-name="ce580" office:value-type="float" office:value="59" calcext:value-type="float">
            <text:p>59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64" calcext:value-type="float">
            <text:p>6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72];[.$Z$13:.$AA$25];2;0);&quot;&quot;)">
            <text:p/>
          </table:table-cell>
          <table:table-cell table:style-name="ce461" table:formula="of:=IFERROR(VLOOKUP([.L72];[.$W$8:.$X$11];2;0);&quot;&quot;)">
            <text:p/>
          </table:table-cell>
          <table:table-cell table:style-name="ce381" table:formula="of:=IFERROR(ROUND(IF([.M72]=&quot;Tam&quot;;1;[.M72])*[.N7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72]=&quot;&quot;;1;[.J72])*[.O72];2);&quot;0&quot;)+[.Q72]" office:value-type="float" office:value="0" calcext:value-type="float">
            <text:p><text:s/>- ₺ </text:p>
          </table:table-cell>
          <table:table-cell table:style-name="ce534" table:formula="of:=IF([.T72]&gt;0;&quot;Gerekli&quot;;&quot;&quot;)">
            <text:p/>
          </table:table-cell>
          <table:table-cell table:number-columns-repeated="6"/>
          <table:table-cell table:style-name="ce580" office:value-type="float" office:value="60" calcext:value-type="float">
            <text:p>60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65" calcext:value-type="float">
            <text:p>6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73];[.$Z$13:.$AA$25];2;0);&quot;&quot;)">
            <text:p/>
          </table:table-cell>
          <table:table-cell table:style-name="ce461" table:formula="of:=IFERROR(VLOOKUP([.L73];[.$W$8:.$X$11];2;0);&quot;&quot;)">
            <text:p/>
          </table:table-cell>
          <table:table-cell table:style-name="ce381" table:formula="of:=IFERROR(ROUND(IF([.M73]=&quot;Tam&quot;;1;[.M73])*[.N7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73]=&quot;&quot;;1;[.J73])*[.O73];2);&quot;0&quot;)+[.Q73]" office:value-type="float" office:value="0" calcext:value-type="float">
            <text:p><text:s/>- ₺ </text:p>
          </table:table-cell>
          <table:table-cell table:style-name="ce534" table:formula="of:=IF([.T73]&gt;0;&quot;Gerekli&quot;;&quot;&quot;)">
            <text:p/>
          </table:table-cell>
          <table:table-cell table:number-columns-repeated="6"/>
          <table:table-cell table:style-name="ce580" office:value-type="float" office:value="61" calcext:value-type="float">
            <text:p>61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66" calcext:value-type="float">
            <text:p>6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74];[.$Z$13:.$AA$25];2;0);&quot;&quot;)">
            <text:p/>
          </table:table-cell>
          <table:table-cell table:style-name="ce461" table:formula="of:=IFERROR(VLOOKUP([.L74];[.$W$8:.$X$11];2;0);&quot;&quot;)">
            <text:p/>
          </table:table-cell>
          <table:table-cell table:style-name="ce381" table:formula="of:=IFERROR(ROUND(IF([.M74]=&quot;Tam&quot;;1;[.M74])*[.N7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74]=&quot;&quot;;1;[.J74])*[.O74];2);&quot;0&quot;)+[.Q74]" office:value-type="float" office:value="0" calcext:value-type="float">
            <text:p><text:s/>- ₺ </text:p>
          </table:table-cell>
          <table:table-cell table:style-name="ce534" table:formula="of:=IF([.T74]&gt;0;&quot;Gerekli&quot;;&quot;&quot;)">
            <text:p/>
          </table:table-cell>
          <table:table-cell table:number-columns-repeated="6"/>
          <table:table-cell table:style-name="ce580" office:value-type="float" office:value="62" calcext:value-type="float">
            <text:p>62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67" calcext:value-type="float">
            <text:p>6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75];[.$Z$13:.$AA$25];2;0);&quot;&quot;)">
            <text:p/>
          </table:table-cell>
          <table:table-cell table:style-name="ce461" table:formula="of:=IFERROR(VLOOKUP([.L75];[.$W$8:.$X$11];2;0);&quot;&quot;)">
            <text:p/>
          </table:table-cell>
          <table:table-cell table:style-name="ce381" table:formula="of:=IFERROR(ROUND(IF([.M75]=&quot;Tam&quot;;1;[.M75])*[.N7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75]=&quot;&quot;;1;[.J75])*[.O75];2);&quot;0&quot;)+[.Q75]" office:value-type="float" office:value="0" calcext:value-type="float">
            <text:p><text:s/>- ₺ </text:p>
          </table:table-cell>
          <table:table-cell table:style-name="ce534" table:formula="of:=IF([.T75]&gt;0;&quot;Gerekli&quot;;&quot;&quot;)">
            <text:p/>
          </table:table-cell>
          <table:table-cell table:number-columns-repeated="6"/>
          <table:table-cell table:style-name="ce580" office:value-type="float" office:value="63" calcext:value-type="float">
            <text:p>63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68" calcext:value-type="float">
            <text:p>6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76];[.$Z$13:.$AA$25];2;0);&quot;&quot;)">
            <text:p/>
          </table:table-cell>
          <table:table-cell table:style-name="ce461" table:formula="of:=IFERROR(VLOOKUP([.L76];[.$W$8:.$X$11];2;0);&quot;&quot;)">
            <text:p/>
          </table:table-cell>
          <table:table-cell table:style-name="ce381" table:formula="of:=IFERROR(ROUND(IF([.M76]=&quot;Tam&quot;;1;[.M76])*[.N7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76]=&quot;&quot;;1;[.J76])*[.O76];2);&quot;0&quot;)+[.Q76]" office:value-type="float" office:value="0" calcext:value-type="float">
            <text:p><text:s/>- ₺ </text:p>
          </table:table-cell>
          <table:table-cell table:style-name="ce534" table:formula="of:=IF([.T76]&gt;0;&quot;Gerekli&quot;;&quot;&quot;)">
            <text:p/>
          </table:table-cell>
          <table:table-cell table:number-columns-repeated="6"/>
          <table:table-cell table:style-name="ce580" office:value-type="float" office:value="64" calcext:value-type="float">
            <text:p>64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69" calcext:value-type="float">
            <text:p>6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77];[.$Z$13:.$AA$25];2;0);&quot;&quot;)">
            <text:p/>
          </table:table-cell>
          <table:table-cell table:style-name="ce461" table:formula="of:=IFERROR(VLOOKUP([.L77];[.$W$8:.$X$11];2;0);&quot;&quot;)">
            <text:p/>
          </table:table-cell>
          <table:table-cell table:style-name="ce381" table:formula="of:=IFERROR(ROUND(IF([.M77]=&quot;Tam&quot;;1;[.M77])*[.N7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77]=&quot;&quot;;1;[.J77])*[.O77];2);&quot;0&quot;)+[.Q77]" office:value-type="float" office:value="0" calcext:value-type="float">
            <text:p><text:s/>- ₺ </text:p>
          </table:table-cell>
          <table:table-cell table:style-name="ce534" table:formula="of:=IF([.T77]&gt;0;&quot;Gerekli&quot;;&quot;&quot;)">
            <text:p/>
          </table:table-cell>
          <table:table-cell table:number-columns-repeated="6"/>
          <table:table-cell table:style-name="ce580" office:value-type="float" office:value="65" calcext:value-type="float">
            <text:p>65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70" calcext:value-type="float">
            <text:p>7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78];[.$Z$13:.$AA$25];2;0);&quot;&quot;)">
            <text:p/>
          </table:table-cell>
          <table:table-cell table:style-name="ce461" table:formula="of:=IFERROR(VLOOKUP([.L78];[.$W$8:.$X$11];2;0);&quot;&quot;)">
            <text:p/>
          </table:table-cell>
          <table:table-cell table:style-name="ce381" table:formula="of:=IFERROR(ROUND(IF([.M78]=&quot;Tam&quot;;1;[.M78])*[.N7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78]=&quot;&quot;;1;[.J78])*[.O78];2);&quot;0&quot;)+[.Q78]" office:value-type="float" office:value="0" calcext:value-type="float">
            <text:p><text:s/>- ₺ </text:p>
          </table:table-cell>
          <table:table-cell table:style-name="ce534" table:formula="of:=IF([.T78]&gt;0;&quot;Gerekli&quot;;&quot;&quot;)">
            <text:p/>
          </table:table-cell>
          <table:table-cell table:number-columns-repeated="6"/>
          <table:table-cell table:style-name="ce580" office:value-type="float" office:value="66" calcext:value-type="float">
            <text:p>66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71" calcext:value-type="float">
            <text:p>7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79];[.$Z$13:.$AA$25];2;0);&quot;&quot;)">
            <text:p/>
          </table:table-cell>
          <table:table-cell table:style-name="ce461" table:formula="of:=IFERROR(VLOOKUP([.L79];[.$W$8:.$X$11];2;0);&quot;&quot;)">
            <text:p/>
          </table:table-cell>
          <table:table-cell table:style-name="ce381" table:formula="of:=IFERROR(ROUND(IF([.M79]=&quot;Tam&quot;;1;[.M79])*[.N7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79]=&quot;&quot;;1;[.J79])*[.O79];2);&quot;0&quot;)+[.Q79]" office:value-type="float" office:value="0" calcext:value-type="float">
            <text:p><text:s/>- ₺ </text:p>
          </table:table-cell>
          <table:table-cell table:style-name="ce534" table:formula="of:=IF([.T79]&gt;0;&quot;Gerekli&quot;;&quot;&quot;)">
            <text:p/>
          </table:table-cell>
          <table:table-cell table:number-columns-repeated="6"/>
          <table:table-cell table:style-name="ce580" office:value-type="float" office:value="67" calcext:value-type="float">
            <text:p>67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72" calcext:value-type="float">
            <text:p>7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80];[.$Z$13:.$AA$25];2;0);&quot;&quot;)">
            <text:p/>
          </table:table-cell>
          <table:table-cell table:style-name="ce461" table:formula="of:=IFERROR(VLOOKUP([.L80];[.$W$8:.$X$11];2;0);&quot;&quot;)">
            <text:p/>
          </table:table-cell>
          <table:table-cell table:style-name="ce381" table:formula="of:=IFERROR(ROUND(IF([.M80]=&quot;Tam&quot;;1;[.M80])*[.N8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80]=&quot;&quot;;1;[.J80])*[.O80];2);&quot;0&quot;)+[.Q80]" office:value-type="float" office:value="0" calcext:value-type="float">
            <text:p><text:s/>- ₺ </text:p>
          </table:table-cell>
          <table:table-cell table:style-name="ce534" table:formula="of:=IF([.T80]&gt;0;&quot;Gerekli&quot;;&quot;&quot;)">
            <text:p/>
          </table:table-cell>
          <table:table-cell table:number-columns-repeated="6"/>
          <table:table-cell table:style-name="ce580" office:value-type="float" office:value="68" calcext:value-type="float">
            <text:p>68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73" calcext:value-type="float">
            <text:p>7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81];[.$Z$13:.$AA$25];2;0);&quot;&quot;)">
            <text:p/>
          </table:table-cell>
          <table:table-cell table:style-name="ce461" table:formula="of:=IFERROR(VLOOKUP([.L81];[.$W$8:.$X$11];2;0);&quot;&quot;)">
            <text:p/>
          </table:table-cell>
          <table:table-cell table:style-name="ce381" table:formula="of:=IFERROR(ROUND(IF([.M81]=&quot;Tam&quot;;1;[.M81])*[.N8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81]=&quot;&quot;;1;[.J81])*[.O81];2);&quot;0&quot;)+[.Q81]" office:value-type="float" office:value="0" calcext:value-type="float">
            <text:p><text:s/>- ₺ </text:p>
          </table:table-cell>
          <table:table-cell table:style-name="ce534" table:formula="of:=IF([.T81]&gt;0;&quot;Gerekli&quot;;&quot;&quot;)">
            <text:p/>
          </table:table-cell>
          <table:table-cell table:number-columns-repeated="6"/>
          <table:table-cell table:style-name="ce580" office:value-type="float" office:value="69" calcext:value-type="float">
            <text:p>69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74" calcext:value-type="float">
            <text:p>7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82];[.$Z$13:.$AA$25];2;0);&quot;&quot;)">
            <text:p/>
          </table:table-cell>
          <table:table-cell table:style-name="ce461" table:formula="of:=IFERROR(VLOOKUP([.L82];[.$W$8:.$X$11];2;0);&quot;&quot;)">
            <text:p/>
          </table:table-cell>
          <table:table-cell table:style-name="ce381" table:formula="of:=IFERROR(ROUND(IF([.M82]=&quot;Tam&quot;;1;[.M82])*[.N8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82]=&quot;&quot;;1;[.J82])*[.O82];2);&quot;0&quot;)+[.Q82]" office:value-type="float" office:value="0" calcext:value-type="float">
            <text:p><text:s/>- ₺ </text:p>
          </table:table-cell>
          <table:table-cell table:style-name="ce534" table:formula="of:=IF([.T82]&gt;0;&quot;Gerekli&quot;;&quot;&quot;)">
            <text:p/>
          </table:table-cell>
          <table:table-cell table:number-columns-repeated="6"/>
          <table:table-cell table:style-name="ce580" office:value-type="float" office:value="70" calcext:value-type="float">
            <text:p>70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75" calcext:value-type="float">
            <text:p>7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83];[.$Z$13:.$AA$25];2;0);&quot;&quot;)">
            <text:p/>
          </table:table-cell>
          <table:table-cell table:style-name="ce461" table:formula="of:=IFERROR(VLOOKUP([.L83];[.$W$8:.$X$11];2;0);&quot;&quot;)">
            <text:p/>
          </table:table-cell>
          <table:table-cell table:style-name="ce381" table:formula="of:=IFERROR(ROUND(IF([.M83]=&quot;Tam&quot;;1;[.M83])*[.N8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83]=&quot;&quot;;1;[.J83])*[.O83];2);&quot;0&quot;)+[.Q83]" office:value-type="float" office:value="0" calcext:value-type="float">
            <text:p><text:s/>- ₺ </text:p>
          </table:table-cell>
          <table:table-cell table:style-name="ce534" table:formula="of:=IF([.T83]&gt;0;&quot;Gerekli&quot;;&quot;&quot;)">
            <text:p/>
          </table:table-cell>
          <table:table-cell table:number-columns-repeated="6"/>
          <table:table-cell table:style-name="ce580" office:value-type="float" office:value="71" calcext:value-type="float">
            <text:p>71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76" calcext:value-type="float">
            <text:p>7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84];[.$Z$13:.$AA$25];2;0);&quot;&quot;)">
            <text:p/>
          </table:table-cell>
          <table:table-cell table:style-name="ce461" table:formula="of:=IFERROR(VLOOKUP([.L84];[.$W$8:.$X$11];2;0);&quot;&quot;)">
            <text:p/>
          </table:table-cell>
          <table:table-cell table:style-name="ce381" table:formula="of:=IFERROR(ROUND(IF([.M84]=&quot;Tam&quot;;1;[.M84])*[.N8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84]=&quot;&quot;;1;[.J84])*[.O84];2);&quot;0&quot;)+[.Q84]" office:value-type="float" office:value="0" calcext:value-type="float">
            <text:p><text:s/>- ₺ </text:p>
          </table:table-cell>
          <table:table-cell table:style-name="ce534" table:formula="of:=IF([.T84]&gt;0;&quot;Gerekli&quot;;&quot;&quot;)">
            <text:p/>
          </table:table-cell>
          <table:table-cell table:number-columns-repeated="6"/>
          <table:table-cell table:style-name="ce580" office:value-type="float" office:value="72" calcext:value-type="float">
            <text:p>72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77" calcext:value-type="float">
            <text:p>7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85];[.$Z$13:.$AA$25];2;0);&quot;&quot;)">
            <text:p/>
          </table:table-cell>
          <table:table-cell table:style-name="ce461" table:formula="of:=IFERROR(VLOOKUP([.L85];[.$W$8:.$X$11];2;0);&quot;&quot;)">
            <text:p/>
          </table:table-cell>
          <table:table-cell table:style-name="ce381" table:formula="of:=IFERROR(ROUND(IF([.M85]=&quot;Tam&quot;;1;[.M85])*[.N8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85]=&quot;&quot;;1;[.J85])*[.O85];2);&quot;0&quot;)+[.Q85]" office:value-type="float" office:value="0" calcext:value-type="float">
            <text:p><text:s/>- ₺ </text:p>
          </table:table-cell>
          <table:table-cell table:style-name="ce534" table:formula="of:=IF([.T85]&gt;0;&quot;Gerekli&quot;;&quot;&quot;)">
            <text:p/>
          </table:table-cell>
          <table:table-cell table:number-columns-repeated="6"/>
          <table:table-cell table:style-name="ce580" office:value-type="float" office:value="73" calcext:value-type="float">
            <text:p>73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78" calcext:value-type="float">
            <text:p>7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86];[.$Z$13:.$AA$25];2;0);&quot;&quot;)">
            <text:p/>
          </table:table-cell>
          <table:table-cell table:style-name="ce461" table:formula="of:=IFERROR(VLOOKUP([.L86];[.$W$8:.$X$11];2;0);&quot;&quot;)">
            <text:p/>
          </table:table-cell>
          <table:table-cell table:style-name="ce381" table:formula="of:=IFERROR(ROUND(IF([.M86]=&quot;Tam&quot;;1;[.M86])*[.N8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86]=&quot;&quot;;1;[.J86])*[.O86];2);&quot;0&quot;)+[.Q86]" office:value-type="float" office:value="0" calcext:value-type="float">
            <text:p><text:s/>- ₺ </text:p>
          </table:table-cell>
          <table:table-cell table:style-name="ce534" table:formula="of:=IF([.T86]&gt;0;&quot;Gerekli&quot;;&quot;&quot;)">
            <text:p/>
          </table:table-cell>
          <table:table-cell table:number-columns-repeated="6"/>
          <table:table-cell table:style-name="ce580" office:value-type="float" office:value="74" calcext:value-type="float">
            <text:p>74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79" calcext:value-type="float">
            <text:p>7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87];[.$Z$13:.$AA$25];2;0);&quot;&quot;)">
            <text:p/>
          </table:table-cell>
          <table:table-cell table:style-name="ce461" table:formula="of:=IFERROR(VLOOKUP([.L87];[.$W$8:.$X$11];2;0);&quot;&quot;)">
            <text:p/>
          </table:table-cell>
          <table:table-cell table:style-name="ce381" table:formula="of:=IFERROR(ROUND(IF([.M87]=&quot;Tam&quot;;1;[.M87])*[.N8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87]=&quot;&quot;;1;[.J87])*[.O87];2);&quot;0&quot;)+[.Q87]" office:value-type="float" office:value="0" calcext:value-type="float">
            <text:p><text:s/>- ₺ </text:p>
          </table:table-cell>
          <table:table-cell table:style-name="ce534" table:formula="of:=IF([.T87]&gt;0;&quot;Gerekli&quot;;&quot;&quot;)">
            <text:p/>
          </table:table-cell>
          <table:table-cell table:number-columns-repeated="6"/>
          <table:table-cell table:style-name="ce580" office:value-type="float" office:value="75" calcext:value-type="float">
            <text:p>75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80" calcext:value-type="float">
            <text:p>8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88];[.$Z$13:.$AA$25];2;0);&quot;&quot;)">
            <text:p/>
          </table:table-cell>
          <table:table-cell table:style-name="ce461" table:formula="of:=IFERROR(VLOOKUP([.L88];[.$W$8:.$X$11];2;0);&quot;&quot;)">
            <text:p/>
          </table:table-cell>
          <table:table-cell table:style-name="ce381" table:formula="of:=IFERROR(ROUND(IF([.M88]=&quot;Tam&quot;;1;[.M88])*[.N8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88]=&quot;&quot;;1;[.J88])*[.O88];2);&quot;0&quot;)+[.Q88]" office:value-type="float" office:value="0" calcext:value-type="float">
            <text:p><text:s/>- ₺ </text:p>
          </table:table-cell>
          <table:table-cell table:style-name="ce534" table:formula="of:=IF([.T88]&gt;0;&quot;Gerekli&quot;;&quot;&quot;)">
            <text:p/>
          </table:table-cell>
          <table:table-cell table:number-columns-repeated="6"/>
          <table:table-cell table:style-name="ce580" office:value-type="float" office:value="76" calcext:value-type="float">
            <text:p>76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81" calcext:value-type="float">
            <text:p>8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89];[.$Z$13:.$AA$25];2;0);&quot;&quot;)">
            <text:p/>
          </table:table-cell>
          <table:table-cell table:style-name="ce461" table:formula="of:=IFERROR(VLOOKUP([.L89];[.$W$8:.$X$11];2;0);&quot;&quot;)">
            <text:p/>
          </table:table-cell>
          <table:table-cell table:style-name="ce381" table:formula="of:=IFERROR(ROUND(IF([.M89]=&quot;Tam&quot;;1;[.M89])*[.N8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89]=&quot;&quot;;1;[.J89])*[.O89];2);&quot;0&quot;)+[.Q89]" office:value-type="float" office:value="0" calcext:value-type="float">
            <text:p><text:s/>- ₺ </text:p>
          </table:table-cell>
          <table:table-cell table:style-name="ce534" table:formula="of:=IF([.T89]&gt;0;&quot;Gerekli&quot;;&quot;&quot;)">
            <text:p/>
          </table:table-cell>
          <table:table-cell table:number-columns-repeated="6"/>
          <table:table-cell table:style-name="ce580" office:value-type="float" office:value="77" calcext:value-type="float">
            <text:p>77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82" calcext:value-type="float">
            <text:p>8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90];[.$Z$13:.$AA$25];2;0);&quot;&quot;)">
            <text:p/>
          </table:table-cell>
          <table:table-cell table:style-name="ce461" table:formula="of:=IFERROR(VLOOKUP([.L90];[.$W$8:.$X$11];2;0);&quot;&quot;)">
            <text:p/>
          </table:table-cell>
          <table:table-cell table:style-name="ce381" table:formula="of:=IFERROR(ROUND(IF([.M90]=&quot;Tam&quot;;1;[.M90])*[.N9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90]=&quot;&quot;;1;[.J90])*[.O90];2);&quot;0&quot;)+[.Q90]" office:value-type="float" office:value="0" calcext:value-type="float">
            <text:p><text:s/>- ₺ </text:p>
          </table:table-cell>
          <table:table-cell table:style-name="ce534" table:formula="of:=IF([.T90]&gt;0;&quot;Gerekli&quot;;&quot;&quot;)">
            <text:p/>
          </table:table-cell>
          <table:table-cell table:number-columns-repeated="6"/>
          <table:table-cell table:style-name="ce580" office:value-type="float" office:value="78" calcext:value-type="float">
            <text:p>78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83" calcext:value-type="float">
            <text:p>8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91];[.$Z$13:.$AA$25];2;0);&quot;&quot;)">
            <text:p/>
          </table:table-cell>
          <table:table-cell table:style-name="ce461" table:formula="of:=IFERROR(VLOOKUP([.L91];[.$W$8:.$X$11];2;0);&quot;&quot;)">
            <text:p/>
          </table:table-cell>
          <table:table-cell table:style-name="ce381" table:formula="of:=IFERROR(ROUND(IF([.M91]=&quot;Tam&quot;;1;[.M91])*[.N9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91]=&quot;&quot;;1;[.J91])*[.O91];2);&quot;0&quot;)+[.Q91]" office:value-type="float" office:value="0" calcext:value-type="float">
            <text:p><text:s/>- ₺ </text:p>
          </table:table-cell>
          <table:table-cell table:style-name="ce534" table:formula="of:=IF([.T91]&gt;0;&quot;Gerekli&quot;;&quot;&quot;)">
            <text:p/>
          </table:table-cell>
          <table:table-cell table:number-columns-repeated="6"/>
          <table:table-cell table:style-name="ce580" office:value-type="float" office:value="79" calcext:value-type="float">
            <text:p>79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84" calcext:value-type="float">
            <text:p>8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92];[.$Z$13:.$AA$25];2;0);&quot;&quot;)">
            <text:p/>
          </table:table-cell>
          <table:table-cell table:style-name="ce461" table:formula="of:=IFERROR(VLOOKUP([.L92];[.$W$8:.$X$11];2;0);&quot;&quot;)">
            <text:p/>
          </table:table-cell>
          <table:table-cell table:style-name="ce381" table:formula="of:=IFERROR(ROUND(IF([.M92]=&quot;Tam&quot;;1;[.M92])*[.N9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92]=&quot;&quot;;1;[.J92])*[.O92];2);&quot;0&quot;)+[.Q92]" office:value-type="float" office:value="0" calcext:value-type="float">
            <text:p><text:s/>- ₺ </text:p>
          </table:table-cell>
          <table:table-cell table:style-name="ce534" table:formula="of:=IF([.T92]&gt;0;&quot;Gerekli&quot;;&quot;&quot;)">
            <text:p/>
          </table:table-cell>
          <table:table-cell table:number-columns-repeated="6"/>
          <table:table-cell table:style-name="ce580" office:value-type="float" office:value="80" calcext:value-type="float">
            <text:p>80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85" calcext:value-type="float">
            <text:p>8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93];[.$Z$13:.$AA$25];2;0);&quot;&quot;)">
            <text:p/>
          </table:table-cell>
          <table:table-cell table:style-name="ce461" table:formula="of:=IFERROR(VLOOKUP([.L93];[.$W$8:.$X$11];2;0);&quot;&quot;)">
            <text:p/>
          </table:table-cell>
          <table:table-cell table:style-name="ce381" table:formula="of:=IFERROR(ROUND(IF([.M93]=&quot;Tam&quot;;1;[.M93])*[.N9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93]=&quot;&quot;;1;[.J93])*[.O93];2);&quot;0&quot;)+[.Q93]" office:value-type="float" office:value="0" calcext:value-type="float">
            <text:p><text:s/>- ₺ </text:p>
          </table:table-cell>
          <table:table-cell table:style-name="ce534" table:formula="of:=IF([.T93]&gt;0;&quot;Gerekli&quot;;&quot;&quot;)">
            <text:p/>
          </table:table-cell>
          <table:table-cell table:number-columns-repeated="6"/>
          <table:table-cell table:style-name="ce580" office:value-type="float" office:value="81" calcext:value-type="float">
            <text:p>81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86" calcext:value-type="float">
            <text:p>8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94];[.$Z$13:.$AA$25];2;0);&quot;&quot;)">
            <text:p/>
          </table:table-cell>
          <table:table-cell table:style-name="ce461" table:formula="of:=IFERROR(VLOOKUP([.L94];[.$W$8:.$X$11];2;0);&quot;&quot;)">
            <text:p/>
          </table:table-cell>
          <table:table-cell table:style-name="ce381" table:formula="of:=IFERROR(ROUND(IF([.M94]=&quot;Tam&quot;;1;[.M94])*[.N9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94]=&quot;&quot;;1;[.J94])*[.O94];2);&quot;0&quot;)+[.Q94]" office:value-type="float" office:value="0" calcext:value-type="float">
            <text:p><text:s/>- ₺ </text:p>
          </table:table-cell>
          <table:table-cell table:style-name="ce534" table:formula="of:=IF([.T94]&gt;0;&quot;Gerekli&quot;;&quot;&quot;)">
            <text:p/>
          </table:table-cell>
          <table:table-cell table:number-columns-repeated="6"/>
          <table:table-cell table:style-name="ce580" office:value-type="float" office:value="82" calcext:value-type="float">
            <text:p>82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87" calcext:value-type="float">
            <text:p>8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95];[.$Z$13:.$AA$25];2;0);&quot;&quot;)">
            <text:p/>
          </table:table-cell>
          <table:table-cell table:style-name="ce461" table:formula="of:=IFERROR(VLOOKUP([.L95];[.$W$8:.$X$11];2;0);&quot;&quot;)">
            <text:p/>
          </table:table-cell>
          <table:table-cell table:style-name="ce381" table:formula="of:=IFERROR(ROUND(IF([.M95]=&quot;Tam&quot;;1;[.M95])*[.N9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95]=&quot;&quot;;1;[.J95])*[.O95];2);&quot;0&quot;)+[.Q95]" office:value-type="float" office:value="0" calcext:value-type="float">
            <text:p><text:s/>- ₺ </text:p>
          </table:table-cell>
          <table:table-cell table:style-name="ce534" table:formula="of:=IF([.T95]&gt;0;&quot;Gerekli&quot;;&quot;&quot;)">
            <text:p/>
          </table:table-cell>
          <table:table-cell table:number-columns-repeated="6"/>
          <table:table-cell table:style-name="ce580" office:value-type="float" office:value="83" calcext:value-type="float">
            <text:p>83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88" calcext:value-type="float">
            <text:p>8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96];[.$Z$13:.$AA$25];2;0);&quot;&quot;)">
            <text:p/>
          </table:table-cell>
          <table:table-cell table:style-name="ce461" table:formula="of:=IFERROR(VLOOKUP([.L96];[.$W$8:.$X$11];2;0);&quot;&quot;)">
            <text:p/>
          </table:table-cell>
          <table:table-cell table:style-name="ce381" table:formula="of:=IFERROR(ROUND(IF([.M96]=&quot;Tam&quot;;1;[.M96])*[.N9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96]=&quot;&quot;;1;[.J96])*[.O96];2);&quot;0&quot;)+[.Q96]" office:value-type="float" office:value="0" calcext:value-type="float">
            <text:p><text:s/>- ₺ </text:p>
          </table:table-cell>
          <table:table-cell table:style-name="ce534" table:formula="of:=IF([.T96]&gt;0;&quot;Gerekli&quot;;&quot;&quot;)">
            <text:p/>
          </table:table-cell>
          <table:table-cell table:number-columns-repeated="6"/>
          <table:table-cell table:style-name="ce580" office:value-type="float" office:value="84" calcext:value-type="float">
            <text:p>84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89" calcext:value-type="float">
            <text:p>8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97];[.$Z$13:.$AA$25];2;0);&quot;&quot;)">
            <text:p/>
          </table:table-cell>
          <table:table-cell table:style-name="ce461" table:formula="of:=IFERROR(VLOOKUP([.L97];[.$W$8:.$X$11];2;0);&quot;&quot;)">
            <text:p/>
          </table:table-cell>
          <table:table-cell table:style-name="ce381" table:formula="of:=IFERROR(ROUND(IF([.M97]=&quot;Tam&quot;;1;[.M97])*[.N9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97]=&quot;&quot;;1;[.J97])*[.O97];2);&quot;0&quot;)+[.Q97]" office:value-type="float" office:value="0" calcext:value-type="float">
            <text:p><text:s/>- ₺ </text:p>
          </table:table-cell>
          <table:table-cell table:style-name="ce534" table:formula="of:=IF([.T97]&gt;0;&quot;Gerekli&quot;;&quot;&quot;)">
            <text:p/>
          </table:table-cell>
          <table:table-cell table:number-columns-repeated="6"/>
          <table:table-cell table:style-name="ce580" office:value-type="float" office:value="85" calcext:value-type="float">
            <text:p>85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90" calcext:value-type="float">
            <text:p>9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98];[.$Z$13:.$AA$25];2;0);&quot;&quot;)">
            <text:p/>
          </table:table-cell>
          <table:table-cell table:style-name="ce461" table:formula="of:=IFERROR(VLOOKUP([.L98];[.$W$8:.$X$11];2;0);&quot;&quot;)">
            <text:p/>
          </table:table-cell>
          <table:table-cell table:style-name="ce381" table:formula="of:=IFERROR(ROUND(IF([.M98]=&quot;Tam&quot;;1;[.M98])*[.N9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98]=&quot;&quot;;1;[.J98])*[.O98];2);&quot;0&quot;)+[.Q98]" office:value-type="float" office:value="0" calcext:value-type="float">
            <text:p><text:s/>- ₺ </text:p>
          </table:table-cell>
          <table:table-cell table:style-name="ce534" table:formula="of:=IF([.T98]&gt;0;&quot;Gerekli&quot;;&quot;&quot;)">
            <text:p/>
          </table:table-cell>
          <table:table-cell table:number-columns-repeated="6"/>
          <table:table-cell table:style-name="ce580" office:value-type="float" office:value="86" calcext:value-type="float">
            <text:p>86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91" calcext:value-type="float">
            <text:p>9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99];[.$Z$13:.$AA$25];2;0);&quot;&quot;)">
            <text:p/>
          </table:table-cell>
          <table:table-cell table:style-name="ce461" table:formula="of:=IFERROR(VLOOKUP([.L99];[.$W$8:.$X$11];2;0);&quot;&quot;)">
            <text:p/>
          </table:table-cell>
          <table:table-cell table:style-name="ce381" table:formula="of:=IFERROR(ROUND(IF([.M99]=&quot;Tam&quot;;1;[.M99])*[.N9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99]=&quot;&quot;;1;[.J99])*[.O99];2);&quot;0&quot;)+[.Q99]" office:value-type="float" office:value="0" calcext:value-type="float">
            <text:p><text:s/>- ₺ </text:p>
          </table:table-cell>
          <table:table-cell table:style-name="ce534" table:formula="of:=IF([.T99]&gt;0;&quot;Gerekli&quot;;&quot;&quot;)">
            <text:p/>
          </table:table-cell>
          <table:table-cell table:number-columns-repeated="6"/>
          <table:table-cell table:style-name="ce580" office:value-type="float" office:value="87" calcext:value-type="float">
            <text:p>87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92" calcext:value-type="float">
            <text:p>9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00];[.$Z$13:.$AA$25];2;0);&quot;&quot;)">
            <text:p/>
          </table:table-cell>
          <table:table-cell table:style-name="ce461" table:formula="of:=IFERROR(VLOOKUP([.L100];[.$W$8:.$X$11];2;0);&quot;&quot;)">
            <text:p/>
          </table:table-cell>
          <table:table-cell table:style-name="ce381" table:formula="of:=IFERROR(ROUND(IF([.M100]=&quot;Tam&quot;;1;[.M100])*[.N10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00]=&quot;&quot;;1;[.J100])*[.O100];2);&quot;0&quot;)+[.Q100]" office:value-type="float" office:value="0" calcext:value-type="float">
            <text:p><text:s/>- ₺ </text:p>
          </table:table-cell>
          <table:table-cell table:style-name="ce534" table:formula="of:=IF([.T100]&gt;0;&quot;Gerekli&quot;;&quot;&quot;)">
            <text:p/>
          </table:table-cell>
          <table:table-cell table:number-columns-repeated="6"/>
          <table:table-cell table:style-name="ce580" office:value-type="float" office:value="88" calcext:value-type="float">
            <text:p>88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93" calcext:value-type="float">
            <text:p>9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01];[.$Z$13:.$AA$25];2;0);&quot;&quot;)">
            <text:p/>
          </table:table-cell>
          <table:table-cell table:style-name="ce461" table:formula="of:=IFERROR(VLOOKUP([.L101];[.$W$8:.$X$11];2;0);&quot;&quot;)">
            <text:p/>
          </table:table-cell>
          <table:table-cell table:style-name="ce381" table:formula="of:=IFERROR(ROUND(IF([.M101]=&quot;Tam&quot;;1;[.M101])*[.N10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01]=&quot;&quot;;1;[.J101])*[.O101];2);&quot;0&quot;)+[.Q101]" office:value-type="float" office:value="0" calcext:value-type="float">
            <text:p><text:s/>- ₺ </text:p>
          </table:table-cell>
          <table:table-cell table:style-name="ce534" table:formula="of:=IF([.T101]&gt;0;&quot;Gerekli&quot;;&quot;&quot;)">
            <text:p/>
          </table:table-cell>
          <table:table-cell table:number-columns-repeated="6"/>
          <table:table-cell table:style-name="ce580" office:value-type="float" office:value="89" calcext:value-type="float">
            <text:p>89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94" calcext:value-type="float">
            <text:p>9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02];[.$Z$13:.$AA$25];2;0);&quot;&quot;)">
            <text:p/>
          </table:table-cell>
          <table:table-cell table:style-name="ce461" table:formula="of:=IFERROR(VLOOKUP([.L102];[.$W$8:.$X$11];2;0);&quot;&quot;)">
            <text:p/>
          </table:table-cell>
          <table:table-cell table:style-name="ce381" table:formula="of:=IFERROR(ROUND(IF([.M102]=&quot;Tam&quot;;1;[.M102])*[.N10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02]=&quot;&quot;;1;[.J102])*[.O102];2);&quot;0&quot;)+[.Q102]" office:value-type="float" office:value="0" calcext:value-type="float">
            <text:p><text:s/>- ₺ </text:p>
          </table:table-cell>
          <table:table-cell table:style-name="ce534" table:formula="of:=IF([.T102]&gt;0;&quot;Gerekli&quot;;&quot;&quot;)">
            <text:p/>
          </table:table-cell>
          <table:table-cell table:number-columns-repeated="6"/>
          <table:table-cell table:style-name="ce580" office:value-type="float" office:value="90" calcext:value-type="float">
            <text:p>90</text:p>
          </table:table-cell>
          <table:table-cell table:number-columns-repeated="996"/>
        </table:table-row>
        <table:table-row table:style-name="ro12">
          <table:table-cell/>
          <table:table-cell table:style-name="ce237" office:value-type="float" office:value="95" calcext:value-type="float">
            <text:p>9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03];[.$Z$13:.$AA$25];2;0);&quot;&quot;)">
            <text:p/>
          </table:table-cell>
          <table:table-cell table:style-name="ce461" table:formula="of:=IFERROR(VLOOKUP([.L103];[.$W$8:.$X$11];2;0);&quot;&quot;)">
            <text:p/>
          </table:table-cell>
          <table:table-cell table:style-name="ce381" table:formula="of:=IFERROR(ROUND(IF([.M103]=&quot;Tam&quot;;1;[.M103])*[.N10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03]=&quot;&quot;;1;[.J103])*[.O103];2);&quot;0&quot;)+[.Q103]" office:value-type="float" office:value="0" calcext:value-type="float">
            <text:p><text:s/>- ₺ </text:p>
          </table:table-cell>
          <table:table-cell table:style-name="ce534" table:formula="of:=IF([.T103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96" calcext:value-type="float">
            <text:p>9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04];[.$Z$13:.$AA$25];2;0);&quot;&quot;)">
            <text:p/>
          </table:table-cell>
          <table:table-cell table:style-name="ce461" table:formula="of:=IFERROR(VLOOKUP([.L104];[.$W$8:.$X$11];2;0);&quot;&quot;)">
            <text:p/>
          </table:table-cell>
          <table:table-cell table:style-name="ce381" table:formula="of:=IFERROR(ROUND(IF([.M104]=&quot;Tam&quot;;1;[.M104])*[.N10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04]=&quot;&quot;;1;[.J104])*[.O104];2);&quot;0&quot;)+[.Q104]" office:value-type="float" office:value="0" calcext:value-type="float">
            <text:p><text:s/>- ₺ </text:p>
          </table:table-cell>
          <table:table-cell table:style-name="ce534" table:formula="of:=IF([.T104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97" calcext:value-type="float">
            <text:p>9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05];[.$Z$13:.$AA$25];2;0);&quot;&quot;)">
            <text:p/>
          </table:table-cell>
          <table:table-cell table:style-name="ce461" table:formula="of:=IFERROR(VLOOKUP([.L105];[.$W$8:.$X$11];2;0);&quot;&quot;)">
            <text:p/>
          </table:table-cell>
          <table:table-cell table:style-name="ce381" table:formula="of:=IFERROR(ROUND(IF([.M105]=&quot;Tam&quot;;1;[.M105])*[.N10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05]=&quot;&quot;;1;[.J105])*[.O105];2);&quot;0&quot;)+[.Q105]" office:value-type="float" office:value="0" calcext:value-type="float">
            <text:p><text:s/>- ₺ </text:p>
          </table:table-cell>
          <table:table-cell table:style-name="ce534" table:formula="of:=IF([.T105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98" calcext:value-type="float">
            <text:p>9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06];[.$Z$13:.$AA$25];2;0);&quot;&quot;)">
            <text:p/>
          </table:table-cell>
          <table:table-cell table:style-name="ce461" table:formula="of:=IFERROR(VLOOKUP([.L106];[.$W$8:.$X$11];2;0);&quot;&quot;)">
            <text:p/>
          </table:table-cell>
          <table:table-cell table:style-name="ce381" table:formula="of:=IFERROR(ROUND(IF([.M106]=&quot;Tam&quot;;1;[.M106])*[.N10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06]=&quot;&quot;;1;[.J106])*[.O106];2);&quot;0&quot;)+[.Q106]" office:value-type="float" office:value="0" calcext:value-type="float">
            <text:p><text:s/>- ₺ </text:p>
          </table:table-cell>
          <table:table-cell table:style-name="ce534" table:formula="of:=IF([.T106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99" calcext:value-type="float">
            <text:p>9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07];[.$Z$13:.$AA$25];2;0);&quot;&quot;)">
            <text:p/>
          </table:table-cell>
          <table:table-cell table:style-name="ce461" table:formula="of:=IFERROR(VLOOKUP([.L107];[.$W$8:.$X$11];2;0);&quot;&quot;)">
            <text:p/>
          </table:table-cell>
          <table:table-cell table:style-name="ce381" table:formula="of:=IFERROR(ROUND(IF([.M107]=&quot;Tam&quot;;1;[.M107])*[.N10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07]=&quot;&quot;;1;[.J107])*[.O107];2);&quot;0&quot;)+[.Q107]" office:value-type="float" office:value="0" calcext:value-type="float">
            <text:p><text:s/>- ₺ </text:p>
          </table:table-cell>
          <table:table-cell table:style-name="ce534" table:formula="of:=IF([.T107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00" calcext:value-type="float">
            <text:p>10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08];[.$Z$13:.$AA$25];2;0);&quot;&quot;)">
            <text:p/>
          </table:table-cell>
          <table:table-cell table:style-name="ce461" table:formula="of:=IFERROR(VLOOKUP([.L108];[.$W$8:.$X$11];2;0);&quot;&quot;)">
            <text:p/>
          </table:table-cell>
          <table:table-cell table:style-name="ce381" table:formula="of:=IFERROR(ROUND(IF([.M108]=&quot;Tam&quot;;1;[.M108])*[.N10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08]=&quot;&quot;;1;[.J108])*[.O108];2);&quot;0&quot;)+[.Q108]" office:value-type="float" office:value="0" calcext:value-type="float">
            <text:p><text:s/>- ₺ </text:p>
          </table:table-cell>
          <table:table-cell table:style-name="ce534" table:formula="of:=IF([.T108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01" calcext:value-type="float">
            <text:p>10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09];[.$Z$13:.$AA$25];2;0);&quot;&quot;)">
            <text:p/>
          </table:table-cell>
          <table:table-cell table:style-name="ce461" table:formula="of:=IFERROR(VLOOKUP([.L109];[.$W$8:.$X$11];2;0);&quot;&quot;)">
            <text:p/>
          </table:table-cell>
          <table:table-cell table:style-name="ce381" table:formula="of:=IFERROR(ROUND(IF([.M109]=&quot;Tam&quot;;1;[.M109])*[.N10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09]=&quot;&quot;;1;[.J109])*[.O109];2);&quot;0&quot;)+[.Q109]" office:value-type="float" office:value="0" calcext:value-type="float">
            <text:p><text:s/>- ₺ </text:p>
          </table:table-cell>
          <table:table-cell table:style-name="ce534" table:formula="of:=IF([.T109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02" calcext:value-type="float">
            <text:p>10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10];[.$Z$13:.$AA$25];2;0);&quot;&quot;)">
            <text:p/>
          </table:table-cell>
          <table:table-cell table:style-name="ce461" table:formula="of:=IFERROR(VLOOKUP([.L110];[.$W$8:.$X$11];2;0);&quot;&quot;)">
            <text:p/>
          </table:table-cell>
          <table:table-cell table:style-name="ce381" table:formula="of:=IFERROR(ROUND(IF([.M110]=&quot;Tam&quot;;1;[.M110])*[.N11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10]=&quot;&quot;;1;[.J110])*[.O110];2);&quot;0&quot;)+[.Q110]" office:value-type="float" office:value="0" calcext:value-type="float">
            <text:p><text:s/>- ₺ </text:p>
          </table:table-cell>
          <table:table-cell table:style-name="ce534" table:formula="of:=IF([.T110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03" calcext:value-type="float">
            <text:p>10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11];[.$Z$13:.$AA$25];2;0);&quot;&quot;)">
            <text:p/>
          </table:table-cell>
          <table:table-cell table:style-name="ce461" table:formula="of:=IFERROR(VLOOKUP([.L111];[.$W$8:.$X$11];2;0);&quot;&quot;)">
            <text:p/>
          </table:table-cell>
          <table:table-cell table:style-name="ce381" table:formula="of:=IFERROR(ROUND(IF([.M111]=&quot;Tam&quot;;1;[.M111])*[.N11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11]=&quot;&quot;;1;[.J111])*[.O111];2);&quot;0&quot;)+[.Q111]" office:value-type="float" office:value="0" calcext:value-type="float">
            <text:p><text:s/>- ₺ </text:p>
          </table:table-cell>
          <table:table-cell table:style-name="ce534" table:formula="of:=IF([.T111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04" calcext:value-type="float">
            <text:p>10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12];[.$Z$13:.$AA$25];2;0);&quot;&quot;)">
            <text:p/>
          </table:table-cell>
          <table:table-cell table:style-name="ce461" table:formula="of:=IFERROR(VLOOKUP([.L112];[.$W$8:.$X$11];2;0);&quot;&quot;)">
            <text:p/>
          </table:table-cell>
          <table:table-cell table:style-name="ce381" table:formula="of:=IFERROR(ROUND(IF([.M112]=&quot;Tam&quot;;1;[.M112])*[.N11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12]=&quot;&quot;;1;[.J112])*[.O112];2);&quot;0&quot;)+[.Q112]" office:value-type="float" office:value="0" calcext:value-type="float">
            <text:p><text:s/>- ₺ </text:p>
          </table:table-cell>
          <table:table-cell table:style-name="ce534" table:formula="of:=IF([.T112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05" calcext:value-type="float">
            <text:p>10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13];[.$Z$13:.$AA$25];2;0);&quot;&quot;)">
            <text:p/>
          </table:table-cell>
          <table:table-cell table:style-name="ce461" table:formula="of:=IFERROR(VLOOKUP([.L113];[.$W$8:.$X$11];2;0);&quot;&quot;)">
            <text:p/>
          </table:table-cell>
          <table:table-cell table:style-name="ce381" table:formula="of:=IFERROR(ROUND(IF([.M113]=&quot;Tam&quot;;1;[.M113])*[.N11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13]=&quot;&quot;;1;[.J113])*[.O113];2);&quot;0&quot;)+[.Q113]" office:value-type="float" office:value="0" calcext:value-type="float">
            <text:p><text:s/>- ₺ </text:p>
          </table:table-cell>
          <table:table-cell table:style-name="ce534" table:formula="of:=IF([.T113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06" calcext:value-type="float">
            <text:p>10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14];[.$Z$13:.$AA$25];2;0);&quot;&quot;)">
            <text:p/>
          </table:table-cell>
          <table:table-cell table:style-name="ce461" table:formula="of:=IFERROR(VLOOKUP([.L114];[.$W$8:.$X$11];2;0);&quot;&quot;)">
            <text:p/>
          </table:table-cell>
          <table:table-cell table:style-name="ce381" table:formula="of:=IFERROR(ROUND(IF([.M114]=&quot;Tam&quot;;1;[.M114])*[.N11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14]=&quot;&quot;;1;[.J114])*[.O114];2);&quot;0&quot;)+[.Q114]" office:value-type="float" office:value="0" calcext:value-type="float">
            <text:p><text:s/>- ₺ </text:p>
          </table:table-cell>
          <table:table-cell table:style-name="ce534" table:formula="of:=IF([.T114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07" calcext:value-type="float">
            <text:p>10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15];[.$Z$13:.$AA$25];2;0);&quot;&quot;)">
            <text:p/>
          </table:table-cell>
          <table:table-cell table:style-name="ce461" table:formula="of:=IFERROR(VLOOKUP([.L115];[.$W$8:.$X$11];2;0);&quot;&quot;)">
            <text:p/>
          </table:table-cell>
          <table:table-cell table:style-name="ce381" table:formula="of:=IFERROR(ROUND(IF([.M115]=&quot;Tam&quot;;1;[.M115])*[.N11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15]=&quot;&quot;;1;[.J115])*[.O115];2);&quot;0&quot;)+[.Q115]" office:value-type="float" office:value="0" calcext:value-type="float">
            <text:p><text:s/>- ₺ </text:p>
          </table:table-cell>
          <table:table-cell table:style-name="ce534" table:formula="of:=IF([.T115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08" calcext:value-type="float">
            <text:p>10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16];[.$Z$13:.$AA$25];2;0);&quot;&quot;)">
            <text:p/>
          </table:table-cell>
          <table:table-cell table:style-name="ce461" table:formula="of:=IFERROR(VLOOKUP([.L116];[.$W$8:.$X$11];2;0);&quot;&quot;)">
            <text:p/>
          </table:table-cell>
          <table:table-cell table:style-name="ce381" table:formula="of:=IFERROR(ROUND(IF([.M116]=&quot;Tam&quot;;1;[.M116])*[.N11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16]=&quot;&quot;;1;[.J116])*[.O116];2);&quot;0&quot;)+[.Q116]" office:value-type="float" office:value="0" calcext:value-type="float">
            <text:p><text:s/>- ₺ </text:p>
          </table:table-cell>
          <table:table-cell table:style-name="ce534" table:formula="of:=IF([.T116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09" calcext:value-type="float">
            <text:p>10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17];[.$Z$13:.$AA$25];2;0);&quot;&quot;)">
            <text:p/>
          </table:table-cell>
          <table:table-cell table:style-name="ce461" table:formula="of:=IFERROR(VLOOKUP([.L117];[.$W$8:.$X$11];2;0);&quot;&quot;)">
            <text:p/>
          </table:table-cell>
          <table:table-cell table:style-name="ce381" table:formula="of:=IFERROR(ROUND(IF([.M117]=&quot;Tam&quot;;1;[.M117])*[.N11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17]=&quot;&quot;;1;[.J117])*[.O117];2);&quot;0&quot;)+[.Q117]" office:value-type="float" office:value="0" calcext:value-type="float">
            <text:p><text:s/>- ₺ </text:p>
          </table:table-cell>
          <table:table-cell table:style-name="ce534" table:formula="of:=IF([.T117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10" calcext:value-type="float">
            <text:p>11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18];[.$Z$13:.$AA$25];2;0);&quot;&quot;)">
            <text:p/>
          </table:table-cell>
          <table:table-cell table:style-name="ce461" table:formula="of:=IFERROR(VLOOKUP([.L118];[.$W$8:.$X$11];2;0);&quot;&quot;)">
            <text:p/>
          </table:table-cell>
          <table:table-cell table:style-name="ce381" table:formula="of:=IFERROR(ROUND(IF([.M118]=&quot;Tam&quot;;1;[.M118])*[.N11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18]=&quot;&quot;;1;[.J118])*[.O118];2);&quot;0&quot;)+[.Q118]" office:value-type="float" office:value="0" calcext:value-type="float">
            <text:p><text:s/>- ₺ </text:p>
          </table:table-cell>
          <table:table-cell table:style-name="ce534" table:formula="of:=IF([.T118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11" calcext:value-type="float">
            <text:p>11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19];[.$Z$13:.$AA$25];2;0);&quot;&quot;)">
            <text:p/>
          </table:table-cell>
          <table:table-cell table:style-name="ce461" table:formula="of:=IFERROR(VLOOKUP([.L119];[.$W$8:.$X$11];2;0);&quot;&quot;)">
            <text:p/>
          </table:table-cell>
          <table:table-cell table:style-name="ce381" table:formula="of:=IFERROR(ROUND(IF([.M119]=&quot;Tam&quot;;1;[.M119])*[.N11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19]=&quot;&quot;;1;[.J119])*[.O119];2);&quot;0&quot;)+[.Q119]" office:value-type="float" office:value="0" calcext:value-type="float">
            <text:p><text:s/>- ₺ </text:p>
          </table:table-cell>
          <table:table-cell table:style-name="ce534" table:formula="of:=IF([.T119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12" calcext:value-type="float">
            <text:p>11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20];[.$Z$13:.$AA$25];2;0);&quot;&quot;)">
            <text:p/>
          </table:table-cell>
          <table:table-cell table:style-name="ce461" table:formula="of:=IFERROR(VLOOKUP([.L120];[.$W$8:.$X$11];2;0);&quot;&quot;)">
            <text:p/>
          </table:table-cell>
          <table:table-cell table:style-name="ce381" table:formula="of:=IFERROR(ROUND(IF([.M120]=&quot;Tam&quot;;1;[.M120])*[.N12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20]=&quot;&quot;;1;[.J120])*[.O120];2);&quot;0&quot;)+[.Q120]" office:value-type="float" office:value="0" calcext:value-type="float">
            <text:p><text:s/>- ₺ </text:p>
          </table:table-cell>
          <table:table-cell table:style-name="ce534" table:formula="of:=IF([.T120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13" calcext:value-type="float">
            <text:p>11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21];[.$Z$13:.$AA$25];2;0);&quot;&quot;)">
            <text:p/>
          </table:table-cell>
          <table:table-cell table:style-name="ce461" table:formula="of:=IFERROR(VLOOKUP([.L121];[.$W$8:.$X$11];2;0);&quot;&quot;)">
            <text:p/>
          </table:table-cell>
          <table:table-cell table:style-name="ce381" table:formula="of:=IFERROR(ROUND(IF([.M121]=&quot;Tam&quot;;1;[.M121])*[.N12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21]=&quot;&quot;;1;[.J121])*[.O121];2);&quot;0&quot;)+[.Q121]" office:value-type="float" office:value="0" calcext:value-type="float">
            <text:p><text:s/>- ₺ </text:p>
          </table:table-cell>
          <table:table-cell table:style-name="ce534" table:formula="of:=IF([.T121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14" calcext:value-type="float">
            <text:p>11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22];[.$Z$13:.$AA$25];2;0);&quot;&quot;)">
            <text:p/>
          </table:table-cell>
          <table:table-cell table:style-name="ce461" table:formula="of:=IFERROR(VLOOKUP([.L122];[.$W$8:.$X$11];2;0);&quot;&quot;)">
            <text:p/>
          </table:table-cell>
          <table:table-cell table:style-name="ce381" table:formula="of:=IFERROR(ROUND(IF([.M122]=&quot;Tam&quot;;1;[.M122])*[.N12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22]=&quot;&quot;;1;[.J122])*[.O122];2);&quot;0&quot;)+[.Q122]" office:value-type="float" office:value="0" calcext:value-type="float">
            <text:p><text:s/>- ₺ </text:p>
          </table:table-cell>
          <table:table-cell table:style-name="ce534" table:formula="of:=IF([.T122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15" calcext:value-type="float">
            <text:p>11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23];[.$Z$13:.$AA$25];2;0);&quot;&quot;)">
            <text:p/>
          </table:table-cell>
          <table:table-cell table:style-name="ce461" table:formula="of:=IFERROR(VLOOKUP([.L123];[.$W$8:.$X$11];2;0);&quot;&quot;)">
            <text:p/>
          </table:table-cell>
          <table:table-cell table:style-name="ce381" table:formula="of:=IFERROR(ROUND(IF([.M123]=&quot;Tam&quot;;1;[.M123])*[.N12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23]=&quot;&quot;;1;[.J123])*[.O123];2);&quot;0&quot;)+[.Q123]" office:value-type="float" office:value="0" calcext:value-type="float">
            <text:p><text:s/>- ₺ </text:p>
          </table:table-cell>
          <table:table-cell table:style-name="ce534" table:formula="of:=IF([.T123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16" calcext:value-type="float">
            <text:p>11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24];[.$Z$13:.$AA$25];2;0);&quot;&quot;)">
            <text:p/>
          </table:table-cell>
          <table:table-cell table:style-name="ce461" table:formula="of:=IFERROR(VLOOKUP([.L124];[.$W$8:.$X$11];2;0);&quot;&quot;)">
            <text:p/>
          </table:table-cell>
          <table:table-cell table:style-name="ce381" table:formula="of:=IFERROR(ROUND(IF([.M124]=&quot;Tam&quot;;1;[.M124])*[.N12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24]=&quot;&quot;;1;[.J124])*[.O124];2);&quot;0&quot;)+[.Q124]" office:value-type="float" office:value="0" calcext:value-type="float">
            <text:p><text:s/>- ₺ </text:p>
          </table:table-cell>
          <table:table-cell table:style-name="ce534" table:formula="of:=IF([.T124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17" calcext:value-type="float">
            <text:p>11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25];[.$Z$13:.$AA$25];2;0);&quot;&quot;)">
            <text:p/>
          </table:table-cell>
          <table:table-cell table:style-name="ce461" table:formula="of:=IFERROR(VLOOKUP([.L125];[.$W$8:.$X$11];2;0);&quot;&quot;)">
            <text:p/>
          </table:table-cell>
          <table:table-cell table:style-name="ce381" table:formula="of:=IFERROR(ROUND(IF([.M125]=&quot;Tam&quot;;1;[.M125])*[.N12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25]=&quot;&quot;;1;[.J125])*[.O125];2);&quot;0&quot;)+[.Q125]" office:value-type="float" office:value="0" calcext:value-type="float">
            <text:p><text:s/>- ₺ </text:p>
          </table:table-cell>
          <table:table-cell table:style-name="ce534" table:formula="of:=IF([.T125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18" calcext:value-type="float">
            <text:p>11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26];[.$Z$13:.$AA$25];2;0);&quot;&quot;)">
            <text:p/>
          </table:table-cell>
          <table:table-cell table:style-name="ce461" table:formula="of:=IFERROR(VLOOKUP([.L126];[.$W$8:.$X$11];2;0);&quot;&quot;)">
            <text:p/>
          </table:table-cell>
          <table:table-cell table:style-name="ce381" table:formula="of:=IFERROR(ROUND(IF([.M126]=&quot;Tam&quot;;1;[.M126])*[.N12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26]=&quot;&quot;;1;[.J126])*[.O126];2);&quot;0&quot;)+[.Q126]" office:value-type="float" office:value="0" calcext:value-type="float">
            <text:p><text:s/>- ₺ </text:p>
          </table:table-cell>
          <table:table-cell table:style-name="ce534" table:formula="of:=IF([.T126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19" calcext:value-type="float">
            <text:p>11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27];[.$Z$13:.$AA$25];2;0);&quot;&quot;)">
            <text:p/>
          </table:table-cell>
          <table:table-cell table:style-name="ce461" table:formula="of:=IFERROR(VLOOKUP([.L127];[.$W$8:.$X$11];2;0);&quot;&quot;)">
            <text:p/>
          </table:table-cell>
          <table:table-cell table:style-name="ce381" table:formula="of:=IFERROR(ROUND(IF([.M127]=&quot;Tam&quot;;1;[.M127])*[.N12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27]=&quot;&quot;;1;[.J127])*[.O127];2);&quot;0&quot;)+[.Q127]" office:value-type="float" office:value="0" calcext:value-type="float">
            <text:p><text:s/>- ₺ </text:p>
          </table:table-cell>
          <table:table-cell table:style-name="ce534" table:formula="of:=IF([.T127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20" calcext:value-type="float">
            <text:p>12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28];[.$Z$13:.$AA$25];2;0);&quot;&quot;)">
            <text:p/>
          </table:table-cell>
          <table:table-cell table:style-name="ce461" table:formula="of:=IFERROR(VLOOKUP([.L128];[.$W$8:.$X$11];2;0);&quot;&quot;)">
            <text:p/>
          </table:table-cell>
          <table:table-cell table:style-name="ce381" table:formula="of:=IFERROR(ROUND(IF([.M128]=&quot;Tam&quot;;1;[.M128])*[.N12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28]=&quot;&quot;;1;[.J128])*[.O128];2);&quot;0&quot;)+[.Q128]" office:value-type="float" office:value="0" calcext:value-type="float">
            <text:p><text:s/>- ₺ </text:p>
          </table:table-cell>
          <table:table-cell table:style-name="ce534" table:formula="of:=IF([.T128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21" calcext:value-type="float">
            <text:p>12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29];[.$Z$13:.$AA$25];2;0);&quot;&quot;)">
            <text:p/>
          </table:table-cell>
          <table:table-cell table:style-name="ce461" table:formula="of:=IFERROR(VLOOKUP([.L129];[.$W$8:.$X$11];2;0);&quot;&quot;)">
            <text:p/>
          </table:table-cell>
          <table:table-cell table:style-name="ce381" table:formula="of:=IFERROR(ROUND(IF([.M129]=&quot;Tam&quot;;1;[.M129])*[.N12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29]=&quot;&quot;;1;[.J129])*[.O129];2);&quot;0&quot;)+[.Q129]" office:value-type="float" office:value="0" calcext:value-type="float">
            <text:p><text:s/>- ₺ </text:p>
          </table:table-cell>
          <table:table-cell table:style-name="ce534" table:formula="of:=IF([.T129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22" calcext:value-type="float">
            <text:p>12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30];[.$Z$13:.$AA$25];2;0);&quot;&quot;)">
            <text:p/>
          </table:table-cell>
          <table:table-cell table:style-name="ce461" table:formula="of:=IFERROR(VLOOKUP([.L130];[.$W$8:.$X$11];2;0);&quot;&quot;)">
            <text:p/>
          </table:table-cell>
          <table:table-cell table:style-name="ce381" table:formula="of:=IFERROR(ROUND(IF([.M130]=&quot;Tam&quot;;1;[.M130])*[.N13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30]=&quot;&quot;;1;[.J130])*[.O130];2);&quot;0&quot;)+[.Q130]" office:value-type="float" office:value="0" calcext:value-type="float">
            <text:p><text:s/>- ₺ </text:p>
          </table:table-cell>
          <table:table-cell table:style-name="ce534" table:formula="of:=IF([.T130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23" calcext:value-type="float">
            <text:p>12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31];[.$Z$13:.$AA$25];2;0);&quot;&quot;)">
            <text:p/>
          </table:table-cell>
          <table:table-cell table:style-name="ce461" table:formula="of:=IFERROR(VLOOKUP([.L131];[.$W$8:.$X$11];2;0);&quot;&quot;)">
            <text:p/>
          </table:table-cell>
          <table:table-cell table:style-name="ce381" table:formula="of:=IFERROR(ROUND(IF([.M131]=&quot;Tam&quot;;1;[.M131])*[.N13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31]=&quot;&quot;;1;[.J131])*[.O131];2);&quot;0&quot;)+[.Q131]" office:value-type="float" office:value="0" calcext:value-type="float">
            <text:p><text:s/>- ₺ </text:p>
          </table:table-cell>
          <table:table-cell table:style-name="ce534" table:formula="of:=IF([.T131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24" calcext:value-type="float">
            <text:p>12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32];[.$Z$13:.$AA$25];2;0);&quot;&quot;)">
            <text:p/>
          </table:table-cell>
          <table:table-cell table:style-name="ce461" table:formula="of:=IFERROR(VLOOKUP([.L132];[.$W$8:.$X$11];2;0);&quot;&quot;)">
            <text:p/>
          </table:table-cell>
          <table:table-cell table:style-name="ce381" table:formula="of:=IFERROR(ROUND(IF([.M132]=&quot;Tam&quot;;1;[.M132])*[.N13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32]=&quot;&quot;;1;[.J132])*[.O132];2);&quot;0&quot;)+[.Q132]" office:value-type="float" office:value="0" calcext:value-type="float">
            <text:p><text:s/>- ₺ </text:p>
          </table:table-cell>
          <table:table-cell table:style-name="ce534" table:formula="of:=IF([.T132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25" calcext:value-type="float">
            <text:p>12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33];[.$Z$13:.$AA$25];2;0);&quot;&quot;)">
            <text:p/>
          </table:table-cell>
          <table:table-cell table:style-name="ce461" table:formula="of:=IFERROR(VLOOKUP([.L133];[.$W$8:.$X$11];2;0);&quot;&quot;)">
            <text:p/>
          </table:table-cell>
          <table:table-cell table:style-name="ce381" table:formula="of:=IFERROR(ROUND(IF([.M133]=&quot;Tam&quot;;1;[.M133])*[.N13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33]=&quot;&quot;;1;[.J133])*[.O133];2);&quot;0&quot;)+[.Q133]" office:value-type="float" office:value="0" calcext:value-type="float">
            <text:p><text:s/>- ₺ </text:p>
          </table:table-cell>
          <table:table-cell table:style-name="ce534" table:formula="of:=IF([.T133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26" calcext:value-type="float">
            <text:p>12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34];[.$Z$13:.$AA$25];2;0);&quot;&quot;)">
            <text:p/>
          </table:table-cell>
          <table:table-cell table:style-name="ce461" table:formula="of:=IFERROR(VLOOKUP([.L134];[.$W$8:.$X$11];2;0);&quot;&quot;)">
            <text:p/>
          </table:table-cell>
          <table:table-cell table:style-name="ce381" table:formula="of:=IFERROR(ROUND(IF([.M134]=&quot;Tam&quot;;1;[.M134])*[.N13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34]=&quot;&quot;;1;[.J134])*[.O134];2);&quot;0&quot;)+[.Q134]" office:value-type="float" office:value="0" calcext:value-type="float">
            <text:p><text:s/>- ₺ </text:p>
          </table:table-cell>
          <table:table-cell table:style-name="ce534" table:formula="of:=IF([.T134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27" calcext:value-type="float">
            <text:p>12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35];[.$Z$13:.$AA$25];2;0);&quot;&quot;)">
            <text:p/>
          </table:table-cell>
          <table:table-cell table:style-name="ce461" table:formula="of:=IFERROR(VLOOKUP([.L135];[.$W$8:.$X$11];2;0);&quot;&quot;)">
            <text:p/>
          </table:table-cell>
          <table:table-cell table:style-name="ce381" table:formula="of:=IFERROR(ROUND(IF([.M135]=&quot;Tam&quot;;1;[.M135])*[.N13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35]=&quot;&quot;;1;[.J135])*[.O135];2);&quot;0&quot;)+[.Q135]" office:value-type="float" office:value="0" calcext:value-type="float">
            <text:p><text:s/>- ₺ </text:p>
          </table:table-cell>
          <table:table-cell table:style-name="ce534" table:formula="of:=IF([.T135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28" calcext:value-type="float">
            <text:p>12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36];[.$Z$13:.$AA$25];2;0);&quot;&quot;)">
            <text:p/>
          </table:table-cell>
          <table:table-cell table:style-name="ce461" table:formula="of:=IFERROR(VLOOKUP([.L136];[.$W$8:.$X$11];2;0);&quot;&quot;)">
            <text:p/>
          </table:table-cell>
          <table:table-cell table:style-name="ce381" table:formula="of:=IFERROR(ROUND(IF([.M136]=&quot;Tam&quot;;1;[.M136])*[.N13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36]=&quot;&quot;;1;[.J136])*[.O136];2);&quot;0&quot;)+[.Q136]" office:value-type="float" office:value="0" calcext:value-type="float">
            <text:p><text:s/>- ₺ </text:p>
          </table:table-cell>
          <table:table-cell table:style-name="ce534" table:formula="of:=IF([.T136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29" calcext:value-type="float">
            <text:p>12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37];[.$Z$13:.$AA$25];2;0);&quot;&quot;)">
            <text:p/>
          </table:table-cell>
          <table:table-cell table:style-name="ce461" table:formula="of:=IFERROR(VLOOKUP([.L137];[.$W$8:.$X$11];2;0);&quot;&quot;)">
            <text:p/>
          </table:table-cell>
          <table:table-cell table:style-name="ce381" table:formula="of:=IFERROR(ROUND(IF([.M137]=&quot;Tam&quot;;1;[.M137])*[.N13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37]=&quot;&quot;;1;[.J137])*[.O137];2);&quot;0&quot;)+[.Q137]" office:value-type="float" office:value="0" calcext:value-type="float">
            <text:p><text:s/>- ₺ </text:p>
          </table:table-cell>
          <table:table-cell table:style-name="ce534" table:formula="of:=IF([.T137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30" calcext:value-type="float">
            <text:p>13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38];[.$Z$13:.$AA$25];2;0);&quot;&quot;)">
            <text:p/>
          </table:table-cell>
          <table:table-cell table:style-name="ce461" table:formula="of:=IFERROR(VLOOKUP([.L138];[.$W$8:.$X$11];2;0);&quot;&quot;)">
            <text:p/>
          </table:table-cell>
          <table:table-cell table:style-name="ce381" table:formula="of:=IFERROR(ROUND(IF([.M138]=&quot;Tam&quot;;1;[.M138])*[.N13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38]=&quot;&quot;;1;[.J138])*[.O138];2);&quot;0&quot;)+[.Q138]" office:value-type="float" office:value="0" calcext:value-type="float">
            <text:p><text:s/>- ₺ </text:p>
          </table:table-cell>
          <table:table-cell table:style-name="ce534" table:formula="of:=IF([.T138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31" calcext:value-type="float">
            <text:p>13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39];[.$Z$13:.$AA$25];2;0);&quot;&quot;)">
            <text:p/>
          </table:table-cell>
          <table:table-cell table:style-name="ce461" table:formula="of:=IFERROR(VLOOKUP([.L139];[.$W$8:.$X$11];2;0);&quot;&quot;)">
            <text:p/>
          </table:table-cell>
          <table:table-cell table:style-name="ce381" table:formula="of:=IFERROR(ROUND(IF([.M139]=&quot;Tam&quot;;1;[.M139])*[.N13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39]=&quot;&quot;;1;[.J139])*[.O139];2);&quot;0&quot;)+[.Q139]" office:value-type="float" office:value="0" calcext:value-type="float">
            <text:p><text:s/>- ₺ </text:p>
          </table:table-cell>
          <table:table-cell table:style-name="ce534" table:formula="of:=IF([.T139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32" calcext:value-type="float">
            <text:p>13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40];[.$Z$13:.$AA$25];2;0);&quot;&quot;)">
            <text:p/>
          </table:table-cell>
          <table:table-cell table:style-name="ce461" table:formula="of:=IFERROR(VLOOKUP([.L140];[.$W$8:.$X$11];2;0);&quot;&quot;)">
            <text:p/>
          </table:table-cell>
          <table:table-cell table:style-name="ce381" table:formula="of:=IFERROR(ROUND(IF([.M140]=&quot;Tam&quot;;1;[.M140])*[.N14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40]=&quot;&quot;;1;[.J140])*[.O140];2);&quot;0&quot;)+[.Q140]" office:value-type="float" office:value="0" calcext:value-type="float">
            <text:p><text:s/>- ₺ </text:p>
          </table:table-cell>
          <table:table-cell table:style-name="ce534" table:formula="of:=IF([.T140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33" calcext:value-type="float">
            <text:p>13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41];[.$Z$13:.$AA$25];2;0);&quot;&quot;)">
            <text:p/>
          </table:table-cell>
          <table:table-cell table:style-name="ce461" table:formula="of:=IFERROR(VLOOKUP([.L141];[.$W$8:.$X$11];2;0);&quot;&quot;)">
            <text:p/>
          </table:table-cell>
          <table:table-cell table:style-name="ce381" table:formula="of:=IFERROR(ROUND(IF([.M141]=&quot;Tam&quot;;1;[.M141])*[.N14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41]=&quot;&quot;;1;[.J141])*[.O141];2);&quot;0&quot;)+[.Q141]" office:value-type="float" office:value="0" calcext:value-type="float">
            <text:p><text:s/>- ₺ </text:p>
          </table:table-cell>
          <table:table-cell table:style-name="ce534" table:formula="of:=IF([.T141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34" calcext:value-type="float">
            <text:p>13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42];[.$Z$13:.$AA$25];2;0);&quot;&quot;)">
            <text:p/>
          </table:table-cell>
          <table:table-cell table:style-name="ce461" table:formula="of:=IFERROR(VLOOKUP([.L142];[.$W$8:.$X$11];2;0);&quot;&quot;)">
            <text:p/>
          </table:table-cell>
          <table:table-cell table:style-name="ce381" table:formula="of:=IFERROR(ROUND(IF([.M142]=&quot;Tam&quot;;1;[.M142])*[.N14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42]=&quot;&quot;;1;[.J142])*[.O142];2);&quot;0&quot;)+[.Q142]" office:value-type="float" office:value="0" calcext:value-type="float">
            <text:p><text:s/>- ₺ </text:p>
          </table:table-cell>
          <table:table-cell table:style-name="ce534" table:formula="of:=IF([.T142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35" calcext:value-type="float">
            <text:p>13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43];[.$Z$13:.$AA$25];2;0);&quot;&quot;)">
            <text:p/>
          </table:table-cell>
          <table:table-cell table:style-name="ce461" table:formula="of:=IFERROR(VLOOKUP([.L143];[.$W$8:.$X$11];2;0);&quot;&quot;)">
            <text:p/>
          </table:table-cell>
          <table:table-cell table:style-name="ce381" table:formula="of:=IFERROR(ROUND(IF([.M143]=&quot;Tam&quot;;1;[.M143])*[.N14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43]=&quot;&quot;;1;[.J143])*[.O143];2);&quot;0&quot;)+[.Q143]" office:value-type="float" office:value="0" calcext:value-type="float">
            <text:p><text:s/>- ₺ </text:p>
          </table:table-cell>
          <table:table-cell table:style-name="ce534" table:formula="of:=IF([.T143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36" calcext:value-type="float">
            <text:p>13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44];[.$Z$13:.$AA$25];2;0);&quot;&quot;)">
            <text:p/>
          </table:table-cell>
          <table:table-cell table:style-name="ce461" table:formula="of:=IFERROR(VLOOKUP([.L144];[.$W$8:.$X$11];2;0);&quot;&quot;)">
            <text:p/>
          </table:table-cell>
          <table:table-cell table:style-name="ce381" table:formula="of:=IFERROR(ROUND(IF([.M144]=&quot;Tam&quot;;1;[.M144])*[.N14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44]=&quot;&quot;;1;[.J144])*[.O144];2);&quot;0&quot;)+[.Q144]" office:value-type="float" office:value="0" calcext:value-type="float">
            <text:p><text:s/>- ₺ </text:p>
          </table:table-cell>
          <table:table-cell table:style-name="ce534" table:formula="of:=IF([.T144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37" calcext:value-type="float">
            <text:p>13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45];[.$Z$13:.$AA$25];2;0);&quot;&quot;)">
            <text:p/>
          </table:table-cell>
          <table:table-cell table:style-name="ce461" table:formula="of:=IFERROR(VLOOKUP([.L145];[.$W$8:.$X$11];2;0);&quot;&quot;)">
            <text:p/>
          </table:table-cell>
          <table:table-cell table:style-name="ce381" table:formula="of:=IFERROR(ROUND(IF([.M145]=&quot;Tam&quot;;1;[.M145])*[.N14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45]=&quot;&quot;;1;[.J145])*[.O145];2);&quot;0&quot;)+[.Q145]" office:value-type="float" office:value="0" calcext:value-type="float">
            <text:p><text:s/>- ₺ </text:p>
          </table:table-cell>
          <table:table-cell table:style-name="ce534" table:formula="of:=IF([.T145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38" calcext:value-type="float">
            <text:p>13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46];[.$Z$13:.$AA$25];2;0);&quot;&quot;)">
            <text:p/>
          </table:table-cell>
          <table:table-cell table:style-name="ce461" table:formula="of:=IFERROR(VLOOKUP([.L146];[.$W$8:.$X$11];2;0);&quot;&quot;)">
            <text:p/>
          </table:table-cell>
          <table:table-cell table:style-name="ce381" table:formula="of:=IFERROR(ROUND(IF([.M146]=&quot;Tam&quot;;1;[.M146])*[.N14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46]=&quot;&quot;;1;[.J146])*[.O146];2);&quot;0&quot;)+[.Q146]" office:value-type="float" office:value="0" calcext:value-type="float">
            <text:p><text:s/>- ₺ </text:p>
          </table:table-cell>
          <table:table-cell table:style-name="ce534" table:formula="of:=IF([.T146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39" calcext:value-type="float">
            <text:p>13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47];[.$Z$13:.$AA$25];2;0);&quot;&quot;)">
            <text:p/>
          </table:table-cell>
          <table:table-cell table:style-name="ce461" table:formula="of:=IFERROR(VLOOKUP([.L147];[.$W$8:.$X$11];2;0);&quot;&quot;)">
            <text:p/>
          </table:table-cell>
          <table:table-cell table:style-name="ce381" table:formula="of:=IFERROR(ROUND(IF([.M147]=&quot;Tam&quot;;1;[.M147])*[.N14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47]=&quot;&quot;;1;[.J147])*[.O147];2);&quot;0&quot;)+[.Q147]" office:value-type="float" office:value="0" calcext:value-type="float">
            <text:p><text:s/>- ₺ </text:p>
          </table:table-cell>
          <table:table-cell table:style-name="ce534" table:formula="of:=IF([.T147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40" calcext:value-type="float">
            <text:p>14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48];[.$Z$13:.$AA$25];2;0);&quot;&quot;)">
            <text:p/>
          </table:table-cell>
          <table:table-cell table:style-name="ce461" table:formula="of:=IFERROR(VLOOKUP([.L148];[.$W$8:.$X$11];2;0);&quot;&quot;)">
            <text:p/>
          </table:table-cell>
          <table:table-cell table:style-name="ce381" table:formula="of:=IFERROR(ROUND(IF([.M148]=&quot;Tam&quot;;1;[.M148])*[.N14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48]=&quot;&quot;;1;[.J148])*[.O148];2);&quot;0&quot;)+[.Q148]" office:value-type="float" office:value="0" calcext:value-type="float">
            <text:p><text:s/>- ₺ </text:p>
          </table:table-cell>
          <table:table-cell table:style-name="ce534" table:formula="of:=IF([.T148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41" calcext:value-type="float">
            <text:p>14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49];[.$Z$13:.$AA$25];2;0);&quot;&quot;)">
            <text:p/>
          </table:table-cell>
          <table:table-cell table:style-name="ce461" table:formula="of:=IFERROR(VLOOKUP([.L149];[.$W$8:.$X$11];2;0);&quot;&quot;)">
            <text:p/>
          </table:table-cell>
          <table:table-cell table:style-name="ce381" table:formula="of:=IFERROR(ROUND(IF([.M149]=&quot;Tam&quot;;1;[.M149])*[.N14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49]=&quot;&quot;;1;[.J149])*[.O149];2);&quot;0&quot;)+[.Q149]" office:value-type="float" office:value="0" calcext:value-type="float">
            <text:p><text:s/>- ₺ </text:p>
          </table:table-cell>
          <table:table-cell table:style-name="ce534" table:formula="of:=IF([.T149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42" calcext:value-type="float">
            <text:p>14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50];[.$Z$13:.$AA$25];2;0);&quot;&quot;)">
            <text:p/>
          </table:table-cell>
          <table:table-cell table:style-name="ce461" table:formula="of:=IFERROR(VLOOKUP([.L150];[.$W$8:.$X$11];2;0);&quot;&quot;)">
            <text:p/>
          </table:table-cell>
          <table:table-cell table:style-name="ce381" table:formula="of:=IFERROR(ROUND(IF([.M150]=&quot;Tam&quot;;1;[.M150])*[.N15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50]=&quot;&quot;;1;[.J150])*[.O150];2);&quot;0&quot;)+[.Q150]" office:value-type="float" office:value="0" calcext:value-type="float">
            <text:p><text:s/>- ₺ </text:p>
          </table:table-cell>
          <table:table-cell table:style-name="ce534" table:formula="of:=IF([.T150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43" calcext:value-type="float">
            <text:p>14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51];[.$Z$13:.$AA$25];2;0);&quot;&quot;)">
            <text:p/>
          </table:table-cell>
          <table:table-cell table:style-name="ce461" table:formula="of:=IFERROR(VLOOKUP([.L151];[.$W$8:.$X$11];2;0);&quot;&quot;)">
            <text:p/>
          </table:table-cell>
          <table:table-cell table:style-name="ce381" table:formula="of:=IFERROR(ROUND(IF([.M151]=&quot;Tam&quot;;1;[.M151])*[.N15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51]=&quot;&quot;;1;[.J151])*[.O151];2);&quot;0&quot;)+[.Q151]" office:value-type="float" office:value="0" calcext:value-type="float">
            <text:p><text:s/>- ₺ </text:p>
          </table:table-cell>
          <table:table-cell table:style-name="ce534" table:formula="of:=IF([.T151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44" calcext:value-type="float">
            <text:p>14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52];[.$Z$13:.$AA$25];2;0);&quot;&quot;)">
            <text:p/>
          </table:table-cell>
          <table:table-cell table:style-name="ce461" table:formula="of:=IFERROR(VLOOKUP([.L152];[.$W$8:.$X$11];2;0);&quot;&quot;)">
            <text:p/>
          </table:table-cell>
          <table:table-cell table:style-name="ce381" table:formula="of:=IFERROR(ROUND(IF([.M152]=&quot;Tam&quot;;1;[.M152])*[.N15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52]=&quot;&quot;;1;[.J152])*[.O152];2);&quot;0&quot;)+[.Q152]" office:value-type="float" office:value="0" calcext:value-type="float">
            <text:p><text:s/>- ₺ </text:p>
          </table:table-cell>
          <table:table-cell table:style-name="ce534" table:formula="of:=IF([.T152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45" calcext:value-type="float">
            <text:p>14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53];[.$Z$13:.$AA$25];2;0);&quot;&quot;)">
            <text:p/>
          </table:table-cell>
          <table:table-cell table:style-name="ce461" table:formula="of:=IFERROR(VLOOKUP([.L153];[.$W$8:.$X$11];2;0);&quot;&quot;)">
            <text:p/>
          </table:table-cell>
          <table:table-cell table:style-name="ce381" table:formula="of:=IFERROR(ROUND(IF([.M153]=&quot;Tam&quot;;1;[.M153])*[.N15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53]=&quot;&quot;;1;[.J153])*[.O153];2);&quot;0&quot;)+[.Q153]" office:value-type="float" office:value="0" calcext:value-type="float">
            <text:p><text:s/>- ₺ </text:p>
          </table:table-cell>
          <table:table-cell table:style-name="ce534" table:formula="of:=IF([.T153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46" calcext:value-type="float">
            <text:p>14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54];[.$Z$13:.$AA$25];2;0);&quot;&quot;)">
            <text:p/>
          </table:table-cell>
          <table:table-cell table:style-name="ce461" table:formula="of:=IFERROR(VLOOKUP([.L154];[.$W$8:.$X$11];2;0);&quot;&quot;)">
            <text:p/>
          </table:table-cell>
          <table:table-cell table:style-name="ce381" table:formula="of:=IFERROR(ROUND(IF([.M154]=&quot;Tam&quot;;1;[.M154])*[.N15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54]=&quot;&quot;;1;[.J154])*[.O154];2);&quot;0&quot;)+[.Q154]" office:value-type="float" office:value="0" calcext:value-type="float">
            <text:p><text:s/>- ₺ </text:p>
          </table:table-cell>
          <table:table-cell table:style-name="ce534" table:formula="of:=IF([.T154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47" calcext:value-type="float">
            <text:p>14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55];[.$Z$13:.$AA$25];2;0);&quot;&quot;)">
            <text:p/>
          </table:table-cell>
          <table:table-cell table:style-name="ce461" table:formula="of:=IFERROR(VLOOKUP([.L155];[.$W$8:.$X$11];2;0);&quot;&quot;)">
            <text:p/>
          </table:table-cell>
          <table:table-cell table:style-name="ce381" table:formula="of:=IFERROR(ROUND(IF([.M155]=&quot;Tam&quot;;1;[.M155])*[.N15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55]=&quot;&quot;;1;[.J155])*[.O155];2);&quot;0&quot;)+[.Q155]" office:value-type="float" office:value="0" calcext:value-type="float">
            <text:p><text:s/>- ₺ </text:p>
          </table:table-cell>
          <table:table-cell table:style-name="ce534" table:formula="of:=IF([.T155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48" calcext:value-type="float">
            <text:p>14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56];[.$Z$13:.$AA$25];2;0);&quot;&quot;)">
            <text:p/>
          </table:table-cell>
          <table:table-cell table:style-name="ce461" table:formula="of:=IFERROR(VLOOKUP([.L156];[.$W$8:.$X$11];2;0);&quot;&quot;)">
            <text:p/>
          </table:table-cell>
          <table:table-cell table:style-name="ce381" table:formula="of:=IFERROR(ROUND(IF([.M156]=&quot;Tam&quot;;1;[.M156])*[.N15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56]=&quot;&quot;;1;[.J156])*[.O156];2);&quot;0&quot;)+[.Q156]" office:value-type="float" office:value="0" calcext:value-type="float">
            <text:p><text:s/>- ₺ </text:p>
          </table:table-cell>
          <table:table-cell table:style-name="ce534" table:formula="of:=IF([.T156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49" calcext:value-type="float">
            <text:p>14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57];[.$Z$13:.$AA$25];2;0);&quot;&quot;)">
            <text:p/>
          </table:table-cell>
          <table:table-cell table:style-name="ce461" table:formula="of:=IFERROR(VLOOKUP([.L157];[.$W$8:.$X$11];2;0);&quot;&quot;)">
            <text:p/>
          </table:table-cell>
          <table:table-cell table:style-name="ce381" table:formula="of:=IFERROR(ROUND(IF([.M157]=&quot;Tam&quot;;1;[.M157])*[.N15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57]=&quot;&quot;;1;[.J157])*[.O157];2);&quot;0&quot;)+[.Q157]" office:value-type="float" office:value="0" calcext:value-type="float">
            <text:p><text:s/>- ₺ </text:p>
          </table:table-cell>
          <table:table-cell table:style-name="ce534" table:formula="of:=IF([.T157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50" calcext:value-type="float">
            <text:p>15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58];[.$Z$13:.$AA$25];2;0);&quot;&quot;)">
            <text:p/>
          </table:table-cell>
          <table:table-cell table:style-name="ce461" table:formula="of:=IFERROR(VLOOKUP([.L158];[.$W$8:.$X$11];2;0);&quot;&quot;)">
            <text:p/>
          </table:table-cell>
          <table:table-cell table:style-name="ce381" table:formula="of:=IFERROR(ROUND(IF([.M158]=&quot;Tam&quot;;1;[.M158])*[.N15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58]=&quot;&quot;;1;[.J158])*[.O158];2);&quot;0&quot;)+[.Q158]" office:value-type="float" office:value="0" calcext:value-type="float">
            <text:p><text:s/>- ₺ </text:p>
          </table:table-cell>
          <table:table-cell table:style-name="ce534" table:formula="of:=IF([.T158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51" calcext:value-type="float">
            <text:p>15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59];[.$Z$13:.$AA$25];2;0);&quot;&quot;)">
            <text:p/>
          </table:table-cell>
          <table:table-cell table:style-name="ce461" table:formula="of:=IFERROR(VLOOKUP([.L159];[.$W$8:.$X$11];2;0);&quot;&quot;)">
            <text:p/>
          </table:table-cell>
          <table:table-cell table:style-name="ce381" table:formula="of:=IFERROR(ROUND(IF([.M159]=&quot;Tam&quot;;1;[.M159])*[.N15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59]=&quot;&quot;;1;[.J159])*[.O159];2);&quot;0&quot;)+[.Q159]" office:value-type="float" office:value="0" calcext:value-type="float">
            <text:p><text:s/>- ₺ </text:p>
          </table:table-cell>
          <table:table-cell table:style-name="ce534" table:formula="of:=IF([.T159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52" calcext:value-type="float">
            <text:p>15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60];[.$Z$13:.$AA$25];2;0);&quot;&quot;)">
            <text:p/>
          </table:table-cell>
          <table:table-cell table:style-name="ce461" table:formula="of:=IFERROR(VLOOKUP([.L160];[.$W$8:.$X$11];2;0);&quot;&quot;)">
            <text:p/>
          </table:table-cell>
          <table:table-cell table:style-name="ce381" table:formula="of:=IFERROR(ROUND(IF([.M160]=&quot;Tam&quot;;1;[.M160])*[.N16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60]=&quot;&quot;;1;[.J160])*[.O160];2);&quot;0&quot;)+[.Q160]" office:value-type="float" office:value="0" calcext:value-type="float">
            <text:p><text:s/>- ₺ </text:p>
          </table:table-cell>
          <table:table-cell table:style-name="ce534" table:formula="of:=IF([.T160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53" calcext:value-type="float">
            <text:p>15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61];[.$Z$13:.$AA$25];2;0);&quot;&quot;)">
            <text:p/>
          </table:table-cell>
          <table:table-cell table:style-name="ce461" table:formula="of:=IFERROR(VLOOKUP([.L161];[.$W$8:.$X$11];2;0);&quot;&quot;)">
            <text:p/>
          </table:table-cell>
          <table:table-cell table:style-name="ce381" table:formula="of:=IFERROR(ROUND(IF([.M161]=&quot;Tam&quot;;1;[.M161])*[.N16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61]=&quot;&quot;;1;[.J161])*[.O161];2);&quot;0&quot;)+[.Q161]" office:value-type="float" office:value="0" calcext:value-type="float">
            <text:p><text:s/>- ₺ </text:p>
          </table:table-cell>
          <table:table-cell table:style-name="ce534" table:formula="of:=IF([.T161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54" calcext:value-type="float">
            <text:p>15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62];[.$Z$13:.$AA$25];2;0);&quot;&quot;)">
            <text:p/>
          </table:table-cell>
          <table:table-cell table:style-name="ce461" table:formula="of:=IFERROR(VLOOKUP([.L162];[.$W$8:.$X$11];2;0);&quot;&quot;)">
            <text:p/>
          </table:table-cell>
          <table:table-cell table:style-name="ce381" table:formula="of:=IFERROR(ROUND(IF([.M162]=&quot;Tam&quot;;1;[.M162])*[.N16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62]=&quot;&quot;;1;[.J162])*[.O162];2);&quot;0&quot;)+[.Q162]" office:value-type="float" office:value="0" calcext:value-type="float">
            <text:p><text:s/>- ₺ </text:p>
          </table:table-cell>
          <table:table-cell table:style-name="ce534" table:formula="of:=IF([.T162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55" calcext:value-type="float">
            <text:p>15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63];[.$Z$13:.$AA$25];2;0);&quot;&quot;)">
            <text:p/>
          </table:table-cell>
          <table:table-cell table:style-name="ce461" table:formula="of:=IFERROR(VLOOKUP([.L163];[.$W$8:.$X$11];2;0);&quot;&quot;)">
            <text:p/>
          </table:table-cell>
          <table:table-cell table:style-name="ce381" table:formula="of:=IFERROR(ROUND(IF([.M163]=&quot;Tam&quot;;1;[.M163])*[.N16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63]=&quot;&quot;;1;[.J163])*[.O163];2);&quot;0&quot;)+[.Q163]" office:value-type="float" office:value="0" calcext:value-type="float">
            <text:p><text:s/>- ₺ </text:p>
          </table:table-cell>
          <table:table-cell table:style-name="ce534" table:formula="of:=IF([.T163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56" calcext:value-type="float">
            <text:p>15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64];[.$Z$13:.$AA$25];2;0);&quot;&quot;)">
            <text:p/>
          </table:table-cell>
          <table:table-cell table:style-name="ce461" table:formula="of:=IFERROR(VLOOKUP([.L164];[.$W$8:.$X$11];2;0);&quot;&quot;)">
            <text:p/>
          </table:table-cell>
          <table:table-cell table:style-name="ce381" table:formula="of:=IFERROR(ROUND(IF([.M164]=&quot;Tam&quot;;1;[.M164])*[.N16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64]=&quot;&quot;;1;[.J164])*[.O164];2);&quot;0&quot;)+[.Q164]" office:value-type="float" office:value="0" calcext:value-type="float">
            <text:p><text:s/>- ₺ </text:p>
          </table:table-cell>
          <table:table-cell table:style-name="ce534" table:formula="of:=IF([.T164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57" calcext:value-type="float">
            <text:p>15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65];[.$Z$13:.$AA$25];2;0);&quot;&quot;)">
            <text:p/>
          </table:table-cell>
          <table:table-cell table:style-name="ce461" table:formula="of:=IFERROR(VLOOKUP([.L165];[.$W$8:.$X$11];2;0);&quot;&quot;)">
            <text:p/>
          </table:table-cell>
          <table:table-cell table:style-name="ce381" table:formula="of:=IFERROR(ROUND(IF([.M165]=&quot;Tam&quot;;1;[.M165])*[.N16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65]=&quot;&quot;;1;[.J165])*[.O165];2);&quot;0&quot;)+[.Q165]" office:value-type="float" office:value="0" calcext:value-type="float">
            <text:p><text:s/>- ₺ </text:p>
          </table:table-cell>
          <table:table-cell table:style-name="ce534" table:formula="of:=IF([.T165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58" calcext:value-type="float">
            <text:p>15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66];[.$Z$13:.$AA$25];2;0);&quot;&quot;)">
            <text:p/>
          </table:table-cell>
          <table:table-cell table:style-name="ce461" table:formula="of:=IFERROR(VLOOKUP([.L166];[.$W$8:.$X$11];2;0);&quot;&quot;)">
            <text:p/>
          </table:table-cell>
          <table:table-cell table:style-name="ce381" table:formula="of:=IFERROR(ROUND(IF([.M166]=&quot;Tam&quot;;1;[.M166])*[.N16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66]=&quot;&quot;;1;[.J166])*[.O166];2);&quot;0&quot;)+[.Q166]" office:value-type="float" office:value="0" calcext:value-type="float">
            <text:p><text:s/>- ₺ </text:p>
          </table:table-cell>
          <table:table-cell table:style-name="ce534" table:formula="of:=IF([.T166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59" calcext:value-type="float">
            <text:p>15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67];[.$Z$13:.$AA$25];2;0);&quot;&quot;)">
            <text:p/>
          </table:table-cell>
          <table:table-cell table:style-name="ce461" table:formula="of:=IFERROR(VLOOKUP([.L167];[.$W$8:.$X$11];2;0);&quot;&quot;)">
            <text:p/>
          </table:table-cell>
          <table:table-cell table:style-name="ce381" table:formula="of:=IFERROR(ROUND(IF([.M167]=&quot;Tam&quot;;1;[.M167])*[.N16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67]=&quot;&quot;;1;[.J167])*[.O167];2);&quot;0&quot;)+[.Q167]" office:value-type="float" office:value="0" calcext:value-type="float">
            <text:p><text:s/>- ₺ </text:p>
          </table:table-cell>
          <table:table-cell table:style-name="ce534" table:formula="of:=IF([.T167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60" calcext:value-type="float">
            <text:p>16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68];[.$Z$13:.$AA$25];2;0);&quot;&quot;)">
            <text:p/>
          </table:table-cell>
          <table:table-cell table:style-name="ce461" table:formula="of:=IFERROR(VLOOKUP([.L168];[.$W$8:.$X$11];2;0);&quot;&quot;)">
            <text:p/>
          </table:table-cell>
          <table:table-cell table:style-name="ce381" table:formula="of:=IFERROR(ROUND(IF([.M168]=&quot;Tam&quot;;1;[.M168])*[.N16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68]=&quot;&quot;;1;[.J168])*[.O168];2);&quot;0&quot;)+[.Q168]" office:value-type="float" office:value="0" calcext:value-type="float">
            <text:p><text:s/>- ₺ </text:p>
          </table:table-cell>
          <table:table-cell table:style-name="ce534" table:formula="of:=IF([.T168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61" calcext:value-type="float">
            <text:p>16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69];[.$Z$13:.$AA$25];2;0);&quot;&quot;)">
            <text:p/>
          </table:table-cell>
          <table:table-cell table:style-name="ce461" table:formula="of:=IFERROR(VLOOKUP([.L169];[.$W$8:.$X$11];2;0);&quot;&quot;)">
            <text:p/>
          </table:table-cell>
          <table:table-cell table:style-name="ce381" table:formula="of:=IFERROR(ROUND(IF([.M169]=&quot;Tam&quot;;1;[.M169])*[.N16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69]=&quot;&quot;;1;[.J169])*[.O169];2);&quot;0&quot;)+[.Q169]" office:value-type="float" office:value="0" calcext:value-type="float">
            <text:p><text:s/>- ₺ </text:p>
          </table:table-cell>
          <table:table-cell table:style-name="ce534" table:formula="of:=IF([.T169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62" calcext:value-type="float">
            <text:p>16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70];[.$Z$13:.$AA$25];2;0);&quot;&quot;)">
            <text:p/>
          </table:table-cell>
          <table:table-cell table:style-name="ce461" table:formula="of:=IFERROR(VLOOKUP([.L170];[.$W$8:.$X$11];2;0);&quot;&quot;)">
            <text:p/>
          </table:table-cell>
          <table:table-cell table:style-name="ce381" table:formula="of:=IFERROR(ROUND(IF([.M170]=&quot;Tam&quot;;1;[.M170])*[.N17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70]=&quot;&quot;;1;[.J170])*[.O170];2);&quot;0&quot;)+[.Q170]" office:value-type="float" office:value="0" calcext:value-type="float">
            <text:p><text:s/>- ₺ </text:p>
          </table:table-cell>
          <table:table-cell table:style-name="ce534" table:formula="of:=IF([.T170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63" calcext:value-type="float">
            <text:p>16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71];[.$Z$13:.$AA$25];2;0);&quot;&quot;)">
            <text:p/>
          </table:table-cell>
          <table:table-cell table:style-name="ce461" table:formula="of:=IFERROR(VLOOKUP([.L171];[.$W$8:.$X$11];2;0);&quot;&quot;)">
            <text:p/>
          </table:table-cell>
          <table:table-cell table:style-name="ce381" table:formula="of:=IFERROR(ROUND(IF([.M171]=&quot;Tam&quot;;1;[.M171])*[.N17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71]=&quot;&quot;;1;[.J171])*[.O171];2);&quot;0&quot;)+[.Q171]" office:value-type="float" office:value="0" calcext:value-type="float">
            <text:p><text:s/>- ₺ </text:p>
          </table:table-cell>
          <table:table-cell table:style-name="ce534" table:formula="of:=IF([.T171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64" calcext:value-type="float">
            <text:p>16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72];[.$Z$13:.$AA$25];2;0);&quot;&quot;)">
            <text:p/>
          </table:table-cell>
          <table:table-cell table:style-name="ce461" table:formula="of:=IFERROR(VLOOKUP([.L172];[.$W$8:.$X$11];2;0);&quot;&quot;)">
            <text:p/>
          </table:table-cell>
          <table:table-cell table:style-name="ce381" table:formula="of:=IFERROR(ROUND(IF([.M172]=&quot;Tam&quot;;1;[.M172])*[.N17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72]=&quot;&quot;;1;[.J172])*[.O172];2);&quot;0&quot;)+[.Q172]" office:value-type="float" office:value="0" calcext:value-type="float">
            <text:p><text:s/>- ₺ </text:p>
          </table:table-cell>
          <table:table-cell table:style-name="ce534" table:formula="of:=IF([.T172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65" calcext:value-type="float">
            <text:p>16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73];[.$Z$13:.$AA$25];2;0);&quot;&quot;)">
            <text:p/>
          </table:table-cell>
          <table:table-cell table:style-name="ce461" table:formula="of:=IFERROR(VLOOKUP([.L173];[.$W$8:.$X$11];2;0);&quot;&quot;)">
            <text:p/>
          </table:table-cell>
          <table:table-cell table:style-name="ce381" table:formula="of:=IFERROR(ROUND(IF([.M173]=&quot;Tam&quot;;1;[.M173])*[.N17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73]=&quot;&quot;;1;[.J173])*[.O173];2);&quot;0&quot;)+[.Q173]" office:value-type="float" office:value="0" calcext:value-type="float">
            <text:p><text:s/>- ₺ </text:p>
          </table:table-cell>
          <table:table-cell table:style-name="ce534" table:formula="of:=IF([.T173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66" calcext:value-type="float">
            <text:p>16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74];[.$Z$13:.$AA$25];2;0);&quot;&quot;)">
            <text:p/>
          </table:table-cell>
          <table:table-cell table:style-name="ce461" table:formula="of:=IFERROR(VLOOKUP([.L174];[.$W$8:.$X$11];2;0);&quot;&quot;)">
            <text:p/>
          </table:table-cell>
          <table:table-cell table:style-name="ce381" table:formula="of:=IFERROR(ROUND(IF([.M174]=&quot;Tam&quot;;1;[.M174])*[.N17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74]=&quot;&quot;;1;[.J174])*[.O174];2);&quot;0&quot;)+[.Q174]" office:value-type="float" office:value="0" calcext:value-type="float">
            <text:p><text:s/>- ₺ </text:p>
          </table:table-cell>
          <table:table-cell table:style-name="ce534" table:formula="of:=IF([.T174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67" calcext:value-type="float">
            <text:p>16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75];[.$Z$13:.$AA$25];2;0);&quot;&quot;)">
            <text:p/>
          </table:table-cell>
          <table:table-cell table:style-name="ce461" table:formula="of:=IFERROR(VLOOKUP([.L175];[.$W$8:.$X$11];2;0);&quot;&quot;)">
            <text:p/>
          </table:table-cell>
          <table:table-cell table:style-name="ce381" table:formula="of:=IFERROR(ROUND(IF([.M175]=&quot;Tam&quot;;1;[.M175])*[.N17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75]=&quot;&quot;;1;[.J175])*[.O175];2);&quot;0&quot;)+[.Q175]" office:value-type="float" office:value="0" calcext:value-type="float">
            <text:p><text:s/>- ₺ </text:p>
          </table:table-cell>
          <table:table-cell table:style-name="ce534" table:formula="of:=IF([.T175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68" calcext:value-type="float">
            <text:p>16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76];[.$Z$13:.$AA$25];2;0);&quot;&quot;)">
            <text:p/>
          </table:table-cell>
          <table:table-cell table:style-name="ce461" table:formula="of:=IFERROR(VLOOKUP([.L176];[.$W$8:.$X$11];2;0);&quot;&quot;)">
            <text:p/>
          </table:table-cell>
          <table:table-cell table:style-name="ce381" table:formula="of:=IFERROR(ROUND(IF([.M176]=&quot;Tam&quot;;1;[.M176])*[.N17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76]=&quot;&quot;;1;[.J176])*[.O176];2);&quot;0&quot;)+[.Q176]" office:value-type="float" office:value="0" calcext:value-type="float">
            <text:p><text:s/>- ₺ </text:p>
          </table:table-cell>
          <table:table-cell table:style-name="ce534" table:formula="of:=IF([.T176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69" calcext:value-type="float">
            <text:p>16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77];[.$Z$13:.$AA$25];2;0);&quot;&quot;)">
            <text:p/>
          </table:table-cell>
          <table:table-cell table:style-name="ce461" table:formula="of:=IFERROR(VLOOKUP([.L177];[.$W$8:.$X$11];2;0);&quot;&quot;)">
            <text:p/>
          </table:table-cell>
          <table:table-cell table:style-name="ce381" table:formula="of:=IFERROR(ROUND(IF([.M177]=&quot;Tam&quot;;1;[.M177])*[.N17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77]=&quot;&quot;;1;[.J177])*[.O177];2);&quot;0&quot;)+[.Q177]" office:value-type="float" office:value="0" calcext:value-type="float">
            <text:p><text:s/>- ₺ </text:p>
          </table:table-cell>
          <table:table-cell table:style-name="ce534" table:formula="of:=IF([.T177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70" calcext:value-type="float">
            <text:p>17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78];[.$Z$13:.$AA$25];2;0);&quot;&quot;)">
            <text:p/>
          </table:table-cell>
          <table:table-cell table:style-name="ce461" table:formula="of:=IFERROR(VLOOKUP([.L178];[.$W$8:.$X$11];2;0);&quot;&quot;)">
            <text:p/>
          </table:table-cell>
          <table:table-cell table:style-name="ce381" table:formula="of:=IFERROR(ROUND(IF([.M178]=&quot;Tam&quot;;1;[.M178])*[.N17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78]=&quot;&quot;;1;[.J178])*[.O178];2);&quot;0&quot;)+[.Q178]" office:value-type="float" office:value="0" calcext:value-type="float">
            <text:p><text:s/>- ₺ </text:p>
          </table:table-cell>
          <table:table-cell table:style-name="ce534" table:formula="of:=IF([.T178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71" calcext:value-type="float">
            <text:p>17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79];[.$Z$13:.$AA$25];2;0);&quot;&quot;)">
            <text:p/>
          </table:table-cell>
          <table:table-cell table:style-name="ce461" table:formula="of:=IFERROR(VLOOKUP([.L179];[.$W$8:.$X$11];2;0);&quot;&quot;)">
            <text:p/>
          </table:table-cell>
          <table:table-cell table:style-name="ce381" table:formula="of:=IFERROR(ROUND(IF([.M179]=&quot;Tam&quot;;1;[.M179])*[.N17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79]=&quot;&quot;;1;[.J179])*[.O179];2);&quot;0&quot;)+[.Q179]" office:value-type="float" office:value="0" calcext:value-type="float">
            <text:p><text:s/>- ₺ </text:p>
          </table:table-cell>
          <table:table-cell table:style-name="ce534" table:formula="of:=IF([.T179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72" calcext:value-type="float">
            <text:p>17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80];[.$Z$13:.$AA$25];2;0);&quot;&quot;)">
            <text:p/>
          </table:table-cell>
          <table:table-cell table:style-name="ce461" table:formula="of:=IFERROR(VLOOKUP([.L180];[.$W$8:.$X$11];2;0);&quot;&quot;)">
            <text:p/>
          </table:table-cell>
          <table:table-cell table:style-name="ce381" table:formula="of:=IFERROR(ROUND(IF([.M180]=&quot;Tam&quot;;1;[.M180])*[.N18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80]=&quot;&quot;;1;[.J180])*[.O180];2);&quot;0&quot;)+[.Q180]" office:value-type="float" office:value="0" calcext:value-type="float">
            <text:p><text:s/>- ₺ </text:p>
          </table:table-cell>
          <table:table-cell table:style-name="ce534" table:formula="of:=IF([.T180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73" calcext:value-type="float">
            <text:p>17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81];[.$Z$13:.$AA$25];2;0);&quot;&quot;)">
            <text:p/>
          </table:table-cell>
          <table:table-cell table:style-name="ce461" table:formula="of:=IFERROR(VLOOKUP([.L181];[.$W$8:.$X$11];2;0);&quot;&quot;)">
            <text:p/>
          </table:table-cell>
          <table:table-cell table:style-name="ce381" table:formula="of:=IFERROR(ROUND(IF([.M181]=&quot;Tam&quot;;1;[.M181])*[.N18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81]=&quot;&quot;;1;[.J181])*[.O181];2);&quot;0&quot;)+[.Q181]" office:value-type="float" office:value="0" calcext:value-type="float">
            <text:p><text:s/>- ₺ </text:p>
          </table:table-cell>
          <table:table-cell table:style-name="ce534" table:formula="of:=IF([.T181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74" calcext:value-type="float">
            <text:p>17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82];[.$Z$13:.$AA$25];2;0);&quot;&quot;)">
            <text:p/>
          </table:table-cell>
          <table:table-cell table:style-name="ce461" table:formula="of:=IFERROR(VLOOKUP([.L182];[.$W$8:.$X$11];2;0);&quot;&quot;)">
            <text:p/>
          </table:table-cell>
          <table:table-cell table:style-name="ce381" table:formula="of:=IFERROR(ROUND(IF([.M182]=&quot;Tam&quot;;1;[.M182])*[.N18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82]=&quot;&quot;;1;[.J182])*[.O182];2);&quot;0&quot;)+[.Q182]" office:value-type="float" office:value="0" calcext:value-type="float">
            <text:p><text:s/>- ₺ </text:p>
          </table:table-cell>
          <table:table-cell table:style-name="ce534" table:formula="of:=IF([.T182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75" calcext:value-type="float">
            <text:p>17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83];[.$Z$13:.$AA$25];2;0);&quot;&quot;)">
            <text:p/>
          </table:table-cell>
          <table:table-cell table:style-name="ce461" table:formula="of:=IFERROR(VLOOKUP([.L183];[.$W$8:.$X$11];2;0);&quot;&quot;)">
            <text:p/>
          </table:table-cell>
          <table:table-cell table:style-name="ce381" table:formula="of:=IFERROR(ROUND(IF([.M183]=&quot;Tam&quot;;1;[.M183])*[.N18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83]=&quot;&quot;;1;[.J183])*[.O183];2);&quot;0&quot;)+[.Q183]" office:value-type="float" office:value="0" calcext:value-type="float">
            <text:p><text:s/>- ₺ </text:p>
          </table:table-cell>
          <table:table-cell table:style-name="ce534" table:formula="of:=IF([.T183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76" calcext:value-type="float">
            <text:p>17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84];[.$Z$13:.$AA$25];2;0);&quot;&quot;)">
            <text:p/>
          </table:table-cell>
          <table:table-cell table:style-name="ce461" table:formula="of:=IFERROR(VLOOKUP([.L184];[.$W$8:.$X$11];2;0);&quot;&quot;)">
            <text:p/>
          </table:table-cell>
          <table:table-cell table:style-name="ce381" table:formula="of:=IFERROR(ROUND(IF([.M184]=&quot;Tam&quot;;1;[.M184])*[.N18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84]=&quot;&quot;;1;[.J184])*[.O184];2);&quot;0&quot;)+[.Q184]" office:value-type="float" office:value="0" calcext:value-type="float">
            <text:p><text:s/>- ₺ </text:p>
          </table:table-cell>
          <table:table-cell table:style-name="ce534" table:formula="of:=IF([.T184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77" calcext:value-type="float">
            <text:p>17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85];[.$Z$13:.$AA$25];2;0);&quot;&quot;)">
            <text:p/>
          </table:table-cell>
          <table:table-cell table:style-name="ce461" table:formula="of:=IFERROR(VLOOKUP([.L185];[.$W$8:.$X$11];2;0);&quot;&quot;)">
            <text:p/>
          </table:table-cell>
          <table:table-cell table:style-name="ce381" table:formula="of:=IFERROR(ROUND(IF([.M185]=&quot;Tam&quot;;1;[.M185])*[.N18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85]=&quot;&quot;;1;[.J185])*[.O185];2);&quot;0&quot;)+[.Q185]" office:value-type="float" office:value="0" calcext:value-type="float">
            <text:p><text:s/>- ₺ </text:p>
          </table:table-cell>
          <table:table-cell table:style-name="ce534" table:formula="of:=IF([.T185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78" calcext:value-type="float">
            <text:p>17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86];[.$Z$13:.$AA$25];2;0);&quot;&quot;)">
            <text:p/>
          </table:table-cell>
          <table:table-cell table:style-name="ce461" table:formula="of:=IFERROR(VLOOKUP([.L186];[.$W$8:.$X$11];2;0);&quot;&quot;)">
            <text:p/>
          </table:table-cell>
          <table:table-cell table:style-name="ce381" table:formula="of:=IFERROR(ROUND(IF([.M186]=&quot;Tam&quot;;1;[.M186])*[.N18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86]=&quot;&quot;;1;[.J186])*[.O186];2);&quot;0&quot;)+[.Q186]" office:value-type="float" office:value="0" calcext:value-type="float">
            <text:p><text:s/>- ₺ </text:p>
          </table:table-cell>
          <table:table-cell table:style-name="ce534" table:formula="of:=IF([.T186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79" calcext:value-type="float">
            <text:p>17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87];[.$Z$13:.$AA$25];2;0);&quot;&quot;)">
            <text:p/>
          </table:table-cell>
          <table:table-cell table:style-name="ce461" table:formula="of:=IFERROR(VLOOKUP([.L187];[.$W$8:.$X$11];2;0);&quot;&quot;)">
            <text:p/>
          </table:table-cell>
          <table:table-cell table:style-name="ce381" table:formula="of:=IFERROR(ROUND(IF([.M187]=&quot;Tam&quot;;1;[.M187])*[.N18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87]=&quot;&quot;;1;[.J187])*[.O187];2);&quot;0&quot;)+[.Q187]" office:value-type="float" office:value="0" calcext:value-type="float">
            <text:p><text:s/>- ₺ </text:p>
          </table:table-cell>
          <table:table-cell table:style-name="ce534" table:formula="of:=IF([.T187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80" calcext:value-type="float">
            <text:p>18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88];[.$Z$13:.$AA$25];2;0);&quot;&quot;)">
            <text:p/>
          </table:table-cell>
          <table:table-cell table:style-name="ce461" table:formula="of:=IFERROR(VLOOKUP([.L188];[.$W$8:.$X$11];2;0);&quot;&quot;)">
            <text:p/>
          </table:table-cell>
          <table:table-cell table:style-name="ce381" table:formula="of:=IFERROR(ROUND(IF([.M188]=&quot;Tam&quot;;1;[.M188])*[.N18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88]=&quot;&quot;;1;[.J188])*[.O188];2);&quot;0&quot;)+[.Q188]" office:value-type="float" office:value="0" calcext:value-type="float">
            <text:p><text:s/>- ₺ </text:p>
          </table:table-cell>
          <table:table-cell table:style-name="ce534" table:formula="of:=IF([.T188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81" calcext:value-type="float">
            <text:p>18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89];[.$Z$13:.$AA$25];2;0);&quot;&quot;)">
            <text:p/>
          </table:table-cell>
          <table:table-cell table:style-name="ce461" table:formula="of:=IFERROR(VLOOKUP([.L189];[.$W$8:.$X$11];2;0);&quot;&quot;)">
            <text:p/>
          </table:table-cell>
          <table:table-cell table:style-name="ce381" table:formula="of:=IFERROR(ROUND(IF([.M189]=&quot;Tam&quot;;1;[.M189])*[.N18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89]=&quot;&quot;;1;[.J189])*[.O189];2);&quot;0&quot;)+[.Q189]" office:value-type="float" office:value="0" calcext:value-type="float">
            <text:p><text:s/>- ₺ </text:p>
          </table:table-cell>
          <table:table-cell table:style-name="ce534" table:formula="of:=IF([.T189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82" calcext:value-type="float">
            <text:p>18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90];[.$Z$13:.$AA$25];2;0);&quot;&quot;)">
            <text:p/>
          </table:table-cell>
          <table:table-cell table:style-name="ce461" table:formula="of:=IFERROR(VLOOKUP([.L190];[.$W$8:.$X$11];2;0);&quot;&quot;)">
            <text:p/>
          </table:table-cell>
          <table:table-cell table:style-name="ce381" table:formula="of:=IFERROR(ROUND(IF([.M190]=&quot;Tam&quot;;1;[.M190])*[.N19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90]=&quot;&quot;;1;[.J190])*[.O190];2);&quot;0&quot;)+[.Q190]" office:value-type="float" office:value="0" calcext:value-type="float">
            <text:p><text:s/>- ₺ </text:p>
          </table:table-cell>
          <table:table-cell table:style-name="ce534" table:formula="of:=IF([.T190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83" calcext:value-type="float">
            <text:p>18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91];[.$Z$13:.$AA$25];2;0);&quot;&quot;)">
            <text:p/>
          </table:table-cell>
          <table:table-cell table:style-name="ce461" table:formula="of:=IFERROR(VLOOKUP([.L191];[.$W$8:.$X$11];2;0);&quot;&quot;)">
            <text:p/>
          </table:table-cell>
          <table:table-cell table:style-name="ce381" table:formula="of:=IFERROR(ROUND(IF([.M191]=&quot;Tam&quot;;1;[.M191])*[.N19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91]=&quot;&quot;;1;[.J191])*[.O191];2);&quot;0&quot;)+[.Q191]" office:value-type="float" office:value="0" calcext:value-type="float">
            <text:p><text:s/>- ₺ </text:p>
          </table:table-cell>
          <table:table-cell table:style-name="ce534" table:formula="of:=IF([.T191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84" calcext:value-type="float">
            <text:p>18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92];[.$Z$13:.$AA$25];2;0);&quot;&quot;)">
            <text:p/>
          </table:table-cell>
          <table:table-cell table:style-name="ce461" table:formula="of:=IFERROR(VLOOKUP([.L192];[.$W$8:.$X$11];2;0);&quot;&quot;)">
            <text:p/>
          </table:table-cell>
          <table:table-cell table:style-name="ce381" table:formula="of:=IFERROR(ROUND(IF([.M192]=&quot;Tam&quot;;1;[.M192])*[.N19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92]=&quot;&quot;;1;[.J192])*[.O192];2);&quot;0&quot;)+[.Q192]" office:value-type="float" office:value="0" calcext:value-type="float">
            <text:p><text:s/>- ₺ </text:p>
          </table:table-cell>
          <table:table-cell table:style-name="ce534" table:formula="of:=IF([.T192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85" calcext:value-type="float">
            <text:p>18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93];[.$Z$13:.$AA$25];2;0);&quot;&quot;)">
            <text:p/>
          </table:table-cell>
          <table:table-cell table:style-name="ce461" table:formula="of:=IFERROR(VLOOKUP([.L193];[.$W$8:.$X$11];2;0);&quot;&quot;)">
            <text:p/>
          </table:table-cell>
          <table:table-cell table:style-name="ce381" table:formula="of:=IFERROR(ROUND(IF([.M193]=&quot;Tam&quot;;1;[.M193])*[.N19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93]=&quot;&quot;;1;[.J193])*[.O193];2);&quot;0&quot;)+[.Q193]" office:value-type="float" office:value="0" calcext:value-type="float">
            <text:p><text:s/>- ₺ </text:p>
          </table:table-cell>
          <table:table-cell table:style-name="ce534" table:formula="of:=IF([.T193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86" calcext:value-type="float">
            <text:p>18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94];[.$Z$13:.$AA$25];2;0);&quot;&quot;)">
            <text:p/>
          </table:table-cell>
          <table:table-cell table:style-name="ce461" table:formula="of:=IFERROR(VLOOKUP([.L194];[.$W$8:.$X$11];2;0);&quot;&quot;)">
            <text:p/>
          </table:table-cell>
          <table:table-cell table:style-name="ce381" table:formula="of:=IFERROR(ROUND(IF([.M194]=&quot;Tam&quot;;1;[.M194])*[.N19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94]=&quot;&quot;;1;[.J194])*[.O194];2);&quot;0&quot;)+[.Q194]" office:value-type="float" office:value="0" calcext:value-type="float">
            <text:p><text:s/>- ₺ </text:p>
          </table:table-cell>
          <table:table-cell table:style-name="ce534" table:formula="of:=IF([.T194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87" calcext:value-type="float">
            <text:p>18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95];[.$Z$13:.$AA$25];2;0);&quot;&quot;)">
            <text:p/>
          </table:table-cell>
          <table:table-cell table:style-name="ce461" table:formula="of:=IFERROR(VLOOKUP([.L195];[.$W$8:.$X$11];2;0);&quot;&quot;)">
            <text:p/>
          </table:table-cell>
          <table:table-cell table:style-name="ce381" table:formula="of:=IFERROR(ROUND(IF([.M195]=&quot;Tam&quot;;1;[.M195])*[.N19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95]=&quot;&quot;;1;[.J195])*[.O195];2);&quot;0&quot;)+[.Q195]" office:value-type="float" office:value="0" calcext:value-type="float">
            <text:p><text:s/>- ₺ </text:p>
          </table:table-cell>
          <table:table-cell table:style-name="ce534" table:formula="of:=IF([.T195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88" calcext:value-type="float">
            <text:p>18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96];[.$Z$13:.$AA$25];2;0);&quot;&quot;)">
            <text:p/>
          </table:table-cell>
          <table:table-cell table:style-name="ce461" table:formula="of:=IFERROR(VLOOKUP([.L196];[.$W$8:.$X$11];2;0);&quot;&quot;)">
            <text:p/>
          </table:table-cell>
          <table:table-cell table:style-name="ce381" table:formula="of:=IFERROR(ROUND(IF([.M196]=&quot;Tam&quot;;1;[.M196])*[.N19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96]=&quot;&quot;;1;[.J196])*[.O196];2);&quot;0&quot;)+[.Q196]" office:value-type="float" office:value="0" calcext:value-type="float">
            <text:p><text:s/>- ₺ </text:p>
          </table:table-cell>
          <table:table-cell table:style-name="ce534" table:formula="of:=IF([.T196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89" calcext:value-type="float">
            <text:p>18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97];[.$Z$13:.$AA$25];2;0);&quot;&quot;)">
            <text:p/>
          </table:table-cell>
          <table:table-cell table:style-name="ce461" table:formula="of:=IFERROR(VLOOKUP([.L197];[.$W$8:.$X$11];2;0);&quot;&quot;)">
            <text:p/>
          </table:table-cell>
          <table:table-cell table:style-name="ce381" table:formula="of:=IFERROR(ROUND(IF([.M197]=&quot;Tam&quot;;1;[.M197])*[.N19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97]=&quot;&quot;;1;[.J197])*[.O197];2);&quot;0&quot;)+[.Q197]" office:value-type="float" office:value="0" calcext:value-type="float">
            <text:p><text:s/>- ₺ </text:p>
          </table:table-cell>
          <table:table-cell table:style-name="ce534" table:formula="of:=IF([.T197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90" calcext:value-type="float">
            <text:p>19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98];[.$Z$13:.$AA$25];2;0);&quot;&quot;)">
            <text:p/>
          </table:table-cell>
          <table:table-cell table:style-name="ce461" table:formula="of:=IFERROR(VLOOKUP([.L198];[.$W$8:.$X$11];2;0);&quot;&quot;)">
            <text:p/>
          </table:table-cell>
          <table:table-cell table:style-name="ce381" table:formula="of:=IFERROR(ROUND(IF([.M198]=&quot;Tam&quot;;1;[.M198])*[.N19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98]=&quot;&quot;;1;[.J198])*[.O198];2);&quot;0&quot;)+[.Q198]" office:value-type="float" office:value="0" calcext:value-type="float">
            <text:p><text:s/>- ₺ </text:p>
          </table:table-cell>
          <table:table-cell table:style-name="ce534" table:formula="of:=IF([.T198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91" calcext:value-type="float">
            <text:p>191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199];[.$Z$13:.$AA$25];2;0);&quot;&quot;)">
            <text:p/>
          </table:table-cell>
          <table:table-cell table:style-name="ce461" table:formula="of:=IFERROR(VLOOKUP([.L199];[.$W$8:.$X$11];2;0);&quot;&quot;)">
            <text:p/>
          </table:table-cell>
          <table:table-cell table:style-name="ce381" table:formula="of:=IFERROR(ROUND(IF([.M199]=&quot;Tam&quot;;1;[.M199])*[.N199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199]=&quot;&quot;;1;[.J199])*[.O199];2);&quot;0&quot;)+[.Q199]" office:value-type="float" office:value="0" calcext:value-type="float">
            <text:p><text:s/>- ₺ </text:p>
          </table:table-cell>
          <table:table-cell table:style-name="ce534" table:formula="of:=IF([.T199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92" calcext:value-type="float">
            <text:p>192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00];[.$Z$13:.$AA$25];2;0);&quot;&quot;)">
            <text:p/>
          </table:table-cell>
          <table:table-cell table:style-name="ce461" table:formula="of:=IFERROR(VLOOKUP([.L200];[.$W$8:.$X$11];2;0);&quot;&quot;)">
            <text:p/>
          </table:table-cell>
          <table:table-cell table:style-name="ce381" table:formula="of:=IFERROR(ROUND(IF([.M200]=&quot;Tam&quot;;1;[.M200])*[.N200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00]=&quot;&quot;;1;[.J200])*[.O200];2);&quot;0&quot;)+[.Q200]" office:value-type="float" office:value="0" calcext:value-type="float">
            <text:p><text:s/>- ₺ </text:p>
          </table:table-cell>
          <table:table-cell table:style-name="ce534" table:formula="of:=IF([.T200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93" calcext:value-type="float">
            <text:p>193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01];[.$Z$13:.$AA$25];2;0);&quot;&quot;)">
            <text:p/>
          </table:table-cell>
          <table:table-cell table:style-name="ce461" table:formula="of:=IFERROR(VLOOKUP([.L201];[.$W$8:.$X$11];2;0);&quot;&quot;)">
            <text:p/>
          </table:table-cell>
          <table:table-cell table:style-name="ce381" table:formula="of:=IFERROR(ROUND(IF([.M201]=&quot;Tam&quot;;1;[.M201])*[.N201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01]=&quot;&quot;;1;[.J201])*[.O201];2);&quot;0&quot;)+[.Q201]" office:value-type="float" office:value="0" calcext:value-type="float">
            <text:p><text:s/>- ₺ </text:p>
          </table:table-cell>
          <table:table-cell table:style-name="ce534" table:formula="of:=IF([.T201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94" calcext:value-type="float">
            <text:p>194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02];[.$Z$13:.$AA$25];2;0);&quot;&quot;)">
            <text:p/>
          </table:table-cell>
          <table:table-cell table:style-name="ce461" table:formula="of:=IFERROR(VLOOKUP([.L202];[.$W$8:.$X$11];2;0);&quot;&quot;)">
            <text:p/>
          </table:table-cell>
          <table:table-cell table:style-name="ce381" table:formula="of:=IFERROR(ROUND(IF([.M202]=&quot;Tam&quot;;1;[.M202])*[.N202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02]=&quot;&quot;;1;[.J202])*[.O202];2);&quot;0&quot;)+[.Q202]" office:value-type="float" office:value="0" calcext:value-type="float">
            <text:p><text:s/>- ₺ </text:p>
          </table:table-cell>
          <table:table-cell table:style-name="ce534" table:formula="of:=IF([.T202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95" calcext:value-type="float">
            <text:p>195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03];[.$Z$13:.$AA$25];2;0);&quot;&quot;)">
            <text:p/>
          </table:table-cell>
          <table:table-cell table:style-name="ce461" table:formula="of:=IFERROR(VLOOKUP([.L203];[.$W$8:.$X$11];2;0);&quot;&quot;)">
            <text:p/>
          </table:table-cell>
          <table:table-cell table:style-name="ce381" table:formula="of:=IFERROR(ROUND(IF([.M203]=&quot;Tam&quot;;1;[.M203])*[.N203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03]=&quot;&quot;;1;[.J203])*[.O203];2);&quot;0&quot;)+[.Q203]" office:value-type="float" office:value="0" calcext:value-type="float">
            <text:p><text:s/>- ₺ </text:p>
          </table:table-cell>
          <table:table-cell table:style-name="ce534" table:formula="of:=IF([.T203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96" calcext:value-type="float">
            <text:p>196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04];[.$Z$13:.$AA$25];2;0);&quot;&quot;)">
            <text:p/>
          </table:table-cell>
          <table:table-cell table:style-name="ce461" table:formula="of:=IFERROR(VLOOKUP([.L204];[.$W$8:.$X$11];2;0);&quot;&quot;)">
            <text:p/>
          </table:table-cell>
          <table:table-cell table:style-name="ce381" table:formula="of:=IFERROR(ROUND(IF([.M204]=&quot;Tam&quot;;1;[.M204])*[.N204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04]=&quot;&quot;;1;[.J204])*[.O204];2);&quot;0&quot;)+[.Q204]" office:value-type="float" office:value="0" calcext:value-type="float">
            <text:p><text:s/>- ₺ </text:p>
          </table:table-cell>
          <table:table-cell table:style-name="ce534" table:formula="of:=IF([.T204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97" calcext:value-type="float">
            <text:p>197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05];[.$Z$13:.$AA$25];2;0);&quot;&quot;)">
            <text:p/>
          </table:table-cell>
          <table:table-cell table:style-name="ce461" table:formula="of:=IFERROR(VLOOKUP([.L205];[.$W$8:.$X$11];2;0);&quot;&quot;)">
            <text:p/>
          </table:table-cell>
          <table:table-cell table:style-name="ce381" table:formula="of:=IFERROR(ROUND(IF([.M205]=&quot;Tam&quot;;1;[.M205])*[.N205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05]=&quot;&quot;;1;[.J205])*[.O205];2);&quot;0&quot;)+[.Q205]" office:value-type="float" office:value="0" calcext:value-type="float">
            <text:p><text:s/>- ₺ </text:p>
          </table:table-cell>
          <table:table-cell table:style-name="ce534" table:formula="of:=IF([.T205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98" calcext:value-type="float">
            <text:p>198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06];[.$Z$13:.$AA$25];2;0);&quot;&quot;)">
            <text:p/>
          </table:table-cell>
          <table:table-cell table:style-name="ce461" table:formula="of:=IFERROR(VLOOKUP([.L206];[.$W$8:.$X$11];2;0);&quot;&quot;)">
            <text:p/>
          </table:table-cell>
          <table:table-cell table:style-name="ce381" table:formula="of:=IFERROR(ROUND(IF([.M206]=&quot;Tam&quot;;1;[.M206])*[.N206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06]=&quot;&quot;;1;[.J206])*[.O206];2);&quot;0&quot;)+[.Q206]" office:value-type="float" office:value="0" calcext:value-type="float">
            <text:p><text:s/>- ₺ </text:p>
          </table:table-cell>
          <table:table-cell table:style-name="ce534" table:formula="of:=IF([.T206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199" calcext:value-type="float">
            <text:p>199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07];[.$Z$13:.$AA$25];2;0);&quot;&quot;)">
            <text:p/>
          </table:table-cell>
          <table:table-cell table:style-name="ce461" table:formula="of:=IFERROR(VLOOKUP([.L207];[.$W$8:.$X$11];2;0);&quot;&quot;)">
            <text:p/>
          </table:table-cell>
          <table:table-cell table:style-name="ce381" table:formula="of:=IFERROR(ROUND(IF([.M207]=&quot;Tam&quot;;1;[.M207])*[.N207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07]=&quot;&quot;;1;[.J207])*[.O207];2);&quot;0&quot;)+[.Q207]" office:value-type="float" office:value="0" calcext:value-type="float">
            <text:p><text:s/>- ₺ </text:p>
          </table:table-cell>
          <table:table-cell table:style-name="ce534" table:formula="of:=IF([.T207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237" office:value-type="float" office:value="200" calcext:value-type="float">
            <text:p>200</text:p>
          </table:table-cell>
          <table:table-cell table:style-name="ce311"/>
          <table:table-cell table:style-name="ce332" table:number-columns-spanned="3" table:number-rows-spanned="1"/>
          <table:covered-table-cell table:number-columns-repeated="2" table:style-name="ce336"/>
          <table:table-cell table:style-name="ce402" table:content-validation-name="val6"/>
          <table:table-cell table:style-name="ce380" table:number-columns-repeated="2"/>
          <table:table-cell table:style-name="ce464" table:content-validation-name="val7"/>
          <table:table-cell table:style-name="ce447" table:content-validation-name="val8"/>
          <table:table-cell table:style-name="ce468"/>
          <table:table-cell table:style-name="ce476" table:formula="of:=IFERROR(VLOOKUP([.K208];[.$Z$13:.$AA$25];2;0);&quot;&quot;)">
            <text:p/>
          </table:table-cell>
          <table:table-cell table:style-name="ce461" table:formula="of:=IFERROR(VLOOKUP([.L208];[.$W$8:.$X$11];2;0);&quot;&quot;)">
            <text:p/>
          </table:table-cell>
          <table:table-cell table:style-name="ce381" table:formula="of:=IFERROR(ROUND(IF([.M208]=&quot;Tam&quot;;1;[.M208])*[.N208];2);&quot;&quot;)">
            <text:p/>
          </table:table-cell>
          <table:table-cell table:style-name="ce448"/>
          <table:table-cell table:style-name="ce498"/>
          <table:table-cell table:style-name="ce453" table:number-columns-repeated="2"/>
          <table:table-cell table:style-name="ce529" table:formula="of:=IFERROR(ROUND(IF([.J208]=&quot;&quot;;1;[.J208])*[.O208];2);&quot;0&quot;)+[.Q208]" office:value-type="float" office:value="0" calcext:value-type="float">
            <text:p><text:s/>- ₺ </text:p>
          </table:table-cell>
          <table:table-cell table:style-name="ce534" table:formula="of:=IF([.T208]&gt;0;&quot;Gerekli&quot;;&quot;&quot;)">
            <text:p/>
          </table:table-cell>
          <table:table-cell table:number-columns-repeated="1003"/>
        </table:table-row>
        <table:table-row table:style-name="ro12">
          <table:table-cell/>
          <table:table-cell table:style-name="ce339" table:number-columns-spanned="15" table:number-rows-spanned="1"/>
          <table:covered-table-cell table:style-name="ce355"/>
          <table:covered-table-cell table:style-name="ce372"/>
          <table:covered-table-cell table:number-columns-repeated="2" table:style-name="ce355"/>
          <table:covered-table-cell table:style-name="ce417"/>
          <table:covered-table-cell table:number-columns-repeated="2" table:style-name="ce439"/>
          <table:covered-table-cell table:style-name="ce456"/>
          <table:covered-table-cell table:style-name="ce469"/>
          <table:covered-table-cell table:number-columns-repeated="2" table:style-name="ce456"/>
          <table:covered-table-cell table:style-name="ce67"/>
          <table:covered-table-cell table:style-name="ce489" table:formula="of:=SUM([.O9:.O208])" office:value-type="float" office:value="800" calcext:value-type="float">
            <text:p>800,00 ₺</text:p>
          </table:covered-table-cell>
          <table:covered-table-cell table:style-name="ce489"/>
          <table:table-cell table:style-name="ce489" office:value-type="string" calcext:value-type="string" table:number-columns-spanned="3" table:number-rows-spanned="1">
            <text:p>GENEL <text:s/>TOPLAM</text:p>
          </table:table-cell>
          <table:covered-table-cell table:style-name="ce519"/>
          <table:covered-table-cell table:style-name="ce519" table:formula="of:=SUM([.S9:.S208])" office:value-type="float" office:value="0" calcext:value-type="float">
            <text:p>0,00 ₺</text:p>
          </table:covered-table-cell>
          <table:table-cell table:style-name="ce535" table:formula="of:=SUM([.T9:.T208])" office:value-type="float" office:value="1000" calcext:value-type="float">
            <text:p><text:s/>1.000,00 ₺ </text:p>
          </table:table-cell>
          <table:table-cell office:value-type="string" calcext:value-type="string">
            <text:p>Gerekli</text:p>
          </table:table-cell>
          <table:table-cell table:number-columns-repeated="1003"/>
        </table:table-row>
        <table:table-row table:style-name="ro14">
          <table:table-cell/>
          <table:table-cell table:style-name="ce340" table:formula="of:=IF([.G2]=&quot;Devlet Memurları Yurt İçi / Yurt Dışı SÜREKLİ GÖREV YOLLUĞU BİLDİRİMİ&quot;;&quot;İlgili personel yeni görev mahalline ev taşıma işlemi yapmadığından dolayı sadece 1 (bir) yevmiye ve gidiş dolmuş ücreti ödemesi hesaplanmıştır.&quot;;&quot;&quot;)" table:number-columns-spanned="19" table:number-rows-spanned="1">
            <text:p/>
          </table:table-cell>
          <table:covered-table-cell table:number-columns-repeated="17"/>
          <table:covered-table-cell table:style-name="ce550"/>
          <table:table-cell office:value-type="string" calcext:value-type="string">
            <text:p>Gerekli</text:p>
          </table:table-cell>
          <table:table-cell table:number-columns-repeated="1003"/>
        </table:table-row>
        <table:table-row table:style-name="ro14">
          <table:table-cell/>
          <table:table-cell table:style-name="ce317"/>
          <table:table-cell table:style-name="ce328" office:value-type="string" calcext:value-type="string" table:number-columns-spanned="2" table:number-rows-spanned="1">
            <text:p>Yukarıda belirtilen tarih ve saatlerde</text:p>
          </table:table-cell>
          <table:covered-table-cell/>
          <table:table-cell table:style-name="ce376" office:value-type="string" calcext:value-type="string" table:number-columns-spanned="4" table:number-rows-spanned="1">
            <text:p>Trabzon/ Ankara</text:p>
          </table:table-cell>
          <table:covered-table-cell table:style-name="ce366" office:value-type="string" calcext:value-type="string">
            <text:p>Trabzon/Ankara</text:p>
          </table:covered-table-cell>
          <table:covered-table-cell table:style-name="ce404"/>
          <table:covered-table-cell table:style-name="ce396" office:value-type="string" calcext:value-type="string">
            <text:p>Trabzon/Ankara</text:p>
          </table:covered-table-cell>
          <table:table-cell table:style-name="ce418" table:formula="of:=CONCATENATE(&quot; arasında yapmış olduğum geçici görev yolculuğu ile ilgili brüt&quot;;&quot; &quot;;[.N295];&quot; &quot;;&quot;harcamaya ait bildirimdir.&quot;)" office:value-type="string" office:string-value=" arasında yapmış olduğum geçici görev yolculuğu ile ilgili brüt birbin TL sıfır Krş. harcamaya ait bildirimdir." calcext:value-type="string" table:number-columns-spanned="12" table:number-rows-spanned="1">
            <text:p><text:s/>arasında yapmış olduğum geçici görev yolculuğu ile ilgili brüt birbin TL sıfır Krş. harcamaya ait bildirimdir.</text:p>
          </table:table-cell>
          <table:covered-table-cell table:style-name="ce425"/>
          <table:covered-table-cell table:number-columns-repeated="9"/>
          <table:covered-table-cell table:style-name="ce550"/>
          <table:table-cell office:value-type="string" calcext:value-type="string">
            <text:p>Gerekli</text:p>
          </table:table-cell>
          <table:table-cell table:number-columns-repeated="1003"/>
        </table:table-row>
        <table:table-row table:style-name="ro14">
          <table:table-cell/>
          <table:table-cell table:style-name="ce317"/>
          <table:table-cell table:number-columns-repeated="17"/>
          <table:table-cell table:style-name="ce550"/>
          <table:table-cell office:value-type="string" calcext:value-type="string">
            <text:p>Gerekli</text:p>
          </table:table-cell>
          <table:table-cell table:number-columns-repeated="1003"/>
        </table:table-row>
        <table:table-row table:style-name="ro14">
          <table:table-cell table:style-name="ce82"/>
          <table:table-cell table:style-name="ce321"/>
          <table:table-cell table:style-name="ce82"/>
          <table:table-cell table:style-name="ce172"/>
          <table:table-cell table:style-name="ce195" table:formula="of:=CONCATENATE(&quot;…../ &quot;;MONTH(TODAY());&quot; / &quot;;YEAR(TODAY()))" office:value-type="string" office:string-value="…../ 5 / 2025" calcext:value-type="string" table:number-columns-spanned="4" table:number-rows-spanned="1">
            <text:p>…../ 5 / 2025</text:p>
          </table:table-cell>
          <table:covered-table-cell table:style-name="ce211"/>
          <table:covered-table-cell table:style-name="ce405"/>
          <table:covered-table-cell table:style-name="ce441"/>
          <table:table-cell table:style-name="ce441"/>
          <table:table-cell table:number-columns-repeated="4"/>
          <table:table-cell table:style-name="ce211" table:number-columns-repeated="2"/>
          <table:table-cell table:style-name="ce82"/>
          <table:table-cell table:style-name="ce506" table:formula="of:=[.E213]" office:value-type="string" office:string-value="…../ 5 / 2025" calcext:value-type="string" table:number-columns-spanned="3" table:number-rows-spanned="1">
            <text:p>…../ 5 / 2025</text:p>
          </table:table-cell>
          <table:covered-table-cell table:number-columns-repeated="2" table:style-name="ce508"/>
          <table:table-cell table:style-name="ce533"/>
          <table:table-cell office:value-type="string" calcext:value-type="string">
            <text:p>Gerekli</text:p>
          </table:table-cell>
          <table:table-cell table:style-name="ce82" table:number-columns-repeated="1003"/>
        </table:table-row>
        <table:table-row table:style-name="ro14">
          <table:table-cell table:style-name="ce82"/>
          <table:table-cell table:style-name="ce321"/>
          <table:table-cell table:style-name="ce82"/>
          <table:table-cell table:style-name="ce154"/>
          <table:table-cell table:style-name="ce392" office:value-type="string" calcext:value-type="string" table:number-columns-spanned="4" table:number-rows-spanned="1">
            <text:p>Harcama Yetkilisi <text:s/>(*)</text:p>
          </table:table-cell>
          <table:covered-table-cell table:style-name="ce211"/>
          <table:covered-table-cell table:style-name="ce405"/>
          <table:covered-table-cell table:style-name="ce441"/>
          <table:table-cell table:style-name="ce441"/>
          <table:table-cell table:number-columns-repeated="4"/>
          <table:table-cell table:style-name="ce211" table:number-columns-repeated="2"/>
          <table:table-cell table:style-name="ce82"/>
          <table:table-cell table:style-name="ce508" office:value-type="string" calcext:value-type="string" table:number-columns-spanned="3" table:number-rows-spanned="1">
            <text:p>Bildirim Sahibi</text:p>
          </table:table-cell>
          <table:covered-table-cell table:number-columns-repeated="2" table:style-name="ce508"/>
          <table:table-cell table:style-name="ce533"/>
          <table:table-cell office:value-type="string" calcext:value-type="string">
            <text:p>Gerekli</text:p>
          </table:table-cell>
          <table:table-cell table:style-name="ce82" table:number-columns-repeated="1003"/>
        </table:table-row>
        <table:table-row table:style-name="ro14">
          <table:table-cell table:style-name="ce82"/>
          <table:table-cell table:style-name="ce321"/>
          <table:table-cell table:style-name="ce82"/>
          <table:table-cell table:style-name="ce175" office:value-type="string" calcext:value-type="string">
            <text:p>Adı Soyadı:</text:p>
          </table:table-cell>
          <table:table-cell table:style-name="ce187" table:formula="of:=VLOOKUP([.D2];[$Veri_Giriş.C:$Veri_Giriş.J];7;0)" office:value-type="string" office:string-value="Halil İbrahim KÖMÜRCÜ" calcext:value-type="string" table:number-columns-spanned="4" table:number-rows-spanned="1">
            <text:p>Halil İbrahim KÖMÜRCÜ</text:p>
          </table:table-cell>
          <table:covered-table-cell table:style-name="ce195"/>
          <table:covered-table-cell table:style-name="ce406"/>
          <table:covered-table-cell table:style-name="ce195"/>
          <table:table-cell table:style-name="ce367" table:number-columns-repeated="2"/>
          <table:table-cell table:style-name="ce458"/>
          <table:table-cell table:style-name="ce367" table:number-columns-repeated="2"/>
          <table:table-cell table:style-name="ce211" table:number-columns-repeated="2"/>
          <table:table-cell table:style-name="ce82"/>
          <table:table-cell table:style-name="ce506" table:formula="of:=[.D2]" office:value-type="string" office:string-value=" Ali GERGİ" calcext:value-type="string" table:number-columns-spanned="3" table:number-rows-spanned="1">
            <text:p><text:s/>Ali GERGİ</text:p>
          </table:table-cell>
          <table:covered-table-cell table:number-columns-repeated="2" table:style-name="ce506"/>
          <table:table-cell table:style-name="ce533"/>
          <table:table-cell office:value-type="string" calcext:value-type="string">
            <text:p>Gerekli</text:p>
          </table:table-cell>
          <table:table-cell table:style-name="ce82" table:number-columns-repeated="1003"/>
        </table:table-row>
        <table:table-row table:style-name="ro14">
          <table:table-cell table:style-name="ce82"/>
          <table:table-cell table:style-name="ce321"/>
          <table:table-cell table:style-name="ce82"/>
          <table:table-cell table:style-name="ce176" office:value-type="string" calcext:value-type="string">
            <text:p>Unvanı <text:s text:c="4"/>:</text:p>
          </table:table-cell>
          <table:table-cell table:style-name="ce187" table:formula="of:=VLOOKUP([.D2];[$Veri_Giriş.C:$Veri_Giriş.J];8;0)" office:value-type="string" office:string-value="İlçe Müftüsü" calcext:value-type="string" table:number-columns-spanned="4" table:number-rows-spanned="1">
            <text:p>İlçe Müftüsü</text:p>
          </table:table-cell>
          <table:covered-table-cell table:style-name="ce195"/>
          <table:covered-table-cell table:style-name="ce406"/>
          <table:covered-table-cell table:style-name="ce195"/>
          <table:table-cell table:style-name="ce367" table:number-columns-repeated="2"/>
          <table:table-cell table:style-name="ce458"/>
          <table:table-cell table:style-name="ce367" table:number-columns-repeated="2"/>
          <table:table-cell table:style-name="ce211" table:number-columns-repeated="2"/>
          <table:table-cell table:style-name="ce82"/>
          <table:table-cell table:style-name="ce506" table:formula="of:=[.D3]" office:value-type="string" office:string-value="V.H.K.İ." calcext:value-type="string" table:number-columns-spanned="3" table:number-rows-spanned="1">
            <text:p>V.H.K.İ.</text:p>
          </table:table-cell>
          <table:covered-table-cell table:number-columns-repeated="2" table:style-name="ce506"/>
          <table:table-cell table:style-name="ce533"/>
          <table:table-cell office:value-type="string" calcext:value-type="string">
            <text:p>Gerekli</text:p>
          </table:table-cell>
          <table:table-cell table:style-name="ce82" table:number-columns-repeated="1003"/>
        </table:table-row>
        <table:table-row table:style-name="ro14">
          <table:table-cell/>
          <table:table-cell table:style-name="ce317"/>
          <table:table-cell office:value-type="string" calcext:value-type="string">
            <text:p><text:s text:c="2"/></text:p>
          </table:table-cell>
          <table:table-cell table:number-columns-repeated="16"/>
          <table:table-cell table:style-name="ce550"/>
          <table:table-cell office:value-type="string" calcext:value-type="string">
            <text:p>Gerekli</text:p>
          </table:table-cell>
          <table:table-cell table:number-columns-repeated="1003"/>
        </table:table-row>
        <table:table-row table:style-name="ro14">
          <table:table-cell/>
          <table:table-cell table:style-name="ce318"/>
          <table:table-cell table:style-name="ce329" table:number-columns-repeated="4"/>
          <table:table-cell table:style-name="ce407"/>
          <table:table-cell table:style-name="ce361" table:number-columns-repeated="2"/>
          <table:table-cell table:style-name="ce371"/>
          <table:table-cell table:style-name="ce462"/>
          <table:table-cell table:style-name="ce371" table:number-columns-repeated="2"/>
          <table:table-cell table:style-name="ce377" table:number-columns-repeated="2"/>
          <table:table-cell table:style-name="ce329"/>
          <table:table-cell table:style-name="ce377"/>
          <table:table-cell table:style-name="ce329" table:number-columns-repeated="2"/>
          <table:table-cell table:style-name="ce536"/>
          <table:table-cell office:value-type="string" calcext:value-type="string">
            <text:p>Gerekli</text:p>
          </table:table-cell>
          <table:table-cell table:number-columns-repeated="1003"/>
        </table:table-row>
        <table:table-row table:style-name="ro14">
          <table:table-cell/>
          <table:table-cell table:style-name="ce319"/>
          <table:table-cell table:style-name="ce330" office:value-type="string" calcext:value-type="string">
            <text:p>D.H.B.Y. Örnek No: 19</text:p>
          </table:table-cell>
          <table:table-cell table:style-name="ce368" office:value-type="string" calcext:value-type="string" table:number-columns-spanned="17" table:number-rows-spanned="1">
            <text:p><text:s text:c="2"/>(*) Bu kısım bildirim sahibinin görevi yerine getirmesinden <text:s/>bilgisi olan amir tarafından imzalanır.</text:p>
          </table:table-cell>
          <table:covered-table-cell table:style-name="ce375"/>
          <table:covered-table-cell table:style-name="ce179"/>
          <table:covered-table-cell table:style-name="ce408"/>
          <table:covered-table-cell table:number-columns-repeated="2" table:style-name="ce416"/>
          <table:covered-table-cell table:style-name="ce471"/>
          <table:covered-table-cell table:style-name="ce463"/>
          <table:covered-table-cell table:number-columns-repeated="2" table:style-name="ce471"/>
          <table:covered-table-cell table:number-columns-repeated="2" table:style-name="ce69"/>
          <table:covered-table-cell table:style-name="ce179"/>
          <table:covered-table-cell table:style-name="ce69"/>
          <table:covered-table-cell table:style-name="ce179"/>
          <table:covered-table-cell table:style-name="ce523"/>
          <table:covered-table-cell table:style-name="ce537"/>
          <table:table-cell office:value-type="string" calcext:value-type="string">
            <text:p>Gerekli</text:p>
          </table:table-cell>
          <table:table-cell table:number-columns-repeated="1003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320" office:value-type="string" calcext:value-type="string" table:number-columns-spanned="5" table:number-rows-spanned="1">
            <text:p>Yardım İçin İletişim: Yusuf SARICI / 0542 623 79 07</text:p>
          </table:table-cell>
          <table:covered-table-cell table:number-columns-repeated="4"/>
          <table:table-cell table:number-columns-repeated="1018"/>
        </table:table-row>
        <table:table-row table:style-name="ro14" table:visibility="collapse" table:number-rows-repeated="53">
          <table:table-cell table:number-columns-repeated="1024"/>
        </table:table-row>
        <table:table-row table:style-name="ro14" table:visibility="collapse">
          <table:table-cell table:number-columns-repeated="13"/>
          <table:table-cell table:style-name="ce443"/>
          <table:table-cell table:number-columns-repeated="1010"/>
        </table:table-row>
        <table:table-row table:style-name="ro14" table:visibility="collapse">
          <table:table-cell table:number-columns-repeated="1024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6" office:value-type="string" calcext:value-type="string" table:number-columns-spanned="7" table:number-rows-spanned="1">
            <text:p>YÜZ milyona kadar RAKAMLARI YAZIYA ÇEVİRME (makrosuz) </text:p>
          </table:table-cell>
          <table:covered-table-cell table:number-columns-repeated="5" table:style-name="ce256"/>
          <table:covered-table-cell table:style-name="ce539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[.T209]" office:value-type="float" office:value="1000" calcext:value-type="float">
            <text:p>1.000,00</text:p>
          </table:table-cell>
          <table:table-cell table:style-name="ce262" table:number-columns-repeated="2"/>
          <table:table-cell table:style-name="ce253" table:number-columns-repeated="3"/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MOD([.N278];100000000)" office:value-type="float" office:value="1000" calcext:value-type="float">
            <text:p>1.000,00</text:p>
          </table:table-cell>
          <table:table-cell table:style-name="ce263" table:number-columns-repeated="2"/>
          <table:table-cell table:style-name="ce254" table:formula="of:=IF([.N279]&lt;10000000;&quot;&quot;;IF([.N279]&lt;20000000;&quot;on&quot;;IF([.N279]&lt;30000000;&quot; yirmi&quot;;IF([.N279]&lt;40000000;&quot;otuz&quot;;IF([.N279]&lt;50000000;&quot;kırk&quot;;IF([.N279]&lt;60000000;&quot;elli&quot;;&quot;&quot;))))))">
            <text:p/>
          </table:table-cell>
          <table:table-cell table:style-name="ce263" table:formula="of:=IF([.N279]&gt;=100000000;&quot;&quot;;IF([.N279]&gt;=90000000;&quot;doksan&quot;;IF([.N279]&gt;=80000000;&quot;seksen&quot;;IF([.N279]&gt;=70000000;&quot;yetmiş&quot;;IF([.N279]&gt;=60000000;&quot;altmış&quot;;&quot;&quot;)))))">
            <text:p/>
          </table:table-cell>
          <table:table-cell table:style-name="ce285" table:formula="of:=IF([.N279]&lt;10000000;&quot;&quot;;[.Q279]&amp;[.R279])">
            <text:p/>
          </table:table-cell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MOD([.N278];10000000)" office:value-type="float" office:value="1000" calcext:value-type="float">
            <text:p>1.000,00</text:p>
          </table:table-cell>
          <table:table-cell table:style-name="ce263" table:number-columns-repeated="2"/>
          <table:table-cell table:style-name="ce254" table:formula="of:=IF([.N280]&lt;1000000;&quot;milyon&quot;;IF([.N280]&lt;2000000;&quot;birmilyon&quot;;IF([.N280]&lt;3000000;&quot;ikimilyon&quot;;IF([.N280]&lt;4000000;&quot;üçmilyon&quot;;IF([.N280]&lt;5000000;&quot;dörtmilyon&quot;;IF([.N280]&lt;6000000;&quot;beşmilyon&quot;;&quot;&quot;))))))" office:value-type="string" office:string-value="milyon" calcext:value-type="string">
            <text:p>milyon</text:p>
          </table:table-cell>
          <table:table-cell table:style-name="ce263" table:formula="of:=IF([.N280]&gt;=10000000;&quot;&quot;;IF([.N280]&gt;=9000000;&quot;dokuzmilyon&quot;;IF([.N280]&gt;=8000000;&quot;sekizmilyon&quot;;IF([.N280]&gt;=7000000;&quot;yedimilyon&quot;;IF([.N280]&gt;=6000000;&quot;altımilyon&quot;;&quot;&quot;)))))">
            <text:p/>
          </table:table-cell>
          <table:table-cell table:style-name="ce285" table:formula="of:=IF([.N278]&lt;1000000;&quot;&quot;;[.Q280]&amp;[.R280])">
            <text:p/>
          </table:table-cell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MOD([.N280];1000000)" office:value-type="float" office:value="1000" calcext:value-type="float">
            <text:p>1.000,00</text:p>
          </table:table-cell>
          <table:table-cell table:style-name="ce263" table:number-columns-repeated="2"/>
          <table:table-cell table:style-name="ce254" table:formula="of:=IF([.N281]&lt;100000;&quot;&quot;;IF([.N281]&lt;200000;&quot;yüz&quot;;IF([.N281]&lt;300000;&quot;ikiyüz&quot;;IF([.N281]&lt;400000;&quot;üçyüz&quot;;IF([.N281]&lt;500000;&quot;dörtyüz&quot;;IF([.N281]&lt;600000;&quot;beşyüz&quot;;&quot;&quot;))))))">
            <text:p/>
          </table:table-cell>
          <table:table-cell table:style-name="ce263" table:formula="of:=IF([.N281]&gt;=1000000;&quot;&quot;;IF([.N281]&gt;=900000;&quot;dokuzyüz&quot;;IF([.N281]&gt;=800000;&quot;sekizyüz&quot;;IF([.N281]&gt;=700000;&quot;yediyüz&quot;;IF([.N281]&gt;=600000;&quot;altıyüz&quot;;&quot;&quot;)))))">
            <text:p/>
          </table:table-cell>
          <table:table-cell table:style-name="ce285" table:formula="of:=[.Q281]&amp;[.R281]">
            <text:p/>
          </table:table-cell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MOD([.N281];100000)" office:value-type="float" office:value="1000" calcext:value-type="float">
            <text:p>1.000,00</text:p>
          </table:table-cell>
          <table:table-cell table:style-name="ce263" table:number-columns-repeated="2"/>
          <table:table-cell table:style-name="ce254" table:formula="of:=IF([.N282]&lt;10000;&quot;&quot;;IF([.N282]&lt;20000;&quot;on&quot;;IF([.N282]&lt;30000;&quot;yirmi&quot;;IF([.N282]&lt;40000;&quot;otuz&quot;;IF([.N282]&lt;50000;&quot;kırk&quot;;IF([.N282]&lt;60000;&quot;elli&quot;;&quot;&quot;))))))">
            <text:p/>
          </table:table-cell>
          <table:table-cell table:style-name="ce263" table:formula="of:=IF([.N282]&gt;=100000;&quot;&quot;;IF([.N282]&gt;=90000;&quot;doksan&quot;;IF([.N282]&gt;=80000;&quot;seksen&quot;;IF([.N282]&gt;=70000;&quot;yetmiş&quot;;IF([.N282]&gt;=60000;&quot;altmış&quot;;&quot;&quot;)))))">
            <text:p/>
          </table:table-cell>
          <table:table-cell table:style-name="ce285" table:formula="of:=[.Q282]&amp;[.R282]&amp;IF([.S283]=&quot;&quot;;[.T282];&quot;&quot;)">
            <text:p/>
          </table:table-cell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MOD([.N282];10000)" office:value-type="float" office:value="1000" calcext:value-type="float">
            <text:p>1.000,00</text:p>
          </table:table-cell>
          <table:table-cell table:style-name="ce263" table:number-columns-repeated="2"/>
          <table:table-cell table:style-name="ce504" table:formula="of:=IF([.N283]&lt;1000;&quot;bin&quot;;IF([.N283]&lt;2000;&quot;birbin&quot;;IF([.N283]&lt;3000;&quot;ikibin&quot;;IF([.N283]&lt;4000;&quot;üçbin&quot;;IF([.N283]&lt;5000;&quot;dörtbin&quot;;IF([.N283]&lt;6000;&quot;beşbin&quot;;&quot;&quot;))))))" office:value-type="string" office:string-value="birbin" calcext:value-type="string">
            <text:p>birbin</text:p>
          </table:table-cell>
          <table:table-cell table:style-name="ce263" table:formula="of:=IF([.N283]&gt;=10000;&quot;&quot;;IF([.N283]&gt;=9000;&quot;dokuzbin&quot;;IF([.N283]&gt;=8000;&quot;sekizbin&quot;;IF([.N283]&gt;=7000;&quot;yedibin&quot;;IF([.N283]&gt;=6000;&quot;altıbin&quot;;&quot;&quot;)))))">
            <text:p/>
          </table:table-cell>
          <table:table-cell table:style-name="ce285" table:formula="of:=IF([.N282]&lt;1000;&quot;&quot;;[.Q283]&amp;[.R283])" office:value-type="string" office:string-value="birbin" calcext:value-type="string">
            <text:p>birbin</text:p>
          </table:table-cell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MOD([.N283];1000)" office:value-type="float" office:value="0" calcext:value-type="float">
            <text:p>0,00</text:p>
          </table:table-cell>
          <table:table-cell table:style-name="ce263" table:number-columns-repeated="2"/>
          <table:table-cell table:style-name="ce254" table:formula="of:=IF([.N284]&lt;100;&quot;&quot;;IF([.N284]&lt;200;&quot;yüz&quot;;IF([.N284]&lt;300;&quot;ikiyüz&quot;;IF([.N284]&lt;400;&quot;üçyüz&quot;;IF([.N284]&lt;500;&quot;dörtyüz&quot;;IF([.N284]&lt;600;&quot;beşyüz&quot;;&quot;&quot;))))))">
            <text:p/>
          </table:table-cell>
          <table:table-cell table:style-name="ce263" table:formula="of:=IF([.N284]&gt;=1000;&quot;&quot;;IF([.N284]&gt;=900;&quot;dokuzyüz&quot;;IF([.N284]&gt;=800;&quot;sekizyüz&quot;;IF([.N284]&gt;=700;&quot;yediyüz&quot;;IF([.N284]&gt;=600;&quot;altıyüz&quot;;&quot;&quot;)))))">
            <text:p/>
          </table:table-cell>
          <table:table-cell table:style-name="ce263" table:formula="of:=[.Q284]&amp;[.R284]">
            <text:p/>
          </table:table-cell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MOD([.N284];100)" office:value-type="float" office:value="0" calcext:value-type="float">
            <text:p>0,00</text:p>
          </table:table-cell>
          <table:table-cell table:style-name="ce263" table:number-columns-repeated="2"/>
          <table:table-cell table:style-name="ce254" table:formula="of:=IF([.N285]&lt;10;&quot;&quot;;IF([.N285]&lt;20;&quot;on&quot;;IF([.N285]&lt;30;&quot;yirmi&quot;;IF([.N285]&lt;40;&quot;otuz&quot;;IF([.N285]&lt;50;&quot;kırk&quot;;IF([.N285]&lt;60;&quot;elli&quot;;&quot;&quot;))))))">
            <text:p/>
          </table:table-cell>
          <table:table-cell table:style-name="ce263" table:formula="of:=IF([.N285]&gt;=100;&quot;&quot;;IF([.N285]&gt;=90;&quot;doksan&quot;;IF([.N285]&gt;=80;&quot;seksen&quot;;IF([.N285]&gt;=70;&quot;yetmiş&quot;;IF([.N285]&gt;=60;&quot;altmış&quot;;&quot;&quot;)))))">
            <text:p/>
          </table:table-cell>
          <table:table-cell table:style-name="ce263" table:formula="of:=[.Q285]&amp;[.R285]">
            <text:p/>
          </table:table-cell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MOD([.N285];10)" office:value-type="float" office:value="0" calcext:value-type="float">
            <text:p>0,00</text:p>
          </table:table-cell>
          <table:table-cell table:style-name="ce263" table:number-columns-repeated="2"/>
          <table:table-cell table:style-name="ce254" table:formula="of:=IF([.N286]&lt;1;&quot;&quot;;IF([.N286]&lt;2;&quot;bir&quot;;IF([.N286]&lt;3;&quot;iki&quot;;IF([.N286]&lt;4;&quot;üç&quot;;IF([.N286]&lt;5;&quot;dört&quot;;IF([.N286]&lt;6;&quot;beş&quot;;&quot;&quot;))))))">
            <text:p/>
          </table:table-cell>
          <table:table-cell table:style-name="ce263" table:formula="of:=IF([.N286]&gt;=10;&quot;&quot;;IF([.N286]&gt;=9;&quot;dokuz&quot;;IF([.N286]&gt;=8;&quot;sekiz&quot;;IF([.N286]&gt;=7;&quot;yedi&quot;;IF([.N286]&gt;=6;&quot;altı&quot;;&quot;&quot;)))))">
            <text:p/>
          </table:table-cell>
          <table:table-cell table:style-name="ce285" table:formula="of:=IF([.N285]&lt;1;&quot;&quot;;[.Q286]&amp;[.R286])">
            <text:p/>
          </table:table-cell>
          <table:table-cell table:style-name="ce540"/>
          <table:table-cell table:style-name="ce548"/>
          <table:table-cell table:style-name="ce479"/>
          <table:table-cell table:number-columns-repeated="1002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ROUND(MOD([.N286];1);2)" office:value-type="float" office:value="0" calcext:value-type="float">
            <text:p>0,00</text:p>
          </table:table-cell>
          <table:table-cell table:style-name="ce263" table:number-columns-repeated="2"/>
          <table:table-cell table:style-name="ce505" table:formula="of:=IF([.N287]&lt;0.1;&quot;sıfır&quot;;IF([.N287]&lt;0.2;&quot;on&quot;;IF([.N287]&lt;0.3;&quot;yirmi&quot;;IF([.N287]&lt;0.4;&quot;otuz&quot;;IF([.N287]&lt;0.5;&quot;kırk&quot;;IF([.N287]&lt;0.6;&quot;elli&quot;;&quot;&quot;))))))" office:value-type="string" office:string-value="sıfır" calcext:value-type="string">
            <text:p>sıfır</text:p>
          </table:table-cell>
          <table:table-cell table:style-name="ce263" table:formula="of:=IF([.N287]&gt;=1;&quot;&quot;;IF([.N287]&gt;=0.9;&quot;doksan&quot;;IF([.N287]&gt;=0.8;&quot;seksen&quot;;IF([.N287]&gt;=0.7;&quot;yetmiş&quot;;IF([.N287]&gt;=0.6;&quot;altmış&quot;;&quot;&quot;)))))">
            <text:p/>
          </table:table-cell>
          <table:table-cell table:style-name="ce263" table:formula="of:=[.Q287]&amp;[.R287]" office:value-type="string" office:string-value="sıfır" calcext:value-type="string">
            <text:p>sıfır</text:p>
          </table:table-cell>
          <table:table-cell table:style-name="ce542" office:value-type="string" office:string-value="TL" calcext:value-type="string">
            <text:p><text:s/>TL </text:p>
          </table:table-cell>
          <table:table-cell table:style-name="ce548"/>
          <table:table-cell table:style-name="ce479"/>
          <table:table-cell table:number-columns-repeated="1002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ROUND(MOD([.N287];0.1);2)" office:value-type="float" office:value="0" calcext:value-type="float">
            <text:p>0,00</text:p>
          </table:table-cell>
          <table:table-cell table:style-name="ce263" table:number-columns-repeated="2"/>
          <table:table-cell table:style-name="ce254" table:formula="of:=IF([.N288]&lt;0.01;&quot;&quot;;IF([.N288]&lt;0.02;&quot;bir&quot;;IF([.N288]&lt;0.03;&quot;iki&quot;;IF([.N288]&lt;0.04;&quot;üç&quot;;IF([.N288]&lt;0.05;&quot;dört&quot;;IF([.N288]&lt;0.06;&quot;beş&quot;;&quot;&quot;))))))">
            <text:p/>
          </table:table-cell>
          <table:table-cell table:style-name="ce263" table:formula="of:=IF([.N288]&gt;=0.1;&quot;&quot;;IF([.N288]&gt;=0.09;&quot;dokuz&quot;;IF([.N288]&gt;=0.08;&quot;sekiz&quot;;IF([.N288]&gt;=0.07;&quot;yedi&quot;;IF([.N288]&gt;=0.06;&quot;altı&quot;;&quot;&quot;)))))">
            <text:p/>
          </table:table-cell>
          <table:table-cell table:style-name="ce263" table:formula="of:=[.Q288]&amp;[.R288]">
            <text:p/>
          </table:table-cell>
          <table:table-cell table:style-name="ce542" office:value-type="string" office:string-value="Krş." calcext:value-type="string">
            <text:p><text:s/>Krş. </text:p>
          </table:table-cell>
          <table:table-cell table:style-name="ce548"/>
          <table:table-cell table:style-name="ce479"/>
          <table:table-cell table:number-columns-repeated="1002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 table:formula="of:=MOD([.N288];0.01)" office:value-type="float" office:value="0" calcext:value-type="float">
            <text:p>0,00</text:p>
          </table:table-cell>
          <table:table-cell table:style-name="ce263" table:number-columns-repeated="2"/>
          <table:table-cell table:style-name="ce254"/>
          <table:table-cell table:style-name="ce263" table:number-columns-repeated="2"/>
          <table:table-cell table:style-name="ce540"/>
          <table:table-cell table:style-name="ce548"/>
          <table:table-cell table:style-name="ce479"/>
          <table:table-cell table:number-columns-repeated="1002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/>
          <table:table-cell table:style-name="ce263" table:number-columns-repeated="2"/>
          <table:table-cell table:style-name="ce254"/>
          <table:table-cell table:style-name="ce263" table:number-columns-repeated="2"/>
          <table:table-cell table:style-name="ce540"/>
          <table:table-cell table:style-name="ce548"/>
          <table:table-cell table:style-name="ce479"/>
          <table:table-cell table:number-columns-repeated="1002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2"/>
          <table:table-cell table:style-name="ce263" table:number-columns-repeated="2"/>
          <table:table-cell table:style-name="ce254"/>
          <table:table-cell table:style-name="ce263" table:number-columns-repeated="2"/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3"/>
          <table:table-cell table:style-name="ce263" table:number-columns-repeated="2"/>
          <table:table-cell table:style-name="ce254" table:formula="of:=IF([.N292]&lt;0.001;&quot;&quot;;IF([.N292]&lt;0.002;&quot;bir&quot;;IF([.N292]&lt;0.003;&quot;iki&quot;;IF([.N292]&lt;0.004;&quot;üç&quot;;IF([.N292]&lt;0.005;&quot;dört&quot;;IF([.N292]&lt;0.006;&quot;beş&quot;;&quot;&quot;))))))">
            <text:p/>
          </table:table-cell>
          <table:table-cell table:style-name="ce263" table:formula="of:=IF([.N292]&gt;=0.01;&quot;&quot;;IF([.N292]&gt;=0.009;&quot;dokuz&quot;;IF([.N292]&gt;=0.008;&quot;sekiz&quot;;IF([.N292]&gt;=0.007;&quot;yedi&quot;;IF([.N292]&gt;=0.006;&quot;altı&quot;;&quot;&quot;)))))">
            <text:p/>
          </table:table-cell>
          <table:table-cell table:style-name="ce263" table:formula="of:=[.Q292]&amp;[.R292]">
            <text:p/>
          </table:table-cell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4"/>
          <table:table-cell table:style-name="ce263" table:number-columns-repeated="2"/>
          <table:table-cell table:style-name="ce254"/>
          <table:table-cell table:style-name="ce263" table:number-columns-repeated="2"/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8"/>
          <table:table-cell table:style-name="ce254" table:formula="of:=CONCATENATE([.S279];[.S280];[.S281];[.S282];[.S283];[.S284];[.S285];[.S286])" office:value-type="string" office:string-value="birbin" calcext:value-type="string">
            <text:p>birbin</text:p>
          </table:table-cell>
          <table:table-cell table:style-name="ce263" table:formula="of:=CONCATENATE([.S287];[.S288])" office:value-type="string" office:string-value="sıfır" calcext:value-type="string">
            <text:p>sıfır</text:p>
          </table:table-cell>
          <table:table-cell table:style-name="ce263"/>
          <table:table-cell table:style-name="ce254" table:formula="of:=IF([.N294]=&quot;&quot;;&quot;sıfır&quot;;[.N294])" office:value-type="string" office:string-value="birbin" calcext:value-type="string">
            <text:p>birbin</text:p>
          </table:table-cell>
          <table:table-cell table:style-name="ce263" table:formula="of:=IF([.O294]=&quot;&quot;;&quot;sıfır&quot;;[.O294])" office:value-type="string" office:string-value="sıfır" calcext:value-type="string">
            <text:p>sıfır</text:p>
          </table:table-cell>
          <table:table-cell table:style-name="ce263"/>
          <table:table-cell table:style-name="ce540"/>
          <table:table-cell table:style-name="ce548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397"/>
          <table:table-cell table:number-columns-repeated="6"/>
          <table:table-cell table:style-name="ce435" table:number-columns-repeated="2"/>
          <table:table-cell table:style-name="ce255" table:formula="of:=CONCATENATE([.Q294];&quot; &quot;;[.T287];&quot; &quot;;[.R294];&quot; &quot;;[.T288])" office:value-type="string" office:string-value="birbin TL sıfır Krş." calcext:value-type="string" table:number-columns-spanned="7" table:number-rows-spanned="1">
            <text:p>birbin TL sıfır Krş.</text:p>
          </table:table-cell>
          <table:covered-table-cell table:number-columns-repeated="5" table:style-name="ce264"/>
          <table:covered-table-cell table:style-name="ce544"/>
          <table:table-cell table:style-name="ce548"/>
          <table:table-cell table:number-columns-repeated="1003"/>
        </table:table-row>
        <table:table-row table:style-name="ro14" table:visibility="collapse" table:number-rows-repeated="73">
          <table:table-cell table:number-columns-repeated="4"/>
          <table:table-cell table:style-name="ce397"/>
          <table:table-cell table:number-columns-repeated="1019"/>
        </table:table-row>
        <table:table-row table:style-name="ro14" table:visibility="collapse" table:number-rows-repeated="1048150">
          <table:table-cell table:number-columns-repeated="1024"/>
        </table:table-row>
        <table:table-row table:style-name="ro15" table:visibility="collapse" table:number-rows-repeated="57">
          <table:table-cell table:number-columns-repeated="1024"/>
        </table:table-row>
        <table:table-row table:style-name="ro15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Veri_Giriş.A1:Veri_Giriş.J287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Geçici Görev Yolluğu Bildirimi'.U8:'Geçici Görev Yolluğu Bildirimi'.U21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TUR" svg:font-family="'Arial TUR'" style:font-family-generic="swiss" style:font-pitch="variable"/>
    <style:font-face style:name="Arial Tur" svg:font-family="'Arial Tur'"/>
    <style:font-face style:name="Arial Tur1" svg:font-family="'Arial Tur'" style:font-family-generic="swiss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2" number:min-decimal-places="2" number:min-integer-digits="1" number:grouping="true"/>
      <number:text>     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6P0"/>
    </number:number-style>
    <number:number-style style:name="N117">
      <number:number number:decimal-places="0" number:min-decimal-places="0" number:min-integer-digits="0">
        <number:embedded-text number:position="4">-</number:embedded-text>
      </number:number>
    </number:number-style>
    <number:number-style style:name="N118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18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18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122P2" style:volatile="true">
      <number:text> </number:text>
      <number:fill-character> </number:fill-character>
      <number:text>- ₺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number number:decimal-places="2" number:min-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number number:decimal-places="0" number:min-decimal-places="0" number:min-integer-digits="2"/>
    </number:number-style>
    <number:number-style style:name="N127P0" style:volatile="true">
      <number:number number:decimal-places="0" number:min-decimal-places="0" number:min-integer-digits="1" number:grouping="true"/>
      <number:text> TL</number:text>
    </number:number-style>
    <number:number-style style:name="N127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7P0"/>
    </number:number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2P2" style:volatile="true">
      <number:text> </number:text>
      <number:fill-character> </number:fill-character>
      <number:text>- TL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YTL</number:text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5">
      <number:number number:decimal-places="2" number:min-decimal-places="2" number:min-integer-digits="1" number:grouping="true"/>
      <number:text> TL</number:text>
    </number:number-style>
    <number:number-style style:name="N136P0" style:volatile="true">
      <number:number number:decimal-places="2" number:min-decimal-places="2" number:min-integer-digits="1" number:grouping="true"/>
      <number:text> TL</number:text>
    </number:number-style>
    <number:number-style style:name="N136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YTL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YTL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YTL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  <number:text>.</number:text>
      <number:year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2" number:min-decimal-places="2" number:min-integer-digits="1" number:grouping="true"/>
      <number:text> TL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2" number:min-decimal-places="2" number:min-integer-digits="1" number:grouping="true"/>
      <number:text> ₺</number:text>
    </number:number-style>
    <number:number-style style:name="N161P0" style:volatile="true">
      <number:number number:decimal-places="2" number:min-decimal-places="2" number:min-integer-digits="1" number:grouping="true"/>
      <number:text> ₺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5P2" style:volatile="true">
      <number:text> </number:text>
      <number:fill-character> </number:fill-character>
      <number:text>- 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decimal-places="0" number:min-integer-digits="1" number:grouping="true"/>
      <number:text>    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decimal-places="0" number:min-integer-digits="1" number:grouping="true"/>
      <number:text> ₺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170P0"/>
    </number:number-style>
    <number:number-style style:name="N171">
      <number:fraction number:min-integer-digits="0" number:min-numerator-digits="1" loext:max-numerator-digits="1" number:min-denominator-digits="1" number:max-denominator-value="9"/>
    </number:number-style>
    <number:date-style style:name="N172">
      <number:day number:style="long"/>
      <number:text>.</number:text>
      <number:month number:style="long" number:textual="true"/>
      <number:text>.</number:text>
      <number:year number:style="long"/>
      <number:text> </number:text>
      <number:day-of-week number:style="long"/>
      <number:text> </number:text>
    </number:date-style>
    <number:number-style style:name="N173P0" style:volatile="true">
      <number:number number:decimal-places="2" number:min-decimal-places="2" number:min-integer-digits="1" number:grouping="true"/>
      <number:text>     </number:text>
    </number:number-style>
    <number:number-style style:name="N173">
      <style:text-properties fo:color="#ff0000"/>
      <number:number number:decimal-places="2" number:min-decimal-places="2" number:min-integer-digits="1" number:grouping="true"/>
      <number:text>     </number:text>
      <style:map style:condition="value()&gt;=0" style:apply-style-name="N173P0"/>
    </number:number-style>
    <number:number-style style:name="N174P0" style:volatile="true">
      <number:number number:decimal-places="0" number:min-decimal-places="0" number:min-integer-digits="1" number:grouping="true"/>
      <number:text>     </number:text>
    </number:number-style>
    <number:number-style style:name="N17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4P0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₺</number:text>
    </number:number-style>
    <number:number-style style:name="N176"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176P0"/>
    </number:number-style>
    <number:number-style style:name="N177">
      <number:number number:decimal-places="0" number:min-decimal-places="0" number:min-integer-digits="8"/>
    </number:number-style>
    <number:number-style style:name="N178P0" style:volatile="true">
      <number:number number:decimal-places="0" number:min-decimal-places="0" number:min-integer-digits="1" number:grouping="true"/>
      <number:text> ₺</number:text>
    </number:number-style>
    <number:number-style style:name="N178"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178P0"/>
    </number:number-style>
    <number:date-style style:name="N179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79">
      <number:text-content/>
      <style:map style:condition="value()&lt;=1.7976931348623157E+308" style:apply-style-name="N179P0"/>
    </number:text-style>
    <number:number-style style:name="N180P0" style:volatile="true">
      <number:number number:decimal-places="0" number:min-decimal-places="0" number:min-integer-digits="1" number:grouping="true"/>
      <number:text> TL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80P0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4" number:min-decimal-places="4" number:min-integer-digits="1" number:grouping="true"/>
    </number:number-style>
    <number:number-style style:name="N186">
      <number:number number:decimal-places="0" number:min-decimal-places="0" number:min-integer-digits="0">
        <number:embedded-text number:position="13"> </number:embedded-text>
        <number:embedded-text number:position="5"> </number:embedded-text>
      </number:number>
    </number:number-style>
    <number:currency-style style:name="N187">
      <number:number number:decimal-places="2" number:min-decimal-places="2" number:min-integer-digits="1" number:grouping="true"/>
      <number:currency-symbol number:language="tr" number:country="TR">₺</number:currency-symbol>
    </number:currency-style>
    <number:date-style style:name="N188">
      <number:day number:style="long"/>
      <number:text>.</number:text>
      <number:month number:textual="true"/>
      <number:text>.</number:text>
      <number:year/>
    </number:date-style>
    <number:time-style style:name="N189">
      <number:minutes number:style="long"/>
      <number:text>:</number:text>
      <number:seconds number:style="long" number:decimal-places="1"/>
    </number:time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 </number:text>
      <number:fill-character> </number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₺</number:text>
      <number:number number:decimal-places="0" number:min-decimal-places="0" number:min-integer-digits="1" number:grouping="true"/>
    </number:number-style>
    <number:number-style style:name="N199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200P0" style:volatile="true">
      <number:text>₺</number:text>
      <number:number number:decimal-places="0" number:min-decimal-places="0" number:min-integer-digits="1" number:grouping="true"/>
    </number:number-style>
    <number:number-style style:name="N200">
      <number:text>-₺</number:text>
      <number:number number:decimal-places="0" number:min-decimal-places="0" number:min-integer-digits="1" number:grouping="true"/>
      <style:map style:condition="value()&gt;=0" style:apply-style-name="N200P0"/>
    </number:number-style>
    <number:number-style style:name="N202P0" style:volatile="true">
      <number:text>Açık</number:text>
    </number:number-style>
    <number:number-style style:name="N202P1" style:volatile="true">
      <number:text>Açık</number:text>
    </number:number-style>
    <number:number-style style:name="N202">
      <number:text>Kapalı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₺</number:text>
      <number:number number:decimal-places="2" number:min-decimal-places="2" number:min-integer-digits="1" number:grouping="true"/>
    </number:number-style>
    <number:number-style style:name="N204">
      <number:text>-₺</number:text>
      <number:number number:decimal-places="2" number:min-decimal-places="2" number:min-integer-digits="1" number:grouping="true"/>
      <style:map style:condition="value()&gt;=0" style:apply-style-name="N204P0"/>
    </number:number-style>
    <number:date-style style:name="N205">
      <number:month/>
      <number:text>.</number:text>
      <number:day/>
      <number:text>.</number:text>
      <number:year number:style="long"/>
    </number:date-style>
    <number:number-style style:name="N207P0" style:volatile="true">
      <number:text>Evet</number:text>
    </number:number-style>
    <number:number-style style:name="N207P1" style:volatile="true">
      <number:text>Evet</number:text>
    </number:number-style>
    <number:number-style style:name="N207">
      <number:text>Hayır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min-integer-digits="1"/>
    </number:number-style>
    <number:number-style style:name="N208">
      <number:number number:min-integer-digits="1"/>
      <style:map style:condition="value()=0" style:apply-style-name="N208P0"/>
    </number:number-style>
    <number:currency-style style:name="N210P0" style:volatile="true">
      <number:currency-symbol number:language="tr" number:country="TR">¥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tr" number:country="T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0P0"/>
    </number:currency-style>
    <number:number-style style:name="N212P0" style:volatile="true">
      <number:text/>
    </number:number-style>
    <number:number-style style:name="N212">
      <number:number number:min-integer-digits="1"/>
      <style:map style:condition="value()=0" style:apply-style-name="N212P0"/>
    </number:number-style>
    <number:number-style style:name="N216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6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6P2" style:volatile="true">
      <number:text> ₺</number:text>
      <number:fill-character> </number:fill-character>
      <number:text>-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Doğru</number:text>
    </number:number-style>
    <number:number-style style:name="N218P1" style:volatile="true">
      <number:text>Doğru</number:text>
    </number:number-style>
    <number:number-style style:name="N218">
      <number:text>Yanlış</number:text>
      <style:map style:condition="value()&gt;0" style:apply-style-name="N218P0"/>
      <style:map style:condition="value()&lt;0" style:apply-style-name="N218P1"/>
    </number:number-style>
    <number:number-style style:name="N219P0" style:volatile="true">
      <number:text>₺</number:text>
      <number:number number:decimal-places="2" number:min-decimal-places="2" number:min-integer-digits="1" number:grouping="true"/>
    </number:number-style>
    <number:number-style style:name="N219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219P0"/>
    </number:number-style>
    <number:number-style style:name="N220">
      <number:number number:decimal-places="0" number:min-decimal-places="0" number:min-integer-digits="5"/>
    </number:number-style>
    <number:date-style style:name="N221">
      <number:day/>
      <number:text>-</number:text>
      <number:month number:textual="true"/>
    </number:date-style>
    <number:number-style style:name="N2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date-style style:name="N226">
      <number:month number:textual="true"/>
      <number:text>.</number:text>
      <number:year number:style="long"/>
    </number:date-style>
    <number:date-style style:name="N227">
      <number:day/>
      <number:text>.</number:text>
      <number:month number:style="long"/>
      <number:text>.</number:text>
      <number:year number:style="long"/>
    </number:date-style>
    <number:number-style style:name="N22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2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2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 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31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3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TL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10121" number:language="en" number:country="US">
      <number:number number:decimal-places="3" number:min-decimal-places="3" number:min-integer-digits="1"/>
    </number:number-style>
    <number:date-style style:name="N20111" number:language="tr" number:country="TR">
      <number:day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number:date-style style:name="N20112" number:language="tr" number:country="TR">
      <number:day number:style="long"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Sürekli_20_Görev_20_Yolluğu_20_Bild._28_e.kara_29_" style:display-name="Normal_Sürekli Görev Yolluğu Bild.(e.kara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5f_Rakamı_20_yazıya_20_çevirme_20_P." style:display-name="Normal_Rakamı yazıya çevirme P.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5f_GEÇİCİ_20__20_GÖREV_20__20_YOLLUĞU_20__20_BİLDİRİMİ_20__28__20_M.ÖZTÜRK_29_" style:display-name="Normal_GEÇİCİ  GÖREV  YOLLUĞU  BİLDİRİMİ ( M.ÖZTÜRK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Köprü_5f_GEÇİCİ_20__20_GÖREV_20__20_YOLLUĞU_20__20_BİLDİRİMİ_20__28__20_M.ÖZTÜRK_29_" style:display-name="Köprü_GEÇİCİ  GÖREV  YOLLUĞU  BİLDİRİMİ ( M.ÖZTÜRK)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first-page-number="continue" style:scale-to-X="1" style:scale-to-Y="6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4:57:15.749000000</meta:creation-date>
    <dc:date>2025-02-26T11:56:52.401395371</dc:date>
    <meta:editing-duration>P1DT23H32M6S</meta:editing-duration>
    <meta:editing-cycles>692</meta:editing-cycles>
    <meta:generator>LibreOffice/7.4.7.2$Linux_X86_64 LibreOffice_project/40$Build-2</meta:generator>
    <meta:print-date>2024-03-21T11:06:42.005289173</meta:print-date>
    <meta:document-statistic meta:table-count="3" meta:cell-count="2022" meta:object-count="5"/>
  </office:meta>
</office:document-meta>
</file>